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Math" svg:font-family="Cambria Math" style:font-family-generic="roman" style:font-pitch="variable" svg:panose-1="2 4 5 3 5 4 6 3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fo:font-size="9pt" style:font-size-asian="9pt" style:font-size-complex="9pt"/>
    </style:style>
    <style:style style:name="T3" style:parent-style-name="DefaultParagraphFont" style:family="text">
      <style:text-properties fo:font-weight="bold" style:font-weight-asian="bold" fo:font-size="9pt" style:font-size-asian="9pt" style:font-size-complex="9pt"/>
    </style:style>
    <style:style style:name="T4" style:parent-style-name="DefaultParagraphFont" style:family="text">
      <style:text-properties fo:font-weight="bold" style:font-weight-asian="bold" fo:font-size="9pt" style:font-size-asian="9pt" style:font-size-complex="9pt"/>
    </style:style>
    <style:style style:name="T5" style:parent-style-name="DefaultParagraphFont" style:family="text">
      <style:text-properties fo:font-weight="bold" style:font-weight-asian="bold" fo:font-size="8pt" style:font-size-asian="8pt" style:font-size-complex="8pt"/>
    </style:style>
    <style:style style:name="T6" style:parent-style-name="DefaultParagraphFont" style:family="text">
      <style:text-properties fo:font-weight="bold" style:font-weight-asian="bold" fo:font-style="italic" style:font-style-asian="italic" fo:color="#000000" fo:font-size="9pt" style:font-size-asian="9pt"/>
    </style:style>
    <style:style style:name="T7" style:parent-style-name="DefaultParagraphFont" style:family="text">
      <style:text-properties fo:font-weight="bold" style:font-weight-asian="bold" fo:font-style="italic" style:font-style-asian="italic" fo:color="#000000" fo:font-size="9pt" style:font-size-asian="9pt"/>
    </style:style>
    <style:style style:name="T8" style:parent-style-name="DefaultParagraphFont" style:family="text">
      <style:text-properties style:font-name="Cambria Math" style:font-name-complex="Cambria Math" fo:font-weight="bold" style:font-weight-asian="bold" fo:font-style="italic" style:font-style-asian="italic" fo:color="#000000" fo:font-size="9pt" style:font-size-asian="9pt"/>
    </style:style>
    <style:style style:name="T9" style:parent-style-name="DefaultParagraphFont" style:family="text">
      <style:text-properties fo:font-weight="bold" style:font-weight-asian="bold"/>
    </style:style>
    <style:style style:name="T10" style:parent-style-name="DefaultParagraphFont" style:family="text">
      <style:text-properties style:font-name="Symbol" fo:font-weight="bold" style:font-weight-asian="bold" fo:color="#000000" fo:font-size="9pt" style:font-size-asian="9pt"/>
    </style:style>
    <style:style style:name="T11" style:parent-style-name="DefaultParagraphFont" style:family="text">
      <style:text-properties fo:font-weight="bold" style:font-weight-asian="bold" fo:font-size="9pt" style:font-size-asian="9pt" style:font-size-complex="9pt"/>
    </style:style>
    <style:style style:name="T12" style:parent-style-name="DefaultParagraphFont" style:family="text">
      <style:text-properties fo:font-weight="bold" style:font-weight-asian="bold" fo:font-size="9pt" style:font-size-asian="9pt" style:font-size-complex="9pt"/>
    </style:style>
    <style:style style:name="T13" style:parent-style-name="DefaultParagraphFont" style:family="text">
      <style:text-properties fo:font-weight="bold" style:font-weight-asian="bold" fo:font-size="9pt" style:font-size-asian="9pt" style:font-size-complex="9pt"/>
    </style:style>
    <style:style style:name="T14" style:parent-style-name="DefaultParagraphFont" style:family="text">
      <style:text-properties fo:font-weight="bold" style:font-weight-asian="bold" fo:font-size="8pt" style:font-size-asian="8pt" style:font-size-complex="8pt"/>
    </style:style>
    <style:style style:name="T15" style:parent-style-name="DefaultParagraphFont" style:family="text">
      <style:text-properties fo:font-weight="bold" style:font-weight-asian="bold" fo:font-style="italic" style:font-style-asian="italic" fo:color="#000000" fo:font-size="9pt" style:font-size-asian="9pt"/>
    </style:style>
    <style:style style:name="T16" style:parent-style-name="DefaultParagraphFont" style:family="text">
      <style:text-properties style:font-name="Cambria Math" style:font-name-complex="Cambria Math" fo:font-weight="bold" style:font-weight-asian="bold" fo:font-style="italic" style:font-style-asian="italic" fo:color="#000000" fo:font-size="9pt" style:font-size-asian="9pt"/>
    </style:style>
    <style:style style:name="T17" style:parent-style-name="DefaultParagraphFont" style:family="text">
      <style:text-properties fo:font-weight="bold" style:font-weight-asian="bold" fo:font-style="italic" style:font-style-asian="italic" fo:color="#000000" fo:font-size="9pt" style:font-size-asian="9pt"/>
    </style:style>
    <style:style style:name="T18" style:parent-style-name="DefaultParagraphFont" style:family="text">
      <style:text-properties style:font-name="Symbol" fo:font-weight="bold" style:font-weight-asian="bold" fo:color="#000000" fo:font-size="9pt" style:font-size-asian="9pt"/>
    </style:style>
    <style:style style:name="T19" style:parent-style-name="DefaultParagraphFont" style:family="text">
      <style:text-properties fo:font-weight="bold" style:font-weight-asian="bold" fo:font-size="9pt" style:font-size-asian="9pt" style:font-size-complex="9pt"/>
    </style:style>
    <style:style style:name="T20" style:parent-style-name="DefaultParagraphFont" style:family="text">
      <style:text-properties fo:font-weight="bold" style:font-weight-asian="bold" fo:font-size="9pt" style:font-size-asian="9pt" style:font-size-complex="9pt"/>
    </style:style>
    <style:style style:name="T21" style:parent-style-name="DefaultParagraphFont" style:family="text">
      <style:text-properties fo:font-weight="bold" style:font-weight-asian="bold" fo:font-size="9pt" style:font-size-asian="9pt" style:font-size-complex="9pt"/>
    </style:style>
    <style:style style:name="T22" style:parent-style-name="DefaultParagraphFont" style:family="text">
      <style:text-properties fo:font-weight="bold" style:font-weight-asian="bold" fo:font-size="8pt" style:font-size-asian="8pt" style:font-size-complex="8pt"/>
    </style:style>
    <style:style style:name="T23" style:parent-style-name="DefaultParagraphFont" style:family="text">
      <style:text-properties fo:font-weight="bold" style:font-weight-asian="bold" fo:font-style="italic" style:font-style-asian="italic" fo:color="#000000" fo:font-size="9pt" style:font-size-asian="9pt"/>
    </style:style>
    <style:style style:name="T24" style:parent-style-name="DefaultParagraphFont" style:family="text">
      <style:text-properties style:font-name="Cambria Math" style:font-name-complex="Cambria Math" fo:font-weight="bold" style:font-weight-asian="bold" fo:font-style="italic" style:font-style-asian="italic" fo:color="#000000" fo:font-size="9pt" style:font-size-asian="9pt"/>
    </style:style>
    <style:style style:name="T25" style:parent-style-name="DefaultParagraphFont" style:family="text">
      <style:text-properties fo:font-weight="bold" style:font-weight-asian="bold" fo:font-style="italic" style:font-style-asian="italic" fo:color="#000000" fo:font-size="9pt" style:font-size-asian="9pt"/>
    </style:style>
    <style:style style:name="T26" style:parent-style-name="DefaultParagraphFont" style:family="text">
      <style:text-properties style:font-name="Symbol" fo:font-weight="bold" style:font-weight-asian="bold" fo:color="#000000" fo:font-size="9pt" style:font-size-asian="9pt"/>
    </style:style>
    <style:style style:name="T27" style:parent-style-name="DefaultParagraphFont" style:family="text">
      <style:text-properties fo:font-weight="bold" style:font-weight-asian="bold" fo:font-style="italic" style:font-style-asian="italic" fo:color="#000000" fo:font-size="9pt" style:font-size-asian="9pt" style:font-size-complex="9pt"/>
    </style:style>
    <style:style style:name="T28" style:parent-style-name="DefaultParagraphFont" style:family="text">
      <style:text-properties fo:font-weight="bold" style:font-weight-asian="bold" fo:font-style="italic" style:font-style-asian="italic" fo:color="#000000" fo:font-size="11pt" style:font-size-asian="11pt"/>
    </style:style>
    <style:style style:name="T29" style:parent-style-name="DefaultParagraphFont" style:family="text">
      <style:text-properties fo:font-weight="bold" style:font-weight-asian="bold" fo:font-style="italic" style:font-style-asian="italic" fo:color="#000000" fo:font-size="11pt" style:font-size-asian="11pt"/>
    </style:style>
    <style:style style:name="T30" style:parent-style-name="DefaultParagraphFont" style:family="text">
      <style:text-properties fo:font-weight="bold" style:font-weight-asian="bold" fo:font-style="italic" style:font-style-asian="italic" fo:color="#000000" fo:font-size="7pt" style:font-size-asian="7pt"/>
    </style:style>
    <style:style style:name="T31" style:parent-style-name="DefaultParagraphFont" style:family="text">
      <style:text-properties fo:font-weight="bold" style:font-weight-asian="bold" fo:font-style="italic" style:font-style-asian="italic" fo:color="#000000" fo:font-size="11pt" style:font-size-asian="11pt"/>
    </style:style>
    <style:style style:name="T32" style:parent-style-name="DefaultParagraphFont" style:family="text">
      <style:text-properties style:font-name="Symbol" fo:font-weight="bold" style:font-weight-asian="bold" fo:color="#000000" fo:font-size="9pt" style:font-size-asian="9pt"/>
    </style:style>
    <style:style style:name="T33" style:parent-style-name="DefaultParagraphFont" style:family="text">
      <style:text-properties style:font-name="Arial" style:font-name-complex="Arial" fo:font-weight="bold" style:font-weight-asian="bold" fo:font-style="italic" style:font-style-asian="italic" fo:color="#000000" fo:font-size="8pt" style:font-size-asian="8pt" style:font-size-complex="8pt"/>
    </style:style>
    <style:style style:name="T34" style:parent-style-name="DefaultParagraphFont" style:family="text">
      <style:text-properties style:font-name="Symbol" fo:font-weight="bold" style:font-weight-asian="bold" fo:color="#000000" fo:font-size="9pt" style:font-size-asian="9pt"/>
    </style:style>
    <style:style style:name="T35" style:parent-style-name="DefaultParagraphFont" style:family="text">
      <style:text-properties fo:font-weight="bold" style:font-weight-asian="bold" fo:font-style="italic" style:font-style-asian="italic" fo:color="#000000" fo:font-size="9pt" style:font-size-asian="9pt"/>
    </style:style>
    <style:style style:name="T36" style:parent-style-name="DefaultParagraphFont" style:family="text">
      <style:text-properties fo:font-weight="bold" style:font-weight-asian="bold" fo:font-style="italic" style:font-style-asian="italic" fo:color="#000000" fo:font-size="13pt" style:font-size-asian="13pt"/>
    </style:style>
    <style:style style:name="T37" style:parent-style-name="DefaultParagraphFont" style:family="text">
      <style:text-properties fo:font-weight="bold" style:font-weight-asian="bold" fo:font-style="italic" style:font-style-asian="italic" fo:color="#000000" fo:font-size="11pt" style:font-size-asian="11pt"/>
    </style:style>
    <style:style style:name="T38" style:parent-style-name="DefaultParagraphFont" style:family="text">
      <style:text-properties fo:font-weight="bold" style:font-weight-asian="bold" fo:font-style="italic" style:font-style-asian="italic" fo:color="#000000" fo:font-size="11pt" style:font-size-asian="11pt"/>
    </style:style>
    <style:style style:name="T39" style:parent-style-name="DefaultParagraphFont" style:family="text">
      <style:text-properties fo:font-weight="bold" style:font-weight-asian="bold" fo:font-style="italic" style:font-style-asian="italic" fo:color="#000000" fo:font-size="7pt" style:font-size-asian="7pt"/>
    </style:style>
    <style:style style:name="T40" style:parent-style-name="DefaultParagraphFont" style:family="text">
      <style:text-properties fo:font-weight="bold" style:font-weight-asian="bold" fo:font-style="italic" style:font-style-asian="italic" fo:color="#000000" fo:font-size="11pt" style:font-size-asian="11pt"/>
    </style:style>
    <style:style style:name="T41" style:parent-style-name="DefaultParagraphFont" style:family="text">
      <style:text-properties fo:font-weight="bold" style:font-weight-asian="bold" fo:font-style="italic" style:font-style-asian="italic" fo:color="#000000" fo:font-size="13pt" style:font-size-asian="13pt"/>
    </style:style>
    <style:style style:name="T42" style:parent-style-name="DefaultParagraphFont" style:family="text">
      <style:text-properties style:font-name="Symbol" fo:font-weight="bold" style:font-weight-asian="bold" fo:color="#000000" fo:font-size="9pt" style:font-size-asian="9pt"/>
    </style:style>
    <style:style style:name="T43" style:parent-style-name="DefaultParagraphFont" style:family="text">
      <style:text-properties fo:font-weight="bold" style:font-weight-asian="bold" fo:font-style="italic" style:font-style-asian="italic" fo:color="#000000" fo:font-size="9pt" style:font-size-asian="9pt"/>
    </style:style>
    <style:style style:name="T44" style:parent-style-name="DefaultParagraphFont" style:family="text">
      <style:text-properties fo:font-weight="bold" style:font-weight-asian="bold" fo:font-style="italic" style:font-style-asian="italic" fo:color="#000000" fo:font-size="11pt" style:font-size-asian="11pt"/>
    </style:style>
    <style:style style:name="T45" style:parent-style-name="DefaultParagraphFont" style:family="text">
      <style:text-properties fo:font-weight="bold" style:font-weight-asian="bold" fo:font-style="italic" style:font-style-asian="italic" fo:color="#000000" fo:font-size="11pt" style:font-size-asian="11pt"/>
    </style:style>
    <style:style style:name="T46" style:parent-style-name="DefaultParagraphFont" style:family="text">
      <style:text-properties fo:font-weight="bold" style:font-weight-asian="bold" fo:font-style="italic" style:font-style-asian="italic" fo:color="#000000" fo:font-size="7pt" style:font-size-asian="7pt"/>
    </style:style>
    <style:style style:name="T47" style:parent-style-name="DefaultParagraphFont" style:family="text">
      <style:text-properties fo:font-weight="bold" style:font-weight-asian="bold" fo:font-style="italic" style:font-style-asian="italic" fo:color="#000000" fo:font-size="11pt" style:font-size-asian="11pt"/>
    </style:style>
    <style:style style:family="graphic" style:name="a86">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87">
      <style:graphic-properties style:wrap="run-through" style:run-through="foreground" draw:fill="none" draw:stroke="solid" svg:stroke-width="0.00208in" svg:stroke-color="#000000" svg:stroke-opacity="100%" draw:stroke-linejoin="round" style:horizontal-rel="paragraph" style:vertical-rel="paragraph" style:horizontal-pos="from-left" style:vertical-pos="from-top"/>
    </style:style>
    <style:style style:family="graphic" style:name="a50">
      <style:graphic-properties draw:fill="solid" draw:fill-color="#949494" draw:opacity="100%" draw:stroke="none"/>
    </style:style>
    <style:style style:family="graphic" style:name="a88">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51">
      <style:graphic-properties draw:fill="solid" draw:fill-color="#a1a1a1" draw:opacity="100%" draw:stroke="none"/>
    </style:style>
    <style:style style:family="graphic" style:name="a89">
      <style:graphic-properties style:wrap="run-through" style:run-through="foreground" draw:fill="none" draw:stroke="solid" svg:stroke-width="0.00208in" svg:stroke-color="#000000" svg:stroke-opacity="100%" draw:stroke-linejoin="round" style:horizontal-rel="paragraph" style:vertical-rel="paragraph" style:horizontal-pos="from-left" style:vertical-pos="from-top"/>
    </style:style>
    <style:style style:family="graphic" style:name="a52">
      <style:graphic-properties draw:fill="solid" draw:fill-color="#adadad" draw:opacity="100%" draw:stroke="none"/>
    </style:style>
    <style:style style:family="graphic" style:name="a53">
      <style:graphic-properties draw:fill="solid" draw:fill-color="#bababa" draw:opacity="100%" draw:stroke="none"/>
    </style:style>
    <style:style style:family="graphic" style:name="a54">
      <style:graphic-properties draw:fill="solid" draw:fill-color="#c9c9c9" draw:opacity="100%" draw:stroke="none"/>
    </style:style>
    <style:style style:family="graphic" style:name="a55">
      <style:graphic-properties draw:fill="solid" draw:fill-color="#d6d6d6" draw:opacity="100%" draw:stroke="none"/>
    </style:style>
    <style:style style:family="graphic" style:name="a56">
      <style:graphic-properties draw:fill="solid" draw:fill-color="#e3e3e3" draw:opacity="100%" draw:stroke="none"/>
    </style:style>
    <style:style style:family="graphic" style:name="a57">
      <style:graphic-properties draw:fill="solid" draw:fill-color="#f2f2f2" draw:opacity="100%" draw:stroke="none"/>
    </style:style>
    <style:style style:family="graphic" style:name="a58">
      <style:graphic-properties draw:fill="solid" draw:fill-color="#ffffff" draw:opacity="100%" draw:stroke="none"/>
    </style:style>
    <style:style style:family="graphic" style:name="a20">
      <style:graphic-properties style:wrap="run-through" style:run-through="foreground" style:horizontal-rel="paragraph" style:vertical-rel="paragraph" style:horizontal-pos="from-left" style:vertical-pos="from-top"/>
    </style:style>
    <style:style style:family="graphic" style:name="a59">
      <style:graphic-properties draw:fill="none" draw:stroke="solid" svg:stroke-width="0.00208in" svg:stroke-color="#000000" svg:stroke-opacity="100%" draw:stroke-linejoin="round"/>
    </style:style>
    <style:style style:family="graphic" style:name="a21">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22">
      <style:graphic-properties draw:fill="solid" draw:fill-color="#000000" draw:opacity="100%" draw:stroke="none"/>
    </style:style>
    <style:style style:family="graphic" style:name="a23">
      <style:graphic-properties draw:fill="solid" draw:fill-color="#000000" draw:opacity="100%" draw:stroke="none"/>
    </style:style>
    <style:style style:family="graphic" style:name="a24">
      <style:graphic-properties style:wrap="run-through" style:run-through="foreground" style:horizontal-rel="paragraph" style:vertical-rel="paragraph" style:horizontal-pos="from-left" style:vertical-pos="from-top"/>
    </style:style>
    <style:style style:family="graphic" style:name="a25">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graphic-properties style:wrap="run-through" style:run-through="foreground" draw:fill="none" draw:stroke="none" style:horizontal-rel="paragraph" style:vertical-rel="paragraph" style:horizontal-pos="from-left" style:vertical-pos="from-top"/>
    </style:style>
    <style:style style:family="graphic" style:name="a90">
      <style:graphic-properties style:wrap="run-through" style:run-through="foreground" draw:fill="solid" draw:fill-color="#ffffff" draw:opacity="100%" draw:stroke="solid" svg:stroke-width="0.00208in" svg:stroke-color="#000000" svg:stroke-opacity="100%" draw:stroke-linejoin="round" style:horizontal-rel="paragraph" style:vertical-rel="paragraph" style:horizontal-pos="from-left" style:vertical-pos="from-top"/>
    </style:style>
    <style:style style:family="graphic" style:name="a91">
      <style:graphic-properties style:wrap="run-through" style:run-through="foreground" draw:fill="none" draw:stroke="solid" svg:stroke-width="0.00208in" svg:stroke-color="#000000" svg:stroke-opacity="100%" draw:stroke-linejoin="round" style:horizontal-rel="paragraph" style:vertical-rel="paragraph" style:horizontal-pos="from-left" style:vertical-pos="from-top"/>
    </style:style>
    <style:style style:family="graphic" style:name="a92">
      <style:graphic-properties style:wrap="run-through" style:run-through="foreground" draw:fill="solid" draw:fill-color="#ffffff" draw:opacity="100%" draw:stroke="solid" svg:stroke-width="0.00208in" svg:stroke-color="#000000" svg:stroke-opacity="100%" draw:stroke-linejoin="round" style:horizontal-rel="paragraph" style:vertical-rel="paragraph" style:horizontal-pos="from-left" style:vertical-pos="from-top"/>
    </style:style>
    <style:style style:family="graphic" style:name="a60">
      <style:graphic-properties style:wrap="run-through" style:run-through="foreground" style:horizontal-rel="paragraph" style:vertical-rel="paragraph" style:horizontal-pos="from-left" style:vertical-pos="from-top"/>
    </style:style>
    <style:style style:family="graphic" style:name="a61">
      <style:graphic-properties draw:fill="solid" draw:fill-color="#5f5f5f" draw:opacity="100%" draw:stroke="none"/>
    </style:style>
    <style:style style:family="graphic" style:name="a62">
      <style:graphic-properties draw:fill="solid" draw:fill-color="#5f5f5f" draw:opacity="100%" draw:stroke="none"/>
    </style:style>
    <style:style style:family="graphic" style:name="a63">
      <style:graphic-properties style:wrap="run-through" style:run-through="foreground" style:horizontal-rel="paragraph" style:vertical-rel="paragraph" style:horizontal-pos="from-left" style:vertical-pos="from-top"/>
    </style:style>
    <style:style style:family="graphic" style:name="a64">
      <style:graphic-properties draw:fill="solid" draw:fill-color="#5f5f5f" draw:opacity="100%" draw:stroke="none"/>
    </style:style>
    <style:style style:family="graphic" style:name="a0" style:parent-style-name="Graphics">
      <style:graphic-properties fo:wrap-option="wrap" fo:border="0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draw:fill="solid" draw:fill-color="#5f5f5f" draw:opacity="100%" draw:stroke="none"/>
    </style:style>
    <style:style style:family="graphic" style:name="a1" style:parent-style-name="Graphics">
      <style:graphic-properties fo:wrap-option="wrap" fo:border="0in solid #000000" fo:padding-top="0in" fo:padding-bottom="0.05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graphic-properties style:wrap="run-through" style:run-through="foreground" style:horizontal-rel="paragraph" style:vertical-rel="paragraph" style:horizontal-pos="from-left" style:vertical-pos="from-top"/>
    </style:style>
    <style:style style:family="graphic" style:name="a3">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
      <style:graphic-properties style:wrap="run-through" style:run-through="foreground" draw:fill="none" draw:stroke="none" style:horizontal-rel="paragraph" style:vertical-rel="paragraph" style:horizontal-pos="from-left" style:vertical-pos="from-top"/>
    </style:style>
    <style:style style:family="graphic" style:name="a30">
      <style:graphic-properties style:wrap="run-through" style:run-through="foreground" draw:fill="none" draw:stroke="none" style:horizontal-rel="paragraph" style:vertical-rel="paragraph" style:horizontal-pos="from-left" style:vertical-pos="from-top"/>
    </style:style>
    <style:style style:family="graphic" style:name="a68">
      <style:graphic-properties style:wrap="run-through" style:run-through="foreground" draw:fill="none" draw:stroke="none" style:horizontal-rel="paragraph" style:vertical-rel="paragraph" style:horizontal-pos="from-left" style:vertical-pos="from-top"/>
    </style:style>
    <style:style style:family="graphic" style:name="a4">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graphic-properties style:wrap="run-through" style:run-through="foreground" draw:fill="none" draw:stroke="none" style:horizontal-rel="paragraph" style:vertical-rel="paragraph" style:horizontal-pos="from-left" style:vertical-pos="from-top"/>
    </style:style>
    <style:style style:family="graphic" style:name="a69">
      <style:graphic-properties style:wrap="run-through" style:run-through="foreground" draw:fill="none" draw:stroke="none" style:horizontal-rel="paragraph" style:vertical-rel="paragraph" style:horizontal-pos="from-left" style:vertical-pos="from-top"/>
    </style:style>
    <style:style style:family="graphic" style:name="a5">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draw:fill="solid" draw:fill-color="#000000" draw:opacity="100%" draw:stroke="none"/>
    </style:style>
    <style:style style:family="graphic" style:name="a6">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graphic-properties draw:fill="solid" draw:fill-color="#000000" draw:opacity="100%" draw:stroke="none"/>
    </style:style>
    <style:style style:family="graphic" style:name="a7">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style:wrap="run-through" style:run-through="foreground" style:horizontal-rel="paragraph" style:vertical-rel="paragraph" style:horizontal-pos="from-left" style:vertical-pos="from-top"/>
    </style:style>
    <style:style style:family="graphic" style:name="a8">
      <style:graphic-properties draw:fill="solid" draw:fill-color="#5f5f5f" draw:opacity="100%" draw:stroke="none"/>
    </style:style>
    <style:style style:family="graphic" style:name="a35">
      <style:graphic-properties draw:fill="solid" draw:fill-color="#000000" draw:opacity="100%" draw:stroke="none"/>
    </style:style>
    <style:style style:family="graphic" style:name="a9">
      <style:graphic-properties draw:fill="solid" draw:fill-color="#5f5f5f" draw:opacity="100%" draw:stroke="none"/>
    </style:style>
    <style:style style:family="graphic" style:name="a36">
      <style:graphic-properties draw:fill="solid" draw:fill-color="#000000" draw:opacity="100%" draw:stroke="none"/>
    </style:style>
    <style:style style:family="graphic" style:name="a37">
      <style:graphic-properties style:wrap="run-through" style:run-through="foreground" style:horizontal-rel="paragraph" style:vertical-rel="paragraph" style:horizontal-pos="from-left" style:vertical-pos="from-top"/>
    </style:style>
    <style:style style:family="graphic" style:name="a38">
      <style:graphic-properties draw:fill="solid" draw:fill-color="#e5e5e5" draw:opacity="100%" draw:stroke="none"/>
    </style:style>
    <style:style style:family="graphic" style:name="a39">
      <style:graphic-properties draw:fill="none" draw:stroke="solid" svg:stroke-width="0.00208in" svg:stroke-color="#000000" svg:stroke-opacity="100%" draw:stroke-linejoin="round"/>
    </style:style>
    <style:style style:family="graphic" style:name="a70">
      <style:graphic-properties style:wrap="run-through" style:run-through="foreground" draw:fill="none" draw:stroke="none" style:horizontal-rel="paragraph" style:vertical-rel="paragraph" style:horizontal-pos="from-left" style:vertical-pos="from-top"/>
    </style:style>
    <style:style style:family="graphic" style:name="a71">
      <style:graphic-properties style:wrap="run-through" style:run-through="foreground" draw:fill="none" draw:stroke="none" style:horizontal-rel="paragraph" style:vertical-rel="paragraph" style:horizontal-pos="from-left" style:vertical-pos="from-top"/>
    </style:style>
    <style:style style:family="graphic" style:name="a72">
      <style:graphic-properties style:wrap="run-through" style:run-through="foreground" draw:fill="none" draw:stroke="none" style:horizontal-rel="paragraph" style:vertical-rel="paragraph" style:horizontal-pos="from-left" style:vertical-pos="from-top"/>
    </style:style>
    <style:style style:family="graphic" style:name="a73">
      <style:graphic-properties draw:fill="solid" draw:fill-color="#e5e5e5" draw:opacity="100%" draw:stroke="none"/>
    </style:style>
    <style:style style:family="graphic" style:name="a74">
      <style:graphic-properties draw:fill="none" draw:stroke="solid" svg:stroke-width="0.00208in" svg:stroke-color="#000000" svg:stroke-opacity="100%" draw:stroke-linejoin="round"/>
    </style:style>
    <style:style style:family="graphic" style:name="a75">
      <style:graphic-properties style:wrap="run-through" style:run-through="foreground" style:horizontal-rel="paragraph" style:vertical-rel="paragraph" style:horizontal-pos="from-left" style:vertical-pos="from-top"/>
    </style:style>
    <style:style style:family="graphic" style:name="a76">
      <style:graphic-properties style:wrap="run-through" style:run-through="foreground" draw:fill="none" draw:stroke="solid" svg:stroke-width="0.00208in" svg:stroke-color="#000000" svg:stroke-opacity="100%" draw:stroke-linejoin="round" style:horizontal-rel="paragraph" style:vertical-rel="paragraph" style:horizontal-pos="from-left" style:vertical-pos="from-top"/>
    </style:style>
    <style:style style:family="graphic" style:name="a77">
      <style:graphic-properties style:wrap="run-through" style:run-through="foreground" draw:fill="solid" draw:fill-color="#e5e5e5" draw:opacity="100%" draw:stroke="none" style:horizontal-rel="paragraph" style:vertical-rel="paragraph" style:horizontal-pos="from-left" style:vertical-pos="from-top"/>
    </style:style>
    <style:style style:family="graphic" style:name="a40">
      <style:graphic-properties style:wrap="run-through" style:run-through="foreground" style:horizontal-rel="paragraph" style:vertical-rel="paragraph" style:horizontal-pos="from-left" style:vertical-pos="from-top"/>
    </style:style>
    <style:style style:family="graphic" style:name="a78">
      <style:graphic-properties style:wrap="run-through" style:run-through="foreground" draw:fill="none" draw:stroke="solid" svg:stroke-width="0.00208in" svg:stroke-color="#000000" svg:stroke-opacity="100%" draw:stroke-linejoin="round" style:horizontal-rel="paragraph" style:vertical-rel="paragraph" style:horizontal-pos="from-left" style:vertical-pos="from-top"/>
    </style:style>
    <style:style style:family="graphic" style:name="a41">
      <style:graphic-properties draw:fill="solid" draw:fill-color="#e5e5e5" draw:opacity="100%" draw:stroke="none"/>
    </style:style>
    <style:style style:family="graphic" style:name="a79">
      <style:graphic-properties style:wrap="run-through" style:run-through="foreground" draw:fill="solid" draw:fill-color="#cccccc" draw:opacity="100%" draw:stroke="none" style:horizontal-rel="paragraph" style:vertical-rel="paragraph" style:horizontal-pos="from-left" style:vertical-pos="from-top"/>
    </style:style>
    <style:style style:family="graphic" style:name="a42">
      <style:graphic-properties draw:fill="none" draw:stroke="solid" svg:stroke-width="0.00208in" svg:stroke-color="#000000" svg:stroke-opacity="100%" draw:stroke-linejoin="round"/>
    </style:style>
    <style:style style:family="graphic" style:name="a43">
      <style:graphic-properties style:wrap="run-through" style:run-through="foreground" style:horizontal-rel="paragraph" style:vertical-rel="paragraph" style:horizontal-pos="from-left" style:vertical-pos="from-top"/>
    </style:style>
    <style:style style:family="graphic" style:name="a44">
      <style:graphic-properties draw:fill="solid" draw:fill-color="#363636" draw:opacity="100%" draw:stroke="none"/>
    </style:style>
    <style:style style:family="graphic" style:name="a45">
      <style:graphic-properties draw:fill="solid" draw:fill-color="#424242" draw:opacity="100%" draw:stroke="none"/>
    </style:style>
    <style:style style:family="graphic" style:name="a46">
      <style:graphic-properties draw:fill="solid" draw:fill-color="#5c5c5c" draw:opacity="100%" draw:stroke="none"/>
    </style:style>
    <style:style style:family="graphic" style:name="a47">
      <style:graphic-properties draw:fill="solid" draw:fill-color="#6b6b6b" draw:opacity="100%" draw:stroke="none"/>
    </style:style>
    <style:style style:family="graphic" style:name="a10">
      <style:graphic-properties style:wrap="run-through" style:run-through="foreground" style:horizontal-rel="paragraph" style:vertical-rel="paragraph" style:horizontal-pos="from-left" style:vertical-pos="from-top"/>
    </style:style>
    <style:style style:family="graphic" style:name="a48">
      <style:graphic-properties draw:fill="solid" draw:fill-color="#787878" draw:opacity="100%" draw:stroke="none"/>
    </style:style>
    <style:style style:family="graphic" style:name="a11">
      <style:graphic-properties style:wrap="run-through" style:run-through="foreground" draw:fill="solid" draw:fill-color="#ffffff" draw:opacity="100%" draw:stroke="solid" svg:stroke-width="0.00208in" svg:stroke-color="#000000" svg:stroke-opacity="100%" draw:stroke-linejoin="round" style:horizontal-rel="paragraph" style:vertical-rel="paragraph" style:horizontal-pos="from-left" style:vertical-pos="from-top"/>
    </style:style>
    <style:style style:family="graphic" style:name="a49">
      <style:graphic-properties draw:fill="solid" draw:fill-color="#878787" draw:opacity="100%" draw:stroke="none"/>
    </style:style>
    <style:style style:family="graphic" style:name="a12">
      <style:graphic-properties style:wrap="run-through" style:run-through="foreground" draw:fill="none" draw:stroke="solid" svg:stroke-width="0.00208in" svg:stroke-color="#000000" svg:stroke-opacity="100%" draw:stroke-linejoin="round" style:horizontal-rel="paragraph" style:vertical-rel="paragraph" style:horizontal-pos="from-left" style:vertical-pos="from-top"/>
    </style:style>
    <style:style style:family="graphic" style:name="a13">
      <style:graphic-properties style:wrap="run-through" style:run-through="foreground" draw:fill="none" draw:stroke="solid" svg:stroke-width="0.00208in" svg:stroke-color="#000000" svg:stroke-opacity="100%" draw:stroke-linejoin="round" style:horizontal-rel="paragraph" style:vertical-rel="paragraph" style:horizontal-pos="from-left" style:vertical-pos="from-top"/>
    </style:style>
    <style:style style:family="graphic" style:name="a14">
      <style:graphic-properties style:wrap="run-through" style:run-through="foreground" draw:fill="solid" draw:fill-color="#cccccc" draw:opacity="100%" draw:stroke="none" style:horizontal-rel="paragraph" style:vertical-rel="paragraph" style:horizontal-pos="from-left" style:vertical-pos="from-top"/>
    </style:style>
    <style:style style:family="graphic" style:name="a15">
      <style:graphic-properties draw:fill="none" draw:stroke="solid" svg:stroke-width="0.00208in" svg:stroke-color="#000000" svg:stroke-opacity="100%" draw:stroke-linejoin="round"/>
    </style:style>
    <style:style style:family="graphic" style:name="a16">
      <style:graphic-properties draw:fill="solid" draw:fill-color="#e5e5e5" draw:opacity="100%" draw:stroke="none"/>
    </style:style>
    <style:style style:family="graphic" style:name="a17">
      <style:graphic-properties draw:fill="none" draw:stroke="solid" svg:stroke-width="0.00208in" svg:stroke-color="#000000" svg:stroke-opacity="100%" draw:stroke-linejoin="round"/>
    </style:style>
    <style:style style:family="graphic" style:name="a18">
      <style:graphic-properties draw:fill="solid" draw:fill-color="#e5e5e5" draw:opacity="100%" draw:stroke="solid" svg:stroke-width="0.00208in" svg:stroke-color="#000000" svg:stroke-opacity="100%" draw:stroke-linejoin="round"/>
    </style:style>
    <style:style style:family="graphic" style:name="a19">
      <style:graphic-properties draw:fill="none" draw:stroke="solid" svg:stroke-width="0.00208in" svg:stroke-color="#000000" svg:stroke-opacity="100%" draw:stroke-linejoin="round"/>
    </style:style>
    <style:style style:family="graphic" style:name="a80">
      <style:graphic-properties style:wrap="run-through" style:run-through="foreground" draw:fill="none" draw:stroke="solid" svg:stroke-width="0.00208in" svg:stroke-color="#000000" svg:stroke-opacity="100%" draw:stroke-linejoin="round" style:horizontal-rel="paragraph" style:vertical-rel="paragraph" style:horizontal-pos="from-left" style:vertical-pos="from-top"/>
    </style:style>
    <style:style style:family="graphic" style:name="a81">
      <style:graphic-properties style:wrap="run-through" style:run-through="foreground" draw:fill="solid" draw:fill-color="#ffffff" draw:opacity="100%" draw:stroke="solid" svg:stroke-width="0.00208in" svg:stroke-color="#000000" svg:stroke-opacity="100%" draw:stroke-linejoin="round" style:horizontal-rel="paragraph" style:vertical-rel="paragraph" style:horizontal-pos="from-left" style:vertical-pos="from-top"/>
    </style:style>
    <style:style style:family="graphic" style:name="a82">
      <style:graphic-properties style:wrap="run-through" style:run-through="foreground" draw:fill="none" draw:stroke="solid" svg:stroke-width="0.00208in" svg:stroke-color="#000000" svg:stroke-opacity="100%" draw:stroke-linejoin="round" style:horizontal-rel="paragraph" style:vertical-rel="paragraph" style:horizontal-pos="from-left" style:vertical-pos="from-top"/>
    </style:style>
    <style:style style:family="graphic" style:name="a83">
      <style:graphic-properties style:wrap="run-through" style:run-through="foreground" draw:fill="solid" draw:fill-color="#e5e5e5" draw:opacity="100%" draw:stroke="solid" svg:stroke-width="0.00208in" svg:stroke-color="#000000" svg:stroke-opacity="100%" draw:stroke-linejoin="round" style:horizontal-rel="paragraph" style:vertical-rel="paragraph" style:horizontal-pos="from-left" style:vertical-pos="from-top"/>
    </style:style>
    <style:style style:family="graphic" style:name="a84">
      <style:graphic-properties style:wrap="run-through" style:run-through="foreground" draw:fill="none" draw:stroke="solid" svg:stroke-width="0.00208in" svg:stroke-color="#000000" svg:stroke-opacity="100%" draw:stroke-linejoin="round" style:horizontal-rel="paragraph" style:vertical-rel="paragraph" style:horizontal-pos="from-left" style:vertical-pos="from-top"/>
    </style:style>
    <style:style style:family="graphic" style:name="a85">
      <style:graphic-properties style:wrap="run-through" style:run-through="foreground" draw:fill="solid" draw:fill-color="#cccccc" draw:opacity="100%" draw:stroke="none" style:horizontal-rel="paragraph" style:vertical-rel="paragraph" style:horizontal-pos="from-left" style:vertical-pos="from-top"/>
    </style:style>
  </office:automatic-styles>
  <office:body>
    <office:text text:use-soft-page-breaks="true">
      <text:p text:style-name="P1"><draw:frame draw:z-index="251681792" draw:id="id0" draw:style-name="a0" draw:name="Text Box 2" text:anchor-type="paragraph" svg:x="2.42569in" svg:y="2.05625in" svg:width="0.76875in" svg:height="0.18542in" style:rel-width="scale" style:rel-height="scale"><draw:text-box><text:p text:style-name="Normal"><text:span text:style-name="T2">+</text:span><text:span text:style-name="T3"><text:s text:c="2"/></text:span><text:span text:style-name="T4">yaw</text:span><text:span text:style-name="T5">,<text:s/></text:span><text:span text:style-name="T6">r,<text:s/></text:span><text:span text:style-name="T7">r</text:span><text:span text:style-name="T8">̇</text:span><text:span text:style-name="T9">,<text:s/></text:span><text:span text:style-name="T10"></text:span></text:p></draw:text-box><svg:title/><svg:desc/></draw:frame><draw:frame draw:z-index="251680768" draw:id="id1" draw:style-name="a1" draw:name="Text Box 2" text:anchor-type="paragraph" svg:x="3.11528in" svg:y="1.20069in" svg:width="0.81042in" svg:height="0.19375in" style:rel-width="scale" style:rel-height="scale"><draw:text-box><text:p text:style-name="Normal"><text:span text:style-name="T11">+</text:span><text:span text:style-name="T12"><text:s/></text:span><text:span text:style-name="T13">pitch</text:span><text:span text:style-name="T14">,<text:s/></text:span><text:span text:style-name="T15">q, q</text:span><text:span text:style-name="T16">̇</text:span><text:span text:style-name="T17">,<text:s/></text:span><text:span text:style-name="T18"></text:span></text:p></draw:text-box><svg:title/><svg:desc/></draw:frame><draw:frame draw:z-index="251679744" draw:id="id2" draw:style-name="a2" draw:name="Text Box 2" text:anchor-type="paragraph" svg:x="2.07361in" svg:y="0.20347in" svg:width="0.71181in" svg:height="0.19722in" style:rel-width="scale" style:rel-height="scale"><draw:text-box><text:p text:style-name="Normal"><text:span text:style-name="T19">+</text:span><text:span text:style-name="T20"><text:s/></text:span><text:span text:style-name="T21">roll</text:span><text:span text:style-name="T22">,<text:s/></text:span><text:span text:style-name="T23">p, p</text:span><text:span text:style-name="T24">̇</text:span><text:span text:style-name="T25">,<text:s/></text:span><text:span text:style-name="T26"></text:span></text:p></draw:text-box><svg:title/><svg:desc/></draw:frame><draw:custom-shape svg:x="2.0625in" svg:y="2.45764in" svg:width="0.12014in" svg:height="0.19306in" draw:z-index="251661312" draw:id="id3" draw:style-name="a3" draw:name="Rectangle 40" text:anchor-type="paragraph"><svg:title/><svg:desc/><text:p text:style-name="Normal"><text:span text:style-name="T27">Z</text:span></text:p><draw:enhanced-geometry draw:type="non-primitive" svg:viewBox="0 0 21600 21600" draw:enhanced-path="M 0 0 L 21600 0 21600 21600 0 21600 Z N"/></draw:custom-shape><draw:custom-shape svg:x="1.25278in" svg:y="1.6875in" svg:width="0.59583in" svg:height="0.18056in" draw:z-index="251676672" draw:id="id4" draw:style-name="a4" draw:name="Rectangle 128" text:anchor-type="paragraph"><svg:title/><svg:desc/><text:p text:style-name="Normal"><text:span text:style-name="T28">N,</text:span><text:span text:style-name="T29"><text:s/>F</text:span><text:span text:style-name="T30"><text:s/>z</text:span><text:span text:style-name="T31">, W</text:span></text:p><draw:enhanced-geometry draw:type="non-primitive" svg:viewBox="0 0 21600 21600" draw:enhanced-path="M 0 0 L 21600 0 21600 21600 0 21600 Z N"/></draw:custom-shape><draw:custom-shape svg:x="1.78681in" svg:y="2.28681in" svg:width="0.19444in" svg:height="0.17639in" draw:z-index="251657216" draw:id="id5" draw:style-name="a5" draw:name="Rectangle 34" text:anchor-type="paragraph"><svg:title/><svg:desc/><text:p text:style-name="Normal"><text:span text:style-name="T32"></text:span><text:span text:style-name="T33">z</text:span></text:p><draw:enhanced-geometry draw:type="non-primitive" svg:viewBox="0 0 21600 21600" draw:enhanced-path="M 0 0 L 21600 0 21600 21600 0 21600 Z N"/></draw:custom-shape><draw:custom-shape svg:x="3.32778in" svg:y="1.82778in" svg:width="0.19444in" svg:height="0.17986in" draw:z-index="251655168" draw:id="id6" draw:style-name="a6" draw:name="Rectangle 31" text:anchor-type="paragraph"><svg:title/><svg:desc/><text:p text:style-name="Normal"><text:span text:style-name="T34"></text:span><text:span text:style-name="T35">y</text:span></text:p><draw:enhanced-geometry draw:type="non-primitive" svg:viewBox="0 0 21600 21600" draw:enhanced-path="M 0 0 L 21600 0 21600 21600 0 21600 Z N"/></draw:custom-shape><draw:custom-shape svg:x="3.55556in" svg:y="1.55625in" svg:width="0.10347in" svg:height="0.24097in" draw:z-index="251663360" draw:id="id7" draw:style-name="a7" draw:name="Rectangle 42" text:anchor-type="paragraph"><svg:title/><svg:desc/><text:p text:style-name="Normal"><text:span text:style-name="T36">y</text:span></text:p><draw:enhanced-geometry draw:type="non-primitive" svg:viewBox="0 0 21600 21600" draw:enhanced-path="M 0 0 L 21600 0 21600 21600 0 21600 Z N"/></draw:custom-shape><draw:g draw:z-index="251682816" draw:name="Group 146" draw:id="id10" draw:style-name="a10" text:anchor-type="paragraph"><svg:title/><svg:desc/><draw:custom-shape svg:x="2.0875in" svg:y="1.21458in" svg:width="0.03819in" svg:height="1.13988in" draw:id="id8" draw:style-name="a8" draw:name="Rectangle 147"><svg:title/><svg:desc/><draw:enhanced-geometry draw:type="non-primitive" svg:viewBox="0 0 21600 21600" draw:enhanced-path="M 0 0 L 21600 0 21600 21600 0 21600 Z N"/></draw:custom-shape><draw:custom-shape svg:x="2.02917in" svg:y="2.30004in" svg:width="0.15347in" svg:height="0.16871in" draw:id="id9" draw:style-name="a9" draw:name="Freeform 148"><svg:title/><svg:desc/><draw:enhanced-geometry draw:type="non-primitive" svg:viewBox="0 0 221 279" draw:enhanced-path="M 0 0 L 111 279 221 0 111 87 0 0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draw:equation draw:name="f7" draw:formula="?f4 / 279"/><draw:equation draw:name="f8" draw:formula="0 * ?f5 / 221"/><draw:equation draw:name="f9" draw:formula="0 * ?f4 / 279"/><draw:equation draw:name="f10" draw:formula="111 * ?f5 / 221"/><draw:equation draw:name="f11" draw:formula="279 * ?f4 / 279"/><draw:equation draw:name="f12" draw:formula="221 * ?f5 / 221"/><draw:equation draw:name="f13" draw:formula="87 * ?f4 / 27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0 / ?f6"/><draw:equation draw:name="f21" draw:formula="?f1 / ?f6"/><draw:equation draw:name="f22" draw:formula="0 / ?f7"/><draw:equation draw:name="f23" draw:formula="?f3 / ?f7"/></draw:enhanced-geometry></draw:custom-shape></draw:g><draw:custom-shape svg:x="0.35208in" svg:y="1.76875in" svg:width="0.20694in" svg:height="0.20903in" draw:z-index="251648000" draw:id="id11" draw:style-name="a11" draw:name="Freeform 20" text:anchor-type="paragraph"><svg:title/><svg:desc/><draw:enhanced-geometry draw:type="non-primitive" svg:viewBox="0 0 298 301" draw:enhanced-path="M 30 14 L 14 37 4 61 0 85 2 111 7 135 20 158 32 182 51 205 70 227 94 246 117 263 145 278 171 288 199 297 225 301 252 301 273 288 289 267 296 245 298 217 294 190 285 161 272 131 254 103 233 77 211 51 185 31 155 14 126 4 94 0 63 3 30 14 Z N" draw:text-areas="?f128 ?f130 ?f129 ?f131" draw:glue-points="?f68 ?f69 ?f70 ?f71 ?f72 ?f73 ?f74 ?f75 ?f76 ?f77 ?f78 ?f79 ?f80 ?f81 ?f82 ?f83 ?f84 ?f85 ?f86 ?f87 ?f88 ?f89 ?f90 ?f91 ?f92 ?f93 ?f94 ?f95 ?f96 ?f97 ?f98 ?f99 ?f100 ?f99 ?f101 ?f95 ?f102 ?f103 ?f104 ?f105 ?f106 ?f107 ?f108 ?f109 ?f110 ?f111 ?f112 ?f113 ?f114 ?f115 ?f116 ?f117 ?f118 ?f119 ?f120 ?f121 ?f122 ?f69 ?f123 ?f124 ?f88 ?f125 ?f126 ?f127 ?f68 ?f69" draw:glue-point-leaving-directions="-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8"/><draw:equation draw:name="f7" draw:formula="?f4 / 301"/><draw:equation draw:name="f8" draw:formula="30 * ?f5 / 298"/><draw:equation draw:name="f9" draw:formula="14 * ?f4 / 301"/><draw:equation draw:name="f10" draw:formula="14 * ?f5 / 298"/><draw:equation draw:name="f11" draw:formula="37 * ?f4 / 301"/><draw:equation draw:name="f12" draw:formula="4 * ?f5 / 298"/><draw:equation draw:name="f13" draw:formula="61 * ?f4 / 301"/><draw:equation draw:name="f14" draw:formula="0 * ?f5 / 298"/><draw:equation draw:name="f15" draw:formula="85 * ?f4 / 301"/><draw:equation draw:name="f16" draw:formula="2 * ?f5 / 298"/><draw:equation draw:name="f17" draw:formula="111 * ?f4 / 301"/><draw:equation draw:name="f18" draw:formula="7 * ?f5 / 298"/><draw:equation draw:name="f19" draw:formula="135 * ?f4 / 301"/><draw:equation draw:name="f20" draw:formula="20 * ?f5 / 298"/><draw:equation draw:name="f21" draw:formula="158 * ?f4 / 301"/><draw:equation draw:name="f22" draw:formula="32 * ?f5 / 298"/><draw:equation draw:name="f23" draw:formula="182 * ?f4 / 301"/><draw:equation draw:name="f24" draw:formula="51 * ?f5 / 298"/><draw:equation draw:name="f25" draw:formula="205 * ?f4 / 301"/><draw:equation draw:name="f26" draw:formula="70 * ?f5 / 298"/><draw:equation draw:name="f27" draw:formula="227 * ?f4 / 301"/><draw:equation draw:name="f28" draw:formula="94 * ?f5 / 298"/><draw:equation draw:name="f29" draw:formula="246 * ?f4 / 301"/><draw:equation draw:name="f30" draw:formula="117 * ?f5 / 298"/><draw:equation draw:name="f31" draw:formula="263 * ?f4 / 301"/><draw:equation draw:name="f32" draw:formula="145 * ?f5 / 298"/><draw:equation draw:name="f33" draw:formula="278 * ?f4 / 301"/><draw:equation draw:name="f34" draw:formula="171 * ?f5 / 298"/><draw:equation draw:name="f35" draw:formula="288 * ?f4 / 301"/><draw:equation draw:name="f36" draw:formula="199 * ?f5 / 298"/><draw:equation draw:name="f37" draw:formula="297 * ?f4 / 301"/><draw:equation draw:name="f38" draw:formula="225 * ?f5 / 298"/><draw:equation draw:name="f39" draw:formula="301 * ?f4 / 301"/><draw:equation draw:name="f40" draw:formula="252 * ?f5 / 298"/><draw:equation draw:name="f41" draw:formula="273 * ?f5 / 298"/><draw:equation draw:name="f42" draw:formula="289 * ?f5 / 298"/><draw:equation draw:name="f43" draw:formula="267 * ?f4 / 301"/><draw:equation draw:name="f44" draw:formula="296 * ?f5 / 298"/><draw:equation draw:name="f45" draw:formula="245 * ?f4 / 301"/><draw:equation draw:name="f46" draw:formula="298 * ?f5 / 298"/><draw:equation draw:name="f47" draw:formula="217 * ?f4 / 301"/><draw:equation draw:name="f48" draw:formula="294 * ?f5 / 298"/><draw:equation draw:name="f49" draw:formula="190 * ?f4 / 301"/><draw:equation draw:name="f50" draw:formula="285 * ?f5 / 298"/><draw:equation draw:name="f51" draw:formula="161 * ?f4 / 301"/><draw:equation draw:name="f52" draw:formula="272 * ?f5 / 298"/><draw:equation draw:name="f53" draw:formula="131 * ?f4 / 301"/><draw:equation draw:name="f54" draw:formula="254 * ?f5 / 298"/><draw:equation draw:name="f55" draw:formula="103 * ?f4 / 301"/><draw:equation draw:name="f56" draw:formula="233 * ?f5 / 298"/><draw:equation draw:name="f57" draw:formula="77 * ?f4 / 301"/><draw:equation draw:name="f58" draw:formula="211 * ?f5 / 298"/><draw:equation draw:name="f59" draw:formula="51 * ?f4 / 301"/><draw:equation draw:name="f60" draw:formula="185 * ?f5 / 298"/><draw:equation draw:name="f61" draw:formula="31 * ?f4 / 301"/><draw:equation draw:name="f62" draw:formula="155 * ?f5 / 298"/><draw:equation draw:name="f63" draw:formula="126 * ?f5 / 298"/><draw:equation draw:name="f64" draw:formula="4 * ?f4 / 301"/><draw:equation draw:name="f65" draw:formula="0 * ?f4 / 301"/><draw:equation draw:name="f66" draw:formula="63 * ?f5 / 298"/><draw:equation draw:name="f67" draw:formula="3 * ?f4 / 301"/><draw:equation draw:name="f68" draw:formula="?f8 / ?f6"/><draw:equation draw:name="f69" draw:formula="?f9 / ?f7"/><draw:equation draw:name="f70" draw:formula="?f10 / ?f6"/><draw:equation draw:name="f71" draw:formula="?f11 / ?f7"/><draw:equation draw:name="f72" draw:formula="?f12 / ?f6"/><draw:equation draw:name="f73" draw:formula="?f13 / ?f7"/><draw:equation draw:name="f74" draw:formula="?f14 / ?f6"/><draw:equation draw:name="f75" draw:formula="?f15 / ?f7"/><draw:equation draw:name="f76" draw:formula="?f16 / ?f6"/><draw:equation draw:name="f77" draw:formula="?f17 / ?f7"/><draw:equation draw:name="f78" draw:formula="?f18 / ?f6"/><draw:equation draw:name="f79" draw:formula="?f19 / ?f7"/><draw:equation draw:name="f80" draw:formula="?f20 / ?f6"/><draw:equation draw:name="f81" draw:formula="?f21 / ?f7"/><draw:equation draw:name="f82" draw:formula="?f22 / ?f6"/><draw:equation draw:name="f83" draw:formula="?f23 / ?f7"/><draw:equation draw:name="f84" draw:formula="?f24 / ?f6"/><draw:equation draw:name="f85" draw:formula="?f25 / ?f7"/><draw:equation draw:name="f86" draw:formula="?f26 / ?f6"/><draw:equation draw:name="f87" draw:formula="?f27 / ?f7"/><draw:equation draw:name="f88" draw:formula="?f28 / ?f6"/><draw:equation draw:name="f89" draw:formula="?f29 / ?f7"/><draw:equation draw:name="f90" draw:formula="?f30 / ?f6"/><draw:equation draw:name="f91" draw:formula="?f31 / ?f7"/><draw:equation draw:name="f92" draw:formula="?f32 / ?f6"/><draw:equation draw:name="f93" draw:formula="?f33 / ?f7"/><draw:equation draw:name="f94" draw:formula="?f34 / ?f6"/><draw:equation draw:name="f95" draw:formula="?f35 / ?f7"/><draw:equation draw:name="f96" draw:formula="?f36 / ?f6"/><draw:equation draw:name="f97" draw:formula="?f37 / ?f7"/><draw:equation draw:name="f98" draw:formula="?f38 / ?f6"/><draw:equation draw:name="f99" draw:formula="?f39 / ?f7"/><draw:equation draw:name="f100" draw:formula="?f40 / ?f6"/><draw:equation draw:name="f101" draw:formula="?f41 / ?f6"/><draw:equation draw:name="f102" draw:formula="?f42 / ?f6"/><draw:equation draw:name="f103" draw:formula="?f43 / ?f7"/><draw:equation draw:name="f104" draw:formula="?f44 / ?f6"/><draw:equation draw:name="f105" draw:formula="?f45 / ?f7"/><draw:equation draw:name="f106" draw:formula="?f46 / ?f6"/><draw:equation draw:name="f107" draw:formula="?f47 / ?f7"/><draw:equation draw:name="f108" draw:formula="?f48 / ?f6"/><draw:equation draw:name="f109" draw:formula="?f49 / ?f7"/><draw:equation draw:name="f110" draw:formula="?f50 / ?f6"/><draw:equation draw:name="f111" draw:formula="?f51 / ?f7"/><draw:equation draw:name="f112" draw:formula="?f52 / ?f6"/><draw:equation draw:name="f113" draw:formula="?f53 / ?f7"/><draw:equation draw:name="f114" draw:formula="?f54 / ?f6"/><draw:equation draw:name="f115" draw:formula="?f55 / ?f7"/><draw:equation draw:name="f116" draw:formula="?f56 / ?f6"/><draw:equation draw:name="f117" draw:formula="?f57 / ?f7"/><draw:equation draw:name="f118" draw:formula="?f58 / ?f6"/><draw:equation draw:name="f119" draw:formula="?f59 / ?f7"/><draw:equation draw:name="f120" draw:formula="?f60 / ?f6"/><draw:equation draw:name="f121" draw:formula="?f61 / ?f7"/><draw:equation draw:name="f122" draw:formula="?f62 / ?f6"/><draw:equation draw:name="f123" draw:formula="?f63 / ?f6"/><draw:equation draw:name="f124" draw:formula="?f64 / ?f7"/><draw:equation draw:name="f125" draw:formula="?f65 / ?f7"/><draw:equation draw:name="f126" draw:formula="?f66 / ?f6"/><draw:equation draw:name="f127" draw:formula="?f67 / ?f7"/><draw:equation draw:name="f128" draw:formula="0 / ?f6"/><draw:equation draw:name="f129" draw:formula="?f1 / ?f6"/><draw:equation draw:name="f130" draw:formula="0 / ?f7"/><draw:equation draw:name="f131" draw:formula="?f3 / ?f7"/></draw:enhanced-geometry></draw:custom-shape><draw:custom-shape svg:x="1.73819in" svg:y="0.88264in" svg:width="0.77083in" svg:height="1.14236in" draw:z-index="251640832" draw:id="id12" draw:style-name="a12" draw:name="Freeform 13" text:anchor-type="paragraph"><svg:title/><svg:desc/><draw:enhanced-geometry draw:type="non-primitive" svg:viewBox="0 0 1110 1645" draw:enhanced-path="M 898 0 L 1110 1480 810 1645 0 463 10 459 40 444 83 421 142 391 210 358 288 320 370 279 453 236 539 193 620 152 695 113 763 77 818 47 862 24 890 8 898 0 N" draw:text-areas="?f84 ?f86 ?f85 ?f87" draw:glue-points="?f46 ?f47 ?f48 ?f49 ?f50 ?f51 ?f52 ?f53 ?f54 ?f55 ?f56 ?f57 ?f58 ?f59 ?f60 ?f61 ?f62 ?f63 ?f64 ?f65 ?f66 ?f67 ?f68 ?f69 ?f70 ?f71 ?f72 ?f73 ?f74 ?f75 ?f76 ?f77 ?f78 ?f79 ?f80 ?f81 ?f82 ?f83 ?f46 ?f4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draw:equation draw:name="f7" draw:formula="?f4 / 1645"/><draw:equation draw:name="f8" draw:formula="898 * ?f5 / 1110"/><draw:equation draw:name="f9" draw:formula="0 * ?f4 / 1645"/><draw:equation draw:name="f10" draw:formula="1110 * ?f5 / 1110"/><draw:equation draw:name="f11" draw:formula="1480 * ?f4 / 1645"/><draw:equation draw:name="f12" draw:formula="810 * ?f5 / 1110"/><draw:equation draw:name="f13" draw:formula="1645 * ?f4 / 1645"/><draw:equation draw:name="f14" draw:formula="0 * ?f5 / 1110"/><draw:equation draw:name="f15" draw:formula="463 * ?f4 / 1645"/><draw:equation draw:name="f16" draw:formula="10 * ?f5 / 1110"/><draw:equation draw:name="f17" draw:formula="459 * ?f4 / 1645"/><draw:equation draw:name="f18" draw:formula="40 * ?f5 / 1110"/><draw:equation draw:name="f19" draw:formula="444 * ?f4 / 1645"/><draw:equation draw:name="f20" draw:formula="83 * ?f5 / 1110"/><draw:equation draw:name="f21" draw:formula="421 * ?f4 / 1645"/><draw:equation draw:name="f22" draw:formula="142 * ?f5 / 1110"/><draw:equation draw:name="f23" draw:formula="391 * ?f4 / 1645"/><draw:equation draw:name="f24" draw:formula="210 * ?f5 / 1110"/><draw:equation draw:name="f25" draw:formula="358 * ?f4 / 1645"/><draw:equation draw:name="f26" draw:formula="288 * ?f5 / 1110"/><draw:equation draw:name="f27" draw:formula="320 * ?f4 / 1645"/><draw:equation draw:name="f28" draw:formula="370 * ?f5 / 1110"/><draw:equation draw:name="f29" draw:formula="279 * ?f4 / 1645"/><draw:equation draw:name="f30" draw:formula="453 * ?f5 / 1110"/><draw:equation draw:name="f31" draw:formula="236 * ?f4 / 1645"/><draw:equation draw:name="f32" draw:formula="539 * ?f5 / 1110"/><draw:equation draw:name="f33" draw:formula="193 * ?f4 / 1645"/><draw:equation draw:name="f34" draw:formula="620 * ?f5 / 1110"/><draw:equation draw:name="f35" draw:formula="152 * ?f4 / 1645"/><draw:equation draw:name="f36" draw:formula="695 * ?f5 / 1110"/><draw:equation draw:name="f37" draw:formula="113 * ?f4 / 1645"/><draw:equation draw:name="f38" draw:formula="763 * ?f5 / 1110"/><draw:equation draw:name="f39" draw:formula="77 * ?f4 / 1645"/><draw:equation draw:name="f40" draw:formula="818 * ?f5 / 1110"/><draw:equation draw:name="f41" draw:formula="47 * ?f4 / 1645"/><draw:equation draw:name="f42" draw:formula="862 * ?f5 / 1110"/><draw:equation draw:name="f43" draw:formula="24 * ?f4 / 1645"/><draw:equation draw:name="f44" draw:formula="890 * ?f5 / 1110"/><draw:equation draw:name="f45" draw:formula="8 * ?f4 / 1645"/><draw:equation draw:name="f46" draw:formula="?f8 / ?f6"/><draw:equation draw:name="f47" draw:formula="?f9 / ?f7"/><draw:equation draw:name="f48" draw:formula="?f10 / ?f6"/><draw:equation draw:name="f49" draw:formula="?f11 / ?f7"/><draw:equation draw:name="f50" draw:formula="?f12 / ?f6"/><draw:equation draw:name="f51" draw:formula="?f13 / ?f7"/><draw:equation draw:name="f52" draw:formula="?f14 / ?f6"/><draw:equation draw:name="f53" draw:formula="?f15 / ?f7"/><draw:equation draw:name="f54" draw:formula="?f16 / ?f6"/><draw:equation draw:name="f55" draw:formula="?f17 / ?f7"/><draw:equation draw:name="f56" draw:formula="?f18 / ?f6"/><draw:equation draw:name="f57" draw:formula="?f19 / ?f7"/><draw:equation draw:name="f58" draw:formula="?f20 / ?f6"/><draw:equation draw:name="f59" draw:formula="?f21 / ?f7"/><draw:equation draw:name="f60" draw:formula="?f22 / ?f6"/><draw:equation draw:name="f61" draw:formula="?f23 / ?f7"/><draw:equation draw:name="f62" draw:formula="?f24 / ?f6"/><draw:equation draw:name="f63" draw:formula="?f25 / ?f7"/><draw:equation draw:name="f64" draw:formula="?f26 / ?f6"/><draw:equation draw:name="f65" draw:formula="?f27 / ?f7"/><draw:equation draw:name="f66" draw:formula="?f28 / ?f6"/><draw:equation draw:name="f67" draw:formula="?f29 / ?f7"/><draw:equation draw:name="f68" draw:formula="?f30 / ?f6"/><draw:equation draw:name="f69" draw:formula="?f31 / ?f7"/><draw:equation draw:name="f70" draw:formula="?f32 / ?f6"/><draw:equation draw:name="f71" draw:formula="?f33 / ?f7"/><draw:equation draw:name="f72" draw:formula="?f34 / ?f6"/><draw:equation draw:name="f73" draw:formula="?f35 / ?f7"/><draw:equation draw:name="f74" draw:formula="?f36 / ?f6"/><draw:equation draw:name="f75" draw:formula="?f37 / ?f7"/><draw:equation draw:name="f76" draw:formula="?f38 / ?f6"/><draw:equation draw:name="f77" draw:formula="?f39 / ?f7"/><draw:equation draw:name="f78" draw:formula="?f40 / ?f6"/><draw:equation draw:name="f79" draw:formula="?f41 / ?f7"/><draw:equation draw:name="f80" draw:formula="?f42 / ?f6"/><draw:equation draw:name="f81" draw:formula="?f43 / ?f7"/><draw:equation draw:name="f82" draw:formula="?f44 / ?f6"/><draw:equation draw:name="f83" draw:formula="?f45 / ?f7"/><draw:equation draw:name="f84" draw:formula="0 / ?f6"/><draw:equation draw:name="f85" draw:formula="?f1 / ?f6"/><draw:equation draw:name="f86" draw:formula="0 / ?f7"/><draw:equation draw:name="f87" draw:formula="?f3 / ?f7"/></draw:enhanced-geometry></draw:custom-shape><draw:custom-shape svg:x="0.41319in" svg:y="0.42917in" svg:width="3.09931in" svg:height="1.52292in" draw:z-index="251638784" draw:id="id13" draw:style-name="a13" draw:name="Freeform 11" text:anchor-type="paragraph"><svg:title/><svg:desc/><draw:enhanced-geometry draw:type="non-primitive" svg:viewBox="0 0 4463 2193" draw:enhanced-path="M 0 1909 L 219 2193 373 2129 533 2066 693 2000 855 1936 1015 1873 1176 1808 1338 1742 1498 1678 1658 1614 1818 1547 1978 1481 2132 1416 2287 1350 2438 1285 2586 1222 2730 1156 2873 1092 3008 1027 3140 961 3270 898 3392 834 3510 771 3623 709 3726 645 3827 583 3920 521 4004 462 4080 399 4150 340 4211 279 4265 221 4308 163 4322 146 4339 127 4362 106 4386 83 4409 60 4430 38 4449 19 4463 0 3889 52 3821 46 3754 43 3688 43 3623 47 3557 56 3493 67 3427 83 3364 104 3300 127 3237 154 3175 183 3112 218 3050 258 2989 301 2928 348 2867 398 2831 409 2782 426 2721 453 2650 485 2570 522 2478 566 2382 613 2275 666 2167 721 2049 780 1929 842 1804 907 1677 973 1550 1041 1421 1108 1293 1179 1166 1246 1037 1314 917 1383 798 1446 683 1508 573 1569 473 1624 379 1678 292 1728 215 1772 149 1811 92 1844 48 1872 19 1892 2 1903 0 1909 N" draw:text-areas="?f184 ?f186 ?f185 ?f187" draw:glue-points="?f96 ?f97 ?f98 ?f99 ?f100 ?f101 ?f102 ?f103 ?f104 ?f105 ?f106 ?f107 ?f108 ?f109 ?f110 ?f111 ?f112 ?f113 ?f114 ?f115 ?f116 ?f117 ?f118 ?f119 ?f120 ?f121 ?f122 ?f123 ?f124 ?f125 ?f126 ?f127 ?f128 ?f129 ?f130 ?f131 ?f132 ?f133 ?f134 ?f135 ?f136 ?f137 ?f138 ?f139 ?f140 ?f141 ?f142 ?f143 ?f144 ?f133 ?f145 ?f131 ?f146 ?f147 ?f148 ?f149 ?f150 ?f151 ?f152 ?f153 ?f154 ?f155 ?f156 ?f157 ?f158 ?f159 ?f160 ?f161 ?f162 ?f163 ?f164 ?f165 ?f166 ?f167 ?f168 ?f169 ?f170 ?f171 ?f172 ?f173 ?f174 ?f175 ?f176 ?f177 ?f178 ?f179 ?f180 ?f181 ?f182 ?f183" draw:glue-point-leaving-directions="-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3"/><draw:equation draw:name="f7" draw:formula="?f4 / 2193"/><draw:equation draw:name="f8" draw:formula="219 * ?f5 / 4463"/><draw:equation draw:name="f9" draw:formula="2193 * ?f4 / 2193"/><draw:equation draw:name="f10" draw:formula="533 * ?f5 / 4463"/><draw:equation draw:name="f11" draw:formula="2066 * ?f4 / 2193"/><draw:equation draw:name="f12" draw:formula="855 * ?f5 / 4463"/><draw:equation draw:name="f13" draw:formula="1936 * ?f4 / 2193"/><draw:equation draw:name="f14" draw:formula="1176 * ?f5 / 4463"/><draw:equation draw:name="f15" draw:formula="1808 * ?f4 / 2193"/><draw:equation draw:name="f16" draw:formula="1498 * ?f5 / 4463"/><draw:equation draw:name="f17" draw:formula="1678 * ?f4 / 2193"/><draw:equation draw:name="f18" draw:formula="1818 * ?f5 / 4463"/><draw:equation draw:name="f19" draw:formula="1547 * ?f4 / 2193"/><draw:equation draw:name="f20" draw:formula="2132 * ?f5 / 4463"/><draw:equation draw:name="f21" draw:formula="1416 * ?f4 / 2193"/><draw:equation draw:name="f22" draw:formula="2438 * ?f5 / 4463"/><draw:equation draw:name="f23" draw:formula="1285 * ?f4 / 2193"/><draw:equation draw:name="f24" draw:formula="2730 * ?f5 / 4463"/><draw:equation draw:name="f25" draw:formula="1156 * ?f4 / 2193"/><draw:equation draw:name="f26" draw:formula="3008 * ?f5 / 4463"/><draw:equation draw:name="f27" draw:formula="1027 * ?f4 / 2193"/><draw:equation draw:name="f28" draw:formula="3270 * ?f5 / 4463"/><draw:equation draw:name="f29" draw:formula="898 * ?f4 / 2193"/><draw:equation draw:name="f30" draw:formula="3510 * ?f5 / 4463"/><draw:equation draw:name="f31" draw:formula="771 * ?f4 / 2193"/><draw:equation draw:name="f32" draw:formula="3726 * ?f5 / 4463"/><draw:equation draw:name="f33" draw:formula="645 * ?f4 / 2193"/><draw:equation draw:name="f34" draw:formula="3920 * ?f5 / 4463"/><draw:equation draw:name="f35" draw:formula="521 * ?f4 / 2193"/><draw:equation draw:name="f36" draw:formula="4080 * ?f5 / 4463"/><draw:equation draw:name="f37" draw:formula="399 * ?f4 / 2193"/><draw:equation draw:name="f38" draw:formula="4211 * ?f5 / 4463"/><draw:equation draw:name="f39" draw:formula="279 * ?f4 / 2193"/><draw:equation draw:name="f40" draw:formula="4308 * ?f5 / 4463"/><draw:equation draw:name="f41" draw:formula="163 * ?f4 / 2193"/><draw:equation draw:name="f42" draw:formula="4339 * ?f5 / 4463"/><draw:equation draw:name="f43" draw:formula="127 * ?f4 / 2193"/><draw:equation draw:name="f44" draw:formula="4386 * ?f5 / 4463"/><draw:equation draw:name="f45" draw:formula="83 * ?f4 / 2193"/><draw:equation draw:name="f46" draw:formula="4430 * ?f5 / 4463"/><draw:equation draw:name="f47" draw:formula="38 * ?f4 / 2193"/><draw:equation draw:name="f48" draw:formula="4463 * ?f5 / 4463"/><draw:equation draw:name="f49" draw:formula="0 * ?f4 / 2193"/><draw:equation draw:name="f50" draw:formula="3821 * ?f5 / 4463"/><draw:equation draw:name="f51" draw:formula="46 * ?f4 / 2193"/><draw:equation draw:name="f52" draw:formula="3688 * ?f5 / 4463"/><draw:equation draw:name="f53" draw:formula="43 * ?f4 / 2193"/><draw:equation draw:name="f54" draw:formula="3557 * ?f5 / 4463"/><draw:equation draw:name="f55" draw:formula="56 * ?f4 / 2193"/><draw:equation draw:name="f56" draw:formula="3427 * ?f5 / 4463"/><draw:equation draw:name="f57" draw:formula="3300 * ?f5 / 4463"/><draw:equation draw:name="f58" draw:formula="3175 * ?f5 / 4463"/><draw:equation draw:name="f59" draw:formula="183 * ?f4 / 2193"/><draw:equation draw:name="f60" draw:formula="3050 * ?f5 / 4463"/><draw:equation draw:name="f61" draw:formula="258 * ?f4 / 2193"/><draw:equation draw:name="f62" draw:formula="2928 * ?f5 / 4463"/><draw:equation draw:name="f63" draw:formula="348 * ?f4 / 2193"/><draw:equation draw:name="f64" draw:formula="2831 * ?f5 / 4463"/><draw:equation draw:name="f65" draw:formula="409 * ?f4 / 2193"/><draw:equation draw:name="f66" draw:formula="2721 * ?f5 / 4463"/><draw:equation draw:name="f67" draw:formula="453 * ?f4 / 2193"/><draw:equation draw:name="f68" draw:formula="2570 * ?f5 / 4463"/><draw:equation draw:name="f69" draw:formula="522 * ?f4 / 2193"/><draw:equation draw:name="f70" draw:formula="2382 * ?f5 / 4463"/><draw:equation draw:name="f71" draw:formula="613 * ?f4 / 2193"/><draw:equation draw:name="f72" draw:formula="2167 * ?f5 / 4463"/><draw:equation draw:name="f73" draw:formula="721 * ?f4 / 2193"/><draw:equation draw:name="f74" draw:formula="1929 * ?f5 / 4463"/><draw:equation draw:name="f75" draw:formula="842 * ?f4 / 2193"/><draw:equation draw:name="f76" draw:formula="1677 * ?f5 / 4463"/><draw:equation draw:name="f77" draw:formula="973 * ?f4 / 2193"/><draw:equation draw:name="f78" draw:formula="1421 * ?f5 / 4463"/><draw:equation draw:name="f79" draw:formula="1108 * ?f4 / 2193"/><draw:equation draw:name="f80" draw:formula="1166 * ?f5 / 4463"/><draw:equation draw:name="f81" draw:formula="1246 * ?f4 / 2193"/><draw:equation draw:name="f82" draw:formula="917 * ?f5 / 4463"/><draw:equation draw:name="f83" draw:formula="1383 * ?f4 / 2193"/><draw:equation draw:name="f84" draw:formula="683 * ?f5 / 4463"/><draw:equation draw:name="f85" draw:formula="1508 * ?f4 / 2193"/><draw:equation draw:name="f86" draw:formula="473 * ?f5 / 4463"/><draw:equation draw:name="f87" draw:formula="1624 * ?f4 / 2193"/><draw:equation draw:name="f88" draw:formula="292 * ?f5 / 4463"/><draw:equation draw:name="f89" draw:formula="1728 * ?f4 / 2193"/><draw:equation draw:name="f90" draw:formula="149 * ?f5 / 4463"/><draw:equation draw:name="f91" draw:formula="1811 * ?f4 / 2193"/><draw:equation draw:name="f92" draw:formula="48 * ?f5 / 4463"/><draw:equation draw:name="f93" draw:formula="1872 * ?f4 / 2193"/><draw:equation draw:name="f94" draw:formula="2 * ?f5 / 4463"/><draw:equation draw:name="f95" draw:formula="1903 * ?f4 / 2193"/><draw:equation draw:name="f96" draw:formula="?f8 / ?f6"/><draw:equation draw:name="f97" draw:formula="?f9 / ?f7"/><draw:equation draw:name="f98" draw:formula="?f10 / ?f6"/><draw:equation draw:name="f99" draw:formula="?f11 / ?f7"/><draw:equation draw:name="f100" draw:formula="?f12 / ?f6"/><draw:equation draw:name="f101" draw:formula="?f13 / ?f7"/><draw:equation draw:name="f102" draw:formula="?f14 / ?f6"/><draw:equation draw:name="f103" draw:formula="?f15 / ?f7"/><draw:equation draw:name="f104" draw:formula="?f16 / ?f6"/><draw:equation draw:name="f105" draw:formula="?f17 / ?f7"/><draw:equation draw:name="f106" draw:formula="?f18 / ?f6"/><draw:equation draw:name="f107" draw:formula="?f19 / ?f7"/><draw:equation draw:name="f108" draw:formula="?f20 / ?f6"/><draw:equation draw:name="f109" draw:formula="?f21 / ?f7"/><draw:equation draw:name="f110" draw:formula="?f22 / ?f6"/><draw:equation draw:name="f111" draw:formula="?f23 / ?f7"/><draw:equation draw:name="f112" draw:formula="?f24 / ?f6"/><draw:equation draw:name="f113" draw:formula="?f25 / ?f7"/><draw:equation draw:name="f114" draw:formula="?f26 / ?f6"/><draw:equation draw:name="f115" draw:formula="?f27 / ?f7"/><draw:equation draw:name="f116" draw:formula="?f28 / ?f6"/><draw:equation draw:name="f117" draw:formula="?f29 / ?f7"/><draw:equation draw:name="f118" draw:formula="?f30 / ?f6"/><draw:equation draw:name="f119" draw:formula="?f31 / ?f7"/><draw:equation draw:name="f120" draw:formula="?f32 / ?f6"/><draw:equation draw:name="f121" draw:formula="?f33 / ?f7"/><draw:equation draw:name="f122" draw:formula="?f34 / ?f6"/><draw:equation draw:name="f123" draw:formula="?f35 / ?f7"/><draw:equation draw:name="f124" draw:formula="?f36 / ?f6"/><draw:equation draw:name="f125" draw:formula="?f37 / ?f7"/><draw:equation draw:name="f126" draw:formula="?f38 / ?f6"/><draw:equation draw:name="f127" draw:formula="?f39 / ?f7"/><draw:equation draw:name="f128" draw:formula="?f40 / ?f6"/><draw:equation draw:name="f129" draw:formula="?f41 / ?f7"/><draw:equation draw:name="f130" draw:formula="?f42 / ?f6"/><draw:equation draw:name="f131" draw:formula="?f43 / ?f7"/><draw:equation draw:name="f132" draw:formula="?f44 / ?f6"/><draw:equation draw:name="f133" draw:formula="?f45 / ?f7"/><draw:equation draw:name="f134" draw:formula="?f46 / ?f6"/><draw:equation draw:name="f135" draw:formula="?f47 / ?f7"/><draw:equation draw:name="f136" draw:formula="?f48 / ?f6"/><draw:equation draw:name="f137" draw:formula="?f49 / ?f7"/><draw:equation draw:name="f138" draw:formula="?f50 / ?f6"/><draw:equation draw:name="f139" draw:formula="?f51 / ?f7"/><draw:equation draw:name="f140" draw:formula="?f52 / ?f6"/><draw:equation draw:name="f141" draw:formula="?f53 / ?f7"/><draw:equation draw:name="f142" draw:formula="?f54 / ?f6"/><draw:equation draw:name="f143" draw:formula="?f55 / ?f7"/><draw:equation draw:name="f144" draw:formula="?f56 / ?f6"/><draw:equation draw:name="f145" draw:formula="?f57 / ?f6"/><draw:equation draw:name="f146" draw:formula="?f58 / ?f6"/><draw:equation draw:name="f147" draw:formula="?f59 / ?f7"/><draw:equation draw:name="f148" draw:formula="?f60 / ?f6"/><draw:equation draw:name="f149" draw:formula="?f61 / ?f7"/><draw:equation draw:name="f150" draw:formula="?f62 / ?f6"/><draw:equation draw:name="f151" draw:formula="?f63 / ?f7"/><draw:equation draw:name="f152" draw:formula="?f64 / ?f6"/><draw:equation draw:name="f153" draw:formula="?f65 / ?f7"/><draw:equation draw:name="f154" draw:formula="?f66 / ?f6"/><draw:equation draw:name="f155" draw:formula="?f67 / ?f7"/><draw:equation draw:name="f156" draw:formula="?f68 / ?f6"/><draw:equation draw:name="f157" draw:formula="?f69 / ?f7"/><draw:equation draw:name="f158" draw:formula="?f70 / ?f6"/><draw:equation draw:name="f159" draw:formula="?f71 / ?f7"/><draw:equation draw:name="f160" draw:formula="?f72 / ?f6"/><draw:equation draw:name="f161" draw:formula="?f73 / ?f7"/><draw:equation draw:name="f162" draw:formula="?f74 / ?f6"/><draw:equation draw:name="f163" draw:formula="?f75 / ?f7"/><draw:equation draw:name="f164" draw:formula="?f76 / ?f6"/><draw:equation draw:name="f165" draw:formula="?f77 / ?f7"/><draw:equation draw:name="f166" draw:formula="?f78 / ?f6"/><draw:equation draw:name="f167" draw:formula="?f79 / ?f7"/><draw:equation draw:name="f168" draw:formula="?f80 / ?f6"/><draw:equation draw:name="f169" draw:formula="?f81 / ?f7"/><draw:equation draw:name="f170" draw:formula="?f82 / ?f6"/><draw:equation draw:name="f171" draw:formula="?f83 / ?f7"/><draw:equation draw:name="f172" draw:formula="?f84 / ?f6"/><draw:equation draw:name="f173" draw:formula="?f85 / ?f7"/><draw:equation draw:name="f174" draw:formula="?f86 / ?f6"/><draw:equation draw:name="f175" draw:formula="?f87 / ?f7"/><draw:equation draw:name="f176" draw:formula="?f88 / ?f6"/><draw:equation draw:name="f177" draw:formula="?f89 / ?f7"/><draw:equation draw:name="f178" draw:formula="?f90 / ?f6"/><draw:equation draw:name="f179" draw:formula="?f91 / ?f7"/><draw:equation draw:name="f180" draw:formula="?f92 / ?f6"/><draw:equation draw:name="f181" draw:formula="?f93 / ?f7"/><draw:equation draw:name="f182" draw:formula="?f94 / ?f6"/><draw:equation draw:name="f183" draw:formula="?f95 / ?f7"/><draw:equation draw:name="f184" draw:formula="0 / ?f6"/><draw:equation draw:name="f185" draw:formula="?f1 / ?f6"/><draw:equation draw:name="f186" draw:formula="0 / ?f7"/><draw:equation draw:name="f187" draw:formula="?f3 / ?f7"/></draw:enhanced-geometry></draw:custom-shape><draw:custom-shape svg:x="1.90903in" svg:y="2.04097in" svg:width="0.44306in" svg:height="0.15764in" draw:z-index="251630592" draw:id="id14" draw:style-name="a14" draw:name="Freeform 3" text:anchor-type="paragraph"><svg:title/><svg:desc/><draw:enhanced-geometry draw:type="non-primitive" svg:viewBox="0 0 638 227" draw:enhanced-path="M 0 120 L 0 120 2 109 3 97 10 86 21 74 35 66 47 56 66 47 90 39 109 32 134 23 160 19 189 13 217 9 250 5 278 1 311 4 341 0 372 1 401 1 433 5 462 9 485 13 514 19 535 23 559 33 577 40 594 48 608 56 617 67 629 79 631 86 634 97 638 204 638 194 629 185 624 177 612 166 596 156 579 147 565 136 542 131 518 127 492 120 464 115 438 113 405 109 375 109 346 106 314 106 285 109 255 110 224 117 198 120 165 124 139 131 116 136 90 147 73 154 52 162 38 174 22 183 14 193 9 204 9 217 3 227 0 120 Z N" draw:text-areas="?f126 ?f128 ?f127 ?f129" draw:glue-points="?f67 ?f68 ?f69 ?f70 ?f71 ?f72 ?f73 ?f74 ?f75 ?f76 ?f77 ?f78 ?f79 ?f80 ?f81 ?f82 ?f83 ?f84 ?f85 ?f86 ?f87 ?f82 ?f88 ?f80 ?f89 ?f78 ?f90 ?f91 ?f92 ?f74 ?f93 ?f94 ?f95 ?f70 ?f96 ?f97 ?f98 ?f99 ?f100 ?f101 ?f102 ?f103 ?f104 ?f105 ?f106 ?f107 ?f108 ?f109 ?f110 ?f111 ?f112 ?f109 ?f113 ?f114 ?f115 ?f116 ?f117 ?f103 ?f118 ?f119 ?f120 ?f121 ?f122 ?f123 ?f124 ?f125 ?f67 ?f68" draw:glue-point-leaving-directions="-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8"/><draw:equation draw:name="f7" draw:formula="?f4 / 227"/><draw:equation draw:name="f8" draw:formula="0 * ?f5 / 638"/><draw:equation draw:name="f9" draw:formula="120 * ?f4 / 227"/><draw:equation draw:name="f10" draw:formula="3 * ?f5 / 638"/><draw:equation draw:name="f11" draw:formula="97 * ?f4 / 227"/><draw:equation draw:name="f12" draw:formula="21 * ?f5 / 638"/><draw:equation draw:name="f13" draw:formula="74 * ?f4 / 227"/><draw:equation draw:name="f14" draw:formula="47 * ?f5 / 638"/><draw:equation draw:name="f15" draw:formula="56 * ?f4 / 227"/><draw:equation draw:name="f16" draw:formula="90 * ?f5 / 638"/><draw:equation draw:name="f17" draw:formula="39 * ?f4 / 227"/><draw:equation draw:name="f18" draw:formula="134 * ?f5 / 638"/><draw:equation draw:name="f19" draw:formula="23 * ?f4 / 227"/><draw:equation draw:name="f20" draw:formula="189 * ?f5 / 638"/><draw:equation draw:name="f21" draw:formula="13 * ?f4 / 227"/><draw:equation draw:name="f22" draw:formula="250 * ?f5 / 638"/><draw:equation draw:name="f23" draw:formula="5 * ?f4 / 227"/><draw:equation draw:name="f24" draw:formula="311 * ?f5 / 638"/><draw:equation draw:name="f25" draw:formula="4 * ?f4 / 227"/><draw:equation draw:name="f26" draw:formula="372 * ?f5 / 638"/><draw:equation draw:name="f27" draw:formula="1 * ?f4 / 227"/><draw:equation draw:name="f28" draw:formula="433 * ?f5 / 638"/><draw:equation draw:name="f29" draw:formula="485 * ?f5 / 638"/><draw:equation draw:name="f30" draw:formula="535 * ?f5 / 638"/><draw:equation draw:name="f31" draw:formula="577 * ?f5 / 638"/><draw:equation draw:name="f32" draw:formula="40 * ?f4 / 227"/><draw:equation draw:name="f33" draw:formula="608 * ?f5 / 638"/><draw:equation draw:name="f34" draw:formula="629 * ?f5 / 638"/><draw:equation draw:name="f35" draw:formula="79 * ?f4 / 227"/><draw:equation draw:name="f36" draw:formula="634 * ?f5 / 638"/><draw:equation draw:name="f37" draw:formula="638 * ?f5 / 638"/><draw:equation draw:name="f38" draw:formula="194 * ?f4 / 227"/><draw:equation draw:name="f39" draw:formula="624 * ?f5 / 638"/><draw:equation draw:name="f40" draw:formula="177 * ?f4 / 227"/><draw:equation draw:name="f41" draw:formula="596 * ?f5 / 638"/><draw:equation draw:name="f42" draw:formula="156 * ?f4 / 227"/><draw:equation draw:name="f43" draw:formula="565 * ?f5 / 638"/><draw:equation draw:name="f44" draw:formula="136 * ?f4 / 227"/><draw:equation draw:name="f45" draw:formula="518 * ?f5 / 638"/><draw:equation draw:name="f46" draw:formula="127 * ?f4 / 227"/><draw:equation draw:name="f47" draw:formula="464 * ?f5 / 638"/><draw:equation draw:name="f48" draw:formula="115 * ?f4 / 227"/><draw:equation draw:name="f49" draw:formula="405 * ?f5 / 638"/><draw:equation draw:name="f50" draw:formula="109 * ?f4 / 227"/><draw:equation draw:name="f51" draw:formula="346 * ?f5 / 638"/><draw:equation draw:name="f52" draw:formula="106 * ?f4 / 227"/><draw:equation draw:name="f53" draw:formula="285 * ?f5 / 638"/><draw:equation draw:name="f54" draw:formula="224 * ?f5 / 638"/><draw:equation draw:name="f55" draw:formula="117 * ?f4 / 227"/><draw:equation draw:name="f56" draw:formula="165 * ?f5 / 638"/><draw:equation draw:name="f57" draw:formula="124 * ?f4 / 227"/><draw:equation draw:name="f58" draw:formula="116 * ?f5 / 638"/><draw:equation draw:name="f59" draw:formula="73 * ?f5 / 638"/><draw:equation draw:name="f60" draw:formula="154 * ?f4 / 227"/><draw:equation draw:name="f61" draw:formula="38 * ?f5 / 638"/><draw:equation draw:name="f62" draw:formula="174 * ?f4 / 227"/><draw:equation draw:name="f63" draw:formula="14 * ?f5 / 638"/><draw:equation draw:name="f64" draw:formula="193 * ?f4 / 227"/><draw:equation draw:name="f65" draw:formula="9 * ?f5 / 638"/><draw:equation draw:name="f66" draw:formula="217 * ?f4 / 227"/><draw:equation draw:name="f67" draw:formula="?f8 / ?f6"/><draw:equation draw:name="f68" draw:formula="?f9 / ?f7"/><draw:equation draw:name="f69" draw:formula="?f10 / ?f6"/><draw:equation draw:name="f70" draw:formula="?f11 / ?f7"/><draw:equation draw:name="f71" draw:formula="?f12 / ?f6"/><draw:equation draw:name="f72" draw:formula="?f13 / ?f7"/><draw:equation draw:name="f73" draw:formula="?f14 / ?f6"/><draw:equation draw:name="f74" draw:formula="?f15 / ?f7"/><draw:equation draw:name="f75" draw:formula="?f16 / ?f6"/><draw:equation draw:name="f76" draw:formula="?f17 / ?f7"/><draw:equation draw:name="f77" draw:formula="?f18 / ?f6"/><draw:equation draw:name="f78" draw:formula="?f19 / ?f7"/><draw:equation draw:name="f79" draw:formula="?f20 / ?f6"/><draw:equation draw:name="f80" draw:formula="?f21 / ?f7"/><draw:equation draw:name="f81" draw:formula="?f22 / ?f6"/><draw:equation draw:name="f82" draw:formula="?f23 / ?f7"/><draw:equation draw:name="f83" draw:formula="?f24 / ?f6"/><draw:equation draw:name="f84" draw:formula="?f25 / ?f7"/><draw:equation draw:name="f85" draw:formula="?f26 / ?f6"/><draw:equation draw:name="f86" draw:formula="?f27 / ?f7"/><draw:equation draw:name="f87" draw:formula="?f28 / ?f6"/><draw:equation draw:name="f88" draw:formula="?f29 / ?f6"/><draw:equation draw:name="f89" draw:formula="?f30 / ?f6"/><draw:equation draw:name="f90" draw:formula="?f31 / ?f6"/><draw:equation draw:name="f91" draw:formula="?f32 / ?f7"/><draw:equation draw:name="f92" draw:formula="?f33 / ?f6"/><draw:equation draw:name="f93" draw:formula="?f34 / ?f6"/><draw:equation draw:name="f94" draw:formula="?f35 / ?f7"/><draw:equation draw:name="f95" draw:formula="?f36 / ?f6"/><draw:equation draw:name="f96" draw:formula="?f37 / ?f6"/><draw:equation draw:name="f97" draw:formula="?f38 / ?f7"/><draw:equation draw:name="f98" draw:formula="?f39 / ?f6"/><draw:equation draw:name="f99" draw:formula="?f40 / ?f7"/><draw:equation draw:name="f100" draw:formula="?f41 / ?f6"/><draw:equation draw:name="f101" draw:formula="?f42 / ?f7"/><draw:equation draw:name="f102" draw:formula="?f43 / ?f6"/><draw:equation draw:name="f103" draw:formula="?f44 / ?f7"/><draw:equation draw:name="f104" draw:formula="?f45 / ?f6"/><draw:equation draw:name="f105" draw:formula="?f46 / ?f7"/><draw:equation draw:name="f106" draw:formula="?f47 / ?f6"/><draw:equation draw:name="f107" draw:formula="?f48 / ?f7"/><draw:equation draw:name="f108" draw:formula="?f49 / ?f6"/><draw:equation draw:name="f109" draw:formula="?f50 / ?f7"/><draw:equation draw:name="f110" draw:formula="?f51 / ?f6"/><draw:equation draw:name="f111" draw:formula="?f52 / ?f7"/><draw:equation draw:name="f112" draw:formula="?f53 / ?f6"/><draw:equation draw:name="f113" draw:formula="?f54 / ?f6"/><draw:equation draw:name="f114" draw:formula="?f55 / ?f7"/><draw:equation draw:name="f115" draw:formula="?f56 / ?f6"/><draw:equation draw:name="f116" draw:formula="?f57 / ?f7"/><draw:equation draw:name="f117" draw:formula="?f58 / ?f6"/><draw:equation draw:name="f118" draw:formula="?f59 / ?f6"/><draw:equation draw:name="f119" draw:formula="?f60 / ?f7"/><draw:equation draw:name="f120" draw:formula="?f61 / ?f6"/><draw:equation draw:name="f121" draw:formula="?f62 / ?f7"/><draw:equation draw:name="f122" draw:formula="?f63 / ?f6"/><draw:equation draw:name="f123" draw:formula="?f64 / ?f7"/><draw:equation draw:name="f124" draw:formula="?f65 / ?f6"/><draw:equation draw:name="f125" draw:formula="?f66 / ?f7"/><draw:equation draw:name="f126" draw:formula="0 / ?f6"/><draw:equation draw:name="f127" draw:formula="?f1 / ?f6"/><draw:equation draw:name="f128" draw:formula="0 / ?f7"/><draw:equation draw:name="f129" draw:formula="?f3 / ?f7"/></draw:enhanced-geometry></draw:custom-shape><draw:g draw:z-index="251684864" draw:name="Group 153" draw:id="id22" draw:style-name="a20" text:anchor-type="paragraph"><svg:title/><svg:desc/><draw:custom-shape svg:x="1.89514in" svg:y="2.04097in" svg:width="0.44306in" svg:height="0.15764in" draw:id="id15" draw:style-name="a15" draw:name="Freeform 26"><svg:title/><svg:desc/><draw:enhanced-geometry draw:type="non-primitive" svg:viewBox="0 0 638 227" draw:enhanced-path="M 0 120 L 0 120 2 109 3 97 10 86 21 74 35 66 47 56 66 47 90 39 109 32 134 23 160 19 189 13 217 9 250 5 278 1 311 4 341 0 372 1 401 1 433 5 462 9 485 13 514 19 535 23 559 33 577 40 594 48 608 56 617 67 629 79 631 86 634 97 638 204 638 194 629 185 624 177 612 166 596 156 579 147 565 136 542 131 518 127 492 120 464 115 438 113 405 109 375 109 346 106 314 106 285 109 255 110 224 117 198 120 165 124 139 131 116 136 90 147 73 154 52 162 38 174 22 183 14 193 9 204 9 217 3 227 0 120 N" draw:text-areas="?f126 ?f128 ?f127 ?f129" draw:glue-points="?f67 ?f68 ?f69 ?f70 ?f71 ?f72 ?f73 ?f74 ?f75 ?f76 ?f77 ?f78 ?f79 ?f80 ?f81 ?f82 ?f83 ?f84 ?f85 ?f86 ?f87 ?f82 ?f88 ?f80 ?f89 ?f78 ?f90 ?f91 ?f92 ?f74 ?f93 ?f94 ?f95 ?f70 ?f96 ?f97 ?f98 ?f99 ?f100 ?f101 ?f102 ?f103 ?f104 ?f105 ?f106 ?f107 ?f108 ?f109 ?f110 ?f111 ?f112 ?f109 ?f113 ?f114 ?f115 ?f116 ?f117 ?f103 ?f118 ?f119 ?f120 ?f121 ?f122 ?f123 ?f124 ?f125 ?f67 ?f68" draw:glue-point-leaving-directions="-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8"/><draw:equation draw:name="f7" draw:formula="?f4 / 227"/><draw:equation draw:name="f8" draw:formula="0 * ?f5 / 638"/><draw:equation draw:name="f9" draw:formula="120 * ?f4 / 227"/><draw:equation draw:name="f10" draw:formula="3 * ?f5 / 638"/><draw:equation draw:name="f11" draw:formula="97 * ?f4 / 227"/><draw:equation draw:name="f12" draw:formula="21 * ?f5 / 638"/><draw:equation draw:name="f13" draw:formula="74 * ?f4 / 227"/><draw:equation draw:name="f14" draw:formula="47 * ?f5 / 638"/><draw:equation draw:name="f15" draw:formula="56 * ?f4 / 227"/><draw:equation draw:name="f16" draw:formula="90 * ?f5 / 638"/><draw:equation draw:name="f17" draw:formula="39 * ?f4 / 227"/><draw:equation draw:name="f18" draw:formula="134 * ?f5 / 638"/><draw:equation draw:name="f19" draw:formula="23 * ?f4 / 227"/><draw:equation draw:name="f20" draw:formula="189 * ?f5 / 638"/><draw:equation draw:name="f21" draw:formula="13 * ?f4 / 227"/><draw:equation draw:name="f22" draw:formula="250 * ?f5 / 638"/><draw:equation draw:name="f23" draw:formula="5 * ?f4 / 227"/><draw:equation draw:name="f24" draw:formula="311 * ?f5 / 638"/><draw:equation draw:name="f25" draw:formula="4 * ?f4 / 227"/><draw:equation draw:name="f26" draw:formula="372 * ?f5 / 638"/><draw:equation draw:name="f27" draw:formula="1 * ?f4 / 227"/><draw:equation draw:name="f28" draw:formula="433 * ?f5 / 638"/><draw:equation draw:name="f29" draw:formula="485 * ?f5 / 638"/><draw:equation draw:name="f30" draw:formula="535 * ?f5 / 638"/><draw:equation draw:name="f31" draw:formula="577 * ?f5 / 638"/><draw:equation draw:name="f32" draw:formula="40 * ?f4 / 227"/><draw:equation draw:name="f33" draw:formula="608 * ?f5 / 638"/><draw:equation draw:name="f34" draw:formula="629 * ?f5 / 638"/><draw:equation draw:name="f35" draw:formula="79 * ?f4 / 227"/><draw:equation draw:name="f36" draw:formula="634 * ?f5 / 638"/><draw:equation draw:name="f37" draw:formula="638 * ?f5 / 638"/><draw:equation draw:name="f38" draw:formula="194 * ?f4 / 227"/><draw:equation draw:name="f39" draw:formula="624 * ?f5 / 638"/><draw:equation draw:name="f40" draw:formula="177 * ?f4 / 227"/><draw:equation draw:name="f41" draw:formula="596 * ?f5 / 638"/><draw:equation draw:name="f42" draw:formula="156 * ?f4 / 227"/><draw:equation draw:name="f43" draw:formula="565 * ?f5 / 638"/><draw:equation draw:name="f44" draw:formula="136 * ?f4 / 227"/><draw:equation draw:name="f45" draw:formula="518 * ?f5 / 638"/><draw:equation draw:name="f46" draw:formula="127 * ?f4 / 227"/><draw:equation draw:name="f47" draw:formula="464 * ?f5 / 638"/><draw:equation draw:name="f48" draw:formula="115 * ?f4 / 227"/><draw:equation draw:name="f49" draw:formula="405 * ?f5 / 638"/><draw:equation draw:name="f50" draw:formula="109 * ?f4 / 227"/><draw:equation draw:name="f51" draw:formula="346 * ?f5 / 638"/><draw:equation draw:name="f52" draw:formula="106 * ?f4 / 227"/><draw:equation draw:name="f53" draw:formula="285 * ?f5 / 638"/><draw:equation draw:name="f54" draw:formula="224 * ?f5 / 638"/><draw:equation draw:name="f55" draw:formula="117 * ?f4 / 227"/><draw:equation draw:name="f56" draw:formula="165 * ?f5 / 638"/><draw:equation draw:name="f57" draw:formula="124 * ?f4 / 227"/><draw:equation draw:name="f58" draw:formula="116 * ?f5 / 638"/><draw:equation draw:name="f59" draw:formula="73 * ?f5 / 638"/><draw:equation draw:name="f60" draw:formula="154 * ?f4 / 227"/><draw:equation draw:name="f61" draw:formula="38 * ?f5 / 638"/><draw:equation draw:name="f62" draw:formula="174 * ?f4 / 227"/><draw:equation draw:name="f63" draw:formula="14 * ?f5 / 638"/><draw:equation draw:name="f64" draw:formula="193 * ?f4 / 227"/><draw:equation draw:name="f65" draw:formula="9 * ?f5 / 638"/><draw:equation draw:name="f66" draw:formula="217 * ?f4 / 227"/><draw:equation draw:name="f67" draw:formula="?f8 / ?f6"/><draw:equation draw:name="f68" draw:formula="?f9 / ?f7"/><draw:equation draw:name="f69" draw:formula="?f10 / ?f6"/><draw:equation draw:name="f70" draw:formula="?f11 / ?f7"/><draw:equation draw:name="f71" draw:formula="?f12 / ?f6"/><draw:equation draw:name="f72" draw:formula="?f13 / ?f7"/><draw:equation draw:name="f73" draw:formula="?f14 / ?f6"/><draw:equation draw:name="f74" draw:formula="?f15 / ?f7"/><draw:equation draw:name="f75" draw:formula="?f16 / ?f6"/><draw:equation draw:name="f76" draw:formula="?f17 / ?f7"/><draw:equation draw:name="f77" draw:formula="?f18 / ?f6"/><draw:equation draw:name="f78" draw:formula="?f19 / ?f7"/><draw:equation draw:name="f79" draw:formula="?f20 / ?f6"/><draw:equation draw:name="f80" draw:formula="?f21 / ?f7"/><draw:equation draw:name="f81" draw:formula="?f22 / ?f6"/><draw:equation draw:name="f82" draw:formula="?f23 / ?f7"/><draw:equation draw:name="f83" draw:formula="?f24 / ?f6"/><draw:equation draw:name="f84" draw:formula="?f25 / ?f7"/><draw:equation draw:name="f85" draw:formula="?f26 / ?f6"/><draw:equation draw:name="f86" draw:formula="?f27 / ?f7"/><draw:equation draw:name="f87" draw:formula="?f28 / ?f6"/><draw:equation draw:name="f88" draw:formula="?f29 / ?f6"/><draw:equation draw:name="f89" draw:formula="?f30 / ?f6"/><draw:equation draw:name="f90" draw:formula="?f31 / ?f6"/><draw:equation draw:name="f91" draw:formula="?f32 / ?f7"/><draw:equation draw:name="f92" draw:formula="?f33 / ?f6"/><draw:equation draw:name="f93" draw:formula="?f34 / ?f6"/><draw:equation draw:name="f94" draw:formula="?f35 / ?f7"/><draw:equation draw:name="f95" draw:formula="?f36 / ?f6"/><draw:equation draw:name="f96" draw:formula="?f37 / ?f6"/><draw:equation draw:name="f97" draw:formula="?f38 / ?f7"/><draw:equation draw:name="f98" draw:formula="?f39 / ?f6"/><draw:equation draw:name="f99" draw:formula="?f40 / ?f7"/><draw:equation draw:name="f100" draw:formula="?f41 / ?f6"/><draw:equation draw:name="f101" draw:formula="?f42 / ?f7"/><draw:equation draw:name="f102" draw:formula="?f43 / ?f6"/><draw:equation draw:name="f103" draw:formula="?f44 / ?f7"/><draw:equation draw:name="f104" draw:formula="?f45 / ?f6"/><draw:equation draw:name="f105" draw:formula="?f46 / ?f7"/><draw:equation draw:name="f106" draw:formula="?f47 / ?f6"/><draw:equation draw:name="f107" draw:formula="?f48 / ?f7"/><draw:equation draw:name="f108" draw:formula="?f49 / ?f6"/><draw:equation draw:name="f109" draw:formula="?f50 / ?f7"/><draw:equation draw:name="f110" draw:formula="?f51 / ?f6"/><draw:equation draw:name="f111" draw:formula="?f52 / ?f7"/><draw:equation draw:name="f112" draw:formula="?f53 / ?f6"/><draw:equation draw:name="f113" draw:formula="?f54 / ?f6"/><draw:equation draw:name="f114" draw:formula="?f55 / ?f7"/><draw:equation draw:name="f115" draw:formula="?f56 / ?f6"/><draw:equation draw:name="f116" draw:formula="?f57 / ?f7"/><draw:equation draw:name="f117" draw:formula="?f58 / ?f6"/><draw:equation draw:name="f118" draw:formula="?f59 / ?f6"/><draw:equation draw:name="f119" draw:formula="?f60 / ?f7"/><draw:equation draw:name="f120" draw:formula="?f61 / ?f6"/><draw:equation draw:name="f121" draw:formula="?f62 / ?f7"/><draw:equation draw:name="f122" draw:formula="?f63 / ?f6"/><draw:equation draw:name="f123" draw:formula="?f64 / ?f7"/><draw:equation draw:name="f124" draw:formula="?f65 / ?f6"/><draw:equation draw:name="f125" draw:formula="?f66 / ?f7"/><draw:equation draw:name="f126" draw:formula="0 / ?f6"/><draw:equation draw:name="f127" draw:formula="?f1 / ?f6"/><draw:equation draw:name="f128" draw:formula="0 / ?f7"/><draw:equation draw:name="f129" draw:formula="?f3 / ?f7"/></draw:enhanced-geometry></draw:custom-shape><draw:g draw:name="Group 109" draw:id="id18"><svg:title/><svg:desc/><draw:custom-shape svg:x="2.10486in" svg:y="2.09514in" svg:width="0.23056in" svg:height="0.19167in" draw:id="id16" draw:style-name="a16" draw:name="Freeform 107"><svg:title/><svg:desc/><draw:enhanced-geometry draw:type="non-primitive" svg:viewBox="0 0 332 276" draw:enhanced-path="M 332 0 L 332 109 320 126 308 142 289 155 264 168 242 180 212 192 181 200 146 211 150 276 0 176 129 47 134 103 160 99 191 92 224 78 254 64 280 47 306 31 324 15 332 0 Z N" draw:text-areas="?f88 ?f90 ?f89 ?f91" draw:glue-points="?f48 ?f49 ?f48 ?f50 ?f51 ?f52 ?f53 ?f54 ?f55 ?f56 ?f57 ?f58 ?f59 ?f60 ?f61 ?f62 ?f63 ?f64 ?f65 ?f66 ?f67 ?f68 ?f69 ?f70 ?f71 ?f72 ?f73 ?f74 ?f75 ?f76 ?f77 ?f78 ?f79 ?f80 ?f81 ?f82 ?f83 ?f72 ?f84 ?f85 ?f86 ?f87 ?f48 ?f49"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2"/><draw:equation draw:name="f7" draw:formula="?f4 / 276"/><draw:equation draw:name="f8" draw:formula="332 * ?f5 / 332"/><draw:equation draw:name="f9" draw:formula="0 * ?f4 / 276"/><draw:equation draw:name="f10" draw:formula="109 * ?f4 / 276"/><draw:equation draw:name="f11" draw:formula="320 * ?f5 / 332"/><draw:equation draw:name="f12" draw:formula="126 * ?f4 / 276"/><draw:equation draw:name="f13" draw:formula="308 * ?f5 / 332"/><draw:equation draw:name="f14" draw:formula="142 * ?f4 / 276"/><draw:equation draw:name="f15" draw:formula="289 * ?f5 / 332"/><draw:equation draw:name="f16" draw:formula="155 * ?f4 / 276"/><draw:equation draw:name="f17" draw:formula="264 * ?f5 / 332"/><draw:equation draw:name="f18" draw:formula="168 * ?f4 / 276"/><draw:equation draw:name="f19" draw:formula="242 * ?f5 / 332"/><draw:equation draw:name="f20" draw:formula="180 * ?f4 / 276"/><draw:equation draw:name="f21" draw:formula="212 * ?f5 / 332"/><draw:equation draw:name="f22" draw:formula="192 * ?f4 / 276"/><draw:equation draw:name="f23" draw:formula="181 * ?f5 / 332"/><draw:equation draw:name="f24" draw:formula="200 * ?f4 / 276"/><draw:equation draw:name="f25" draw:formula="146 * ?f5 / 332"/><draw:equation draw:name="f26" draw:formula="211 * ?f4 / 276"/><draw:equation draw:name="f27" draw:formula="150 * ?f5 / 332"/><draw:equation draw:name="f28" draw:formula="276 * ?f4 / 276"/><draw:equation draw:name="f29" draw:formula="0 * ?f5 / 332"/><draw:equation draw:name="f30" draw:formula="176 * ?f4 / 276"/><draw:equation draw:name="f31" draw:formula="129 * ?f5 / 332"/><draw:equation draw:name="f32" draw:formula="47 * ?f4 / 276"/><draw:equation draw:name="f33" draw:formula="134 * ?f5 / 332"/><draw:equation draw:name="f34" draw:formula="103 * ?f4 / 276"/><draw:equation draw:name="f35" draw:formula="160 * ?f5 / 332"/><draw:equation draw:name="f36" draw:formula="99 * ?f4 / 276"/><draw:equation draw:name="f37" draw:formula="191 * ?f5 / 332"/><draw:equation draw:name="f38" draw:formula="92 * ?f4 / 276"/><draw:equation draw:name="f39" draw:formula="224 * ?f5 / 332"/><draw:equation draw:name="f40" draw:formula="78 * ?f4 / 276"/><draw:equation draw:name="f41" draw:formula="254 * ?f5 / 332"/><draw:equation draw:name="f42" draw:formula="64 * ?f4 / 276"/><draw:equation draw:name="f43" draw:formula="280 * ?f5 / 332"/><draw:equation draw:name="f44" draw:formula="306 * ?f5 / 332"/><draw:equation draw:name="f45" draw:formula="31 * ?f4 / 276"/><draw:equation draw:name="f46" draw:formula="324 * ?f5 / 332"/><draw:equation draw:name="f47" draw:formula="15 * ?f4 / 276"/><draw:equation draw:name="f48" draw:formula="?f8 / ?f6"/><draw:equation draw:name="f49" draw:formula="?f9 / ?f7"/><draw:equation draw:name="f50" draw:formula="?f10 / ?f7"/><draw:equation draw:name="f51" draw:formula="?f11 / ?f6"/><draw:equation draw:name="f52" draw:formula="?f12 / ?f7"/><draw:equation draw:name="f53" draw:formula="?f13 / ?f6"/><draw:equation draw:name="f54" draw:formula="?f14 / ?f7"/><draw:equation draw:name="f55" draw:formula="?f15 / ?f6"/><draw:equation draw:name="f56" draw:formula="?f16 / ?f7"/><draw:equation draw:name="f57" draw:formula="?f17 / ?f6"/><draw:equation draw:name="f58" draw:formula="?f18 / ?f7"/><draw:equation draw:name="f59" draw:formula="?f19 / ?f6"/><draw:equation draw:name="f60" draw:formula="?f20 / ?f7"/><draw:equation draw:name="f61" draw:formula="?f21 / ?f6"/><draw:equation draw:name="f62" draw:formula="?f22 / ?f7"/><draw:equation draw:name="f63" draw:formula="?f23 / ?f6"/><draw:equation draw:name="f64" draw:formula="?f24 / ?f7"/><draw:equation draw:name="f65" draw:formula="?f25 / ?f6"/><draw:equation draw:name="f66" draw:formula="?f26 / ?f7"/><draw:equation draw:name="f67" draw:formula="?f27 / ?f6"/><draw:equation draw:name="f68" draw:formula="?f28 / ?f7"/><draw:equation draw:name="f69" draw:formula="?f29 / ?f6"/><draw:equation draw:name="f70" draw:formula="?f30 / ?f7"/><draw:equation draw:name="f71" draw:formula="?f31 / ?f6"/><draw:equation draw:name="f72" draw:formula="?f32 / ?f7"/><draw:equation draw:name="f73" draw:formula="?f33 / ?f6"/><draw:equation draw:name="f74" draw:formula="?f34 / ?f7"/><draw:equation draw:name="f75" draw:formula="?f35 / ?f6"/><draw:equation draw:name="f76" draw:formula="?f36 / ?f7"/><draw:equation draw:name="f77" draw:formula="?f37 / ?f6"/><draw:equation draw:name="f78" draw:formula="?f38 / ?f7"/><draw:equation draw:name="f79" draw:formula="?f39 / ?f6"/><draw:equation draw:name="f80" draw:formula="?f40 / ?f7"/><draw:equation draw:name="f81" draw:formula="?f41 / ?f6"/><draw:equation draw:name="f82" draw:formula="?f42 / ?f7"/><draw:equation draw:name="f83" draw:formula="?f43 / ?f6"/><draw:equation draw:name="f84" draw:formula="?f44 / ?f6"/><draw:equation draw:name="f85" draw:formula="?f45 / ?f7"/><draw:equation draw:name="f86" draw:formula="?f46 / ?f6"/><draw:equation draw:name="f87" draw:formula="?f47 / ?f7"/><draw:equation draw:name="f88" draw:formula="0 / ?f6"/><draw:equation draw:name="f89" draw:formula="?f1 / ?f6"/><draw:equation draw:name="f90" draw:formula="0 / ?f7"/><draw:equation draw:name="f91" draw:formula="?f3 / ?f7"/></draw:enhanced-geometry></draw:custom-shape><draw:custom-shape svg:x="2.10486in" svg:y="2.09514in" svg:width="0.23056in" svg:height="0.19167in" draw:id="id17" draw:style-name="a17" draw:name="Freeform 108"><svg:title/><svg:desc/><draw:enhanced-geometry draw:type="non-primitive" svg:viewBox="0 0 332 276" draw:enhanced-path="M 332 0 L 332 109 320 126 308 142 289 155 264 168 242 180 212 192 181 200 146 211 150 276 0 176 129 47 134 103 160 99 191 92 224 78 254 64 280 47 306 31 324 15 332 0 N" draw:text-areas="?f88 ?f90 ?f89 ?f91" draw:glue-points="?f48 ?f49 ?f48 ?f50 ?f51 ?f52 ?f53 ?f54 ?f55 ?f56 ?f57 ?f58 ?f59 ?f60 ?f61 ?f62 ?f63 ?f64 ?f65 ?f66 ?f67 ?f68 ?f69 ?f70 ?f71 ?f72 ?f73 ?f74 ?f75 ?f76 ?f77 ?f78 ?f79 ?f80 ?f81 ?f82 ?f83 ?f72 ?f84 ?f85 ?f86 ?f87 ?f48 ?f49"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2"/><draw:equation draw:name="f7" draw:formula="?f4 / 276"/><draw:equation draw:name="f8" draw:formula="332 * ?f5 / 332"/><draw:equation draw:name="f9" draw:formula="0 * ?f4 / 276"/><draw:equation draw:name="f10" draw:formula="109 * ?f4 / 276"/><draw:equation draw:name="f11" draw:formula="320 * ?f5 / 332"/><draw:equation draw:name="f12" draw:formula="126 * ?f4 / 276"/><draw:equation draw:name="f13" draw:formula="308 * ?f5 / 332"/><draw:equation draw:name="f14" draw:formula="142 * ?f4 / 276"/><draw:equation draw:name="f15" draw:formula="289 * ?f5 / 332"/><draw:equation draw:name="f16" draw:formula="155 * ?f4 / 276"/><draw:equation draw:name="f17" draw:formula="264 * ?f5 / 332"/><draw:equation draw:name="f18" draw:formula="168 * ?f4 / 276"/><draw:equation draw:name="f19" draw:formula="242 * ?f5 / 332"/><draw:equation draw:name="f20" draw:formula="180 * ?f4 / 276"/><draw:equation draw:name="f21" draw:formula="212 * ?f5 / 332"/><draw:equation draw:name="f22" draw:formula="192 * ?f4 / 276"/><draw:equation draw:name="f23" draw:formula="181 * ?f5 / 332"/><draw:equation draw:name="f24" draw:formula="200 * ?f4 / 276"/><draw:equation draw:name="f25" draw:formula="146 * ?f5 / 332"/><draw:equation draw:name="f26" draw:formula="211 * ?f4 / 276"/><draw:equation draw:name="f27" draw:formula="150 * ?f5 / 332"/><draw:equation draw:name="f28" draw:formula="276 * ?f4 / 276"/><draw:equation draw:name="f29" draw:formula="0 * ?f5 / 332"/><draw:equation draw:name="f30" draw:formula="176 * ?f4 / 276"/><draw:equation draw:name="f31" draw:formula="129 * ?f5 / 332"/><draw:equation draw:name="f32" draw:formula="47 * ?f4 / 276"/><draw:equation draw:name="f33" draw:formula="134 * ?f5 / 332"/><draw:equation draw:name="f34" draw:formula="103 * ?f4 / 276"/><draw:equation draw:name="f35" draw:formula="160 * ?f5 / 332"/><draw:equation draw:name="f36" draw:formula="99 * ?f4 / 276"/><draw:equation draw:name="f37" draw:formula="191 * ?f5 / 332"/><draw:equation draw:name="f38" draw:formula="92 * ?f4 / 276"/><draw:equation draw:name="f39" draw:formula="224 * ?f5 / 332"/><draw:equation draw:name="f40" draw:formula="78 * ?f4 / 276"/><draw:equation draw:name="f41" draw:formula="254 * ?f5 / 332"/><draw:equation draw:name="f42" draw:formula="64 * ?f4 / 276"/><draw:equation draw:name="f43" draw:formula="280 * ?f5 / 332"/><draw:equation draw:name="f44" draw:formula="306 * ?f5 / 332"/><draw:equation draw:name="f45" draw:formula="31 * ?f4 / 276"/><draw:equation draw:name="f46" draw:formula="324 * ?f5 / 332"/><draw:equation draw:name="f47" draw:formula="15 * ?f4 / 276"/><draw:equation draw:name="f48" draw:formula="?f8 / ?f6"/><draw:equation draw:name="f49" draw:formula="?f9 / ?f7"/><draw:equation draw:name="f50" draw:formula="?f10 / ?f7"/><draw:equation draw:name="f51" draw:formula="?f11 / ?f6"/><draw:equation draw:name="f52" draw:formula="?f12 / ?f7"/><draw:equation draw:name="f53" draw:formula="?f13 / ?f6"/><draw:equation draw:name="f54" draw:formula="?f14 / ?f7"/><draw:equation draw:name="f55" draw:formula="?f15 / ?f6"/><draw:equation draw:name="f56" draw:formula="?f16 / ?f7"/><draw:equation draw:name="f57" draw:formula="?f17 / ?f6"/><draw:equation draw:name="f58" draw:formula="?f18 / ?f7"/><draw:equation draw:name="f59" draw:formula="?f19 / ?f6"/><draw:equation draw:name="f60" draw:formula="?f20 / ?f7"/><draw:equation draw:name="f61" draw:formula="?f21 / ?f6"/><draw:equation draw:name="f62" draw:formula="?f22 / ?f7"/><draw:equation draw:name="f63" draw:formula="?f23 / ?f6"/><draw:equation draw:name="f64" draw:formula="?f24 / ?f7"/><draw:equation draw:name="f65" draw:formula="?f25 / ?f6"/><draw:equation draw:name="f66" draw:formula="?f26 / ?f7"/><draw:equation draw:name="f67" draw:formula="?f27 / ?f6"/><draw:equation draw:name="f68" draw:formula="?f28 / ?f7"/><draw:equation draw:name="f69" draw:formula="?f29 / ?f6"/><draw:equation draw:name="f70" draw:formula="?f30 / ?f7"/><draw:equation draw:name="f71" draw:formula="?f31 / ?f6"/><draw:equation draw:name="f72" draw:formula="?f32 / ?f7"/><draw:equation draw:name="f73" draw:formula="?f33 / ?f6"/><draw:equation draw:name="f74" draw:formula="?f34 / ?f7"/><draw:equation draw:name="f75" draw:formula="?f35 / ?f6"/><draw:equation draw:name="f76" draw:formula="?f36 / ?f7"/><draw:equation draw:name="f77" draw:formula="?f37 / ?f6"/><draw:equation draw:name="f78" draw:formula="?f38 / ?f7"/><draw:equation draw:name="f79" draw:formula="?f39 / ?f6"/><draw:equation draw:name="f80" draw:formula="?f40 / ?f7"/><draw:equation draw:name="f81" draw:formula="?f41 / ?f6"/><draw:equation draw:name="f82" draw:formula="?f42 / ?f7"/><draw:equation draw:name="f83" draw:formula="?f43 / ?f6"/><draw:equation draw:name="f84" draw:formula="?f44 / ?f6"/><draw:equation draw:name="f85" draw:formula="?f45 / ?f7"/><draw:equation draw:name="f86" draw:formula="?f46 / ?f6"/><draw:equation draw:name="f87" draw:formula="?f47 / ?f7"/><draw:equation draw:name="f88" draw:formula="0 / ?f6"/><draw:equation draw:name="f89" draw:formula="?f1 / ?f6"/><draw:equation draw:name="f90" draw:formula="0 / ?f7"/><draw:equation draw:name="f91" draw:formula="?f3 / ?f7"/></draw:enhanced-geometry></draw:custom-shape></draw:g><draw:g draw:name="Group 112" draw:id="id21"><svg:title/><svg:desc/><draw:custom-shape svg:x="1.89514in" svg:y="2.125in" svg:width="0.19306in" svg:height="0.14375in" draw:id="id19" draw:style-name="a18" draw:name="Freeform 110"><svg:title/><svg:desc/><draw:enhanced-geometry draw:type="non-primitive" svg:viewBox="0 0 278 207" draw:enhanced-path="M 2 106 L 2 106 2 112 3 114 3 119 9 123 9 126 10 133 14 134 21 139 21 143 28 146 29 150 38 154 45 158 52 164 57 164 62 169 69 172 78 174 90 177 95 180 106 185 116 187 125 188 134 191 146 193 153 197 167 197 177 200 186 200 200 203 212 206 224 207 278 207 217 157 274 100 221 99 212 99 198 96 186 96 177 93 165 89 153 89 142 87 130 84 122 84 113 80 102 77 95 76 87 73 78 68 69 66 62 62 56 56 47 56 40 53 35 50 28 46 22 39 21 35 19 34 10 27 9 26 9 19 3 16 2 14 2 10 0 4 0 0 2 0 2 106 Z N" draw:text-areas="?f132 ?f134 ?f133 ?f135" draw:glue-points="?f70 ?f71 ?f72 ?f73 ?f74 ?f75 ?f76 ?f77 ?f78 ?f79 ?f80 ?f81 ?f82 ?f83 ?f84 ?f85 ?f86 ?f87 ?f88 ?f89 ?f90 ?f91 ?f92 ?f93 ?f94 ?f95 ?f96 ?f97 ?f98 ?f99 ?f100 ?f101 ?f102 ?f103 ?f104 ?f105 ?f106 ?f107 ?f108 ?f109 ?f98 ?f110 ?f96 ?f111 ?f112 ?f113 ?f114 ?f115 ?f90 ?f116 ?f88 ?f117 ?f86 ?f118 ?f119 ?f120 ?f121 ?f122 ?f123 ?f124 ?f125 ?f126 ?f74 ?f127 ?f72 ?f128 ?f70 ?f129 ?f130 ?f131 ?f70 ?f71" draw:glue-point-leaving-directions="-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8"/><draw:equation draw:name="f7" draw:formula="?f4 / 207"/><draw:equation draw:name="f8" draw:formula="2 * ?f5 / 278"/><draw:equation draw:name="f9" draw:formula="106 * ?f4 / 207"/><draw:equation draw:name="f10" draw:formula="3 * ?f5 / 278"/><draw:equation draw:name="f11" draw:formula="114 * ?f4 / 207"/><draw:equation draw:name="f12" draw:formula="9 * ?f5 / 278"/><draw:equation draw:name="f13" draw:formula="123 * ?f4 / 207"/><draw:equation draw:name="f14" draw:formula="10 * ?f5 / 278"/><draw:equation draw:name="f15" draw:formula="133 * ?f4 / 207"/><draw:equation draw:name="f16" draw:formula="21 * ?f5 / 278"/><draw:equation draw:name="f17" draw:formula="139 * ?f4 / 207"/><draw:equation draw:name="f18" draw:formula="28 * ?f5 / 278"/><draw:equation draw:name="f19" draw:formula="146 * ?f4 / 207"/><draw:equation draw:name="f20" draw:formula="38 * ?f5 / 278"/><draw:equation draw:name="f21" draw:formula="154 * ?f4 / 207"/><draw:equation draw:name="f22" draw:formula="52 * ?f5 / 278"/><draw:equation draw:name="f23" draw:formula="164 * ?f4 / 207"/><draw:equation draw:name="f24" draw:formula="62 * ?f5 / 278"/><draw:equation draw:name="f25" draw:formula="169 * ?f4 / 207"/><draw:equation draw:name="f26" draw:formula="78 * ?f5 / 278"/><draw:equation draw:name="f27" draw:formula="174 * ?f4 / 207"/><draw:equation draw:name="f28" draw:formula="95 * ?f5 / 278"/><draw:equation draw:name="f29" draw:formula="180 * ?f4 / 207"/><draw:equation draw:name="f30" draw:formula="116 * ?f5 / 278"/><draw:equation draw:name="f31" draw:formula="187 * ?f4 / 207"/><draw:equation draw:name="f32" draw:formula="134 * ?f5 / 278"/><draw:equation draw:name="f33" draw:formula="191 * ?f4 / 207"/><draw:equation draw:name="f34" draw:formula="153 * ?f5 / 278"/><draw:equation draw:name="f35" draw:formula="197 * ?f4 / 207"/><draw:equation draw:name="f36" draw:formula="177 * ?f5 / 278"/><draw:equation draw:name="f37" draw:formula="200 * ?f4 / 207"/><draw:equation draw:name="f38" draw:formula="200 * ?f5 / 278"/><draw:equation draw:name="f39" draw:formula="203 * ?f4 / 207"/><draw:equation draw:name="f40" draw:formula="224 * ?f5 / 278"/><draw:equation draw:name="f41" draw:formula="207 * ?f4 / 207"/><draw:equation draw:name="f42" draw:formula="217 * ?f5 / 278"/><draw:equation draw:name="f43" draw:formula="157 * ?f4 / 207"/><draw:equation draw:name="f44" draw:formula="221 * ?f5 / 278"/><draw:equation draw:name="f45" draw:formula="99 * ?f4 / 207"/><draw:equation draw:name="f46" draw:formula="198 * ?f5 / 278"/><draw:equation draw:name="f47" draw:formula="96 * ?f4 / 207"/><draw:equation draw:name="f48" draw:formula="93 * ?f4 / 207"/><draw:equation draw:name="f49" draw:formula="89 * ?f4 / 207"/><draw:equation draw:name="f50" draw:formula="130 * ?f5 / 278"/><draw:equation draw:name="f51" draw:formula="84 * ?f4 / 207"/><draw:equation draw:name="f52" draw:formula="113 * ?f5 / 278"/><draw:equation draw:name="f53" draw:formula="80 * ?f4 / 207"/><draw:equation draw:name="f54" draw:formula="76 * ?f4 / 207"/><draw:equation draw:name="f55" draw:formula="68 * ?f4 / 207"/><draw:equation draw:name="f56" draw:formula="62 * ?f4 / 207"/><draw:equation draw:name="f57" draw:formula="47 * ?f5 / 278"/><draw:equation draw:name="f58" draw:formula="56 * ?f4 / 207"/><draw:equation draw:name="f59" draw:formula="35 * ?f5 / 278"/><draw:equation draw:name="f60" draw:formula="50 * ?f4 / 207"/><draw:equation draw:name="f61" draw:formula="22 * ?f5 / 278"/><draw:equation draw:name="f62" draw:formula="39 * ?f4 / 207"/><draw:equation draw:name="f63" draw:formula="19 * ?f5 / 278"/><draw:equation draw:name="f64" draw:formula="34 * ?f4 / 207"/><draw:equation draw:name="f65" draw:formula="26 * ?f4 / 207"/><draw:equation draw:name="f66" draw:formula="16 * ?f4 / 207"/><draw:equation draw:name="f67" draw:formula="10 * ?f4 / 207"/><draw:equation draw:name="f68" draw:formula="0 * ?f5 / 278"/><draw:equation draw:name="f69" draw:formula="0 * ?f4 / 207"/><draw:equation draw:name="f70" draw:formula="?f8 / ?f6"/><draw:equation draw:name="f71" draw:formula="?f9 / ?f7"/><draw:equation draw:name="f72" draw:formula="?f10 / ?f6"/><draw:equation draw:name="f73" draw:formula="?f11 / ?f7"/><draw:equation draw:name="f74" draw:formula="?f12 / ?f6"/><draw:equation draw:name="f75" draw:formula="?f13 / ?f7"/><draw:equation draw:name="f76" draw:formula="?f14 / ?f6"/><draw:equation draw:name="f77" draw:formula="?f15 / ?f7"/><draw:equation draw:name="f78" draw:formula="?f16 / ?f6"/><draw:equation draw:name="f79" draw:formula="?f17 / ?f7"/><draw:equation draw:name="f80" draw:formula="?f18 / ?f6"/><draw:equation draw:name="f81" draw:formula="?f19 / ?f7"/><draw:equation draw:name="f82" draw:formula="?f20 / ?f6"/><draw:equation draw:name="f83" draw:formula="?f21 / ?f7"/><draw:equation draw:name="f84" draw:formula="?f22 / ?f6"/><draw:equation draw:name="f85" draw:formula="?f23 / ?f7"/><draw:equation draw:name="f86" draw:formula="?f24 / ?f6"/><draw:equation draw:name="f87" draw:formula="?f25 / ?f7"/><draw:equation draw:name="f88" draw:formula="?f26 / ?f6"/><draw:equation draw:name="f89" draw:formula="?f27 / ?f7"/><draw:equation draw:name="f90" draw:formula="?f28 / ?f6"/><draw:equation draw:name="f91" draw:formula="?f29 / ?f7"/><draw:equation draw:name="f92" draw:formula="?f30 / ?f6"/><draw:equation draw:name="f93" draw:formula="?f31 / ?f7"/><draw:equation draw:name="f94" draw:formula="?f32 / ?f6"/><draw:equation draw:name="f95" draw:formula="?f33 / ?f7"/><draw:equation draw:name="f96" draw:formula="?f34 / ?f6"/><draw:equation draw:name="f97" draw:formula="?f35 / ?f7"/><draw:equation draw:name="f98" draw:formula="?f36 / ?f6"/><draw:equation draw:name="f99" draw:formula="?f37 / ?f7"/><draw:equation draw:name="f100" draw:formula="?f38 / ?f6"/><draw:equation draw:name="f101" draw:formula="?f39 / ?f7"/><draw:equation draw:name="f102" draw:formula="?f40 / ?f6"/><draw:equation draw:name="f103" draw:formula="?f41 / ?f7"/><draw:equation draw:name="f104" draw:formula="?f42 / ?f6"/><draw:equation draw:name="f105" draw:formula="?f43 / ?f7"/><draw:equation draw:name="f106" draw:formula="?f44 / ?f6"/><draw:equation draw:name="f107" draw:formula="?f45 / ?f7"/><draw:equation draw:name="f108" draw:formula="?f46 / ?f6"/><draw:equation draw:name="f109" draw:formula="?f47 / ?f7"/><draw:equation draw:name="f110" draw:formula="?f48 / ?f7"/><draw:equation draw:name="f111" draw:formula="?f49 / ?f7"/><draw:equation draw:name="f112" draw:formula="?f50 / ?f6"/><draw:equation draw:name="f113" draw:formula="?f51 / ?f7"/><draw:equation draw:name="f114" draw:formula="?f52 / ?f6"/><draw:equation draw:name="f115" draw:formula="?f53 / ?f7"/><draw:equation draw:name="f116" draw:formula="?f54 / ?f7"/><draw:equation draw:name="f117" draw:formula="?f55 / ?f7"/><draw:equation draw:name="f118" draw:formula="?f56 / ?f7"/><draw:equation draw:name="f119" draw:formula="?f57 / ?f6"/><draw:equation draw:name="f120" draw:formula="?f58 / ?f7"/><draw:equation draw:name="f121" draw:formula="?f59 / ?f6"/><draw:equation draw:name="f122" draw:formula="?f60 / ?f7"/><draw:equation draw:name="f123" draw:formula="?f61 / ?f6"/><draw:equation draw:name="f124" draw:formula="?f62 / ?f7"/><draw:equation draw:name="f125" draw:formula="?f63 / ?f6"/><draw:equation draw:name="f126" draw:formula="?f64 / ?f7"/><draw:equation draw:name="f127" draw:formula="?f65 / ?f7"/><draw:equation draw:name="f128" draw:formula="?f66 / ?f7"/><draw:equation draw:name="f129" draw:formula="?f67 / ?f7"/><draw:equation draw:name="f130" draw:formula="?f68 / ?f6"/><draw:equation draw:name="f131" draw:formula="?f69 / ?f7"/><draw:equation draw:name="f132" draw:formula="0 / ?f6"/><draw:equation draw:name="f133" draw:formula="?f1 / ?f6"/><draw:equation draw:name="f134" draw:formula="0 / ?f7"/><draw:equation draw:name="f135" draw:formula="?f3 / ?f7"/></draw:enhanced-geometry></draw:custom-shape><draw:custom-shape svg:x="1.89514in" svg:y="2.125in" svg:width="0.19306in" svg:height="0.14375in" draw:id="id20" draw:style-name="a19" draw:name="Freeform 111"><svg:title/><svg:desc/><draw:enhanced-geometry draw:type="non-primitive" svg:viewBox="0 0 278 207" draw:enhanced-path="M 2 106 L 2 106 2 112 3 114 3 119 9 123 9 126 10 133 14 134 21 139 21 143 28 146 29 150 38 154 45 158 52 164 57 164 62 169 69 172 78 174 90 177 95 180 106 185 116 187 125 188 134 191 146 193 153 197 167 197 177 200 186 200 200 203 212 206 224 207 278 207 217 157 274 100 221 99 212 99 198 96 186 96 177 93 165 89 153 89 142 87 130 84 122 84 113 80 102 77 95 76 87 73 78 68 69 66 62 62 56 56 47 56 40 53 35 50 28 46 22 39 21 35 19 34 10 27 9 26 9 19 3 16 2 14 2 10 0 4 0 0 2 0 2 106 N" draw:text-areas="?f132 ?f134 ?f133 ?f135" draw:glue-points="?f70 ?f71 ?f72 ?f73 ?f74 ?f75 ?f76 ?f77 ?f78 ?f79 ?f80 ?f81 ?f82 ?f83 ?f84 ?f85 ?f86 ?f87 ?f88 ?f89 ?f90 ?f91 ?f92 ?f93 ?f94 ?f95 ?f96 ?f97 ?f98 ?f99 ?f100 ?f101 ?f102 ?f103 ?f104 ?f105 ?f106 ?f107 ?f108 ?f109 ?f98 ?f110 ?f96 ?f111 ?f112 ?f113 ?f114 ?f115 ?f90 ?f116 ?f88 ?f117 ?f86 ?f118 ?f119 ?f120 ?f121 ?f122 ?f123 ?f124 ?f125 ?f126 ?f74 ?f127 ?f72 ?f128 ?f70 ?f129 ?f130 ?f131 ?f70 ?f71" draw:glue-point-leaving-directions="-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8"/><draw:equation draw:name="f7" draw:formula="?f4 / 207"/><draw:equation draw:name="f8" draw:formula="2 * ?f5 / 278"/><draw:equation draw:name="f9" draw:formula="106 * ?f4 / 207"/><draw:equation draw:name="f10" draw:formula="3 * ?f5 / 278"/><draw:equation draw:name="f11" draw:formula="114 * ?f4 / 207"/><draw:equation draw:name="f12" draw:formula="9 * ?f5 / 278"/><draw:equation draw:name="f13" draw:formula="123 * ?f4 / 207"/><draw:equation draw:name="f14" draw:formula="10 * ?f5 / 278"/><draw:equation draw:name="f15" draw:formula="133 * ?f4 / 207"/><draw:equation draw:name="f16" draw:formula="21 * ?f5 / 278"/><draw:equation draw:name="f17" draw:formula="139 * ?f4 / 207"/><draw:equation draw:name="f18" draw:formula="28 * ?f5 / 278"/><draw:equation draw:name="f19" draw:formula="146 * ?f4 / 207"/><draw:equation draw:name="f20" draw:formula="38 * ?f5 / 278"/><draw:equation draw:name="f21" draw:formula="154 * ?f4 / 207"/><draw:equation draw:name="f22" draw:formula="52 * ?f5 / 278"/><draw:equation draw:name="f23" draw:formula="164 * ?f4 / 207"/><draw:equation draw:name="f24" draw:formula="62 * ?f5 / 278"/><draw:equation draw:name="f25" draw:formula="169 * ?f4 / 207"/><draw:equation draw:name="f26" draw:formula="78 * ?f5 / 278"/><draw:equation draw:name="f27" draw:formula="174 * ?f4 / 207"/><draw:equation draw:name="f28" draw:formula="95 * ?f5 / 278"/><draw:equation draw:name="f29" draw:formula="180 * ?f4 / 207"/><draw:equation draw:name="f30" draw:formula="116 * ?f5 / 278"/><draw:equation draw:name="f31" draw:formula="187 * ?f4 / 207"/><draw:equation draw:name="f32" draw:formula="134 * ?f5 / 278"/><draw:equation draw:name="f33" draw:formula="191 * ?f4 / 207"/><draw:equation draw:name="f34" draw:formula="153 * ?f5 / 278"/><draw:equation draw:name="f35" draw:formula="197 * ?f4 / 207"/><draw:equation draw:name="f36" draw:formula="177 * ?f5 / 278"/><draw:equation draw:name="f37" draw:formula="200 * ?f4 / 207"/><draw:equation draw:name="f38" draw:formula="200 * ?f5 / 278"/><draw:equation draw:name="f39" draw:formula="203 * ?f4 / 207"/><draw:equation draw:name="f40" draw:formula="224 * ?f5 / 278"/><draw:equation draw:name="f41" draw:formula="207 * ?f4 / 207"/><draw:equation draw:name="f42" draw:formula="217 * ?f5 / 278"/><draw:equation draw:name="f43" draw:formula="157 * ?f4 / 207"/><draw:equation draw:name="f44" draw:formula="221 * ?f5 / 278"/><draw:equation draw:name="f45" draw:formula="99 * ?f4 / 207"/><draw:equation draw:name="f46" draw:formula="198 * ?f5 / 278"/><draw:equation draw:name="f47" draw:formula="96 * ?f4 / 207"/><draw:equation draw:name="f48" draw:formula="93 * ?f4 / 207"/><draw:equation draw:name="f49" draw:formula="89 * ?f4 / 207"/><draw:equation draw:name="f50" draw:formula="130 * ?f5 / 278"/><draw:equation draw:name="f51" draw:formula="84 * ?f4 / 207"/><draw:equation draw:name="f52" draw:formula="113 * ?f5 / 278"/><draw:equation draw:name="f53" draw:formula="80 * ?f4 / 207"/><draw:equation draw:name="f54" draw:formula="76 * ?f4 / 207"/><draw:equation draw:name="f55" draw:formula="68 * ?f4 / 207"/><draw:equation draw:name="f56" draw:formula="62 * ?f4 / 207"/><draw:equation draw:name="f57" draw:formula="47 * ?f5 / 278"/><draw:equation draw:name="f58" draw:formula="56 * ?f4 / 207"/><draw:equation draw:name="f59" draw:formula="35 * ?f5 / 278"/><draw:equation draw:name="f60" draw:formula="50 * ?f4 / 207"/><draw:equation draw:name="f61" draw:formula="22 * ?f5 / 278"/><draw:equation draw:name="f62" draw:formula="39 * ?f4 / 207"/><draw:equation draw:name="f63" draw:formula="19 * ?f5 / 278"/><draw:equation draw:name="f64" draw:formula="34 * ?f4 / 207"/><draw:equation draw:name="f65" draw:formula="26 * ?f4 / 207"/><draw:equation draw:name="f66" draw:formula="16 * ?f4 / 207"/><draw:equation draw:name="f67" draw:formula="10 * ?f4 / 207"/><draw:equation draw:name="f68" draw:formula="0 * ?f5 / 278"/><draw:equation draw:name="f69" draw:formula="0 * ?f4 / 207"/><draw:equation draw:name="f70" draw:formula="?f8 / ?f6"/><draw:equation draw:name="f71" draw:formula="?f9 / ?f7"/><draw:equation draw:name="f72" draw:formula="?f10 / ?f6"/><draw:equation draw:name="f73" draw:formula="?f11 / ?f7"/><draw:equation draw:name="f74" draw:formula="?f12 / ?f6"/><draw:equation draw:name="f75" draw:formula="?f13 / ?f7"/><draw:equation draw:name="f76" draw:formula="?f14 / ?f6"/><draw:equation draw:name="f77" draw:formula="?f15 / ?f7"/><draw:equation draw:name="f78" draw:formula="?f16 / ?f6"/><draw:equation draw:name="f79" draw:formula="?f17 / ?f7"/><draw:equation draw:name="f80" draw:formula="?f18 / ?f6"/><draw:equation draw:name="f81" draw:formula="?f19 / ?f7"/><draw:equation draw:name="f82" draw:formula="?f20 / ?f6"/><draw:equation draw:name="f83" draw:formula="?f21 / ?f7"/><draw:equation draw:name="f84" draw:formula="?f22 / ?f6"/><draw:equation draw:name="f85" draw:formula="?f23 / ?f7"/><draw:equation draw:name="f86" draw:formula="?f24 / ?f6"/><draw:equation draw:name="f87" draw:formula="?f25 / ?f7"/><draw:equation draw:name="f88" draw:formula="?f26 / ?f6"/><draw:equation draw:name="f89" draw:formula="?f27 / ?f7"/><draw:equation draw:name="f90" draw:formula="?f28 / ?f6"/><draw:equation draw:name="f91" draw:formula="?f29 / ?f7"/><draw:equation draw:name="f92" draw:formula="?f30 / ?f6"/><draw:equation draw:name="f93" draw:formula="?f31 / ?f7"/><draw:equation draw:name="f94" draw:formula="?f32 / ?f6"/><draw:equation draw:name="f95" draw:formula="?f33 / ?f7"/><draw:equation draw:name="f96" draw:formula="?f34 / ?f6"/><draw:equation draw:name="f97" draw:formula="?f35 / ?f7"/><draw:equation draw:name="f98" draw:formula="?f36 / ?f6"/><draw:equation draw:name="f99" draw:formula="?f37 / ?f7"/><draw:equation draw:name="f100" draw:formula="?f38 / ?f6"/><draw:equation draw:name="f101" draw:formula="?f39 / ?f7"/><draw:equation draw:name="f102" draw:formula="?f40 / ?f6"/><draw:equation draw:name="f103" draw:formula="?f41 / ?f7"/><draw:equation draw:name="f104" draw:formula="?f42 / ?f6"/><draw:equation draw:name="f105" draw:formula="?f43 / ?f7"/><draw:equation draw:name="f106" draw:formula="?f44 / ?f6"/><draw:equation draw:name="f107" draw:formula="?f45 / ?f7"/><draw:equation draw:name="f108" draw:formula="?f46 / ?f6"/><draw:equation draw:name="f109" draw:formula="?f47 / ?f7"/><draw:equation draw:name="f110" draw:formula="?f48 / ?f7"/><draw:equation draw:name="f111" draw:formula="?f49 / ?f7"/><draw:equation draw:name="f112" draw:formula="?f50 / ?f6"/><draw:equation draw:name="f113" draw:formula="?f51 / ?f7"/><draw:equation draw:name="f114" draw:formula="?f52 / ?f6"/><draw:equation draw:name="f115" draw:formula="?f53 / ?f7"/><draw:equation draw:name="f116" draw:formula="?f54 / ?f7"/><draw:equation draw:name="f117" draw:formula="?f55 / ?f7"/><draw:equation draw:name="f118" draw:formula="?f56 / ?f7"/><draw:equation draw:name="f119" draw:formula="?f57 / ?f6"/><draw:equation draw:name="f120" draw:formula="?f58 / ?f7"/><draw:equation draw:name="f121" draw:formula="?f59 / ?f6"/><draw:equation draw:name="f122" draw:formula="?f60 / ?f7"/><draw:equation draw:name="f123" draw:formula="?f61 / ?f6"/><draw:equation draw:name="f124" draw:formula="?f62 / ?f7"/><draw:equation draw:name="f125" draw:formula="?f63 / ?f6"/><draw:equation draw:name="f126" draw:formula="?f64 / ?f7"/><draw:equation draw:name="f127" draw:formula="?f65 / ?f7"/><draw:equation draw:name="f128" draw:formula="?f66 / ?f7"/><draw:equation draw:name="f129" draw:formula="?f67 / ?f7"/><draw:equation draw:name="f130" draw:formula="?f68 / ?f6"/><draw:equation draw:name="f131" draw:formula="?f69 / ?f7"/><draw:equation draw:name="f132" draw:formula="0 / ?f6"/><draw:equation draw:name="f133" draw:formula="?f1 / ?f6"/><draw:equation draw:name="f134" draw:formula="0 / ?f7"/><draw:equation draw:name="f135" draw:formula="?f3 / ?f7"/></draw:enhanced-geometry></draw:custom-shape></draw:g></draw:g><draw:custom-shape svg:x="1.73125in" svg:y="0.88264in" svg:width="0.77083in" svg:height="1.14236in" draw:z-index="251639808" draw:id="id23" draw:style-name="a21" draw:name="Freeform 12" text:anchor-type="paragraph"><svg:title/><svg:desc/><draw:enhanced-geometry draw:type="non-primitive" svg:viewBox="0 0 1110 1645" draw:enhanced-path="M 898 0 L 1110 1480 810 1645 0 463 10 459 40 444 83 421 142 391 210 358 288 320 370 279 453 236 539 193 620 152 695 113 763 77 818 47 862 24 890 8 898 0 Z N" draw:text-areas="?f84 ?f86 ?f85 ?f87" draw:glue-points="?f46 ?f47 ?f48 ?f49 ?f50 ?f51 ?f52 ?f53 ?f54 ?f55 ?f56 ?f57 ?f58 ?f59 ?f60 ?f61 ?f62 ?f63 ?f64 ?f65 ?f66 ?f67 ?f68 ?f69 ?f70 ?f71 ?f72 ?f73 ?f74 ?f75 ?f76 ?f77 ?f78 ?f79 ?f80 ?f81 ?f82 ?f83 ?f46 ?f4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0"/><draw:equation draw:name="f7" draw:formula="?f4 / 1645"/><draw:equation draw:name="f8" draw:formula="898 * ?f5 / 1110"/><draw:equation draw:name="f9" draw:formula="0 * ?f4 / 1645"/><draw:equation draw:name="f10" draw:formula="1110 * ?f5 / 1110"/><draw:equation draw:name="f11" draw:formula="1480 * ?f4 / 1645"/><draw:equation draw:name="f12" draw:formula="810 * ?f5 / 1110"/><draw:equation draw:name="f13" draw:formula="1645 * ?f4 / 1645"/><draw:equation draw:name="f14" draw:formula="0 * ?f5 / 1110"/><draw:equation draw:name="f15" draw:formula="463 * ?f4 / 1645"/><draw:equation draw:name="f16" draw:formula="10 * ?f5 / 1110"/><draw:equation draw:name="f17" draw:formula="459 * ?f4 / 1645"/><draw:equation draw:name="f18" draw:formula="40 * ?f5 / 1110"/><draw:equation draw:name="f19" draw:formula="444 * ?f4 / 1645"/><draw:equation draw:name="f20" draw:formula="83 * ?f5 / 1110"/><draw:equation draw:name="f21" draw:formula="421 * ?f4 / 1645"/><draw:equation draw:name="f22" draw:formula="142 * ?f5 / 1110"/><draw:equation draw:name="f23" draw:formula="391 * ?f4 / 1645"/><draw:equation draw:name="f24" draw:formula="210 * ?f5 / 1110"/><draw:equation draw:name="f25" draw:formula="358 * ?f4 / 1645"/><draw:equation draw:name="f26" draw:formula="288 * ?f5 / 1110"/><draw:equation draw:name="f27" draw:formula="320 * ?f4 / 1645"/><draw:equation draw:name="f28" draw:formula="370 * ?f5 / 1110"/><draw:equation draw:name="f29" draw:formula="279 * ?f4 / 1645"/><draw:equation draw:name="f30" draw:formula="453 * ?f5 / 1110"/><draw:equation draw:name="f31" draw:formula="236 * ?f4 / 1645"/><draw:equation draw:name="f32" draw:formula="539 * ?f5 / 1110"/><draw:equation draw:name="f33" draw:formula="193 * ?f4 / 1645"/><draw:equation draw:name="f34" draw:formula="620 * ?f5 / 1110"/><draw:equation draw:name="f35" draw:formula="152 * ?f4 / 1645"/><draw:equation draw:name="f36" draw:formula="695 * ?f5 / 1110"/><draw:equation draw:name="f37" draw:formula="113 * ?f4 / 1645"/><draw:equation draw:name="f38" draw:formula="763 * ?f5 / 1110"/><draw:equation draw:name="f39" draw:formula="77 * ?f4 / 1645"/><draw:equation draw:name="f40" draw:formula="818 * ?f5 / 1110"/><draw:equation draw:name="f41" draw:formula="47 * ?f4 / 1645"/><draw:equation draw:name="f42" draw:formula="862 * ?f5 / 1110"/><draw:equation draw:name="f43" draw:formula="24 * ?f4 / 1645"/><draw:equation draw:name="f44" draw:formula="890 * ?f5 / 1110"/><draw:equation draw:name="f45" draw:formula="8 * ?f4 / 1645"/><draw:equation draw:name="f46" draw:formula="?f8 / ?f6"/><draw:equation draw:name="f47" draw:formula="?f9 / ?f7"/><draw:equation draw:name="f48" draw:formula="?f10 / ?f6"/><draw:equation draw:name="f49" draw:formula="?f11 / ?f7"/><draw:equation draw:name="f50" draw:formula="?f12 / ?f6"/><draw:equation draw:name="f51" draw:formula="?f13 / ?f7"/><draw:equation draw:name="f52" draw:formula="?f14 / ?f6"/><draw:equation draw:name="f53" draw:formula="?f15 / ?f7"/><draw:equation draw:name="f54" draw:formula="?f16 / ?f6"/><draw:equation draw:name="f55" draw:formula="?f17 / ?f7"/><draw:equation draw:name="f56" draw:formula="?f18 / ?f6"/><draw:equation draw:name="f57" draw:formula="?f19 / ?f7"/><draw:equation draw:name="f58" draw:formula="?f20 / ?f6"/><draw:equation draw:name="f59" draw:formula="?f21 / ?f7"/><draw:equation draw:name="f60" draw:formula="?f22 / ?f6"/><draw:equation draw:name="f61" draw:formula="?f23 / ?f7"/><draw:equation draw:name="f62" draw:formula="?f24 / ?f6"/><draw:equation draw:name="f63" draw:formula="?f25 / ?f7"/><draw:equation draw:name="f64" draw:formula="?f26 / ?f6"/><draw:equation draw:name="f65" draw:formula="?f27 / ?f7"/><draw:equation draw:name="f66" draw:formula="?f28 / ?f6"/><draw:equation draw:name="f67" draw:formula="?f29 / ?f7"/><draw:equation draw:name="f68" draw:formula="?f30 / ?f6"/><draw:equation draw:name="f69" draw:formula="?f31 / ?f7"/><draw:equation draw:name="f70" draw:formula="?f32 / ?f6"/><draw:equation draw:name="f71" draw:formula="?f33 / ?f7"/><draw:equation draw:name="f72" draw:formula="?f34 / ?f6"/><draw:equation draw:name="f73" draw:formula="?f35 / ?f7"/><draw:equation draw:name="f74" draw:formula="?f36 / ?f6"/><draw:equation draw:name="f75" draw:formula="?f37 / ?f7"/><draw:equation draw:name="f76" draw:formula="?f38 / ?f6"/><draw:equation draw:name="f77" draw:formula="?f39 / ?f7"/><draw:equation draw:name="f78" draw:formula="?f40 / ?f6"/><draw:equation draw:name="f79" draw:formula="?f41 / ?f7"/><draw:equation draw:name="f80" draw:formula="?f42 / ?f6"/><draw:equation draw:name="f81" draw:formula="?f43 / ?f7"/><draw:equation draw:name="f82" draw:formula="?f44 / ?f6"/><draw:equation draw:name="f83" draw:formula="?f45 / ?f7"/><draw:equation draw:name="f84" draw:formula="0 / ?f6"/><draw:equation draw:name="f85" draw:formula="?f1 / ?f6"/><draw:equation draw:name="f86" draw:formula="0 / ?f7"/><draw:equation draw:name="f87" draw:formula="?f3 / ?f7"/></draw:enhanced-geometry></draw:custom-shape><draw:g draw:z-index="251683840" draw:name="Group 149" draw:id="id26" draw:style-name="a24" text:anchor-type="paragraph"><svg:title/><svg:desc/><draw:custom-shape svg:width="0.26667in" svg:height="0.15694in" draw:id="id24" draw:style-name="a22" draw:transform="translate(-0.13333in -0.07847in) rotate(-1.08119) translate(1.94733in 1.74269in)" draw:name="Freeform 150"><svg:title/><svg:desc/><draw:enhanced-geometry draw:type="non-primitive" svg:viewBox="0 0 384 226" draw:enhanced-path="M 31 0 L 0 36 352 226 384 191 31 0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226"/><draw:equation draw:name="f8" draw:formula="31 * ?f5 / 384"/><draw:equation draw:name="f9" draw:formula="0 * ?f4 / 226"/><draw:equation draw:name="f10" draw:formula="0 * ?f5 / 384"/><draw:equation draw:name="f11" draw:formula="36 * ?f4 / 226"/><draw:equation draw:name="f12" draw:formula="352 * ?f5 / 384"/><draw:equation draw:name="f13" draw:formula="226 * ?f4 / 226"/><draw:equation draw:name="f14" draw:formula="384 * ?f5 / 384"/><draw:equation draw:name="f15" draw:formula="191 * ?f4 / 22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width="0.17014in" svg:height="0.11667in" draw:id="id25" draw:style-name="a23" draw:transform="translate(-0.08507in -0.05833in) rotate(-1.08119) translate(1.95829in 1.91979in)" draw:name="Freeform 151"><svg:title/><svg:desc/><draw:enhanced-geometry draw:type="non-primitive" svg:viewBox="0 0 245 168" draw:enhanced-path="M 0 142 L 245 168 125 0 0 142 Z N" draw:text-areas="?f20 ?f22 ?f21 ?f23" draw:glue-points="?f14 ?f15 ?f16 ?f17 ?f18 ?f19 ?f14 ?f15"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draw:equation draw:name="f7" draw:formula="?f4 / 168"/><draw:equation draw:name="f8" draw:formula="0 * ?f5 / 245"/><draw:equation draw:name="f9" draw:formula="142 * ?f4 / 168"/><draw:equation draw:name="f10" draw:formula="245 * ?f5 / 245"/><draw:equation draw:name="f11" draw:formula="168 * ?f4 / 168"/><draw:equation draw:name="f12" draw:formula="125 * ?f5 / 245"/><draw:equation draw:name="f13" draw:formula="0 * ?f4 / 168"/><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0 / ?f6"/><draw:equation draw:name="f21" draw:formula="?f1 / ?f6"/><draw:equation draw:name="f22" draw:formula="0 / ?f7"/><draw:equation draw:name="f23" draw:formula="?f3 / ?f7"/></draw:enhanced-geometry></draw:custom-shape></draw:g><draw:custom-shape svg:x="2.36042in" svg:y="1.63889in" svg:width="0.62986in" svg:height="0.18403in" draw:z-index="251674624" draw:id="id27" draw:style-name="a25" draw:name="Rectangle 123" text:anchor-type="paragraph"><svg:title/><svg:desc/><text:p text:style-name="Normal"><text:span text:style-name="T37">M,</text:span><text:span text:style-name="T38"><text:s/>F</text:span><text:span text:style-name="T39"><text:s/>y</text:span><text:span text:style-name="T40">, V</text:span></text:p><draw:enhanced-geometry draw:type="non-primitive" svg:viewBox="0 0 21600 21600" draw:enhanced-path="M 0 0 L 21600 0 21600 21600 0 21600 Z N"/></draw:custom-shape><draw:custom-shape svg:x="3.82222in" svg:y="0.28125in" svg:width="0.10347in" svg:height="0.20208in" draw:z-index="251665408" draw:id="id28" draw:style-name="a26" draw:name="Rectangle 44" text:anchor-type="paragraph"><svg:title/><svg:desc/><text:p text:style-name="Normal"><text:span text:style-name="T41">x</text:span></text:p><draw:enhanced-geometry draw:type="non-primitive" svg:viewBox="0 0 21600 21600" draw:enhanced-path="M 0 0 L 21600 0 21600 21600 0 21600 Z N"/></draw:custom-shape><draw:custom-shape svg:x="3.62778in" svg:y="0.07153in" svg:width="0.19444in" svg:height="0.17986in" draw:z-index="251659264" draw:id="id29" draw:style-name="a27" draw:name="Rectangle 37" text:anchor-type="paragraph"><svg:title/><svg:desc/><text:p text:style-name="Normal"><text:span text:style-name="T42"></text:span><text:span text:style-name="T43">x</text:span></text:p><draw:enhanced-geometry draw:type="non-primitive" svg:viewBox="0 0 21600 21600" draw:enhanced-path="M 0 0 L 21600 0 21600 21600 0 21600 Z N"/></draw:custom-shape><draw:custom-shape svg:x="2.92917in" svg:y="0.89167in" svg:width="0.56597in" svg:height="0.17292in" draw:z-index="251678720" draw:id="id30" draw:style-name="a28" draw:name="Rectangle 133" text:anchor-type="paragraph"><svg:title/><svg:desc/><text:p text:style-name="Normal"><text:span text:style-name="T44">L,</text:span><text:span text:style-name="T45"><text:s/>F</text:span><text:span text:style-name="T46"><text:s/>x</text:span><text:span text:style-name="T47">, U</text:span></text:p><draw:enhanced-geometry draw:type="non-primitive" svg:viewBox="0 0 21600 21600" draw:enhanced-path="M 0 0 L 21600 0 21600 21600 0 21600 Z N"/></draw:custom-shape><draw:custom-shape svg:x="2.92917in" svg:y="0.90903in" svg:width="0.51875in" svg:height="0.14514in" draw:z-index="251677696" draw:id="id31" draw:style-name="a29" draw:name="Rectangle 132" text:anchor-type="paragraph"><svg:title/><svg:desc/><draw:enhanced-geometry draw:type="non-primitive" svg:viewBox="0 0 21600 21600" draw:enhanced-path="M 0 0 L 21600 0 21600 21600 0 21600 Z N"/></draw:custom-shape><draw:custom-shape svg:x="1.17917in" svg:y="1.77847in" svg:width="0.55417in" svg:height="0.14514in" draw:z-index="251675648" draw:id="id32" draw:style-name="a30" draw:name="Rectangle 127" text:anchor-type="paragraph"><svg:title/><svg:desc/><draw:enhanced-geometry draw:type="non-primitive" svg:viewBox="0 0 21600 21600" draw:enhanced-path="M 0 0 L 21600 0 21600 21600 0 21600 Z N"/></draw:custom-shape><draw:custom-shape svg:x="2.40903in" svg:y="1.65in" svg:width="0.55in" svg:height="0.14514in" draw:z-index="251673600" draw:id="id33" draw:style-name="a31" draw:name="Rectangle 122" text:anchor-type="paragraph"><svg:title/><svg:desc/><draw:enhanced-geometry draw:type="non-primitive" svg:viewBox="0 0 21600 21600" draw:enhanced-path="M 0 0 L 21600 0 21600 21600 0 21600 Z N"/></draw:custom-shape><draw:g draw:z-index="251672576" draw:name="Group 121" draw:id="id36" draw:style-name="a34" text:anchor-type="paragraph"><svg:title/><svg:desc/><draw:custom-shape svg:x="2.73681in" svg:y="0.76042in" svg:width="0.24444in" svg:height="0.125in" draw:id="id34" draw:style-name="a32" draw:name="Freeform 119"><svg:title/><svg:desc/><draw:enhanced-geometry draw:type="non-primitive" svg:viewBox="0 0 352 180" draw:enhanced-path="M 0 143 L 27 180 352 37 325 0 0 143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2"/><draw:equation draw:name="f7" draw:formula="?f4 / 180"/><draw:equation draw:name="f8" draw:formula="0 * ?f5 / 352"/><draw:equation draw:name="f9" draw:formula="143 * ?f4 / 180"/><draw:equation draw:name="f10" draw:formula="27 * ?f5 / 352"/><draw:equation draw:name="f11" draw:formula="180 * ?f4 / 180"/><draw:equation draw:name="f12" draw:formula="352 * ?f5 / 352"/><draw:equation draw:name="f13" draw:formula="37 * ?f4 / 180"/><draw:equation draw:name="f14" draw:formula="325 * ?f5 / 352"/><draw:equation draw:name="f15" draw:formula="0 * ?f4 / 180"/><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93125in" svg:y="0.71667in" svg:width="0.17153in" svg:height="0.11042in" draw:id="id35" draw:style-name="a33" draw:name="Freeform 120"><svg:title/><svg:desc/><draw:enhanced-geometry draw:type="non-primitive" svg:viewBox="0 0 247 159" draw:enhanced-path="M 108 159 L 247 0 0 9 108 159 Z N" draw:text-areas="?f20 ?f22 ?f21 ?f23" draw:glue-points="?f14 ?f15 ?f16 ?f17 ?f18 ?f19 ?f14 ?f15"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7"/><draw:equation draw:name="f7" draw:formula="?f4 / 159"/><draw:equation draw:name="f8" draw:formula="108 * ?f5 / 247"/><draw:equation draw:name="f9" draw:formula="159 * ?f4 / 159"/><draw:equation draw:name="f10" draw:formula="247 * ?f5 / 247"/><draw:equation draw:name="f11" draw:formula="0 * ?f4 / 159"/><draw:equation draw:name="f12" draw:formula="0 * ?f5 / 247"/><draw:equation draw:name="f13" draw:formula="9 * ?f4 / 15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0 / ?f6"/><draw:equation draw:name="f21" draw:formula="?f1 / ?f6"/><draw:equation draw:name="f22" draw:formula="0 / ?f7"/><draw:equation draw:name="f23" draw:formula="?f3 / ?f7"/></draw:enhanced-geometry></draw:custom-shape></draw:g><draw:g draw:z-index="251671552" draw:name="Group 118" draw:id="id39" draw:style-name="a37" text:anchor-type="paragraph"><svg:title/><svg:desc/><draw:custom-shape svg:x="2.65903in" svg:y="1.44306in" svg:width="0.26667in" svg:height="0.15694in" draw:id="id37" draw:style-name="a35" draw:name="Freeform 116"><svg:title/><svg:desc/><draw:enhanced-geometry draw:type="non-primitive" svg:viewBox="0 0 384 226" draw:enhanced-path="M 31 0 L 0 36 352 226 384 191 31 0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226"/><draw:equation draw:name="f8" draw:formula="31 * ?f5 / 384"/><draw:equation draw:name="f9" draw:formula="0 * ?f4 / 226"/><draw:equation draw:name="f10" draw:formula="0 * ?f5 / 384"/><draw:equation draw:name="f11" draw:formula="36 * ?f4 / 226"/><draw:equation draw:name="f12" draw:formula="352 * ?f5 / 384"/><draw:equation draw:name="f13" draw:formula="226 * ?f4 / 226"/><draw:equation draw:name="f14" draw:formula="384 * ?f5 / 384"/><draw:equation draw:name="f15" draw:formula="191 * ?f4 / 22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86875in" svg:y="1.53681in" svg:width="0.17014in" svg:height="0.11667in" draw:id="id38" draw:style-name="a36" draw:name="Freeform 117"><svg:title/><svg:desc/><draw:enhanced-geometry draw:type="non-primitive" svg:viewBox="0 0 245 168" draw:enhanced-path="M 0 142 L 245 168 125 0 0 142 Z N" draw:text-areas="?f20 ?f22 ?f21 ?f23" draw:glue-points="?f14 ?f15 ?f16 ?f17 ?f18 ?f19 ?f14 ?f15"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draw:equation draw:name="f7" draw:formula="?f4 / 168"/><draw:equation draw:name="f8" draw:formula="0 * ?f5 / 245"/><draw:equation draw:name="f9" draw:formula="142 * ?f4 / 168"/><draw:equation draw:name="f10" draw:formula="245 * ?f5 / 245"/><draw:equation draw:name="f11" draw:formula="168 * ?f4 / 168"/><draw:equation draw:name="f12" draw:formula="125 * ?f5 / 245"/><draw:equation draw:name="f13" draw:formula="0 * ?f4 / 168"/><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0 / ?f6"/><draw:equation draw:name="f21" draw:formula="?f1 / ?f6"/><draw:equation draw:name="f22" draw:formula="0 / ?f7"/><draw:equation draw:name="f23" draw:formula="?f3 / ?f7"/></draw:enhanced-geometry></draw:custom-shape></draw:g><draw:g draw:z-index="251670528" draw:name="Group 106" draw:id="id42" draw:style-name="a40" text:anchor-type="paragraph"><svg:title/><svg:desc/><draw:custom-shape svg:x="3.08681in" svg:y="1.61111in" svg:width="0.14167in" svg:height="0.21944in" draw:id="id40" draw:style-name="a38" draw:name="Freeform 104"><svg:title/><svg:desc/><draw:enhanced-geometry draw:type="non-primitive" svg:viewBox="0 0 204 316" draw:enhanced-path="M 39 255 L 39 255 35 251 30 246 27 245 21 238 18 238 13 231 13 228 6 222 6 216 6 212 2 205 2 199 2 192 0 185 0 181 0 172 0 165 2 158 6 150 6 141 6 135 6 124 13 118 14 111 18 101 21 91 27 84 30 73 35 68 39 57 44 47 49 38 79 0 105 70 204 61 174 101 169 111 164 122 157 131 152 138 148 147 145 155 141 165 139 174 138 182 131 191 131 199 131 204 126 212 126 222 126 230 126 234 126 242 126 251 126 255 126 264 126 269 131 276 131 280 131 285 138 292 139 296 141 301 145 303 148 308 152 311 157 313 164 316 166 313 39 255 Z N" draw:text-areas="?f110 ?f112 ?f111 ?f113" draw:glue-points="?f59 ?f60 ?f61 ?f62 ?f63 ?f64 ?f65 ?f66 ?f67 ?f68 ?f67 ?f69 ?f70 ?f71 ?f72 ?f73 ?f72 ?f74 ?f70 ?f75 ?f67 ?f76 ?f67 ?f77 ?f78 ?f79 ?f63 ?f80 ?f61 ?f81 ?f59 ?f82 ?f83 ?f84 ?f85 ?f86 ?f87 ?f88 ?f89 ?f90 ?f91 ?f92 ?f93 ?f94 ?f95 ?f96 ?f97 ?f98 ?f97 ?f99 ?f100 ?f68 ?f100 ?f101 ?f100 ?f102 ?f100 ?f103 ?f97 ?f104 ?f97 ?f105 ?f95 ?f106 ?f93 ?f107 ?f91 ?f108 ?f89 ?f109 ?f59 ?f60" draw:glue-point-leaving-directions="-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4"/><draw:equation draw:name="f7" draw:formula="?f4 / 316"/><draw:equation draw:name="f8" draw:formula="39 * ?f5 / 204"/><draw:equation draw:name="f9" draw:formula="255 * ?f4 / 316"/><draw:equation draw:name="f10" draw:formula="30 * ?f5 / 204"/><draw:equation draw:name="f11" draw:formula="246 * ?f4 / 316"/><draw:equation draw:name="f12" draw:formula="21 * ?f5 / 204"/><draw:equation draw:name="f13" draw:formula="238 * ?f4 / 316"/><draw:equation draw:name="f14" draw:formula="13 * ?f5 / 204"/><draw:equation draw:name="f15" draw:formula="231 * ?f4 / 316"/><draw:equation draw:name="f16" draw:formula="6 * ?f5 / 204"/><draw:equation draw:name="f17" draw:formula="222 * ?f4 / 316"/><draw:equation draw:name="f18" draw:formula="212 * ?f4 / 316"/><draw:equation draw:name="f19" draw:formula="2 * ?f5 / 204"/><draw:equation draw:name="f20" draw:formula="199 * ?f4 / 316"/><draw:equation draw:name="f21" draw:formula="0 * ?f5 / 204"/><draw:equation draw:name="f22" draw:formula="185 * ?f4 / 316"/><draw:equation draw:name="f23" draw:formula="172 * ?f4 / 316"/><draw:equation draw:name="f24" draw:formula="158 * ?f4 / 316"/><draw:equation draw:name="f25" draw:formula="141 * ?f4 / 316"/><draw:equation draw:name="f26" draw:formula="124 * ?f4 / 316"/><draw:equation draw:name="f27" draw:formula="14 * ?f5 / 204"/><draw:equation draw:name="f28" draw:formula="111 * ?f4 / 316"/><draw:equation draw:name="f29" draw:formula="91 * ?f4 / 316"/><draw:equation draw:name="f30" draw:formula="73 * ?f4 / 316"/><draw:equation draw:name="f31" draw:formula="57 * ?f4 / 316"/><draw:equation draw:name="f32" draw:formula="49 * ?f5 / 204"/><draw:equation draw:name="f33" draw:formula="38 * ?f4 / 316"/><draw:equation draw:name="f34" draw:formula="105 * ?f5 / 204"/><draw:equation draw:name="f35" draw:formula="70 * ?f4 / 316"/><draw:equation draw:name="f36" draw:formula="174 * ?f5 / 204"/><draw:equation draw:name="f37" draw:formula="101 * ?f4 / 316"/><draw:equation draw:name="f38" draw:formula="164 * ?f5 / 204"/><draw:equation draw:name="f39" draw:formula="122 * ?f4 / 316"/><draw:equation draw:name="f40" draw:formula="152 * ?f5 / 204"/><draw:equation draw:name="f41" draw:formula="138 * ?f4 / 316"/><draw:equation draw:name="f42" draw:formula="145 * ?f5 / 204"/><draw:equation draw:name="f43" draw:formula="155 * ?f4 / 316"/><draw:equation draw:name="f44" draw:formula="139 * ?f5 / 204"/><draw:equation draw:name="f45" draw:formula="174 * ?f4 / 316"/><draw:equation draw:name="f46" draw:formula="131 * ?f5 / 204"/><draw:equation draw:name="f47" draw:formula="191 * ?f4 / 316"/><draw:equation draw:name="f48" draw:formula="204 * ?f4 / 316"/><draw:equation draw:name="f49" draw:formula="126 * ?f5 / 204"/><draw:equation draw:name="f50" draw:formula="234 * ?f4 / 316"/><draw:equation draw:name="f51" draw:formula="251 * ?f4 / 316"/><draw:equation draw:name="f52" draw:formula="264 * ?f4 / 316"/><draw:equation draw:name="f53" draw:formula="276 * ?f4 / 316"/><draw:equation draw:name="f54" draw:formula="285 * ?f4 / 316"/><draw:equation draw:name="f55" draw:formula="296 * ?f4 / 316"/><draw:equation draw:name="f56" draw:formula="303 * ?f4 / 316"/><draw:equation draw:name="f57" draw:formula="311 * ?f4 / 316"/><draw:equation draw:name="f58" draw:formula="316 * ?f4 / 316"/><draw:equation draw:name="f59" draw:formula="?f8 / ?f6"/><draw:equation draw:name="f60" draw:formula="?f9 / ?f7"/><draw:equation draw:name="f61" draw:formula="?f10 / ?f6"/><draw:equation draw:name="f62" draw:formula="?f11 / ?f7"/><draw:equation draw:name="f63" draw:formula="?f12 / ?f6"/><draw:equation draw:name="f64" draw:formula="?f13 / ?f7"/><draw:equation draw:name="f65" draw:formula="?f14 / ?f6"/><draw:equation draw:name="f66" draw:formula="?f15 / ?f7"/><draw:equation draw:name="f67" draw:formula="?f16 / ?f6"/><draw:equation draw:name="f68" draw:formula="?f17 / ?f7"/><draw:equation draw:name="f69" draw:formula="?f18 / ?f7"/><draw:equation draw:name="f70" draw:formula="?f19 / ?f6"/><draw:equation draw:name="f71" draw:formula="?f20 / ?f7"/><draw:equation draw:name="f72" draw:formula="?f21 / ?f6"/><draw:equation draw:name="f73" draw:formula="?f22 / ?f7"/><draw:equation draw:name="f74" draw:formula="?f23 / ?f7"/><draw:equation draw:name="f75" draw:formula="?f24 / ?f7"/><draw:equation draw:name="f76" draw:formula="?f25 / ?f7"/><draw:equation draw:name="f77" draw:formula="?f26 / ?f7"/><draw:equation draw:name="f78" draw:formula="?f27 / ?f6"/><draw:equation draw:name="f79" draw:formula="?f28 / ?f7"/><draw:equation draw:name="f80" draw:formula="?f29 / ?f7"/><draw:equation draw:name="f81" draw:formula="?f30 / ?f7"/><draw:equation draw:name="f82" draw:formula="?f31 / ?f7"/><draw:equation draw:name="f83" draw:formula="?f32 / ?f6"/><draw:equation draw:name="f84" draw:formula="?f33 / ?f7"/><draw:equation draw:name="f85" draw:formula="?f34 / ?f6"/><draw:equation draw:name="f86" draw:formula="?f35 / ?f7"/><draw:equation draw:name="f87" draw:formula="?f36 / ?f6"/><draw:equation draw:name="f88" draw:formula="?f37 / ?f7"/><draw:equation draw:name="f89" draw:formula="?f38 / ?f6"/><draw:equation draw:name="f90" draw:formula="?f39 / ?f7"/><draw:equation draw:name="f91" draw:formula="?f40 / ?f6"/><draw:equation draw:name="f92" draw:formula="?f41 / ?f7"/><draw:equation draw:name="f93" draw:formula="?f42 / ?f6"/><draw:equation draw:name="f94" draw:formula="?f43 / ?f7"/><draw:equation draw:name="f95" draw:formula="?f44 / ?f6"/><draw:equation draw:name="f96" draw:formula="?f45 / ?f7"/><draw:equation draw:name="f97" draw:formula="?f46 / ?f6"/><draw:equation draw:name="f98" draw:formula="?f47 / ?f7"/><draw:equation draw:name="f99" draw:formula="?f48 / ?f7"/><draw:equation draw:name="f100" draw:formula="?f49 / ?f6"/><draw:equation draw:name="f101" draw:formula="?f50 / ?f7"/><draw:equation draw:name="f102" draw:formula="?f51 / ?f7"/><draw:equation draw:name="f103" draw:formula="?f52 / ?f7"/><draw:equation draw:name="f104" draw:formula="?f53 / ?f7"/><draw:equation draw:name="f105" draw:formula="?f54 / ?f7"/><draw:equation draw:name="f106" draw:formula="?f55 / ?f7"/><draw:equation draw:name="f107" draw:formula="?f56 / ?f7"/><draw:equation draw:name="f108" draw:formula="?f57 / ?f7"/><draw:equation draw:name="f109" draw:formula="?f58 / ?f7"/><draw:equation draw:name="f110" draw:formula="0 / ?f6"/><draw:equation draw:name="f111" draw:formula="?f1 / ?f6"/><draw:equation draw:name="f112" draw:formula="0 / ?f7"/><draw:equation draw:name="f113" draw:formula="?f3 / ?f7"/></draw:enhanced-geometry></draw:custom-shape><draw:custom-shape svg:x="3.08681in" svg:y="1.61111in" svg:width="0.14167in" svg:height="0.21944in" draw:id="id41" draw:style-name="a39" draw:name="Freeform 105"><svg:title/><svg:desc/><draw:enhanced-geometry draw:type="non-primitive" svg:viewBox="0 0 204 316" draw:enhanced-path="M 39 255 L 39 255 35 251 30 246 27 245 21 238 18 238 13 231 13 228 6 222 6 216 6 212 2 205 2 199 2 192 0 185 0 181 0 172 0 165 2 158 6 150 6 141 6 135 6 124 13 118 14 111 18 101 21 91 27 84 30 73 35 68 39 57 44 47 49 38 79 0 105 70 204 61 174 101 169 111 164 122 157 131 152 138 148 147 145 155 141 165 139 174 138 182 131 191 131 199 131 204 126 212 126 222 126 230 126 234 126 242 126 251 126 255 126 264 126 269 131 276 131 280 131 285 138 292 139 296 141 301 145 303 148 308 152 311 157 313 164 316 166 313 39 255 N" draw:text-areas="?f110 ?f112 ?f111 ?f113" draw:glue-points="?f59 ?f60 ?f61 ?f62 ?f63 ?f64 ?f65 ?f66 ?f67 ?f68 ?f67 ?f69 ?f70 ?f71 ?f72 ?f73 ?f72 ?f74 ?f70 ?f75 ?f67 ?f76 ?f67 ?f77 ?f78 ?f79 ?f63 ?f80 ?f61 ?f81 ?f59 ?f82 ?f83 ?f84 ?f85 ?f86 ?f87 ?f88 ?f89 ?f90 ?f91 ?f92 ?f93 ?f94 ?f95 ?f96 ?f97 ?f98 ?f97 ?f99 ?f100 ?f68 ?f100 ?f101 ?f100 ?f102 ?f100 ?f103 ?f97 ?f104 ?f97 ?f105 ?f95 ?f106 ?f93 ?f107 ?f91 ?f108 ?f89 ?f109 ?f59 ?f60" draw:glue-point-leaving-directions="-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4"/><draw:equation draw:name="f7" draw:formula="?f4 / 316"/><draw:equation draw:name="f8" draw:formula="39 * ?f5 / 204"/><draw:equation draw:name="f9" draw:formula="255 * ?f4 / 316"/><draw:equation draw:name="f10" draw:formula="30 * ?f5 / 204"/><draw:equation draw:name="f11" draw:formula="246 * ?f4 / 316"/><draw:equation draw:name="f12" draw:formula="21 * ?f5 / 204"/><draw:equation draw:name="f13" draw:formula="238 * ?f4 / 316"/><draw:equation draw:name="f14" draw:formula="13 * ?f5 / 204"/><draw:equation draw:name="f15" draw:formula="231 * ?f4 / 316"/><draw:equation draw:name="f16" draw:formula="6 * ?f5 / 204"/><draw:equation draw:name="f17" draw:formula="222 * ?f4 / 316"/><draw:equation draw:name="f18" draw:formula="212 * ?f4 / 316"/><draw:equation draw:name="f19" draw:formula="2 * ?f5 / 204"/><draw:equation draw:name="f20" draw:formula="199 * ?f4 / 316"/><draw:equation draw:name="f21" draw:formula="0 * ?f5 / 204"/><draw:equation draw:name="f22" draw:formula="185 * ?f4 / 316"/><draw:equation draw:name="f23" draw:formula="172 * ?f4 / 316"/><draw:equation draw:name="f24" draw:formula="158 * ?f4 / 316"/><draw:equation draw:name="f25" draw:formula="141 * ?f4 / 316"/><draw:equation draw:name="f26" draw:formula="124 * ?f4 / 316"/><draw:equation draw:name="f27" draw:formula="14 * ?f5 / 204"/><draw:equation draw:name="f28" draw:formula="111 * ?f4 / 316"/><draw:equation draw:name="f29" draw:formula="91 * ?f4 / 316"/><draw:equation draw:name="f30" draw:formula="73 * ?f4 / 316"/><draw:equation draw:name="f31" draw:formula="57 * ?f4 / 316"/><draw:equation draw:name="f32" draw:formula="49 * ?f5 / 204"/><draw:equation draw:name="f33" draw:formula="38 * ?f4 / 316"/><draw:equation draw:name="f34" draw:formula="105 * ?f5 / 204"/><draw:equation draw:name="f35" draw:formula="70 * ?f4 / 316"/><draw:equation draw:name="f36" draw:formula="174 * ?f5 / 204"/><draw:equation draw:name="f37" draw:formula="101 * ?f4 / 316"/><draw:equation draw:name="f38" draw:formula="164 * ?f5 / 204"/><draw:equation draw:name="f39" draw:formula="122 * ?f4 / 316"/><draw:equation draw:name="f40" draw:formula="152 * ?f5 / 204"/><draw:equation draw:name="f41" draw:formula="138 * ?f4 / 316"/><draw:equation draw:name="f42" draw:formula="145 * ?f5 / 204"/><draw:equation draw:name="f43" draw:formula="155 * ?f4 / 316"/><draw:equation draw:name="f44" draw:formula="139 * ?f5 / 204"/><draw:equation draw:name="f45" draw:formula="174 * ?f4 / 316"/><draw:equation draw:name="f46" draw:formula="131 * ?f5 / 204"/><draw:equation draw:name="f47" draw:formula="191 * ?f4 / 316"/><draw:equation draw:name="f48" draw:formula="204 * ?f4 / 316"/><draw:equation draw:name="f49" draw:formula="126 * ?f5 / 204"/><draw:equation draw:name="f50" draw:formula="234 * ?f4 / 316"/><draw:equation draw:name="f51" draw:formula="251 * ?f4 / 316"/><draw:equation draw:name="f52" draw:formula="264 * ?f4 / 316"/><draw:equation draw:name="f53" draw:formula="276 * ?f4 / 316"/><draw:equation draw:name="f54" draw:formula="285 * ?f4 / 316"/><draw:equation draw:name="f55" draw:formula="296 * ?f4 / 316"/><draw:equation draw:name="f56" draw:formula="303 * ?f4 / 316"/><draw:equation draw:name="f57" draw:formula="311 * ?f4 / 316"/><draw:equation draw:name="f58" draw:formula="316 * ?f4 / 316"/><draw:equation draw:name="f59" draw:formula="?f8 / ?f6"/><draw:equation draw:name="f60" draw:formula="?f9 / ?f7"/><draw:equation draw:name="f61" draw:formula="?f10 / ?f6"/><draw:equation draw:name="f62" draw:formula="?f11 / ?f7"/><draw:equation draw:name="f63" draw:formula="?f12 / ?f6"/><draw:equation draw:name="f64" draw:formula="?f13 / ?f7"/><draw:equation draw:name="f65" draw:formula="?f14 / ?f6"/><draw:equation draw:name="f66" draw:formula="?f15 / ?f7"/><draw:equation draw:name="f67" draw:formula="?f16 / ?f6"/><draw:equation draw:name="f68" draw:formula="?f17 / ?f7"/><draw:equation draw:name="f69" draw:formula="?f18 / ?f7"/><draw:equation draw:name="f70" draw:formula="?f19 / ?f6"/><draw:equation draw:name="f71" draw:formula="?f20 / ?f7"/><draw:equation draw:name="f72" draw:formula="?f21 / ?f6"/><draw:equation draw:name="f73" draw:formula="?f22 / ?f7"/><draw:equation draw:name="f74" draw:formula="?f23 / ?f7"/><draw:equation draw:name="f75" draw:formula="?f24 / ?f7"/><draw:equation draw:name="f76" draw:formula="?f25 / ?f7"/><draw:equation draw:name="f77" draw:formula="?f26 / ?f7"/><draw:equation draw:name="f78" draw:formula="?f27 / ?f6"/><draw:equation draw:name="f79" draw:formula="?f28 / ?f7"/><draw:equation draw:name="f80" draw:formula="?f29 / ?f7"/><draw:equation draw:name="f81" draw:formula="?f30 / ?f7"/><draw:equation draw:name="f82" draw:formula="?f31 / ?f7"/><draw:equation draw:name="f83" draw:formula="?f32 / ?f6"/><draw:equation draw:name="f84" draw:formula="?f33 / ?f7"/><draw:equation draw:name="f85" draw:formula="?f34 / ?f6"/><draw:equation draw:name="f86" draw:formula="?f35 / ?f7"/><draw:equation draw:name="f87" draw:formula="?f36 / ?f6"/><draw:equation draw:name="f88" draw:formula="?f37 / ?f7"/><draw:equation draw:name="f89" draw:formula="?f38 / ?f6"/><draw:equation draw:name="f90" draw:formula="?f39 / ?f7"/><draw:equation draw:name="f91" draw:formula="?f40 / ?f6"/><draw:equation draw:name="f92" draw:formula="?f41 / ?f7"/><draw:equation draw:name="f93" draw:formula="?f42 / ?f6"/><draw:equation draw:name="f94" draw:formula="?f43 / ?f7"/><draw:equation draw:name="f95" draw:formula="?f44 / ?f6"/><draw:equation draw:name="f96" draw:formula="?f45 / ?f7"/><draw:equation draw:name="f97" draw:formula="?f46 / ?f6"/><draw:equation draw:name="f98" draw:formula="?f47 / ?f7"/><draw:equation draw:name="f99" draw:formula="?f48 / ?f7"/><draw:equation draw:name="f100" draw:formula="?f49 / ?f6"/><draw:equation draw:name="f101" draw:formula="?f50 / ?f7"/><draw:equation draw:name="f102" draw:formula="?f51 / ?f7"/><draw:equation draw:name="f103" draw:formula="?f52 / ?f7"/><draw:equation draw:name="f104" draw:formula="?f53 / ?f7"/><draw:equation draw:name="f105" draw:formula="?f54 / ?f7"/><draw:equation draw:name="f106" draw:formula="?f55 / ?f7"/><draw:equation draw:name="f107" draw:formula="?f56 / ?f7"/><draw:equation draw:name="f108" draw:formula="?f57 / ?f7"/><draw:equation draw:name="f109" draw:formula="?f58 / ?f7"/><draw:equation draw:name="f110" draw:formula="0 / ?f6"/><draw:equation draw:name="f111" draw:formula="?f1 / ?f6"/><draw:equation draw:name="f112" draw:formula="0 / ?f7"/><draw:equation draw:name="f113" draw:formula="?f3 / ?f7"/></draw:enhanced-geometry></draw:custom-shape></draw:g><draw:g draw:z-index="251669504" draw:name="Group 103" draw:id="id45" draw:style-name="a43" text:anchor-type="paragraph"><svg:title/><svg:desc/><draw:custom-shape svg:x="3.19444in" svg:y="0.32153in" svg:width="0.275in" svg:height="0.13056in" draw:id="id43" draw:style-name="a41" draw:name="Freeform 101"><svg:title/><svg:desc/><draw:enhanced-geometry draw:type="non-primitive" svg:viewBox="0 0 396 188" draw:enhanced-path="M 0 57 L 122 0 146 0 170 0 195 7 219 16 247 26 273 41 301 57 329 75 396 39 362 188 155 168 212 139 195 123 170 104 143 89 110 76 78 66 47 60 21 56 0 57 Z N" draw:text-areas="?f82 ?f84 ?f83 ?f85" draw:glue-points="?f45 ?f46 ?f47 ?f48 ?f49 ?f48 ?f50 ?f48 ?f51 ?f52 ?f53 ?f54 ?f55 ?f56 ?f57 ?f58 ?f59 ?f46 ?f60 ?f61 ?f62 ?f63 ?f64 ?f65 ?f66 ?f67 ?f68 ?f69 ?f51 ?f70 ?f50 ?f71 ?f72 ?f73 ?f74 ?f75 ?f76 ?f77 ?f78 ?f79 ?f80 ?f81 ?f45 ?f46"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6"/><draw:equation draw:name="f7" draw:formula="?f4 / 188"/><draw:equation draw:name="f8" draw:formula="0 * ?f5 / 396"/><draw:equation draw:name="f9" draw:formula="57 * ?f4 / 188"/><draw:equation draw:name="f10" draw:formula="122 * ?f5 / 396"/><draw:equation draw:name="f11" draw:formula="0 * ?f4 / 188"/><draw:equation draw:name="f12" draw:formula="146 * ?f5 / 396"/><draw:equation draw:name="f13" draw:formula="170 * ?f5 / 396"/><draw:equation draw:name="f14" draw:formula="195 * ?f5 / 396"/><draw:equation draw:name="f15" draw:formula="7 * ?f4 / 188"/><draw:equation draw:name="f16" draw:formula="219 * ?f5 / 396"/><draw:equation draw:name="f17" draw:formula="16 * ?f4 / 188"/><draw:equation draw:name="f18" draw:formula="247 * ?f5 / 396"/><draw:equation draw:name="f19" draw:formula="26 * ?f4 / 188"/><draw:equation draw:name="f20" draw:formula="273 * ?f5 / 396"/><draw:equation draw:name="f21" draw:formula="41 * ?f4 / 188"/><draw:equation draw:name="f22" draw:formula="301 * ?f5 / 396"/><draw:equation draw:name="f23" draw:formula="329 * ?f5 / 396"/><draw:equation draw:name="f24" draw:formula="75 * ?f4 / 188"/><draw:equation draw:name="f25" draw:formula="396 * ?f5 / 396"/><draw:equation draw:name="f26" draw:formula="39 * ?f4 / 188"/><draw:equation draw:name="f27" draw:formula="362 * ?f5 / 396"/><draw:equation draw:name="f28" draw:formula="188 * ?f4 / 188"/><draw:equation draw:name="f29" draw:formula="155 * ?f5 / 396"/><draw:equation draw:name="f30" draw:formula="168 * ?f4 / 188"/><draw:equation draw:name="f31" draw:formula="212 * ?f5 / 396"/><draw:equation draw:name="f32" draw:formula="139 * ?f4 / 188"/><draw:equation draw:name="f33" draw:formula="123 * ?f4 / 188"/><draw:equation draw:name="f34" draw:formula="104 * ?f4 / 188"/><draw:equation draw:name="f35" draw:formula="143 * ?f5 / 396"/><draw:equation draw:name="f36" draw:formula="89 * ?f4 / 188"/><draw:equation draw:name="f37" draw:formula="110 * ?f5 / 396"/><draw:equation draw:name="f38" draw:formula="76 * ?f4 / 188"/><draw:equation draw:name="f39" draw:formula="78 * ?f5 / 396"/><draw:equation draw:name="f40" draw:formula="66 * ?f4 / 188"/><draw:equation draw:name="f41" draw:formula="47 * ?f5 / 396"/><draw:equation draw:name="f42" draw:formula="60 * ?f4 / 188"/><draw:equation draw:name="f43" draw:formula="21 * ?f5 / 396"/><draw:equation draw:name="f44" draw:formula="56 * ?f4 / 188"/><draw:equation draw:name="f45" draw:formula="?f8 / ?f6"/><draw:equation draw:name="f46" draw:formula="?f9 / ?f7"/><draw:equation draw:name="f47" draw:formula="?f10 / ?f6"/><draw:equation draw:name="f48" draw:formula="?f11 / ?f7"/><draw:equation draw:name="f49" draw:formula="?f12 / ?f6"/><draw:equation draw:name="f50" draw:formula="?f13 / ?f6"/><draw:equation draw:name="f51" draw:formula="?f14 / ?f6"/><draw:equation draw:name="f52" draw:formula="?f15 / ?f7"/><draw:equation draw:name="f53" draw:formula="?f16 / ?f6"/><draw:equation draw:name="f54" draw:formula="?f17 / ?f7"/><draw:equation draw:name="f55" draw:formula="?f18 / ?f6"/><draw:equation draw:name="f56" draw:formula="?f19 / ?f7"/><draw:equation draw:name="f57" draw:formula="?f20 / ?f6"/><draw:equation draw:name="f58" draw:formula="?f21 / ?f7"/><draw:equation draw:name="f59" draw:formula="?f22 / ?f6"/><draw:equation draw:name="f60" draw:formula="?f23 / ?f6"/><draw:equation draw:name="f61" draw:formula="?f24 / ?f7"/><draw:equation draw:name="f62" draw:formula="?f25 / ?f6"/><draw:equation draw:name="f63" draw:formula="?f26 / ?f7"/><draw:equation draw:name="f64" draw:formula="?f27 / ?f6"/><draw:equation draw:name="f65" draw:formula="?f28 / ?f7"/><draw:equation draw:name="f66" draw:formula="?f29 / ?f6"/><draw:equation draw:name="f67" draw:formula="?f30 / ?f7"/><draw:equation draw:name="f68" draw:formula="?f31 / ?f6"/><draw:equation draw:name="f69" draw:formula="?f32 / ?f7"/><draw:equation draw:name="f70" draw:formula="?f33 / ?f7"/><draw:equation draw:name="f71" draw:formula="?f34 / ?f7"/><draw:equation draw:name="f72" draw:formula="?f35 / ?f6"/><draw:equation draw:name="f73" draw:formula="?f36 / ?f7"/><draw:equation draw:name="f74" draw:formula="?f37 / ?f6"/><draw:equation draw:name="f75" draw:formula="?f38 / ?f7"/><draw:equation draw:name="f76" draw:formula="?f39 / ?f6"/><draw:equation draw:name="f77" draw:formula="?f40 / ?f7"/><draw:equation draw:name="f78" draw:formula="?f41 / ?f6"/><draw:equation draw:name="f79" draw:formula="?f42 / ?f7"/><draw:equation draw:name="f80" draw:formula="?f43 / ?f6"/><draw:equation draw:name="f81" draw:formula="?f44 / ?f7"/><draw:equation draw:name="f82" draw:formula="0 / ?f6"/><draw:equation draw:name="f83" draw:formula="?f1 / ?f6"/><draw:equation draw:name="f84" draw:formula="0 / ?f7"/><draw:equation draw:name="f85" draw:formula="?f3 / ?f7"/></draw:enhanced-geometry></draw:custom-shape><draw:custom-shape svg:x="3.19444in" svg:y="0.32153in" svg:width="0.275in" svg:height="0.13056in" draw:id="id44" draw:style-name="a42" draw:name="Freeform 102"><svg:title/><svg:desc/><draw:enhanced-geometry draw:type="non-primitive" svg:viewBox="0 0 396 188" draw:enhanced-path="M 0 57 L 122 0 146 0 170 0 195 7 219 16 247 26 273 41 301 57 329 75 396 39 362 188 155 168 212 139 195 123 170 104 143 89 110 76 78 66 47 60 21 56 0 57 N" draw:text-areas="?f82 ?f84 ?f83 ?f85" draw:glue-points="?f45 ?f46 ?f47 ?f48 ?f49 ?f48 ?f50 ?f48 ?f51 ?f52 ?f53 ?f54 ?f55 ?f56 ?f57 ?f58 ?f59 ?f46 ?f60 ?f61 ?f62 ?f63 ?f64 ?f65 ?f66 ?f67 ?f68 ?f69 ?f51 ?f70 ?f50 ?f71 ?f72 ?f73 ?f74 ?f75 ?f76 ?f77 ?f78 ?f79 ?f80 ?f81 ?f45 ?f46"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6"/><draw:equation draw:name="f7" draw:formula="?f4 / 188"/><draw:equation draw:name="f8" draw:formula="0 * ?f5 / 396"/><draw:equation draw:name="f9" draw:formula="57 * ?f4 / 188"/><draw:equation draw:name="f10" draw:formula="122 * ?f5 / 396"/><draw:equation draw:name="f11" draw:formula="0 * ?f4 / 188"/><draw:equation draw:name="f12" draw:formula="146 * ?f5 / 396"/><draw:equation draw:name="f13" draw:formula="170 * ?f5 / 396"/><draw:equation draw:name="f14" draw:formula="195 * ?f5 / 396"/><draw:equation draw:name="f15" draw:formula="7 * ?f4 / 188"/><draw:equation draw:name="f16" draw:formula="219 * ?f5 / 396"/><draw:equation draw:name="f17" draw:formula="16 * ?f4 / 188"/><draw:equation draw:name="f18" draw:formula="247 * ?f5 / 396"/><draw:equation draw:name="f19" draw:formula="26 * ?f4 / 188"/><draw:equation draw:name="f20" draw:formula="273 * ?f5 / 396"/><draw:equation draw:name="f21" draw:formula="41 * ?f4 / 188"/><draw:equation draw:name="f22" draw:formula="301 * ?f5 / 396"/><draw:equation draw:name="f23" draw:formula="329 * ?f5 / 396"/><draw:equation draw:name="f24" draw:formula="75 * ?f4 / 188"/><draw:equation draw:name="f25" draw:formula="396 * ?f5 / 396"/><draw:equation draw:name="f26" draw:formula="39 * ?f4 / 188"/><draw:equation draw:name="f27" draw:formula="362 * ?f5 / 396"/><draw:equation draw:name="f28" draw:formula="188 * ?f4 / 188"/><draw:equation draw:name="f29" draw:formula="155 * ?f5 / 396"/><draw:equation draw:name="f30" draw:formula="168 * ?f4 / 188"/><draw:equation draw:name="f31" draw:formula="212 * ?f5 / 396"/><draw:equation draw:name="f32" draw:formula="139 * ?f4 / 188"/><draw:equation draw:name="f33" draw:formula="123 * ?f4 / 188"/><draw:equation draw:name="f34" draw:formula="104 * ?f4 / 188"/><draw:equation draw:name="f35" draw:formula="143 * ?f5 / 396"/><draw:equation draw:name="f36" draw:formula="89 * ?f4 / 188"/><draw:equation draw:name="f37" draw:formula="110 * ?f5 / 396"/><draw:equation draw:name="f38" draw:formula="76 * ?f4 / 188"/><draw:equation draw:name="f39" draw:formula="78 * ?f5 / 396"/><draw:equation draw:name="f40" draw:formula="66 * ?f4 / 188"/><draw:equation draw:name="f41" draw:formula="47 * ?f5 / 396"/><draw:equation draw:name="f42" draw:formula="60 * ?f4 / 188"/><draw:equation draw:name="f43" draw:formula="21 * ?f5 / 396"/><draw:equation draw:name="f44" draw:formula="56 * ?f4 / 188"/><draw:equation draw:name="f45" draw:formula="?f8 / ?f6"/><draw:equation draw:name="f46" draw:formula="?f9 / ?f7"/><draw:equation draw:name="f47" draw:formula="?f10 / ?f6"/><draw:equation draw:name="f48" draw:formula="?f11 / ?f7"/><draw:equation draw:name="f49" draw:formula="?f12 / ?f6"/><draw:equation draw:name="f50" draw:formula="?f13 / ?f6"/><draw:equation draw:name="f51" draw:formula="?f14 / ?f6"/><draw:equation draw:name="f52" draw:formula="?f15 / ?f7"/><draw:equation draw:name="f53" draw:formula="?f16 / ?f6"/><draw:equation draw:name="f54" draw:formula="?f17 / ?f7"/><draw:equation draw:name="f55" draw:formula="?f18 / ?f6"/><draw:equation draw:name="f56" draw:formula="?f19 / ?f7"/><draw:equation draw:name="f57" draw:formula="?f20 / ?f6"/><draw:equation draw:name="f58" draw:formula="?f21 / ?f7"/><draw:equation draw:name="f59" draw:formula="?f22 / ?f6"/><draw:equation draw:name="f60" draw:formula="?f23 / ?f6"/><draw:equation draw:name="f61" draw:formula="?f24 / ?f7"/><draw:equation draw:name="f62" draw:formula="?f25 / ?f6"/><draw:equation draw:name="f63" draw:formula="?f26 / ?f7"/><draw:equation draw:name="f64" draw:formula="?f27 / ?f6"/><draw:equation draw:name="f65" draw:formula="?f28 / ?f7"/><draw:equation draw:name="f66" draw:formula="?f29 / ?f6"/><draw:equation draw:name="f67" draw:formula="?f30 / ?f7"/><draw:equation draw:name="f68" draw:formula="?f31 / ?f6"/><draw:equation draw:name="f69" draw:formula="?f32 / ?f7"/><draw:equation draw:name="f70" draw:formula="?f33 / ?f7"/><draw:equation draw:name="f71" draw:formula="?f34 / ?f7"/><draw:equation draw:name="f72" draw:formula="?f35 / ?f6"/><draw:equation draw:name="f73" draw:formula="?f36 / ?f7"/><draw:equation draw:name="f74" draw:formula="?f37 / ?f6"/><draw:equation draw:name="f75" draw:formula="?f38 / ?f7"/><draw:equation draw:name="f76" draw:formula="?f39 / ?f6"/><draw:equation draw:name="f77" draw:formula="?f40 / ?f7"/><draw:equation draw:name="f78" draw:formula="?f41 / ?f6"/><draw:equation draw:name="f79" draw:formula="?f42 / ?f7"/><draw:equation draw:name="f80" draw:formula="?f43 / ?f6"/><draw:equation draw:name="f81" draw:formula="?f44 / ?f7"/><draw:equation draw:name="f82" draw:formula="0 / ?f6"/><draw:equation draw:name="f83" draw:formula="?f1 / ?f6"/><draw:equation draw:name="f84" draw:formula="0 / ?f7"/><draw:equation draw:name="f85" draw:formula="?f3 / ?f7"/></draw:enhanced-geometry></draw:custom-shape></draw:g><draw:g draw:z-index="251668480" draw:name="Group 100" draw:id="id62" draw:style-name="a60" text:anchor-type="paragraph"><svg:title/><svg:desc/><draw:custom-shape svg:x="2.13125in" svg:y="1.07083in" svg:width="0.13889in" svg:height="0.13403in" draw:id="id46" draw:style-name="a44" draw:name="Freeform 84"><svg:title/><svg:desc/><draw:enhanced-geometry draw:type="non-primitive" svg:viewBox="0 0 200 193" draw:enhanced-path="M 0 193 L 42 184 80 168 113 147 144 125 167 98 186 66 196 34 200 0 196 16 183 44 169 69 150 93 129 116 104 137 77 156 50 170 17 187 0 193 Z N" draw:text-areas="?f78 ?f80 ?f79 ?f81" draw:glue-points="?f43 ?f44 ?f45 ?f46 ?f47 ?f48 ?f49 ?f50 ?f51 ?f52 ?f53 ?f54 ?f55 ?f56 ?f57 ?f58 ?f59 ?f60 ?f57 ?f61 ?f62 ?f63 ?f64 ?f65 ?f66 ?f67 ?f68 ?f69 ?f70 ?f71 ?f72 ?f73 ?f74 ?f75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draw:equation draw:name="f7" draw:formula="?f4 / 193"/><draw:equation draw:name="f8" draw:formula="0 * ?f5 / 200"/><draw:equation draw:name="f9" draw:formula="193 * ?f4 / 193"/><draw:equation draw:name="f10" draw:formula="42 * ?f5 / 200"/><draw:equation draw:name="f11" draw:formula="184 * ?f4 / 193"/><draw:equation draw:name="f12" draw:formula="80 * ?f5 / 200"/><draw:equation draw:name="f13" draw:formula="168 * ?f4 / 193"/><draw:equation draw:name="f14" draw:formula="113 * ?f5 / 200"/><draw:equation draw:name="f15" draw:formula="147 * ?f4 / 193"/><draw:equation draw:name="f16" draw:formula="144 * ?f5 / 200"/><draw:equation draw:name="f17" draw:formula="125 * ?f4 / 193"/><draw:equation draw:name="f18" draw:formula="167 * ?f5 / 200"/><draw:equation draw:name="f19" draw:formula="98 * ?f4 / 193"/><draw:equation draw:name="f20" draw:formula="186 * ?f5 / 200"/><draw:equation draw:name="f21" draw:formula="66 * ?f4 / 193"/><draw:equation draw:name="f22" draw:formula="196 * ?f5 / 200"/><draw:equation draw:name="f23" draw:formula="34 * ?f4 / 193"/><draw:equation draw:name="f24" draw:formula="200 * ?f5 / 200"/><draw:equation draw:name="f25" draw:formula="0 * ?f4 / 193"/><draw:equation draw:name="f26" draw:formula="16 * ?f4 / 193"/><draw:equation draw:name="f27" draw:formula="183 * ?f5 / 200"/><draw:equation draw:name="f28" draw:formula="44 * ?f4 / 193"/><draw:equation draw:name="f29" draw:formula="169 * ?f5 / 200"/><draw:equation draw:name="f30" draw:formula="69 * ?f4 / 193"/><draw:equation draw:name="f31" draw:formula="150 * ?f5 / 200"/><draw:equation draw:name="f32" draw:formula="93 * ?f4 / 193"/><draw:equation draw:name="f33" draw:formula="129 * ?f5 / 200"/><draw:equation draw:name="f34" draw:formula="116 * ?f4 / 193"/><draw:equation draw:name="f35" draw:formula="104 * ?f5 / 200"/><draw:equation draw:name="f36" draw:formula="137 * ?f4 / 193"/><draw:equation draw:name="f37" draw:formula="77 * ?f5 / 200"/><draw:equation draw:name="f38" draw:formula="156 * ?f4 / 193"/><draw:equation draw:name="f39" draw:formula="50 * ?f5 / 200"/><draw:equation draw:name="f40" draw:formula="170 * ?f4 / 193"/><draw:equation draw:name="f41" draw:formula="17 * ?f5 / 200"/><draw:equation draw:name="f42" draw:formula="187 * ?f4 / 193"/><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7"/><draw:equation draw:name="f62" draw:formula="?f27 / ?f6"/><draw:equation draw:name="f63" draw:formula="?f28 / ?f7"/><draw:equation draw:name="f64" draw:formula="?f29 / ?f6"/><draw:equation draw:name="f65" draw:formula="?f30 / ?f7"/><draw:equation draw:name="f66" draw:formula="?f31 / ?f6"/><draw:equation draw:name="f67" draw:formula="?f32 / ?f7"/><draw:equation draw:name="f68" draw:formula="?f33 / ?f6"/><draw:equation draw:name="f69" draw:formula="?f34 / ?f7"/><draw:equation draw:name="f70" draw:formula="?f35 / ?f6"/><draw:equation draw:name="f71" draw:formula="?f36 / ?f7"/><draw:equation draw:name="f72" draw:formula="?f37 / ?f6"/><draw:equation draw:name="f73" draw:formula="?f38 / ?f7"/><draw:equation draw:name="f74" draw:formula="?f39 / ?f6"/><draw:equation draw:name="f75" draw:formula="?f40 / ?f7"/><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2.07361in" svg:y="1.02569in" svg:width="0.19653in" svg:height="0.18194in" draw:id="id47" draw:style-name="a45" draw:name="Freeform 85"><svg:title/><svg:desc/><draw:enhanced-geometry draw:type="non-primitive" svg:viewBox="0 0 283 262" draw:enhanced-path="M 271 0 L 274 7 276 17 278 23 279 30 281 40 283 48 283 56 283 64 283 67 283 68 283 69 283 71 281 81 269 107 253 133 234 157 212 180 187 200 160 221 132 238 99 252 90 256 81 258 76 258 67 258 59 261 52 261 45 262 38 262 29 262 20 262 15 261 7 261 0 258 26 254 59 245 88 234 116 221 146 204 170 187 193 168 212 146 231 123 243 100 257 75 266 48 271 22 271 0 Z N" draw:text-areas="?f158 ?f160 ?f159 ?f161" draw:glue-points="?f83 ?f84 ?f85 ?f86 ?f87 ?f88 ?f89 ?f90 ?f91 ?f92 ?f93 ?f94 ?f95 ?f96 ?f95 ?f97 ?f95 ?f98 ?f95 ?f99 ?f95 ?f100 ?f95 ?f101 ?f95 ?f102 ?f93 ?f103 ?f104 ?f105 ?f106 ?f107 ?f108 ?f109 ?f110 ?f111 ?f112 ?f113 ?f114 ?f115 ?f116 ?f117 ?f118 ?f119 ?f120 ?f121 ?f122 ?f123 ?f124 ?f123 ?f125 ?f123 ?f126 ?f127 ?f128 ?f127 ?f129 ?f130 ?f131 ?f130 ?f132 ?f130 ?f133 ?f130 ?f134 ?f127 ?f135 ?f127 ?f136 ?f123 ?f137 ?f138 ?f126 ?f139 ?f140 ?f141 ?f142 ?f115 ?f143 ?f144 ?f145 ?f146 ?f147 ?f148 ?f110 ?f149 ?f150 ?f151 ?f152 ?f153 ?f154 ?f155 ?f156 ?f96 ?f83 ?f157 ?f83 ?f84"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3"/><draw:equation draw:name="f7" draw:formula="?f4 / 262"/><draw:equation draw:name="f8" draw:formula="271 * ?f5 / 283"/><draw:equation draw:name="f9" draw:formula="0 * ?f4 / 262"/><draw:equation draw:name="f10" draw:formula="274 * ?f5 / 283"/><draw:equation draw:name="f11" draw:formula="7 * ?f4 / 262"/><draw:equation draw:name="f12" draw:formula="276 * ?f5 / 283"/><draw:equation draw:name="f13" draw:formula="17 * ?f4 / 262"/><draw:equation draw:name="f14" draw:formula="278 * ?f5 / 283"/><draw:equation draw:name="f15" draw:formula="23 * ?f4 / 262"/><draw:equation draw:name="f16" draw:formula="279 * ?f5 / 283"/><draw:equation draw:name="f17" draw:formula="30 * ?f4 / 262"/><draw:equation draw:name="f18" draw:formula="281 * ?f5 / 283"/><draw:equation draw:name="f19" draw:formula="40 * ?f4 / 262"/><draw:equation draw:name="f20" draw:formula="283 * ?f5 / 283"/><draw:equation draw:name="f21" draw:formula="48 * ?f4 / 262"/><draw:equation draw:name="f22" draw:formula="56 * ?f4 / 262"/><draw:equation draw:name="f23" draw:formula="64 * ?f4 / 262"/><draw:equation draw:name="f24" draw:formula="67 * ?f4 / 262"/><draw:equation draw:name="f25" draw:formula="68 * ?f4 / 262"/><draw:equation draw:name="f26" draw:formula="69 * ?f4 / 262"/><draw:equation draw:name="f27" draw:formula="71 * ?f4 / 262"/><draw:equation draw:name="f28" draw:formula="81 * ?f4 / 262"/><draw:equation draw:name="f29" draw:formula="269 * ?f5 / 283"/><draw:equation draw:name="f30" draw:formula="107 * ?f4 / 262"/><draw:equation draw:name="f31" draw:formula="253 * ?f5 / 283"/><draw:equation draw:name="f32" draw:formula="133 * ?f4 / 262"/><draw:equation draw:name="f33" draw:formula="234 * ?f5 / 283"/><draw:equation draw:name="f34" draw:formula="157 * ?f4 / 262"/><draw:equation draw:name="f35" draw:formula="212 * ?f5 / 283"/><draw:equation draw:name="f36" draw:formula="180 * ?f4 / 262"/><draw:equation draw:name="f37" draw:formula="187 * ?f5 / 283"/><draw:equation draw:name="f38" draw:formula="200 * ?f4 / 262"/><draw:equation draw:name="f39" draw:formula="160 * ?f5 / 283"/><draw:equation draw:name="f40" draw:formula="221 * ?f4 / 262"/><draw:equation draw:name="f41" draw:formula="132 * ?f5 / 283"/><draw:equation draw:name="f42" draw:formula="238 * ?f4 / 262"/><draw:equation draw:name="f43" draw:formula="99 * ?f5 / 283"/><draw:equation draw:name="f44" draw:formula="252 * ?f4 / 262"/><draw:equation draw:name="f45" draw:formula="90 * ?f5 / 283"/><draw:equation draw:name="f46" draw:formula="256 * ?f4 / 262"/><draw:equation draw:name="f47" draw:formula="81 * ?f5 / 283"/><draw:equation draw:name="f48" draw:formula="258 * ?f4 / 262"/><draw:equation draw:name="f49" draw:formula="76 * ?f5 / 283"/><draw:equation draw:name="f50" draw:formula="67 * ?f5 / 283"/><draw:equation draw:name="f51" draw:formula="59 * ?f5 / 283"/><draw:equation draw:name="f52" draw:formula="261 * ?f4 / 262"/><draw:equation draw:name="f53" draw:formula="52 * ?f5 / 283"/><draw:equation draw:name="f54" draw:formula="45 * ?f5 / 283"/><draw:equation draw:name="f55" draw:formula="262 * ?f4 / 262"/><draw:equation draw:name="f56" draw:formula="38 * ?f5 / 283"/><draw:equation draw:name="f57" draw:formula="29 * ?f5 / 283"/><draw:equation draw:name="f58" draw:formula="20 * ?f5 / 283"/><draw:equation draw:name="f59" draw:formula="15 * ?f5 / 283"/><draw:equation draw:name="f60" draw:formula="7 * ?f5 / 283"/><draw:equation draw:name="f61" draw:formula="0 * ?f5 / 283"/><draw:equation draw:name="f62" draw:formula="26 * ?f5 / 283"/><draw:equation draw:name="f63" draw:formula="254 * ?f4 / 262"/><draw:equation draw:name="f64" draw:formula="245 * ?f4 / 262"/><draw:equation draw:name="f65" draw:formula="88 * ?f5 / 283"/><draw:equation draw:name="f66" draw:formula="234 * ?f4 / 262"/><draw:equation draw:name="f67" draw:formula="116 * ?f5 / 283"/><draw:equation draw:name="f68" draw:formula="146 * ?f5 / 283"/><draw:equation draw:name="f69" draw:formula="204 * ?f4 / 262"/><draw:equation draw:name="f70" draw:formula="170 * ?f5 / 283"/><draw:equation draw:name="f71" draw:formula="187 * ?f4 / 262"/><draw:equation draw:name="f72" draw:formula="193 * ?f5 / 283"/><draw:equation draw:name="f73" draw:formula="168 * ?f4 / 262"/><draw:equation draw:name="f74" draw:formula="146 * ?f4 / 262"/><draw:equation draw:name="f75" draw:formula="231 * ?f5 / 283"/><draw:equation draw:name="f76" draw:formula="123 * ?f4 / 262"/><draw:equation draw:name="f77" draw:formula="243 * ?f5 / 283"/><draw:equation draw:name="f78" draw:formula="100 * ?f4 / 262"/><draw:equation draw:name="f79" draw:formula="257 * ?f5 / 283"/><draw:equation draw:name="f80" draw:formula="75 * ?f4 / 262"/><draw:equation draw:name="f81" draw:formula="266 * ?f5 / 283"/><draw:equation draw:name="f82" draw:formula="22 * ?f4 / 262"/><draw:equation draw:name="f83" draw:formula="?f8 / ?f6"/><draw:equation draw:name="f84" draw:formula="?f9 / ?f7"/><draw:equation draw:name="f85" draw:formula="?f10 / ?f6"/><draw:equation draw:name="f86" draw:formula="?f11 / ?f7"/><draw:equation draw:name="f87" draw:formula="?f12 / ?f6"/><draw:equation draw:name="f88" draw:formula="?f13 / ?f7"/><draw:equation draw:name="f89" draw:formula="?f14 / ?f6"/><draw:equation draw:name="f90" draw:formula="?f15 / ?f7"/><draw:equation draw:name="f91" draw:formula="?f16 / ?f6"/><draw:equation draw:name="f92" draw:formula="?f17 / ?f7"/><draw:equation draw:name="f93" draw:formula="?f18 / ?f6"/><draw:equation draw:name="f94" draw:formula="?f19 / ?f7"/><draw:equation draw:name="f95" draw:formula="?f20 / ?f6"/><draw:equation draw:name="f96" draw:formula="?f21 / ?f7"/><draw:equation draw:name="f97" draw:formula="?f22 / ?f7"/><draw:equation draw:name="f98" draw:formula="?f23 / ?f7"/><draw:equation draw:name="f99" draw:formula="?f24 / ?f7"/><draw:equation draw:name="f100" draw:formula="?f25 / ?f7"/><draw:equation draw:name="f101" draw:formula="?f26 / ?f7"/><draw:equation draw:name="f102" draw:formula="?f27 / ?f7"/><draw:equation draw:name="f103" draw:formula="?f28 / ?f7"/><draw:equation draw:name="f104" draw:formula="?f29 / ?f6"/><draw:equation draw:name="f105" draw:formula="?f30 / ?f7"/><draw:equation draw:name="f106" draw:formula="?f31 / ?f6"/><draw:equation draw:name="f107" draw:formula="?f32 / ?f7"/><draw:equation draw:name="f108" draw:formula="?f33 / ?f6"/><draw:equation draw:name="f109" draw:formula="?f34 / ?f7"/><draw:equation draw:name="f110" draw:formula="?f35 / ?f6"/><draw:equation draw:name="f111" draw:formula="?f36 / ?f7"/><draw:equation draw:name="f112" draw:formula="?f37 / ?f6"/><draw:equation draw:name="f113" draw:formula="?f38 / ?f7"/><draw:equation draw:name="f114" draw:formula="?f39 / ?f6"/><draw:equation draw:name="f115" draw:formula="?f40 / ?f7"/><draw:equation draw:name="f116" draw:formula="?f41 / ?f6"/><draw:equation draw:name="f117" draw:formula="?f42 / ?f7"/><draw:equation draw:name="f118" draw:formula="?f43 / ?f6"/><draw:equation draw:name="f119" draw:formula="?f44 / ?f7"/><draw:equation draw:name="f120" draw:formula="?f45 / ?f6"/><draw:equation draw:name="f121" draw:formula="?f46 / ?f7"/><draw:equation draw:name="f122" draw:formula="?f47 / ?f6"/><draw:equation draw:name="f123" draw:formula="?f48 / ?f7"/><draw:equation draw:name="f124" draw:formula="?f49 / ?f6"/><draw:equation draw:name="f125" draw:formula="?f50 / ?f6"/><draw:equation draw:name="f126" draw:formula="?f51 / ?f6"/><draw:equation draw:name="f127" draw:formula="?f52 / ?f7"/><draw:equation draw:name="f128" draw:formula="?f53 / ?f6"/><draw:equation draw:name="f129" draw:formula="?f54 / ?f6"/><draw:equation draw:name="f130" draw:formula="?f55 / ?f7"/><draw:equation draw:name="f131" draw:formula="?f56 / ?f6"/><draw:equation draw:name="f132" draw:formula="?f57 / ?f6"/><draw:equation draw:name="f133" draw:formula="?f58 / ?f6"/><draw:equation draw:name="f134" draw:formula="?f59 / ?f6"/><draw:equation draw:name="f135" draw:formula="?f60 / ?f6"/><draw:equation draw:name="f136" draw:formula="?f61 / ?f6"/><draw:equation draw:name="f137" draw:formula="?f62 / ?f6"/><draw:equation draw:name="f138" draw:formula="?f63 / ?f7"/><draw:equation draw:name="f139" draw:formula="?f64 / ?f7"/><draw:equation draw:name="f140" draw:formula="?f65 / ?f6"/><draw:equation draw:name="f141" draw:formula="?f66 / ?f7"/><draw:equation draw:name="f142" draw:formula="?f67 / ?f6"/><draw:equation draw:name="f143" draw:formula="?f68 / ?f6"/><draw:equation draw:name="f144" draw:formula="?f69 / ?f7"/><draw:equation draw:name="f145" draw:formula="?f70 / ?f6"/><draw:equation draw:name="f146" draw:formula="?f71 / ?f7"/><draw:equation draw:name="f147" draw:formula="?f72 / ?f6"/><draw:equation draw:name="f148" draw:formula="?f73 / ?f7"/><draw:equation draw:name="f149" draw:formula="?f74 / ?f7"/><draw:equation draw:name="f150" draw:formula="?f75 / ?f6"/><draw:equation draw:name="f151" draw:formula="?f76 / ?f7"/><draw:equation draw:name="f152" draw:formula="?f77 / ?f6"/><draw:equation draw:name="f153" draw:formula="?f78 / ?f7"/><draw:equation draw:name="f154" draw:formula="?f79 / ?f6"/><draw:equation draw:name="f155" draw:formula="?f80 / ?f7"/><draw:equation draw:name="f156" draw:formula="?f81 / ?f6"/><draw:equation draw:name="f157" draw:formula="?f82 / ?f7"/><draw:equation draw:name="f158" draw:formula="0 / ?f6"/><draw:equation draw:name="f159" draw:formula="?f1 / ?f6"/><draw:equation draw:name="f160" draw:formula="0 / ?f7"/><draw:equation draw:name="f161" draw:formula="?f3 / ?f7"/></draw:enhanced-geometry></draw:custom-shape><draw:custom-shape svg:x="1.99722in" svg:y="0.97083in" svg:width="0.25in" svg:height="0.22847in" draw:id="id48" draw:style-name="a46" draw:name="Freeform 86"><svg:title/><svg:desc/><draw:enhanced-geometry draw:type="non-primitive" svg:viewBox="0 0 360 329" draw:enhanced-path="M 353 36 L 344 27 334 17 325 9 315 0 327 27 332 74 360 74 358 100 351 125 344 150 332 174 320 196 303 216 283 237 263 255 240 271 212 285 186 298 158 309 127 319 97 324 66 328 52 329 38 325 26 319 12 313 0 308 31 309 92 305 148 289 200 269 243 239 282 205 308 166 327 121 332 74 360 74 358 47 353 36 Z N" draw:text-areas="?f140 ?f142 ?f141 ?f143" draw:glue-points="?f74 ?f75 ?f76 ?f77 ?f78 ?f79 ?f80 ?f81 ?f82 ?f83 ?f84 ?f77 ?f85 ?f86 ?f87 ?f86 ?f88 ?f89 ?f90 ?f91 ?f76 ?f92 ?f85 ?f93 ?f94 ?f95 ?f96 ?f97 ?f98 ?f99 ?f100 ?f101 ?f102 ?f103 ?f104 ?f105 ?f106 ?f107 ?f108 ?f109 ?f110 ?f111 ?f112 ?f113 ?f114 ?f115 ?f116 ?f117 ?f118 ?f119 ?f120 ?f111 ?f121 ?f122 ?f123 ?f124 ?f125 ?f109 ?f126 ?f127 ?f128 ?f129 ?f130 ?f131 ?f132 ?f133 ?f134 ?f135 ?f136 ?f137 ?f84 ?f138 ?f85 ?f86 ?f87 ?f86 ?f88 ?f139 ?f74 ?f75" draw:glue-point-leaving-directions="-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0"/><draw:equation draw:name="f7" draw:formula="?f4 / 329"/><draw:equation draw:name="f8" draw:formula="353 * ?f5 / 360"/><draw:equation draw:name="f9" draw:formula="36 * ?f4 / 329"/><draw:equation draw:name="f10" draw:formula="344 * ?f5 / 360"/><draw:equation draw:name="f11" draw:formula="27 * ?f4 / 329"/><draw:equation draw:name="f12" draw:formula="334 * ?f5 / 360"/><draw:equation draw:name="f13" draw:formula="17 * ?f4 / 329"/><draw:equation draw:name="f14" draw:formula="325 * ?f5 / 360"/><draw:equation draw:name="f15" draw:formula="9 * ?f4 / 329"/><draw:equation draw:name="f16" draw:formula="315 * ?f5 / 360"/><draw:equation draw:name="f17" draw:formula="0 * ?f4 / 329"/><draw:equation draw:name="f18" draw:formula="327 * ?f5 / 360"/><draw:equation draw:name="f19" draw:formula="332 * ?f5 / 360"/><draw:equation draw:name="f20" draw:formula="74 * ?f4 / 329"/><draw:equation draw:name="f21" draw:formula="360 * ?f5 / 360"/><draw:equation draw:name="f22" draw:formula="358 * ?f5 / 360"/><draw:equation draw:name="f23" draw:formula="100 * ?f4 / 329"/><draw:equation draw:name="f24" draw:formula="351 * ?f5 / 360"/><draw:equation draw:name="f25" draw:formula="125 * ?f4 / 329"/><draw:equation draw:name="f26" draw:formula="150 * ?f4 / 329"/><draw:equation draw:name="f27" draw:formula="174 * ?f4 / 329"/><draw:equation draw:name="f28" draw:formula="320 * ?f5 / 360"/><draw:equation draw:name="f29" draw:formula="196 * ?f4 / 329"/><draw:equation draw:name="f30" draw:formula="303 * ?f5 / 360"/><draw:equation draw:name="f31" draw:formula="216 * ?f4 / 329"/><draw:equation draw:name="f32" draw:formula="283 * ?f5 / 360"/><draw:equation draw:name="f33" draw:formula="237 * ?f4 / 329"/><draw:equation draw:name="f34" draw:formula="263 * ?f5 / 360"/><draw:equation draw:name="f35" draw:formula="255 * ?f4 / 329"/><draw:equation draw:name="f36" draw:formula="240 * ?f5 / 360"/><draw:equation draw:name="f37" draw:formula="271 * ?f4 / 329"/><draw:equation draw:name="f38" draw:formula="212 * ?f5 / 360"/><draw:equation draw:name="f39" draw:formula="285 * ?f4 / 329"/><draw:equation draw:name="f40" draw:formula="186 * ?f5 / 360"/><draw:equation draw:name="f41" draw:formula="298 * ?f4 / 329"/><draw:equation draw:name="f42" draw:formula="158 * ?f5 / 360"/><draw:equation draw:name="f43" draw:formula="309 * ?f4 / 329"/><draw:equation draw:name="f44" draw:formula="127 * ?f5 / 360"/><draw:equation draw:name="f45" draw:formula="319 * ?f4 / 329"/><draw:equation draw:name="f46" draw:formula="97 * ?f5 / 360"/><draw:equation draw:name="f47" draw:formula="324 * ?f4 / 329"/><draw:equation draw:name="f48" draw:formula="66 * ?f5 / 360"/><draw:equation draw:name="f49" draw:formula="328 * ?f4 / 329"/><draw:equation draw:name="f50" draw:formula="52 * ?f5 / 360"/><draw:equation draw:name="f51" draw:formula="329 * ?f4 / 329"/><draw:equation draw:name="f52" draw:formula="38 * ?f5 / 360"/><draw:equation draw:name="f53" draw:formula="325 * ?f4 / 329"/><draw:equation draw:name="f54" draw:formula="26 * ?f5 / 360"/><draw:equation draw:name="f55" draw:formula="12 * ?f5 / 360"/><draw:equation draw:name="f56" draw:formula="313 * ?f4 / 329"/><draw:equation draw:name="f57" draw:formula="0 * ?f5 / 360"/><draw:equation draw:name="f58" draw:formula="308 * ?f4 / 329"/><draw:equation draw:name="f59" draw:formula="31 * ?f5 / 360"/><draw:equation draw:name="f60" draw:formula="92 * ?f5 / 360"/><draw:equation draw:name="f61" draw:formula="305 * ?f4 / 329"/><draw:equation draw:name="f62" draw:formula="148 * ?f5 / 360"/><draw:equation draw:name="f63" draw:formula="289 * ?f4 / 329"/><draw:equation draw:name="f64" draw:formula="200 * ?f5 / 360"/><draw:equation draw:name="f65" draw:formula="269 * ?f4 / 329"/><draw:equation draw:name="f66" draw:formula="243 * ?f5 / 360"/><draw:equation draw:name="f67" draw:formula="239 * ?f4 / 329"/><draw:equation draw:name="f68" draw:formula="282 * ?f5 / 360"/><draw:equation draw:name="f69" draw:formula="205 * ?f4 / 329"/><draw:equation draw:name="f70" draw:formula="308 * ?f5 / 360"/><draw:equation draw:name="f71" draw:formula="166 * ?f4 / 329"/><draw:equation draw:name="f72" draw:formula="121 * ?f4 / 329"/><draw:equation draw:name="f73" draw:formula="47 * ?f4 / 329"/><draw:equation draw:name="f74" draw:formula="?f8 / ?f6"/><draw:equation draw:name="f75" draw:formula="?f9 / ?f7"/><draw:equation draw:name="f76" draw:formula="?f10 / ?f6"/><draw:equation draw:name="f77" draw:formula="?f11 / ?f7"/><draw:equation draw:name="f78" draw:formula="?f12 / ?f6"/><draw:equation draw:name="f79" draw:formula="?f13 / ?f7"/><draw:equation draw:name="f80" draw:formula="?f14 / ?f6"/><draw:equation draw:name="f81" draw:formula="?f15 / ?f7"/><draw:equation draw:name="f82" draw:formula="?f16 / ?f6"/><draw:equation draw:name="f83" draw:formula="?f17 / ?f7"/><draw:equation draw:name="f84" draw:formula="?f18 / ?f6"/><draw:equation draw:name="f85" draw:formula="?f19 / ?f6"/><draw:equation draw:name="f86" draw:formula="?f20 / ?f7"/><draw:equation draw:name="f87" draw:formula="?f21 / ?f6"/><draw:equation draw:name="f88" draw:formula="?f22 / ?f6"/><draw:equation draw:name="f89" draw:formula="?f23 / ?f7"/><draw:equation draw:name="f90" draw:formula="?f24 / ?f6"/><draw:equation draw:name="f91" draw:formula="?f25 / ?f7"/><draw:equation draw:name="f92" draw:formula="?f26 / ?f7"/><draw:equation draw:name="f93" draw:formula="?f27 / ?f7"/><draw:equation draw:name="f94" draw:formula="?f28 / ?f6"/><draw:equation draw:name="f95" draw:formula="?f29 / ?f7"/><draw:equation draw:name="f96" draw:formula="?f30 / ?f6"/><draw:equation draw:name="f97" draw:formula="?f31 / ?f7"/><draw:equation draw:name="f98" draw:formula="?f32 / ?f6"/><draw:equation draw:name="f99" draw:formula="?f33 / ?f7"/><draw:equation draw:name="f100" draw:formula="?f34 / ?f6"/><draw:equation draw:name="f101" draw:formula="?f35 / ?f7"/><draw:equation draw:name="f102" draw:formula="?f36 / ?f6"/><draw:equation draw:name="f103" draw:formula="?f37 / ?f7"/><draw:equation draw:name="f104" draw:formula="?f38 / ?f6"/><draw:equation draw:name="f105" draw:formula="?f39 / ?f7"/><draw:equation draw:name="f106" draw:formula="?f40 / ?f6"/><draw:equation draw:name="f107" draw:formula="?f41 / ?f7"/><draw:equation draw:name="f108" draw:formula="?f42 / ?f6"/><draw:equation draw:name="f109" draw:formula="?f43 / ?f7"/><draw:equation draw:name="f110" draw:formula="?f44 / ?f6"/><draw:equation draw:name="f111" draw:formula="?f45 / ?f7"/><draw:equation draw:name="f112" draw:formula="?f46 / ?f6"/><draw:equation draw:name="f113" draw:formula="?f47 / ?f7"/><draw:equation draw:name="f114" draw:formula="?f48 / ?f6"/><draw:equation draw:name="f115" draw:formula="?f49 / ?f7"/><draw:equation draw:name="f116" draw:formula="?f50 / ?f6"/><draw:equation draw:name="f117" draw:formula="?f51 / ?f7"/><draw:equation draw:name="f118" draw:formula="?f52 / ?f6"/><draw:equation draw:name="f119" draw:formula="?f53 / ?f7"/><draw:equation draw:name="f120" draw:formula="?f54 / ?f6"/><draw:equation draw:name="f121" draw:formula="?f55 / ?f6"/><draw:equation draw:name="f122" draw:formula="?f56 / ?f7"/><draw:equation draw:name="f123" draw:formula="?f57 / ?f6"/><draw:equation draw:name="f124" draw:formula="?f58 / ?f7"/><draw:equation draw:name="f125" draw:formula="?f59 / ?f6"/><draw:equation draw:name="f126" draw:formula="?f60 / ?f6"/><draw:equation draw:name="f127" draw:formula="?f61 / ?f7"/><draw:equation draw:name="f128" draw:formula="?f62 / ?f6"/><draw:equation draw:name="f129" draw:formula="?f63 / ?f7"/><draw:equation draw:name="f130" draw:formula="?f64 / ?f6"/><draw:equation draw:name="f131" draw:formula="?f65 / ?f7"/><draw:equation draw:name="f132" draw:formula="?f66 / ?f6"/><draw:equation draw:name="f133" draw:formula="?f67 / ?f7"/><draw:equation draw:name="f134" draw:formula="?f68 / ?f6"/><draw:equation draw:name="f135" draw:formula="?f69 / ?f7"/><draw:equation draw:name="f136" draw:formula="?f70 / ?f6"/><draw:equation draw:name="f137" draw:formula="?f71 / ?f7"/><draw:equation draw:name="f138" draw:formula="?f72 / ?f7"/><draw:equation draw:name="f139" draw:formula="?f73 / ?f7"/><draw:equation draw:name="f140" draw:formula="0 / ?f6"/><draw:equation draw:name="f141" draw:formula="?f1 / ?f6"/><draw:equation draw:name="f142" draw:formula="0 / ?f7"/><draw:equation draw:name="f143" draw:formula="?f3 / ?f7"/></draw:enhanced-geometry></draw:custom-shape><draw:custom-shape svg:x="1.97222in" svg:y="0.95486in" svg:width="0.25694in" svg:height="0.23125in" draw:id="id49" draw:style-name="a47" draw:name="Freeform 87"><svg:title/><svg:desc/><draw:enhanced-geometry draw:type="non-primitive" svg:viewBox="0 0 370 333" draw:enhanced-path="M 356 28 L 345 19 335 12 323 5 309 0 321 13 339 54 344 97 370 97 368 120 365 144 358 166 345 188 335 209 319 228 300 247 281 263 260 278 236 293 210 304 184 313 158 323 128 328 99 331 67 333 40 333 29 325 19 320 8 312 0 304 14 308 67 312 123 308 175 294 222 275 262 250 297 216 321 181 339 139 344 97 370 97 368 73 365 50 358 28 356 28 Z N" draw:text-areas="?f148 ?f150 ?f149 ?f151" draw:glue-points="?f78 ?f79 ?f80 ?f81 ?f82 ?f83 ?f84 ?f85 ?f86 ?f87 ?f88 ?f89 ?f90 ?f91 ?f92 ?f93 ?f94 ?f93 ?f95 ?f96 ?f97 ?f98 ?f99 ?f100 ?f80 ?f101 ?f82 ?f102 ?f103 ?f104 ?f105 ?f106 ?f107 ?f108 ?f109 ?f110 ?f111 ?f112 ?f113 ?f114 ?f115 ?f116 ?f117 ?f118 ?f119 ?f120 ?f121 ?f122 ?f123 ?f124 ?f125 ?f124 ?f126 ?f127 ?f128 ?f129 ?f130 ?f131 ?f132 ?f114 ?f133 ?f134 ?f123 ?f131 ?f135 ?f134 ?f136 ?f137 ?f138 ?f139 ?f140 ?f141 ?f142 ?f143 ?f88 ?f144 ?f90 ?f145 ?f92 ?f93 ?f94 ?f93 ?f95 ?f146 ?f97 ?f147 ?f99 ?f79 ?f78 ?f79" draw:glue-point-leaving-directions="-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0"/><draw:equation draw:name="f7" draw:formula="?f4 / 333"/><draw:equation draw:name="f8" draw:formula="356 * ?f5 / 370"/><draw:equation draw:name="f9" draw:formula="28 * ?f4 / 333"/><draw:equation draw:name="f10" draw:formula="345 * ?f5 / 370"/><draw:equation draw:name="f11" draw:formula="19 * ?f4 / 333"/><draw:equation draw:name="f12" draw:formula="335 * ?f5 / 370"/><draw:equation draw:name="f13" draw:formula="12 * ?f4 / 333"/><draw:equation draw:name="f14" draw:formula="323 * ?f5 / 370"/><draw:equation draw:name="f15" draw:formula="5 * ?f4 / 333"/><draw:equation draw:name="f16" draw:formula="309 * ?f5 / 370"/><draw:equation draw:name="f17" draw:formula="0 * ?f4 / 333"/><draw:equation draw:name="f18" draw:formula="321 * ?f5 / 370"/><draw:equation draw:name="f19" draw:formula="13 * ?f4 / 333"/><draw:equation draw:name="f20" draw:formula="339 * ?f5 / 370"/><draw:equation draw:name="f21" draw:formula="54 * ?f4 / 333"/><draw:equation draw:name="f22" draw:formula="344 * ?f5 / 370"/><draw:equation draw:name="f23" draw:formula="97 * ?f4 / 333"/><draw:equation draw:name="f24" draw:formula="370 * ?f5 / 370"/><draw:equation draw:name="f25" draw:formula="368 * ?f5 / 370"/><draw:equation draw:name="f26" draw:formula="120 * ?f4 / 333"/><draw:equation draw:name="f27" draw:formula="365 * ?f5 / 370"/><draw:equation draw:name="f28" draw:formula="144 * ?f4 / 333"/><draw:equation draw:name="f29" draw:formula="358 * ?f5 / 370"/><draw:equation draw:name="f30" draw:formula="166 * ?f4 / 333"/><draw:equation draw:name="f31" draw:formula="188 * ?f4 / 333"/><draw:equation draw:name="f32" draw:formula="209 * ?f4 / 333"/><draw:equation draw:name="f33" draw:formula="319 * ?f5 / 370"/><draw:equation draw:name="f34" draw:formula="228 * ?f4 / 333"/><draw:equation draw:name="f35" draw:formula="300 * ?f5 / 370"/><draw:equation draw:name="f36" draw:formula="247 * ?f4 / 333"/><draw:equation draw:name="f37" draw:formula="281 * ?f5 / 370"/><draw:equation draw:name="f38" draw:formula="263 * ?f4 / 333"/><draw:equation draw:name="f39" draw:formula="260 * ?f5 / 370"/><draw:equation draw:name="f40" draw:formula="278 * ?f4 / 333"/><draw:equation draw:name="f41" draw:formula="236 * ?f5 / 370"/><draw:equation draw:name="f42" draw:formula="293 * ?f4 / 333"/><draw:equation draw:name="f43" draw:formula="210 * ?f5 / 370"/><draw:equation draw:name="f44" draw:formula="304 * ?f4 / 333"/><draw:equation draw:name="f45" draw:formula="184 * ?f5 / 370"/><draw:equation draw:name="f46" draw:formula="313 * ?f4 / 333"/><draw:equation draw:name="f47" draw:formula="158 * ?f5 / 370"/><draw:equation draw:name="f48" draw:formula="323 * ?f4 / 333"/><draw:equation draw:name="f49" draw:formula="128 * ?f5 / 370"/><draw:equation draw:name="f50" draw:formula="328 * ?f4 / 333"/><draw:equation draw:name="f51" draw:formula="99 * ?f5 / 370"/><draw:equation draw:name="f52" draw:formula="331 * ?f4 / 333"/><draw:equation draw:name="f53" draw:formula="67 * ?f5 / 370"/><draw:equation draw:name="f54" draw:formula="333 * ?f4 / 333"/><draw:equation draw:name="f55" draw:formula="40 * ?f5 / 370"/><draw:equation draw:name="f56" draw:formula="29 * ?f5 / 370"/><draw:equation draw:name="f57" draw:formula="325 * ?f4 / 333"/><draw:equation draw:name="f58" draw:formula="19 * ?f5 / 370"/><draw:equation draw:name="f59" draw:formula="320 * ?f4 / 333"/><draw:equation draw:name="f60" draw:formula="8 * ?f5 / 370"/><draw:equation draw:name="f61" draw:formula="312 * ?f4 / 333"/><draw:equation draw:name="f62" draw:formula="0 * ?f5 / 370"/><draw:equation draw:name="f63" draw:formula="14 * ?f5 / 370"/><draw:equation draw:name="f64" draw:formula="308 * ?f4 / 333"/><draw:equation draw:name="f65" draw:formula="123 * ?f5 / 370"/><draw:equation draw:name="f66" draw:formula="175 * ?f5 / 370"/><draw:equation draw:name="f67" draw:formula="294 * ?f4 / 333"/><draw:equation draw:name="f68" draw:formula="222 * ?f5 / 370"/><draw:equation draw:name="f69" draw:formula="275 * ?f4 / 333"/><draw:equation draw:name="f70" draw:formula="262 * ?f5 / 370"/><draw:equation draw:name="f71" draw:formula="250 * ?f4 / 333"/><draw:equation draw:name="f72" draw:formula="297 * ?f5 / 370"/><draw:equation draw:name="f73" draw:formula="216 * ?f4 / 333"/><draw:equation draw:name="f74" draw:formula="181 * ?f4 / 333"/><draw:equation draw:name="f75" draw:formula="139 * ?f4 / 333"/><draw:equation draw:name="f76" draw:formula="73 * ?f4 / 333"/><draw:equation draw:name="f77" draw:formula="50 * ?f4 / 333"/><draw:equation draw:name="f78" draw:formula="?f8 / ?f6"/><draw:equation draw:name="f79" draw:formula="?f9 / ?f7"/><draw:equation draw:name="f80" draw:formula="?f10 / ?f6"/><draw:equation draw:name="f81" draw:formula="?f11 / ?f7"/><draw:equation draw:name="f82" draw:formula="?f12 / ?f6"/><draw:equation draw:name="f83" draw:formula="?f13 / ?f7"/><draw:equation draw:name="f84" draw:formula="?f14 / ?f6"/><draw:equation draw:name="f85" draw:formula="?f15 / ?f7"/><draw:equation draw:name="f86" draw:formula="?f16 / ?f6"/><draw:equation draw:name="f87" draw:formula="?f17 / ?f7"/><draw:equation draw:name="f88" draw:formula="?f18 / ?f6"/><draw:equation draw:name="f89" draw:formula="?f19 / ?f7"/><draw:equation draw:name="f90" draw:formula="?f20 / ?f6"/><draw:equation draw:name="f91" draw:formula="?f21 / ?f7"/><draw:equation draw:name="f92" draw:formula="?f22 / ?f6"/><draw:equation draw:name="f93" draw:formula="?f23 / ?f7"/><draw:equation draw:name="f94" draw:formula="?f24 / ?f6"/><draw:equation draw:name="f95" draw:formula="?f25 / ?f6"/><draw:equation draw:name="f96" draw:formula="?f26 / ?f7"/><draw:equation draw:name="f97" draw:formula="?f27 / ?f6"/><draw:equation draw:name="f98" draw:formula="?f28 / ?f7"/><draw:equation draw:name="f99" draw:formula="?f29 / ?f6"/><draw:equation draw:name="f100" draw:formula="?f30 / ?f7"/><draw:equation draw:name="f101" draw:formula="?f31 / ?f7"/><draw:equation draw:name="f102" draw:formula="?f32 / ?f7"/><draw:equation draw:name="f103" draw:formula="?f33 / ?f6"/><draw:equation draw:name="f104" draw:formula="?f34 / ?f7"/><draw:equation draw:name="f105" draw:formula="?f35 / ?f6"/><draw:equation draw:name="f106" draw:formula="?f36 / ?f7"/><draw:equation draw:name="f107" draw:formula="?f37 / ?f6"/><draw:equation draw:name="f108" draw:formula="?f38 / ?f7"/><draw:equation draw:name="f109" draw:formula="?f39 / ?f6"/><draw:equation draw:name="f110" draw:formula="?f40 / ?f7"/><draw:equation draw:name="f111" draw:formula="?f41 / ?f6"/><draw:equation draw:name="f112" draw:formula="?f42 / ?f7"/><draw:equation draw:name="f113" draw:formula="?f43 / ?f6"/><draw:equation draw:name="f114" draw:formula="?f44 / ?f7"/><draw:equation draw:name="f115" draw:formula="?f45 / ?f6"/><draw:equation draw:name="f116" draw:formula="?f46 / ?f7"/><draw:equation draw:name="f117" draw:formula="?f47 / ?f6"/><draw:equation draw:name="f118" draw:formula="?f48 / ?f7"/><draw:equation draw:name="f119" draw:formula="?f49 / ?f6"/><draw:equation draw:name="f120" draw:formula="?f50 / ?f7"/><draw:equation draw:name="f121" draw:formula="?f51 / ?f6"/><draw:equation draw:name="f122" draw:formula="?f52 / ?f7"/><draw:equation draw:name="f123" draw:formula="?f53 / ?f6"/><draw:equation draw:name="f124" draw:formula="?f54 / ?f7"/><draw:equation draw:name="f125" draw:formula="?f55 / ?f6"/><draw:equation draw:name="f126" draw:formula="?f56 / ?f6"/><draw:equation draw:name="f127" draw:formula="?f57 / ?f7"/><draw:equation draw:name="f128" draw:formula="?f58 / ?f6"/><draw:equation draw:name="f129" draw:formula="?f59 / ?f7"/><draw:equation draw:name="f130" draw:formula="?f60 / ?f6"/><draw:equation draw:name="f131" draw:formula="?f61 / ?f7"/><draw:equation draw:name="f132" draw:formula="?f62 / ?f6"/><draw:equation draw:name="f133" draw:formula="?f63 / ?f6"/><draw:equation draw:name="f134" draw:formula="?f64 / ?f7"/><draw:equation draw:name="f135" draw:formula="?f65 / ?f6"/><draw:equation draw:name="f136" draw:formula="?f66 / ?f6"/><draw:equation draw:name="f137" draw:formula="?f67 / ?f7"/><draw:equation draw:name="f138" draw:formula="?f68 / ?f6"/><draw:equation draw:name="f139" draw:formula="?f69 / ?f7"/><draw:equation draw:name="f140" draw:formula="?f70 / ?f6"/><draw:equation draw:name="f141" draw:formula="?f71 / ?f7"/><draw:equation draw:name="f142" draw:formula="?f72 / ?f6"/><draw:equation draw:name="f143" draw:formula="?f73 / ?f7"/><draw:equation draw:name="f144" draw:formula="?f74 / ?f7"/><draw:equation draw:name="f145" draw:formula="?f75 / ?f7"/><draw:equation draw:name="f146" draw:formula="?f76 / ?f7"/><draw:equation draw:name="f147" draw:formula="?f77 / ?f7"/><draw:equation draw:name="f148" draw:formula="0 / ?f6"/><draw:equation draw:name="f149" draw:formula="?f1 / ?f6"/><draw:equation draw:name="f150" draw:formula="0 / ?f7"/><draw:equation draw:name="f151" draw:formula="?f3 / ?f7"/></draw:enhanced-geometry></draw:custom-shape><draw:custom-shape svg:x="1.95in" svg:y="0.94236in" svg:width="0.26319in" svg:height="0.23056in" draw:id="id50" draw:style-name="a48" draw:name="Freeform 88"><svg:title/><svg:desc/><draw:enhanced-geometry draw:type="non-primitive" svg:viewBox="0 0 379 332" draw:enhanced-path="M 346 21 L 336 14 322 10 311 4 298 0 306 8 332 41 344 77 350 115 379 115 372 160 355 199 332 237 298 269 256 296 207 315 157 328 99 332 44 328 33 326 26 319 18 310 9 303 0 293 4 293 51 305 99 310 148 305 197 293 238 276 277 253 306 223 332 191 344 154 350 115 379 115 372 72 355 31 346 21 Z N" draw:text-areas="?f124 ?f126 ?f125 ?f127" draw:glue-points="?f66 ?f67 ?f68 ?f69 ?f70 ?f71 ?f72 ?f73 ?f74 ?f75 ?f76 ?f77 ?f78 ?f79 ?f80 ?f81 ?f82 ?f83 ?f84 ?f83 ?f85 ?f86 ?f87 ?f88 ?f78 ?f89 ?f74 ?f90 ?f91 ?f92 ?f93 ?f94 ?f95 ?f96 ?f97 ?f98 ?f99 ?f96 ?f100 ?f101 ?f102 ?f103 ?f104 ?f105 ?f106 ?f107 ?f108 ?f109 ?f110 ?f109 ?f111 ?f112 ?f97 ?f105 ?f113 ?f112 ?f114 ?f109 ?f115 ?f116 ?f117 ?f118 ?f76 ?f119 ?f78 ?f120 ?f80 ?f121 ?f82 ?f83 ?f84 ?f83 ?f85 ?f122 ?f87 ?f123 ?f66 ?f67" draw:glue-point-leaving-directions="-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32"/><draw:equation draw:name="f8" draw:formula="346 * ?f5 / 379"/><draw:equation draw:name="f9" draw:formula="21 * ?f4 / 332"/><draw:equation draw:name="f10" draw:formula="336 * ?f5 / 379"/><draw:equation draw:name="f11" draw:formula="14 * ?f4 / 332"/><draw:equation draw:name="f12" draw:formula="322 * ?f5 / 379"/><draw:equation draw:name="f13" draw:formula="10 * ?f4 / 332"/><draw:equation draw:name="f14" draw:formula="311 * ?f5 / 379"/><draw:equation draw:name="f15" draw:formula="4 * ?f4 / 332"/><draw:equation draw:name="f16" draw:formula="298 * ?f5 / 379"/><draw:equation draw:name="f17" draw:formula="0 * ?f4 / 332"/><draw:equation draw:name="f18" draw:formula="306 * ?f5 / 379"/><draw:equation draw:name="f19" draw:formula="8 * ?f4 / 332"/><draw:equation draw:name="f20" draw:formula="332 * ?f5 / 379"/><draw:equation draw:name="f21" draw:formula="41 * ?f4 / 332"/><draw:equation draw:name="f22" draw:formula="344 * ?f5 / 379"/><draw:equation draw:name="f23" draw:formula="77 * ?f4 / 332"/><draw:equation draw:name="f24" draw:formula="350 * ?f5 / 379"/><draw:equation draw:name="f25" draw:formula="115 * ?f4 / 332"/><draw:equation draw:name="f26" draw:formula="379 * ?f5 / 379"/><draw:equation draw:name="f27" draw:formula="372 * ?f5 / 379"/><draw:equation draw:name="f28" draw:formula="160 * ?f4 / 332"/><draw:equation draw:name="f29" draw:formula="355 * ?f5 / 379"/><draw:equation draw:name="f30" draw:formula="199 * ?f4 / 332"/><draw:equation draw:name="f31" draw:formula="237 * ?f4 / 332"/><draw:equation draw:name="f32" draw:formula="269 * ?f4 / 332"/><draw:equation draw:name="f33" draw:formula="256 * ?f5 / 379"/><draw:equation draw:name="f34" draw:formula="296 * ?f4 / 332"/><draw:equation draw:name="f35" draw:formula="207 * ?f5 / 379"/><draw:equation draw:name="f36" draw:formula="315 * ?f4 / 332"/><draw:equation draw:name="f37" draw:formula="157 * ?f5 / 379"/><draw:equation draw:name="f38" draw:formula="328 * ?f4 / 332"/><draw:equation draw:name="f39" draw:formula="99 * ?f5 / 379"/><draw:equation draw:name="f40" draw:formula="332 * ?f4 / 332"/><draw:equation draw:name="f41" draw:formula="44 * ?f5 / 379"/><draw:equation draw:name="f42" draw:formula="33 * ?f5 / 379"/><draw:equation draw:name="f43" draw:formula="326 * ?f4 / 332"/><draw:equation draw:name="f44" draw:formula="26 * ?f5 / 379"/><draw:equation draw:name="f45" draw:formula="319 * ?f4 / 332"/><draw:equation draw:name="f46" draw:formula="18 * ?f5 / 379"/><draw:equation draw:name="f47" draw:formula="310 * ?f4 / 332"/><draw:equation draw:name="f48" draw:formula="9 * ?f5 / 379"/><draw:equation draw:name="f49" draw:formula="303 * ?f4 / 332"/><draw:equation draw:name="f50" draw:formula="0 * ?f5 / 379"/><draw:equation draw:name="f51" draw:formula="293 * ?f4 / 332"/><draw:equation draw:name="f52" draw:formula="4 * ?f5 / 379"/><draw:equation draw:name="f53" draw:formula="51 * ?f5 / 379"/><draw:equation draw:name="f54" draw:formula="305 * ?f4 / 332"/><draw:equation draw:name="f55" draw:formula="148 * ?f5 / 379"/><draw:equation draw:name="f56" draw:formula="197 * ?f5 / 379"/><draw:equation draw:name="f57" draw:formula="238 * ?f5 / 379"/><draw:equation draw:name="f58" draw:formula="276 * ?f4 / 332"/><draw:equation draw:name="f59" draw:formula="277 * ?f5 / 379"/><draw:equation draw:name="f60" draw:formula="253 * ?f4 / 332"/><draw:equation draw:name="f61" draw:formula="223 * ?f4 / 332"/><draw:equation draw:name="f62" draw:formula="191 * ?f4 / 332"/><draw:equation draw:name="f63" draw:formula="154 * ?f4 / 332"/><draw:equation draw:name="f64" draw:formula="72 * ?f4 / 332"/><draw:equation draw:name="f65" draw:formula="31 * ?f4 / 332"/><draw:equation draw:name="f66" draw:formula="?f8 / ?f6"/><draw:equation draw:name="f67" draw:formula="?f9 / ?f7"/><draw:equation draw:name="f68" draw:formula="?f10 / ?f6"/><draw:equation draw:name="f69" draw:formula="?f11 / ?f7"/><draw:equation draw:name="f70" draw:formula="?f12 / ?f6"/><draw:equation draw:name="f71" draw:formula="?f13 / ?f7"/><draw:equation draw:name="f72" draw:formula="?f14 / ?f6"/><draw:equation draw:name="f73" draw:formula="?f15 / ?f7"/><draw:equation draw:name="f74" draw:formula="?f16 / ?f6"/><draw:equation draw:name="f75" draw:formula="?f17 / ?f7"/><draw:equation draw:name="f76" draw:formula="?f18 / ?f6"/><draw:equation draw:name="f77" draw:formula="?f19 / ?f7"/><draw:equation draw:name="f78" draw:formula="?f20 / ?f6"/><draw:equation draw:name="f79" draw:formula="?f21 / ?f7"/><draw:equation draw:name="f80" draw:formula="?f22 / ?f6"/><draw:equation draw:name="f81" draw:formula="?f23 / ?f7"/><draw:equation draw:name="f82" draw:formula="?f24 / ?f6"/><draw:equation draw:name="f83" draw:formula="?f25 / ?f7"/><draw:equation draw:name="f84" draw:formula="?f26 / ?f6"/><draw:equation draw:name="f85" draw:formula="?f27 / ?f6"/><draw:equation draw:name="f86" draw:formula="?f28 / ?f7"/><draw:equation draw:name="f87" draw:formula="?f29 / ?f6"/><draw:equation draw:name="f88" draw:formula="?f30 / ?f7"/><draw:equation draw:name="f89" draw:formula="?f31 / ?f7"/><draw:equation draw:name="f90" draw:formula="?f32 / ?f7"/><draw:equation draw:name="f91" draw:formula="?f33 / ?f6"/><draw:equation draw:name="f92" draw:formula="?f34 / ?f7"/><draw:equation draw:name="f93" draw:formula="?f35 / ?f6"/><draw:equation draw:name="f94" draw:formula="?f36 / ?f7"/><draw:equation draw:name="f95" draw:formula="?f37 / ?f6"/><draw:equation draw:name="f96" draw:formula="?f38 / ?f7"/><draw:equation draw:name="f97" draw:formula="?f39 / ?f6"/><draw:equation draw:name="f98" draw:formula="?f40 / ?f7"/><draw:equation draw:name="f99" draw:formula="?f41 / ?f6"/><draw:equation draw:name="f100" draw:formula="?f42 / ?f6"/><draw:equation draw:name="f101" draw:formula="?f43 / ?f7"/><draw:equation draw:name="f102" draw:formula="?f44 / ?f6"/><draw:equation draw:name="f103" draw:formula="?f45 / ?f7"/><draw:equation draw:name="f104" draw:formula="?f46 / ?f6"/><draw:equation draw:name="f105" draw:formula="?f47 / ?f7"/><draw:equation draw:name="f106" draw:formula="?f48 / ?f6"/><draw:equation draw:name="f107" draw:formula="?f49 / ?f7"/><draw:equation draw:name="f108" draw:formula="?f50 / ?f6"/><draw:equation draw:name="f109" draw:formula="?f51 / ?f7"/><draw:equation draw:name="f110" draw:formula="?f52 / ?f6"/><draw:equation draw:name="f111" draw:formula="?f53 / ?f6"/><draw:equation draw:name="f112" draw:formula="?f54 / ?f7"/><draw:equation draw:name="f113" draw:formula="?f55 / ?f6"/><draw:equation draw:name="f114" draw:formula="?f56 / ?f6"/><draw:equation draw:name="f115" draw:formula="?f57 / ?f6"/><draw:equation draw:name="f116" draw:formula="?f58 / ?f7"/><draw:equation draw:name="f117" draw:formula="?f59 / ?f6"/><draw:equation draw:name="f118" draw:formula="?f60 / ?f7"/><draw:equation draw:name="f119" draw:formula="?f61 / ?f7"/><draw:equation draw:name="f120" draw:formula="?f62 / ?f7"/><draw:equation draw:name="f121" draw:formula="?f63 / ?f7"/><draw:equation draw:name="f122" draw:formula="?f64 / ?f7"/><draw:equation draw:name="f123" draw:formula="?f65 / ?f7"/><draw:equation draw:name="f124" draw:formula="0 / ?f6"/><draw:equation draw:name="f125" draw:formula="?f1 / ?f6"/><draw:equation draw:name="f126" draw:formula="0 / ?f7"/><draw:equation draw:name="f127" draw:formula="?f3 / ?f7"/></draw:enhanced-geometry></draw:custom-shape><draw:custom-shape svg:x="1.93472in" svg:y="0.93611in" svg:width="0.26042in" svg:height="0.22222in" draw:id="id51" draw:style-name="a49" draw:name="Freeform 89"><svg:title/><svg:desc/><draw:enhanced-geometry draw:type="non-primitive" svg:viewBox="0 0 375 320" draw:enhanced-path="M 323 11 L 313 7 302 5 290 1 280 0 281 0 307 27 330 57 344 89 347 124 375 124 368 163 354 200 330 233 300 263 262 286 220 304 172 314 121 320 69 314 26 305 17 297 12 289 5 281 0 271 35 286 75 297 121 300 167 297 208 286 247 269 281 247 307 221 330 192 344 159 347 124 375 124 368 84 354 47 330 15 323 11 Z N" draw:text-areas="?f128 ?f130 ?f129 ?f131" draw:glue-points="?f68 ?f69 ?f70 ?f71 ?f72 ?f73 ?f74 ?f75 ?f76 ?f77 ?f78 ?f77 ?f79 ?f80 ?f81 ?f82 ?f83 ?f84 ?f85 ?f86 ?f87 ?f86 ?f88 ?f89 ?f90 ?f91 ?f81 ?f92 ?f93 ?f94 ?f95 ?f96 ?f97 ?f98 ?f99 ?f100 ?f101 ?f102 ?f103 ?f100 ?f104 ?f105 ?f106 ?f107 ?f108 ?f109 ?f110 ?f111 ?f112 ?f113 ?f114 ?f96 ?f115 ?f107 ?f101 ?f116 ?f117 ?f107 ?f118 ?f96 ?f119 ?f120 ?f78 ?f121 ?f79 ?f122 ?f81 ?f123 ?f83 ?f124 ?f85 ?f86 ?f87 ?f86 ?f88 ?f125 ?f90 ?f126 ?f81 ?f127 ?f68 ?f69" draw:glue-point-leaving-directions="-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5"/><draw:equation draw:name="f7" draw:formula="?f4 / 320"/><draw:equation draw:name="f8" draw:formula="323 * ?f5 / 375"/><draw:equation draw:name="f9" draw:formula="11 * ?f4 / 320"/><draw:equation draw:name="f10" draw:formula="313 * ?f5 / 375"/><draw:equation draw:name="f11" draw:formula="7 * ?f4 / 320"/><draw:equation draw:name="f12" draw:formula="302 * ?f5 / 375"/><draw:equation draw:name="f13" draw:formula="5 * ?f4 / 320"/><draw:equation draw:name="f14" draw:formula="290 * ?f5 / 375"/><draw:equation draw:name="f15" draw:formula="1 * ?f4 / 320"/><draw:equation draw:name="f16" draw:formula="280 * ?f5 / 375"/><draw:equation draw:name="f17" draw:formula="0 * ?f4 / 320"/><draw:equation draw:name="f18" draw:formula="281 * ?f5 / 375"/><draw:equation draw:name="f19" draw:formula="307 * ?f5 / 375"/><draw:equation draw:name="f20" draw:formula="27 * ?f4 / 320"/><draw:equation draw:name="f21" draw:formula="330 * ?f5 / 375"/><draw:equation draw:name="f22" draw:formula="57 * ?f4 / 320"/><draw:equation draw:name="f23" draw:formula="344 * ?f5 / 375"/><draw:equation draw:name="f24" draw:formula="89 * ?f4 / 320"/><draw:equation draw:name="f25" draw:formula="347 * ?f5 / 375"/><draw:equation draw:name="f26" draw:formula="124 * ?f4 / 320"/><draw:equation draw:name="f27" draw:formula="375 * ?f5 / 375"/><draw:equation draw:name="f28" draw:formula="368 * ?f5 / 375"/><draw:equation draw:name="f29" draw:formula="163 * ?f4 / 320"/><draw:equation draw:name="f30" draw:formula="354 * ?f5 / 375"/><draw:equation draw:name="f31" draw:formula="200 * ?f4 / 320"/><draw:equation draw:name="f32" draw:formula="233 * ?f4 / 320"/><draw:equation draw:name="f33" draw:formula="300 * ?f5 / 375"/><draw:equation draw:name="f34" draw:formula="263 * ?f4 / 320"/><draw:equation draw:name="f35" draw:formula="262 * ?f5 / 375"/><draw:equation draw:name="f36" draw:formula="286 * ?f4 / 320"/><draw:equation draw:name="f37" draw:formula="220 * ?f5 / 375"/><draw:equation draw:name="f38" draw:formula="304 * ?f4 / 320"/><draw:equation draw:name="f39" draw:formula="172 * ?f5 / 375"/><draw:equation draw:name="f40" draw:formula="314 * ?f4 / 320"/><draw:equation draw:name="f41" draw:formula="121 * ?f5 / 375"/><draw:equation draw:name="f42" draw:formula="320 * ?f4 / 320"/><draw:equation draw:name="f43" draw:formula="69 * ?f5 / 375"/><draw:equation draw:name="f44" draw:formula="26 * ?f5 / 375"/><draw:equation draw:name="f45" draw:formula="305 * ?f4 / 320"/><draw:equation draw:name="f46" draw:formula="17 * ?f5 / 375"/><draw:equation draw:name="f47" draw:formula="297 * ?f4 / 320"/><draw:equation draw:name="f48" draw:formula="12 * ?f5 / 375"/><draw:equation draw:name="f49" draw:formula="289 * ?f4 / 320"/><draw:equation draw:name="f50" draw:formula="5 * ?f5 / 375"/><draw:equation draw:name="f51" draw:formula="281 * ?f4 / 320"/><draw:equation draw:name="f52" draw:formula="0 * ?f5 / 375"/><draw:equation draw:name="f53" draw:formula="271 * ?f4 / 320"/><draw:equation draw:name="f54" draw:formula="35 * ?f5 / 375"/><draw:equation draw:name="f55" draw:formula="75 * ?f5 / 375"/><draw:equation draw:name="f56" draw:formula="300 * ?f4 / 320"/><draw:equation draw:name="f57" draw:formula="167 * ?f5 / 375"/><draw:equation draw:name="f58" draw:formula="208 * ?f5 / 375"/><draw:equation draw:name="f59" draw:formula="247 * ?f5 / 375"/><draw:equation draw:name="f60" draw:formula="269 * ?f4 / 320"/><draw:equation draw:name="f61" draw:formula="247 * ?f4 / 320"/><draw:equation draw:name="f62" draw:formula="221 * ?f4 / 320"/><draw:equation draw:name="f63" draw:formula="192 * ?f4 / 320"/><draw:equation draw:name="f64" draw:formula="159 * ?f4 / 320"/><draw:equation draw:name="f65" draw:formula="84 * ?f4 / 320"/><draw:equation draw:name="f66" draw:formula="47 * ?f4 / 320"/><draw:equation draw:name="f67" draw:formula="15 * ?f4 / 320"/><draw:equation draw:name="f68" draw:formula="?f8 / ?f6"/><draw:equation draw:name="f69" draw:formula="?f9 / ?f7"/><draw:equation draw:name="f70" draw:formula="?f10 / ?f6"/><draw:equation draw:name="f71" draw:formula="?f11 / ?f7"/><draw:equation draw:name="f72" draw:formula="?f12 / ?f6"/><draw:equation draw:name="f73" draw:formula="?f13 / ?f7"/><draw:equation draw:name="f74" draw:formula="?f14 / ?f6"/><draw:equation draw:name="f75" draw:formula="?f15 / ?f7"/><draw:equation draw:name="f76" draw:formula="?f16 / ?f6"/><draw:equation draw:name="f77" draw:formula="?f17 / ?f7"/><draw:equation draw:name="f78" draw:formula="?f18 / ?f6"/><draw:equation draw:name="f79" draw:formula="?f19 / ?f6"/><draw:equation draw:name="f80" draw:formula="?f20 / ?f7"/><draw:equation draw:name="f81" draw:formula="?f21 / ?f6"/><draw:equation draw:name="f82" draw:formula="?f22 / ?f7"/><draw:equation draw:name="f83" draw:formula="?f23 / ?f6"/><draw:equation draw:name="f84" draw:formula="?f24 / ?f7"/><draw:equation draw:name="f85" draw:formula="?f25 / ?f6"/><draw:equation draw:name="f86" draw:formula="?f26 / ?f7"/><draw:equation draw:name="f87" draw:formula="?f27 / ?f6"/><draw:equation draw:name="f88" draw:formula="?f28 / ?f6"/><draw:equation draw:name="f89" draw:formula="?f29 / ?f7"/><draw:equation draw:name="f90" draw:formula="?f30 / ?f6"/><draw:equation draw:name="f91" draw:formula="?f31 / ?f7"/><draw:equation draw:name="f92" draw:formula="?f32 / ?f7"/><draw:equation draw:name="f93" draw:formula="?f33 / ?f6"/><draw:equation draw:name="f94" draw:formula="?f34 / ?f7"/><draw:equation draw:name="f95" draw:formula="?f35 / ?f6"/><draw:equation draw:name="f96" draw:formula="?f36 / ?f7"/><draw:equation draw:name="f97" draw:formula="?f37 / ?f6"/><draw:equation draw:name="f98" draw:formula="?f38 / ?f7"/><draw:equation draw:name="f99" draw:formula="?f39 / ?f6"/><draw:equation draw:name="f100" draw:formula="?f40 / ?f7"/><draw:equation draw:name="f101" draw:formula="?f41 / ?f6"/><draw:equation draw:name="f102" draw:formula="?f42 / ?f7"/><draw:equation draw:name="f103" draw:formula="?f43 / ?f6"/><draw:equation draw:name="f104" draw:formula="?f44 / ?f6"/><draw:equation draw:name="f105" draw:formula="?f45 / ?f7"/><draw:equation draw:name="f106" draw:formula="?f46 / ?f6"/><draw:equation draw:name="f107" draw:formula="?f47 / ?f7"/><draw:equation draw:name="f108" draw:formula="?f48 / ?f6"/><draw:equation draw:name="f109" draw:formula="?f49 / ?f7"/><draw:equation draw:name="f110" draw:formula="?f50 / ?f6"/><draw:equation draw:name="f111" draw:formula="?f51 / ?f7"/><draw:equation draw:name="f112" draw:formula="?f52 / ?f6"/><draw:equation draw:name="f113" draw:formula="?f53 / ?f7"/><draw:equation draw:name="f114" draw:formula="?f54 / ?f6"/><draw:equation draw:name="f115" draw:formula="?f55 / ?f6"/><draw:equation draw:name="f116" draw:formula="?f56 / ?f7"/><draw:equation draw:name="f117" draw:formula="?f57 / ?f6"/><draw:equation draw:name="f118" draw:formula="?f58 / ?f6"/><draw:equation draw:name="f119" draw:formula="?f59 / ?f6"/><draw:equation draw:name="f120" draw:formula="?f60 / ?f7"/><draw:equation draw:name="f121" draw:formula="?f61 / ?f7"/><draw:equation draw:name="f122" draw:formula="?f62 / ?f7"/><draw:equation draw:name="f123" draw:formula="?f63 / ?f7"/><draw:equation draw:name="f124" draw:formula="?f64 / ?f7"/><draw:equation draw:name="f125" draw:formula="?f65 / ?f7"/><draw:equation draw:name="f126" draw:formula="?f66 / ?f7"/><draw:equation draw:name="f127" draw:formula="?f67 / ?f7"/><draw:equation draw:name="f128" draw:formula="0 / ?f6"/><draw:equation draw:name="f129" draw:formula="?f1 / ?f6"/><draw:equation draw:name="f130" draw:formula="0 / ?f7"/><draw:equation draw:name="f131" draw:formula="?f3 / ?f7"/></draw:enhanced-geometry></draw:custom-shape><draw:custom-shape svg:x="1.92639in" svg:y="0.93403in" svg:width="0.25069in" svg:height="0.21111in" draw:id="id52" draw:style-name="a50" draw:name="Freeform 90"><svg:title/><svg:desc/><draw:enhanced-geometry draw:type="non-primitive" svg:viewBox="0 0 361 304" draw:enhanced-path="M 293 3 L 283 1 271 1 259 0 246 0 276 16 300 39 319 66 332 96 335 127 361 127 358 162 344 196 321 226 293 253 260 273 222 290 179 300 133 304 87 300 43 290 14 277 10 270 7 261 3 253 0 243 20 257 55 272 93 280 133 284 173 280 212 272 245 257 276 238 300 213 319 186 332 157 335 127 361 127 358 92 344 58 321 28 293 3 Z N" draw:text-areas="?f132 ?f134 ?f133 ?f135" draw:glue-points="?f70 ?f71 ?f72 ?f73 ?f74 ?f73 ?f75 ?f76 ?f77 ?f76 ?f78 ?f79 ?f80 ?f81 ?f82 ?f83 ?f84 ?f85 ?f86 ?f87 ?f88 ?f87 ?f89 ?f90 ?f91 ?f92 ?f93 ?f94 ?f70 ?f95 ?f96 ?f97 ?f98 ?f99 ?f100 ?f101 ?f102 ?f103 ?f104 ?f101 ?f105 ?f99 ?f106 ?f107 ?f108 ?f109 ?f110 ?f111 ?f112 ?f95 ?f113 ?f114 ?f115 ?f116 ?f117 ?f118 ?f119 ?f120 ?f102 ?f121 ?f122 ?f120 ?f123 ?f118 ?f124 ?f116 ?f78 ?f125 ?f80 ?f126 ?f82 ?f127 ?f84 ?f128 ?f86 ?f87 ?f88 ?f87 ?f89 ?f129 ?f91 ?f130 ?f93 ?f131 ?f70 ?f71" draw:glue-point-leaving-directions="-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1"/><draw:equation draw:name="f7" draw:formula="?f4 / 304"/><draw:equation draw:name="f8" draw:formula="293 * ?f5 / 361"/><draw:equation draw:name="f9" draw:formula="3 * ?f4 / 304"/><draw:equation draw:name="f10" draw:formula="283 * ?f5 / 361"/><draw:equation draw:name="f11" draw:formula="1 * ?f4 / 304"/><draw:equation draw:name="f12" draw:formula="271 * ?f5 / 361"/><draw:equation draw:name="f13" draw:formula="259 * ?f5 / 361"/><draw:equation draw:name="f14" draw:formula="0 * ?f4 / 304"/><draw:equation draw:name="f15" draw:formula="246 * ?f5 / 361"/><draw:equation draw:name="f16" draw:formula="276 * ?f5 / 361"/><draw:equation draw:name="f17" draw:formula="16 * ?f4 / 304"/><draw:equation draw:name="f18" draw:formula="300 * ?f5 / 361"/><draw:equation draw:name="f19" draw:formula="39 * ?f4 / 304"/><draw:equation draw:name="f20" draw:formula="319 * ?f5 / 361"/><draw:equation draw:name="f21" draw:formula="66 * ?f4 / 304"/><draw:equation draw:name="f22" draw:formula="332 * ?f5 / 361"/><draw:equation draw:name="f23" draw:formula="96 * ?f4 / 304"/><draw:equation draw:name="f24" draw:formula="335 * ?f5 / 361"/><draw:equation draw:name="f25" draw:formula="127 * ?f4 / 304"/><draw:equation draw:name="f26" draw:formula="361 * ?f5 / 361"/><draw:equation draw:name="f27" draw:formula="358 * ?f5 / 361"/><draw:equation draw:name="f28" draw:formula="162 * ?f4 / 304"/><draw:equation draw:name="f29" draw:formula="344 * ?f5 / 361"/><draw:equation draw:name="f30" draw:formula="196 * ?f4 / 304"/><draw:equation draw:name="f31" draw:formula="321 * ?f5 / 361"/><draw:equation draw:name="f32" draw:formula="226 * ?f4 / 304"/><draw:equation draw:name="f33" draw:formula="253 * ?f4 / 304"/><draw:equation draw:name="f34" draw:formula="260 * ?f5 / 361"/><draw:equation draw:name="f35" draw:formula="273 * ?f4 / 304"/><draw:equation draw:name="f36" draw:formula="222 * ?f5 / 361"/><draw:equation draw:name="f37" draw:formula="290 * ?f4 / 304"/><draw:equation draw:name="f38" draw:formula="179 * ?f5 / 361"/><draw:equation draw:name="f39" draw:formula="300 * ?f4 / 304"/><draw:equation draw:name="f40" draw:formula="133 * ?f5 / 361"/><draw:equation draw:name="f41" draw:formula="304 * ?f4 / 304"/><draw:equation draw:name="f42" draw:formula="87 * ?f5 / 361"/><draw:equation draw:name="f43" draw:formula="43 * ?f5 / 361"/><draw:equation draw:name="f44" draw:formula="14 * ?f5 / 361"/><draw:equation draw:name="f45" draw:formula="277 * ?f4 / 304"/><draw:equation draw:name="f46" draw:formula="10 * ?f5 / 361"/><draw:equation draw:name="f47" draw:formula="270 * ?f4 / 304"/><draw:equation draw:name="f48" draw:formula="7 * ?f5 / 361"/><draw:equation draw:name="f49" draw:formula="261 * ?f4 / 304"/><draw:equation draw:name="f50" draw:formula="3 * ?f5 / 361"/><draw:equation draw:name="f51" draw:formula="0 * ?f5 / 361"/><draw:equation draw:name="f52" draw:formula="243 * ?f4 / 304"/><draw:equation draw:name="f53" draw:formula="20 * ?f5 / 361"/><draw:equation draw:name="f54" draw:formula="257 * ?f4 / 304"/><draw:equation draw:name="f55" draw:formula="55 * ?f5 / 361"/><draw:equation draw:name="f56" draw:formula="272 * ?f4 / 304"/><draw:equation draw:name="f57" draw:formula="93 * ?f5 / 361"/><draw:equation draw:name="f58" draw:formula="280 * ?f4 / 304"/><draw:equation draw:name="f59" draw:formula="284 * ?f4 / 304"/><draw:equation draw:name="f60" draw:formula="173 * ?f5 / 361"/><draw:equation draw:name="f61" draw:formula="212 * ?f5 / 361"/><draw:equation draw:name="f62" draw:formula="245 * ?f5 / 361"/><draw:equation draw:name="f63" draw:formula="238 * ?f4 / 304"/><draw:equation draw:name="f64" draw:formula="213 * ?f4 / 304"/><draw:equation draw:name="f65" draw:formula="186 * ?f4 / 304"/><draw:equation draw:name="f66" draw:formula="157 * ?f4 / 304"/><draw:equation draw:name="f67" draw:formula="92 * ?f4 / 304"/><draw:equation draw:name="f68" draw:formula="58 * ?f4 / 304"/><draw:equation draw:name="f69" draw:formula="28 * ?f4 / 304"/><draw:equation draw:name="f70" draw:formula="?f8 / ?f6"/><draw:equation draw:name="f71" draw:formula="?f9 / ?f7"/><draw:equation draw:name="f72" draw:formula="?f10 / ?f6"/><draw:equation draw:name="f73" draw:formula="?f11 / ?f7"/><draw:equation draw:name="f74" draw:formula="?f12 / ?f6"/><draw:equation draw:name="f75" draw:formula="?f13 / ?f6"/><draw:equation draw:name="f76" draw:formula="?f14 / ?f7"/><draw:equation draw:name="f77" draw:formula="?f15 / ?f6"/><draw:equation draw:name="f78" draw:formula="?f16 / ?f6"/><draw:equation draw:name="f79" draw:formula="?f17 / ?f7"/><draw:equation draw:name="f80" draw:formula="?f18 / ?f6"/><draw:equation draw:name="f81" draw:formula="?f19 / ?f7"/><draw:equation draw:name="f82" draw:formula="?f20 / ?f6"/><draw:equation draw:name="f83" draw:formula="?f21 / ?f7"/><draw:equation draw:name="f84" draw:formula="?f22 / ?f6"/><draw:equation draw:name="f85" draw:formula="?f23 / ?f7"/><draw:equation draw:name="f86" draw:formula="?f24 / ?f6"/><draw:equation draw:name="f87" draw:formula="?f25 / ?f7"/><draw:equation draw:name="f88" draw:formula="?f26 / ?f6"/><draw:equation draw:name="f89" draw:formula="?f27 / ?f6"/><draw:equation draw:name="f90" draw:formula="?f28 / ?f7"/><draw:equation draw:name="f91" draw:formula="?f29 / ?f6"/><draw:equation draw:name="f92" draw:formula="?f30 / ?f7"/><draw:equation draw:name="f93" draw:formula="?f31 / ?f6"/><draw:equation draw:name="f94" draw:formula="?f32 / ?f7"/><draw:equation draw:name="f95" draw:formula="?f33 / ?f7"/><draw:equation draw:name="f96" draw:formula="?f34 / ?f6"/><draw:equation draw:name="f97" draw:formula="?f35 / ?f7"/><draw:equation draw:name="f98" draw:formula="?f36 / ?f6"/><draw:equation draw:name="f99" draw:formula="?f37 / ?f7"/><draw:equation draw:name="f100" draw:formula="?f38 / ?f6"/><draw:equation draw:name="f101" draw:formula="?f39 / ?f7"/><draw:equation draw:name="f102" draw:formula="?f40 / ?f6"/><draw:equation draw:name="f103" draw:formula="?f41 / ?f7"/><draw:equation draw:name="f104" draw:formula="?f42 / ?f6"/><draw:equation draw:name="f105" draw:formula="?f43 / ?f6"/><draw:equation draw:name="f106" draw:formula="?f44 / ?f6"/><draw:equation draw:name="f107" draw:formula="?f45 / ?f7"/><draw:equation draw:name="f108" draw:formula="?f46 / ?f6"/><draw:equation draw:name="f109" draw:formula="?f47 / ?f7"/><draw:equation draw:name="f110" draw:formula="?f48 / ?f6"/><draw:equation draw:name="f111" draw:formula="?f49 / ?f7"/><draw:equation draw:name="f112" draw:formula="?f50 / ?f6"/><draw:equation draw:name="f113" draw:formula="?f51 / ?f6"/><draw:equation draw:name="f114" draw:formula="?f52 / ?f7"/><draw:equation draw:name="f115" draw:formula="?f53 / ?f6"/><draw:equation draw:name="f116" draw:formula="?f54 / ?f7"/><draw:equation draw:name="f117" draw:formula="?f55 / ?f6"/><draw:equation draw:name="f118" draw:formula="?f56 / ?f7"/><draw:equation draw:name="f119" draw:formula="?f57 / ?f6"/><draw:equation draw:name="f120" draw:formula="?f58 / ?f7"/><draw:equation draw:name="f121" draw:formula="?f59 / ?f7"/><draw:equation draw:name="f122" draw:formula="?f60 / ?f6"/><draw:equation draw:name="f123" draw:formula="?f61 / ?f6"/><draw:equation draw:name="f124" draw:formula="?f62 / ?f6"/><draw:equation draw:name="f125" draw:formula="?f63 / ?f7"/><draw:equation draw:name="f126" draw:formula="?f64 / ?f7"/><draw:equation draw:name="f127" draw:formula="?f65 / ?f7"/><draw:equation draw:name="f128" draw:formula="?f66 / ?f7"/><draw:equation draw:name="f129" draw:formula="?f67 / ?f7"/><draw:equation draw:name="f130" draw:formula="?f68 / ?f7"/><draw:equation draw:name="f131" draw:formula="?f69 / ?f7"/><draw:equation draw:name="f132" draw:formula="0 / ?f6"/><draw:equation draw:name="f133" draw:formula="?f1 / ?f6"/><draw:equation draw:name="f134" draw:formula="0 / ?f7"/><draw:equation draw:name="f135" draw:formula="?f3 / ?f7"/></draw:enhanced-geometry></draw:custom-shape><draw:custom-shape svg:x="1.92222in" svg:y="0.93403in" svg:width="0.23819in" svg:height="0.19792in" draw:id="id53" draw:style-name="a51" draw:name="Freeform 91"><svg:title/><svg:desc/><draw:enhanced-geometry draw:type="non-primitive" svg:viewBox="0 0 343 285" draw:enhanced-path="M 256 0 L 256 0 252 0 251 0 247 0 238 0 228 0 219 0 209 3 238 14 265 30 285 50 303 74 311 100 315 127 343 127 338 159 327 189 308 216 282 241 252 258 219 274 181 282 139 285 98 282 59 274 26 258 6 249 6 241 0 230 0 220 0 211 14 224 40 241 70 254 103 261 139 265 174 261 207 254 238 241 265 224 285 204 303 181 311 155 315 127 343 127 338 96 327 66 308 39 282 16 256 0 Z N" draw:text-areas="?f132 ?f134 ?f133 ?f135" draw:glue-points="?f70 ?f71 ?f70 ?f71 ?f72 ?f71 ?f73 ?f71 ?f74 ?f71 ?f75 ?f71 ?f76 ?f71 ?f77 ?f71 ?f78 ?f79 ?f75 ?f80 ?f81 ?f82 ?f83 ?f84 ?f85 ?f86 ?f87 ?f88 ?f89 ?f90 ?f91 ?f90 ?f92 ?f93 ?f94 ?f95 ?f96 ?f97 ?f98 ?f99 ?f72 ?f100 ?f77 ?f101 ?f102 ?f103 ?f104 ?f105 ?f106 ?f103 ?f107 ?f101 ?f108 ?f100 ?f109 ?f110 ?f109 ?f99 ?f111 ?f112 ?f111 ?f113 ?f111 ?f114 ?f115 ?f116 ?f117 ?f99 ?f118 ?f119 ?f120 ?f121 ?f104 ?f122 ?f123 ?f121 ?f124 ?f119 ?f75 ?f99 ?f81 ?f116 ?f83 ?f125 ?f85 ?f126 ?f87 ?f127 ?f89 ?f90 ?f91 ?f90 ?f92 ?f128 ?f94 ?f129 ?f96 ?f130 ?f98 ?f131 ?f70 ?f71" draw:glue-point-leaving-directions="-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3"/><draw:equation draw:name="f7" draw:formula="?f4 / 285"/><draw:equation draw:name="f8" draw:formula="256 * ?f5 / 343"/><draw:equation draw:name="f9" draw:formula="0 * ?f4 / 285"/><draw:equation draw:name="f10" draw:formula="252 * ?f5 / 343"/><draw:equation draw:name="f11" draw:formula="251 * ?f5 / 343"/><draw:equation draw:name="f12" draw:formula="247 * ?f5 / 343"/><draw:equation draw:name="f13" draw:formula="238 * ?f5 / 343"/><draw:equation draw:name="f14" draw:formula="228 * ?f5 / 343"/><draw:equation draw:name="f15" draw:formula="219 * ?f5 / 343"/><draw:equation draw:name="f16" draw:formula="209 * ?f5 / 343"/><draw:equation draw:name="f17" draw:formula="3 * ?f4 / 285"/><draw:equation draw:name="f18" draw:formula="14 * ?f4 / 285"/><draw:equation draw:name="f19" draw:formula="265 * ?f5 / 343"/><draw:equation draw:name="f20" draw:formula="30 * ?f4 / 285"/><draw:equation draw:name="f21" draw:formula="285 * ?f5 / 343"/><draw:equation draw:name="f22" draw:formula="50 * ?f4 / 285"/><draw:equation draw:name="f23" draw:formula="303 * ?f5 / 343"/><draw:equation draw:name="f24" draw:formula="74 * ?f4 / 285"/><draw:equation draw:name="f25" draw:formula="311 * ?f5 / 343"/><draw:equation draw:name="f26" draw:formula="100 * ?f4 / 285"/><draw:equation draw:name="f27" draw:formula="315 * ?f5 / 343"/><draw:equation draw:name="f28" draw:formula="127 * ?f4 / 285"/><draw:equation draw:name="f29" draw:formula="343 * ?f5 / 343"/><draw:equation draw:name="f30" draw:formula="338 * ?f5 / 343"/><draw:equation draw:name="f31" draw:formula="159 * ?f4 / 285"/><draw:equation draw:name="f32" draw:formula="327 * ?f5 / 343"/><draw:equation draw:name="f33" draw:formula="189 * ?f4 / 285"/><draw:equation draw:name="f34" draw:formula="308 * ?f5 / 343"/><draw:equation draw:name="f35" draw:formula="216 * ?f4 / 285"/><draw:equation draw:name="f36" draw:formula="282 * ?f5 / 343"/><draw:equation draw:name="f37" draw:formula="241 * ?f4 / 285"/><draw:equation draw:name="f38" draw:formula="258 * ?f4 / 285"/><draw:equation draw:name="f39" draw:formula="274 * ?f4 / 285"/><draw:equation draw:name="f40" draw:formula="181 * ?f5 / 343"/><draw:equation draw:name="f41" draw:formula="282 * ?f4 / 285"/><draw:equation draw:name="f42" draw:formula="139 * ?f5 / 343"/><draw:equation draw:name="f43" draw:formula="285 * ?f4 / 285"/><draw:equation draw:name="f44" draw:formula="98 * ?f5 / 343"/><draw:equation draw:name="f45" draw:formula="59 * ?f5 / 343"/><draw:equation draw:name="f46" draw:formula="26 * ?f5 / 343"/><draw:equation draw:name="f47" draw:formula="6 * ?f5 / 343"/><draw:equation draw:name="f48" draw:formula="249 * ?f4 / 285"/><draw:equation draw:name="f49" draw:formula="0 * ?f5 / 343"/><draw:equation draw:name="f50" draw:formula="230 * ?f4 / 285"/><draw:equation draw:name="f51" draw:formula="220 * ?f4 / 285"/><draw:equation draw:name="f52" draw:formula="211 * ?f4 / 285"/><draw:equation draw:name="f53" draw:formula="14 * ?f5 / 343"/><draw:equation draw:name="f54" draw:formula="224 * ?f4 / 285"/><draw:equation draw:name="f55" draw:formula="40 * ?f5 / 343"/><draw:equation draw:name="f56" draw:formula="70 * ?f5 / 343"/><draw:equation draw:name="f57" draw:formula="254 * ?f4 / 285"/><draw:equation draw:name="f58" draw:formula="103 * ?f5 / 343"/><draw:equation draw:name="f59" draw:formula="261 * ?f4 / 285"/><draw:equation draw:name="f60" draw:formula="265 * ?f4 / 285"/><draw:equation draw:name="f61" draw:formula="174 * ?f5 / 343"/><draw:equation draw:name="f62" draw:formula="207 * ?f5 / 343"/><draw:equation draw:name="f63" draw:formula="204 * ?f4 / 285"/><draw:equation draw:name="f64" draw:formula="181 * ?f4 / 285"/><draw:equation draw:name="f65" draw:formula="155 * ?f4 / 285"/><draw:equation draw:name="f66" draw:formula="96 * ?f4 / 285"/><draw:equation draw:name="f67" draw:formula="66 * ?f4 / 285"/><draw:equation draw:name="f68" draw:formula="39 * ?f4 / 285"/><draw:equation draw:name="f69" draw:formula="16 * ?f4 / 285"/><draw:equation draw:name="f70" draw:formula="?f8 / ?f6"/><draw:equation draw:name="f71" draw:formula="?f9 / ?f7"/><draw:equation draw:name="f72" draw:formula="?f10 / ?f6"/><draw:equation draw:name="f73" draw:formula="?f11 / ?f6"/><draw:equation draw:name="f74" draw:formula="?f12 / ?f6"/><draw:equation draw:name="f75" draw:formula="?f13 / ?f6"/><draw:equation draw:name="f76" draw:formula="?f14 / ?f6"/><draw:equation draw:name="f77" draw:formula="?f15 / ?f6"/><draw:equation draw:name="f78" draw:formula="?f16 / ?f6"/><draw:equation draw:name="f79" draw:formula="?f17 / ?f7"/><draw:equation draw:name="f80" draw:formula="?f18 / ?f7"/><draw:equation draw:name="f81" draw:formula="?f19 / ?f6"/><draw:equation draw:name="f82" draw:formula="?f20 / ?f7"/><draw:equation draw:name="f83" draw:formula="?f21 / ?f6"/><draw:equation draw:name="f84" draw:formula="?f22 / ?f7"/><draw:equation draw:name="f85" draw:formula="?f23 / ?f6"/><draw:equation draw:name="f86" draw:formula="?f24 / ?f7"/><draw:equation draw:name="f87" draw:formula="?f25 / ?f6"/><draw:equation draw:name="f88" draw:formula="?f26 / ?f7"/><draw:equation draw:name="f89" draw:formula="?f27 / ?f6"/><draw:equation draw:name="f90" draw:formula="?f28 / ?f7"/><draw:equation draw:name="f91" draw:formula="?f29 / ?f6"/><draw:equation draw:name="f92" draw:formula="?f30 / ?f6"/><draw:equation draw:name="f93" draw:formula="?f31 / ?f7"/><draw:equation draw:name="f94" draw:formula="?f32 / ?f6"/><draw:equation draw:name="f95" draw:formula="?f33 / ?f7"/><draw:equation draw:name="f96" draw:formula="?f34 / ?f6"/><draw:equation draw:name="f97" draw:formula="?f35 / ?f7"/><draw:equation draw:name="f98" draw:formula="?f36 / ?f6"/><draw:equation draw:name="f99" draw:formula="?f37 / ?f7"/><draw:equation draw:name="f100" draw:formula="?f38 / ?f7"/><draw:equation draw:name="f101" draw:formula="?f39 / ?f7"/><draw:equation draw:name="f102" draw:formula="?f40 / ?f6"/><draw:equation draw:name="f103" draw:formula="?f41 / ?f7"/><draw:equation draw:name="f104" draw:formula="?f42 / ?f6"/><draw:equation draw:name="f105" draw:formula="?f43 / ?f7"/><draw:equation draw:name="f106" draw:formula="?f44 / ?f6"/><draw:equation draw:name="f107" draw:formula="?f45 / ?f6"/><draw:equation draw:name="f108" draw:formula="?f46 / ?f6"/><draw:equation draw:name="f109" draw:formula="?f47 / ?f6"/><draw:equation draw:name="f110" draw:formula="?f48 / ?f7"/><draw:equation draw:name="f111" draw:formula="?f49 / ?f6"/><draw:equation draw:name="f112" draw:formula="?f50 / ?f7"/><draw:equation draw:name="f113" draw:formula="?f51 / ?f7"/><draw:equation draw:name="f114" draw:formula="?f52 / ?f7"/><draw:equation draw:name="f115" draw:formula="?f53 / ?f6"/><draw:equation draw:name="f116" draw:formula="?f54 / ?f7"/><draw:equation draw:name="f117" draw:formula="?f55 / ?f6"/><draw:equation draw:name="f118" draw:formula="?f56 / ?f6"/><draw:equation draw:name="f119" draw:formula="?f57 / ?f7"/><draw:equation draw:name="f120" draw:formula="?f58 / ?f6"/><draw:equation draw:name="f121" draw:formula="?f59 / ?f7"/><draw:equation draw:name="f122" draw:formula="?f60 / ?f7"/><draw:equation draw:name="f123" draw:formula="?f61 / ?f6"/><draw:equation draw:name="f124" draw:formula="?f62 / ?f6"/><draw:equation draw:name="f125" draw:formula="?f63 / ?f7"/><draw:equation draw:name="f126" draw:formula="?f64 / ?f7"/><draw:equation draw:name="f127" draw:formula="?f65 / ?f7"/><draw:equation draw:name="f128" draw:formula="?f66 / ?f7"/><draw:equation draw:name="f129" draw:formula="?f67 / ?f7"/><draw:equation draw:name="f130" draw:formula="?f68 / ?f7"/><draw:equation draw:name="f131" draw:formula="?f69 / ?f7"/><draw:equation draw:name="f132" draw:formula="0 / ?f6"/><draw:equation draw:name="f133" draw:formula="?f1 / ?f6"/><draw:equation draw:name="f134" draw:formula="0 / ?f7"/><draw:equation draw:name="f135" draw:formula="?f3 / ?f7"/></draw:enhanced-geometry></draw:custom-shape><draw:custom-shape svg:x="1.92014in" svg:y="0.93472in" svg:width="0.22222in" svg:height="0.18403in" draw:id="id54" draw:style-name="a52" draw:name="Freeform 92"><svg:title/><svg:desc/><draw:enhanced-geometry draw:type="non-primitive" svg:viewBox="0 0 320 265" draw:enhanced-path="M 2 211 L 2 207 2 204 0 199 0 196 0 191 2 185 2 180 2 175 16 192 35 208 56 223 82 235 111 241 141 244 172 241 200 235 228 223 248 208 266 192 281 172 288 149 292 126 320 126 316 98 304 72 288 49 266 29 240 11 212 0 198 3 188 5 174 9 162 11 172 11 200 17 228 29 248 42 266 59 281 80 288 102 292 126 320 126 316 154 304 179 288 202 266 223 240 241 210 253 177 261 141 265 106 261 73 253 43 241 16 223 2 211 Z N" draw:text-areas="?f144 ?f146 ?f145 ?f147" draw:glue-points="?f76 ?f77 ?f76 ?f78 ?f76 ?f79 ?f80 ?f81 ?f80 ?f82 ?f80 ?f83 ?f76 ?f84 ?f76 ?f85 ?f76 ?f86 ?f87 ?f88 ?f89 ?f90 ?f91 ?f92 ?f93 ?f94 ?f95 ?f96 ?f97 ?f98 ?f99 ?f96 ?f100 ?f94 ?f101 ?f92 ?f102 ?f90 ?f103 ?f88 ?f104 ?f105 ?f106 ?f107 ?f108 ?f109 ?f110 ?f109 ?f111 ?f112 ?f113 ?f114 ?f106 ?f115 ?f103 ?f116 ?f117 ?f118 ?f119 ?f120 ?f121 ?f122 ?f123 ?f124 ?f125 ?f126 ?f127 ?f118 ?f99 ?f118 ?f100 ?f128 ?f101 ?f116 ?f102 ?f129 ?f103 ?f130 ?f104 ?f131 ?f106 ?f132 ?f108 ?f109 ?f110 ?f109 ?f111 ?f133 ?f113 ?f134 ?f106 ?f135 ?f103 ?f92 ?f117 ?f96 ?f136 ?f137 ?f138 ?f139 ?f97 ?f140 ?f141 ?f139 ?f142 ?f137 ?f143 ?f96 ?f87 ?f92 ?f76 ?f77" draw:glue-point-leaving-directions="-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draw:equation draw:name="f7" draw:formula="?f4 / 265"/><draw:equation draw:name="f8" draw:formula="2 * ?f5 / 320"/><draw:equation draw:name="f9" draw:formula="211 * ?f4 / 265"/><draw:equation draw:name="f10" draw:formula="207 * ?f4 / 265"/><draw:equation draw:name="f11" draw:formula="204 * ?f4 / 265"/><draw:equation draw:name="f12" draw:formula="0 * ?f5 / 320"/><draw:equation draw:name="f13" draw:formula="199 * ?f4 / 265"/><draw:equation draw:name="f14" draw:formula="196 * ?f4 / 265"/><draw:equation draw:name="f15" draw:formula="191 * ?f4 / 265"/><draw:equation draw:name="f16" draw:formula="185 * ?f4 / 265"/><draw:equation draw:name="f17" draw:formula="180 * ?f4 / 265"/><draw:equation draw:name="f18" draw:formula="175 * ?f4 / 265"/><draw:equation draw:name="f19" draw:formula="16 * ?f5 / 320"/><draw:equation draw:name="f20" draw:formula="192 * ?f4 / 265"/><draw:equation draw:name="f21" draw:formula="35 * ?f5 / 320"/><draw:equation draw:name="f22" draw:formula="208 * ?f4 / 265"/><draw:equation draw:name="f23" draw:formula="56 * ?f5 / 320"/><draw:equation draw:name="f24" draw:formula="223 * ?f4 / 265"/><draw:equation draw:name="f25" draw:formula="82 * ?f5 / 320"/><draw:equation draw:name="f26" draw:formula="235 * ?f4 / 265"/><draw:equation draw:name="f27" draw:formula="111 * ?f5 / 320"/><draw:equation draw:name="f28" draw:formula="241 * ?f4 / 265"/><draw:equation draw:name="f29" draw:formula="141 * ?f5 / 320"/><draw:equation draw:name="f30" draw:formula="244 * ?f4 / 265"/><draw:equation draw:name="f31" draw:formula="172 * ?f5 / 320"/><draw:equation draw:name="f32" draw:formula="200 * ?f5 / 320"/><draw:equation draw:name="f33" draw:formula="228 * ?f5 / 320"/><draw:equation draw:name="f34" draw:formula="248 * ?f5 / 320"/><draw:equation draw:name="f35" draw:formula="266 * ?f5 / 320"/><draw:equation draw:name="f36" draw:formula="281 * ?f5 / 320"/><draw:equation draw:name="f37" draw:formula="172 * ?f4 / 265"/><draw:equation draw:name="f38" draw:formula="288 * ?f5 / 320"/><draw:equation draw:name="f39" draw:formula="149 * ?f4 / 265"/><draw:equation draw:name="f40" draw:formula="292 * ?f5 / 320"/><draw:equation draw:name="f41" draw:formula="126 * ?f4 / 265"/><draw:equation draw:name="f42" draw:formula="320 * ?f5 / 320"/><draw:equation draw:name="f43" draw:formula="316 * ?f5 / 320"/><draw:equation draw:name="f44" draw:formula="98 * ?f4 / 265"/><draw:equation draw:name="f45" draw:formula="304 * ?f5 / 320"/><draw:equation draw:name="f46" draw:formula="72 * ?f4 / 265"/><draw:equation draw:name="f47" draw:formula="49 * ?f4 / 265"/><draw:equation draw:name="f48" draw:formula="29 * ?f4 / 265"/><draw:equation draw:name="f49" draw:formula="240 * ?f5 / 320"/><draw:equation draw:name="f50" draw:formula="11 * ?f4 / 265"/><draw:equation draw:name="f51" draw:formula="212 * ?f5 / 320"/><draw:equation draw:name="f52" draw:formula="0 * ?f4 / 265"/><draw:equation draw:name="f53" draw:formula="198 * ?f5 / 320"/><draw:equation draw:name="f54" draw:formula="3 * ?f4 / 265"/><draw:equation draw:name="f55" draw:formula="188 * ?f5 / 320"/><draw:equation draw:name="f56" draw:formula="5 * ?f4 / 265"/><draw:equation draw:name="f57" draw:formula="174 * ?f5 / 320"/><draw:equation draw:name="f58" draw:formula="9 * ?f4 / 265"/><draw:equation draw:name="f59" draw:formula="162 * ?f5 / 320"/><draw:equation draw:name="f60" draw:formula="17 * ?f4 / 265"/><draw:equation draw:name="f61" draw:formula="42 * ?f4 / 265"/><draw:equation draw:name="f62" draw:formula="59 * ?f4 / 265"/><draw:equation draw:name="f63" draw:formula="80 * ?f4 / 265"/><draw:equation draw:name="f64" draw:formula="102 * ?f4 / 265"/><draw:equation draw:name="f65" draw:formula="154 * ?f4 / 265"/><draw:equation draw:name="f66" draw:formula="179 * ?f4 / 265"/><draw:equation draw:name="f67" draw:formula="202 * ?f4 / 265"/><draw:equation draw:name="f68" draw:formula="210 * ?f5 / 320"/><draw:equation draw:name="f69" draw:formula="253 * ?f4 / 265"/><draw:equation draw:name="f70" draw:formula="177 * ?f5 / 320"/><draw:equation draw:name="f71" draw:formula="261 * ?f4 / 265"/><draw:equation draw:name="f72" draw:formula="265 * ?f4 / 265"/><draw:equation draw:name="f73" draw:formula="106 * ?f5 / 320"/><draw:equation draw:name="f74" draw:formula="73 * ?f5 / 320"/><draw:equation draw:name="f75" draw:formula="43 * ?f5 / 320"/><draw:equation draw:name="f76" draw:formula="?f8 / ?f6"/><draw:equation draw:name="f77" draw:formula="?f9 / ?f7"/><draw:equation draw:name="f78" draw:formula="?f10 / ?f7"/><draw:equation draw:name="f79" draw:formula="?f11 / ?f7"/><draw:equation draw:name="f80" draw:formula="?f12 / ?f6"/><draw:equation draw:name="f81" draw:formula="?f13 / ?f7"/><draw:equation draw:name="f82" draw:formula="?f14 / ?f7"/><draw:equation draw:name="f83" draw:formula="?f15 / ?f7"/><draw:equation draw:name="f84" draw:formula="?f16 / ?f7"/><draw:equation draw:name="f85" draw:formula="?f17 / ?f7"/><draw:equation draw:name="f86" draw:formula="?f18 / ?f7"/><draw:equation draw:name="f87" draw:formula="?f19 / ?f6"/><draw:equation draw:name="f88" draw:formula="?f20 / ?f7"/><draw:equation draw:name="f89" draw:formula="?f21 / ?f6"/><draw:equation draw:name="f90" draw:formula="?f22 / ?f7"/><draw:equation draw:name="f91" draw:formula="?f23 / ?f6"/><draw:equation draw:name="f92" draw:formula="?f24 / ?f7"/><draw:equation draw:name="f93" draw:formula="?f25 / ?f6"/><draw:equation draw:name="f94" draw:formula="?f26 / ?f7"/><draw:equation draw:name="f95" draw:formula="?f27 / ?f6"/><draw:equation draw:name="f96" draw:formula="?f28 / ?f7"/><draw:equation draw:name="f97" draw:formula="?f29 / ?f6"/><draw:equation draw:name="f98" draw:formula="?f30 / ?f7"/><draw:equation draw:name="f99" draw:formula="?f31 / ?f6"/><draw:equation draw:name="f100" draw:formula="?f32 / ?f6"/><draw:equation draw:name="f101" draw:formula="?f33 / ?f6"/><draw:equation draw:name="f102" draw:formula="?f34 / ?f6"/><draw:equation draw:name="f103" draw:formula="?f35 / ?f6"/><draw:equation draw:name="f104" draw:formula="?f36 / ?f6"/><draw:equation draw:name="f105" draw:formula="?f37 / ?f7"/><draw:equation draw:name="f106" draw:formula="?f38 / ?f6"/><draw:equation draw:name="f107" draw:formula="?f39 / ?f7"/><draw:equation draw:name="f108" draw:formula="?f40 / ?f6"/><draw:equation draw:name="f109" draw:formula="?f41 / ?f7"/><draw:equation draw:name="f110" draw:formula="?f42 / ?f6"/><draw:equation draw:name="f111" draw:formula="?f43 / ?f6"/><draw:equation draw:name="f112" draw:formula="?f44 / ?f7"/><draw:equation draw:name="f113" draw:formula="?f45 / ?f6"/><draw:equation draw:name="f114" draw:formula="?f46 / ?f7"/><draw:equation draw:name="f115" draw:formula="?f47 / ?f7"/><draw:equation draw:name="f116" draw:formula="?f48 / ?f7"/><draw:equation draw:name="f117" draw:formula="?f49 / ?f6"/><draw:equation draw:name="f118" draw:formula="?f50 / ?f7"/><draw:equation draw:name="f119" draw:formula="?f51 / ?f6"/><draw:equation draw:name="f120" draw:formula="?f52 / ?f7"/><draw:equation draw:name="f121" draw:formula="?f53 / ?f6"/><draw:equation draw:name="f122" draw:formula="?f54 / ?f7"/><draw:equation draw:name="f123" draw:formula="?f55 / ?f6"/><draw:equation draw:name="f124" draw:formula="?f56 / ?f7"/><draw:equation draw:name="f125" draw:formula="?f57 / ?f6"/><draw:equation draw:name="f126" draw:formula="?f58 / ?f7"/><draw:equation draw:name="f127" draw:formula="?f59 / ?f6"/><draw:equation draw:name="f128" draw:formula="?f60 / ?f7"/><draw:equation draw:name="f129" draw:formula="?f61 / ?f7"/><draw:equation draw:name="f130" draw:formula="?f62 / ?f7"/><draw:equation draw:name="f131" draw:formula="?f63 / ?f7"/><draw:equation draw:name="f132" draw:formula="?f64 / ?f7"/><draw:equation draw:name="f133" draw:formula="?f65 / ?f7"/><draw:equation draw:name="f134" draw:formula="?f66 / ?f7"/><draw:equation draw:name="f135" draw:formula="?f67 / ?f7"/><draw:equation draw:name="f136" draw:formula="?f68 / ?f6"/><draw:equation draw:name="f137" draw:formula="?f69 / ?f7"/><draw:equation draw:name="f138" draw:formula="?f70 / ?f6"/><draw:equation draw:name="f139" draw:formula="?f71 / ?f7"/><draw:equation draw:name="f140" draw:formula="?f72 / ?f7"/><draw:equation draw:name="f141" draw:formula="?f73 / ?f6"/><draw:equation draw:name="f142" draw:formula="?f74 / ?f6"/><draw:equation draw:name="f143" draw:formula="?f75 / ?f6"/><draw:equation draw:name="f144" draw:formula="0 / ?f6"/><draw:equation draw:name="f145" draw:formula="?f1 / ?f6"/><draw:equation draw:name="f146" draw:formula="0 / ?f7"/><draw:equation draw:name="f147" draw:formula="?f3 / ?f7"/></draw:enhanced-geometry></draw:custom-shape><draw:custom-shape svg:x="1.92222in" svg:y="0.94167in" svg:width="0.20417in" svg:height="0.16389in" draw:id="id55" draw:style-name="a53" draw:name="Freeform 93"><svg:title/><svg:desc/><draw:enhanced-geometry draw:type="non-primitive" svg:viewBox="0 0 294 236" draw:enhanced-path="M 14 119 L 13 123 9 130 6 136 6 142 2 148 0 155 0 161 0 166 13 182 32 200 54 216 80 227 108 234 139 236 169 234 199 227 225 216 247 200 266 182 282 162 289 140 294 116 265 116 263 97 256 78 244 62 228 47 209 35 188 26 164 22 139 19 113 22 108 23 113 19 120 16 127 13 134 11 141 8 148 5 157 3 164 0 169 0 199 5 225 17 247 32 266 50 282 71 289 93 294 116 265 116 263 136 256 153 244 170 228 184 209 197 188 207 164 212 139 213 113 212 93 207 70 197 53 184 35 170 23 153 16 136 14 119 Z N" draw:text-areas="?f114 ?f116 ?f115 ?f117" draw:glue-points="?f61 ?f62 ?f63 ?f64 ?f65 ?f66 ?f67 ?f68 ?f61 ?f69 ?f70 ?f71 ?f72 ?f73 ?f74 ?f73 ?f75 ?f71 ?f76 ?f69 ?f77 ?f78 ?f79 ?f80 ?f81 ?f82 ?f83 ?f84 ?f85 ?f86 ?f87 ?f88 ?f72 ?f89 ?f90 ?f91 ?f92 ?f93 ?f94 ?f95 ?f96 ?f97 ?f98 ?f95 ?f99 ?f100 ?f101 ?f102 ?f103 ?f80 ?f104 ?f64 ?f105 ?f106 ?f107 ?f108 ?f96 ?f109 ?f110 ?f109 ?f111 ?f108 ?f112 ?f106 ?f113 ?f64" draw:glue-point-leaving-directions="-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4"/><draw:equation draw:name="f7" draw:formula="?f4 / 236"/><draw:equation draw:name="f8" draw:formula="13 * ?f5 / 294"/><draw:equation draw:name="f9" draw:formula="123 * ?f4 / 236"/><draw:equation draw:name="f10" draw:formula="6 * ?f5 / 294"/><draw:equation draw:name="f11" draw:formula="136 * ?f4 / 236"/><draw:equation draw:name="f12" draw:formula="2 * ?f5 / 294"/><draw:equation draw:name="f13" draw:formula="148 * ?f4 / 236"/><draw:equation draw:name="f14" draw:formula="0 * ?f5 / 294"/><draw:equation draw:name="f15" draw:formula="161 * ?f4 / 236"/><draw:equation draw:name="f16" draw:formula="182 * ?f4 / 236"/><draw:equation draw:name="f17" draw:formula="54 * ?f5 / 294"/><draw:equation draw:name="f18" draw:formula="216 * ?f4 / 236"/><draw:equation draw:name="f19" draw:formula="108 * ?f5 / 294"/><draw:equation draw:name="f20" draw:formula="234 * ?f4 / 236"/><draw:equation draw:name="f21" draw:formula="169 * ?f5 / 294"/><draw:equation draw:name="f22" draw:formula="225 * ?f5 / 294"/><draw:equation draw:name="f23" draw:formula="266 * ?f5 / 294"/><draw:equation draw:name="f24" draw:formula="289 * ?f5 / 294"/><draw:equation draw:name="f25" draw:formula="140 * ?f4 / 236"/><draw:equation draw:name="f26" draw:formula="265 * ?f5 / 294"/><draw:equation draw:name="f27" draw:formula="116 * ?f4 / 236"/><draw:equation draw:name="f28" draw:formula="256 * ?f5 / 294"/><draw:equation draw:name="f29" draw:formula="78 * ?f4 / 236"/><draw:equation draw:name="f30" draw:formula="228 * ?f5 / 294"/><draw:equation draw:name="f31" draw:formula="47 * ?f4 / 236"/><draw:equation draw:name="f32" draw:formula="188 * ?f5 / 294"/><draw:equation draw:name="f33" draw:formula="26 * ?f4 / 236"/><draw:equation draw:name="f34" draw:formula="139 * ?f5 / 294"/><draw:equation draw:name="f35" draw:formula="19 * ?f4 / 236"/><draw:equation draw:name="f36" draw:formula="23 * ?f4 / 236"/><draw:equation draw:name="f37" draw:formula="120 * ?f5 / 294"/><draw:equation draw:name="f38" draw:formula="16 * ?f4 / 236"/><draw:equation draw:name="f39" draw:formula="134 * ?f5 / 294"/><draw:equation draw:name="f40" draw:formula="11 * ?f4 / 236"/><draw:equation draw:name="f41" draw:formula="148 * ?f5 / 294"/><draw:equation draw:name="f42" draw:formula="5 * ?f4 / 236"/><draw:equation draw:name="f43" draw:formula="164 * ?f5 / 294"/><draw:equation draw:name="f44" draw:formula="0 * ?f4 / 236"/><draw:equation draw:name="f45" draw:formula="199 * ?f5 / 294"/><draw:equation draw:name="f46" draw:formula="247 * ?f5 / 294"/><draw:equation draw:name="f47" draw:formula="32 * ?f4 / 236"/><draw:equation draw:name="f48" draw:formula="282 * ?f5 / 294"/><draw:equation draw:name="f49" draw:formula="71 * ?f4 / 236"/><draw:equation draw:name="f50" draw:formula="294 * ?f5 / 294"/><draw:equation draw:name="f51" draw:formula="263 * ?f5 / 294"/><draw:equation draw:name="f52" draw:formula="244 * ?f5 / 294"/><draw:equation draw:name="f53" draw:formula="170 * ?f4 / 236"/><draw:equation draw:name="f54" draw:formula="209 * ?f5 / 294"/><draw:equation draw:name="f55" draw:formula="197 * ?f4 / 236"/><draw:equation draw:name="f56" draw:formula="212 * ?f4 / 236"/><draw:equation draw:name="f57" draw:formula="113 * ?f5 / 294"/><draw:equation draw:name="f58" draw:formula="70 * ?f5 / 294"/><draw:equation draw:name="f59" draw:formula="35 * ?f5 / 294"/><draw:equation draw:name="f60" draw:formula="16 * ?f5 / 294"/><draw:equation draw:name="f61" draw:formula="?f8 / ?f6"/><draw:equation draw:name="f62" draw:formula="?f9 / ?f7"/><draw:equation draw:name="f63" draw:formula="?f10 / ?f6"/><draw:equation draw:name="f64" draw:formula="?f11 / ?f7"/><draw:equation draw:name="f65" draw:formula="?f12 / ?f6"/><draw:equation draw:name="f66" draw:formula="?f13 / ?f7"/><draw:equation draw:name="f67" draw:formula="?f14 / ?f6"/><draw:equation draw:name="f68" draw:formula="?f15 / ?f7"/><draw:equation draw:name="f69" draw:formula="?f16 / ?f7"/><draw:equation draw:name="f70" draw:formula="?f17 / ?f6"/><draw:equation draw:name="f71" draw:formula="?f18 / ?f7"/><draw:equation draw:name="f72" draw:formula="?f19 / ?f6"/><draw:equation draw:name="f73" draw:formula="?f20 / ?f7"/><draw:equation draw:name="f74" draw:formula="?f21 / ?f6"/><draw:equation draw:name="f75" draw:formula="?f22 / ?f6"/><draw:equation draw:name="f76" draw:formula="?f23 / ?f6"/><draw:equation draw:name="f77" draw:formula="?f24 / ?f6"/><draw:equation draw:name="f78" draw:formula="?f25 / ?f7"/><draw:equation draw:name="f79" draw:formula="?f26 / ?f6"/><draw:equation draw:name="f80" draw:formula="?f27 / ?f7"/><draw:equation draw:name="f81" draw:formula="?f28 / ?f6"/><draw:equation draw:name="f82" draw:formula="?f29 / ?f7"/><draw:equation draw:name="f83" draw:formula="?f30 / ?f6"/><draw:equation draw:name="f84" draw:formula="?f31 / ?f7"/><draw:equation draw:name="f85" draw:formula="?f32 / ?f6"/><draw:equation draw:name="f86" draw:formula="?f33 / ?f7"/><draw:equation draw:name="f87" draw:formula="?f34 / ?f6"/><draw:equation draw:name="f88" draw:formula="?f35 / ?f7"/><draw:equation draw:name="f89" draw:formula="?f36 / ?f7"/><draw:equation draw:name="f90" draw:formula="?f37 / ?f6"/><draw:equation draw:name="f91" draw:formula="?f38 / ?f7"/><draw:equation draw:name="f92" draw:formula="?f39 / ?f6"/><draw:equation draw:name="f93" draw:formula="?f40 / ?f7"/><draw:equation draw:name="f94" draw:formula="?f41 / ?f6"/><draw:equation draw:name="f95" draw:formula="?f42 / ?f7"/><draw:equation draw:name="f96" draw:formula="?f43 / ?f6"/><draw:equation draw:name="f97" draw:formula="?f44 / ?f7"/><draw:equation draw:name="f98" draw:formula="?f45 / ?f6"/><draw:equation draw:name="f99" draw:formula="?f46 / ?f6"/><draw:equation draw:name="f100" draw:formula="?f47 / ?f7"/><draw:equation draw:name="f101" draw:formula="?f48 / ?f6"/><draw:equation draw:name="f102" draw:formula="?f49 / ?f7"/><draw:equation draw:name="f103" draw:formula="?f50 / ?f6"/><draw:equation draw:name="f104" draw:formula="?f51 / ?f6"/><draw:equation draw:name="f105" draw:formula="?f52 / ?f6"/><draw:equation draw:name="f106" draw:formula="?f53 / ?f7"/><draw:equation draw:name="f107" draw:formula="?f54 / ?f6"/><draw:equation draw:name="f108" draw:formula="?f55 / ?f7"/><draw:equation draw:name="f109" draw:formula="?f56 / ?f7"/><draw:equation draw:name="f110" draw:formula="?f57 / ?f6"/><draw:equation draw:name="f111" draw:formula="?f58 / ?f6"/><draw:equation draw:name="f112" draw:formula="?f59 / ?f6"/><draw:equation draw:name="f113" draw:formula="?f60 / ?f6"/><draw:equation draw:name="f114" draw:formula="0 / ?f6"/><draw:equation draw:name="f115" draw:formula="?f1 / ?f6"/><draw:equation draw:name="f116" draw:formula="0 / ?f7"/><draw:equation draw:name="f117" draw:formula="?f3 / ?f7"/></draw:enhanced-geometry></draw:custom-shape><draw:custom-shape svg:x="1.93125in" svg:y="0.95347in" svg:width="0.17708in" svg:height="0.1375in" draw:id="id56" draw:style-name="a54" draw:name="Freeform 94"><svg:title/><svg:desc/><draw:enhanced-geometry draw:type="non-primitive" svg:viewBox="0 0 255 198" draw:enhanced-path="M 100 2 L 83 11 66 22 52 34 40 45 26 59 17 73 7 88 0 103 1 119 8 137 19 153 36 168 57 181 78 190 100 196 126 198 154 196 175 190 198 181 217 168 234 153 245 137 252 119 255 99 227 99 225 83 220 68 210 54 198 45 184 34 166 27 147 22 126 21 106 22 86 27 69 34 57 45 43 54 33 68 27 83 26 99 27 115 33 129 43 142 57 153 69 164 86 171 106 175 126 177 147 175 166 171 184 164 198 153 210 142 220 129 225 115 227 99 255 99 252 79 245 61 234 45 217 30 198 17 175 7 154 2 126 0 100 2 Z N" draw:text-areas="?f82 ?f84 ?f83 ?f85" draw:glue-points="?f45 ?f46 ?f47 ?f48 ?f49 ?f50 ?f51 ?f52 ?f53 ?f54 ?f55 ?f56 ?f57 ?f58 ?f59 ?f60 ?f61 ?f60 ?f62 ?f58 ?f63 ?f56 ?f64 ?f54 ?f65 ?f66 ?f67 ?f68 ?f62 ?f69 ?f70 ?f71 ?f72 ?f73 ?f74 ?f71 ?f57 ?f69 ?f75 ?f68 ?f49 ?f66 ?f75 ?f76 ?f57 ?f56 ?f74 ?f77 ?f72 ?f78 ?f70 ?f77 ?f62 ?f56 ?f67 ?f76 ?f65 ?f66 ?f64 ?f79 ?f63 ?f69 ?f62 ?f80 ?f61 ?f81 ?f59 ?f81" draw:glue-point-leaving-directions="-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5"/><draw:equation draw:name="f7" draw:formula="?f4 / 198"/><draw:equation draw:name="f8" draw:formula="83 * ?f5 / 255"/><draw:equation draw:name="f9" draw:formula="11 * ?f4 / 198"/><draw:equation draw:name="f10" draw:formula="52 * ?f5 / 255"/><draw:equation draw:name="f11" draw:formula="34 * ?f4 / 198"/><draw:equation draw:name="f12" draw:formula="26 * ?f5 / 255"/><draw:equation draw:name="f13" draw:formula="59 * ?f4 / 198"/><draw:equation draw:name="f14" draw:formula="7 * ?f5 / 255"/><draw:equation draw:name="f15" draw:formula="88 * ?f4 / 198"/><draw:equation draw:name="f16" draw:formula="1 * ?f5 / 255"/><draw:equation draw:name="f17" draw:formula="119 * ?f4 / 198"/><draw:equation draw:name="f18" draw:formula="19 * ?f5 / 255"/><draw:equation draw:name="f19" draw:formula="153 * ?f4 / 198"/><draw:equation draw:name="f20" draw:formula="57 * ?f5 / 255"/><draw:equation draw:name="f21" draw:formula="181 * ?f4 / 198"/><draw:equation draw:name="f22" draw:formula="100 * ?f5 / 255"/><draw:equation draw:name="f23" draw:formula="196 * ?f4 / 198"/><draw:equation draw:name="f24" draw:formula="154 * ?f5 / 255"/><draw:equation draw:name="f25" draw:formula="198 * ?f5 / 255"/><draw:equation draw:name="f26" draw:formula="234 * ?f5 / 255"/><draw:equation draw:name="f27" draw:formula="252 * ?f5 / 255"/><draw:equation draw:name="f28" draw:formula="227 * ?f5 / 255"/><draw:equation draw:name="f29" draw:formula="99 * ?f4 / 198"/><draw:equation draw:name="f30" draw:formula="220 * ?f5 / 255"/><draw:equation draw:name="f31" draw:formula="68 * ?f4 / 198"/><draw:equation draw:name="f32" draw:formula="45 * ?f4 / 198"/><draw:equation draw:name="f33" draw:formula="166 * ?f5 / 255"/><draw:equation draw:name="f34" draw:formula="27 * ?f4 / 198"/><draw:equation draw:name="f35" draw:formula="126 * ?f5 / 255"/><draw:equation draw:name="f36" draw:formula="21 * ?f4 / 198"/><draw:equation draw:name="f37" draw:formula="86 * ?f5 / 255"/><draw:equation draw:name="f38" draw:formula="33 * ?f5 / 255"/><draw:equation draw:name="f39" draw:formula="129 * ?f4 / 198"/><draw:equation draw:name="f40" draw:formula="171 * ?f4 / 198"/><draw:equation draw:name="f41" draw:formula="177 * ?f4 / 198"/><draw:equation draw:name="f42" draw:formula="79 * ?f4 / 198"/><draw:equation draw:name="f43" draw:formula="17 * ?f4 / 198"/><draw:equation draw:name="f44" draw:formula="2 * ?f4 / 198"/><draw:equation draw:name="f45" draw:formula="?f8 / ?f6"/><draw:equation draw:name="f46" draw:formula="?f9 / ?f7"/><draw:equation draw:name="f47" draw:formula="?f10 / ?f6"/><draw:equation draw:name="f48" draw:formula="?f11 / ?f7"/><draw:equation draw:name="f49" draw:formula="?f12 / ?f6"/><draw:equation draw:name="f50" draw:formula="?f13 / ?f7"/><draw:equation draw:name="f51" draw:formula="?f14 / ?f6"/><draw:equation draw:name="f52" draw:formula="?f15 / ?f7"/><draw:equation draw:name="f53" draw:formula="?f16 / ?f6"/><draw:equation draw:name="f54" draw:formula="?f17 / ?f7"/><draw:equation draw:name="f55" draw:formula="?f18 / ?f6"/><draw:equation draw:name="f56" draw:formula="?f19 / ?f7"/><draw:equation draw:name="f57" draw:formula="?f20 / ?f6"/><draw:equation draw:name="f58" draw:formula="?f21 / ?f7"/><draw:equation draw:name="f59" draw:formula="?f22 / ?f6"/><draw:equation draw:name="f60" draw:formula="?f23 / ?f7"/><draw:equation draw:name="f61" draw:formula="?f24 / ?f6"/><draw:equation draw:name="f62" draw:formula="?f25 / ?f6"/><draw:equation draw:name="f63" draw:formula="?f26 / ?f6"/><draw:equation draw:name="f64" draw:formula="?f27 / ?f6"/><draw:equation draw:name="f65" draw:formula="?f28 / ?f6"/><draw:equation draw:name="f66" draw:formula="?f29 / ?f7"/><draw:equation draw:name="f67" draw:formula="?f30 / ?f6"/><draw:equation draw:name="f68" draw:formula="?f31 / ?f7"/><draw:equation draw:name="f69" draw:formula="?f32 / ?f7"/><draw:equation draw:name="f70" draw:formula="?f33 / ?f6"/><draw:equation draw:name="f71" draw:formula="?f34 / ?f7"/><draw:equation draw:name="f72" draw:formula="?f35 / ?f6"/><draw:equation draw:name="f73" draw:formula="?f36 / ?f7"/><draw:equation draw:name="f74" draw:formula="?f37 / ?f6"/><draw:equation draw:name="f75" draw:formula="?f38 / ?f6"/><draw:equation draw:name="f76" draw:formula="?f39 / ?f7"/><draw:equation draw:name="f77" draw:formula="?f40 / ?f7"/><draw:equation draw:name="f78" draw:formula="?f41 / ?f7"/><draw:equation draw:name="f79" draw:formula="?f42 / ?f7"/><draw:equation draw:name="f80" draw:formula="?f43 / ?f7"/><draw:equation draw:name="f81" draw:formula="?f44 / ?f7"/><draw:equation draw:name="f82" draw:formula="0 / ?f6"/><draw:equation draw:name="f83" draw:formula="?f1 / ?f6"/><draw:equation draw:name="f84" draw:formula="0 / ?f7"/><draw:equation draw:name="f85" draw:formula="?f3 / ?f7"/></draw:enhanced-geometry></draw:custom-shape><draw:custom-shape svg:x="1.94792in" svg:y="0.96667in" svg:width="0.14236in" svg:height="0.11111in" draw:id="id57" draw:style-name="a55" draw:name="Freeform 95"><svg:title/><svg:desc/><draw:enhanced-geometry draw:type="non-primitive" svg:viewBox="0 0 205 160" draw:enhanced-path="M 205 80 L 201 64 196 49 188 35 175 23 158 13 142 6 123 2 102 0 82 2 62 6 45 13 29 23 17 35 7 49 2 64 0 80 2 96 7 110 17 123 29 135 45 146 62 153 82 158 102 160 123 158 142 153 158 146 175 135 188 123 196 110 201 96 205 80 179 80 175 68 172 56 165 48 155 38 144 31 132 26 118 22 102 21 89 22 71 26 61 31 50 38 40 48 33 56 28 68 26 80 28 92 33 103 40 112 50 122 61 129 71 134 89 137 102 139 118 137 132 134 144 129 155 122 165 112 172 103 175 92 179 80 205 80 Z N" draw:text-areas="?f76 ?f78 ?f77 ?f79" draw:glue-points="?f42 ?f43 ?f44 ?f45 ?f46 ?f47 ?f48 ?f49 ?f50 ?f49 ?f51 ?f47 ?f52 ?f45 ?f53 ?f43 ?f53 ?f54 ?f52 ?f55 ?f51 ?f56 ?f50 ?f57 ?f48 ?f57 ?f46 ?f56 ?f44 ?f55 ?f42 ?f54 ?f58 ?f59 ?f60 ?f61 ?f62 ?f63 ?f64 ?f65 ?f66 ?f67 ?f68 ?f65 ?f69 ?f63 ?f70 ?f61 ?f71 ?f59 ?f70 ?f72 ?f69 ?f73 ?f68 ?f74 ?f66 ?f75 ?f64 ?f74 ?f62 ?f73 ?f60 ?f72 ?f58 ?f59" draw:glue-point-leaving-directions="-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draw:equation draw:name="f7" draw:formula="?f4 / 160"/><draw:equation draw:name="f8" draw:formula="201 * ?f5 / 205"/><draw:equation draw:name="f9" draw:formula="64 * ?f4 / 160"/><draw:equation draw:name="f10" draw:formula="188 * ?f5 / 205"/><draw:equation draw:name="f11" draw:formula="35 * ?f4 / 160"/><draw:equation draw:name="f12" draw:formula="158 * ?f5 / 205"/><draw:equation draw:name="f13" draw:formula="13 * ?f4 / 160"/><draw:equation draw:name="f14" draw:formula="123 * ?f5 / 205"/><draw:equation draw:name="f15" draw:formula="2 * ?f4 / 160"/><draw:equation draw:name="f16" draw:formula="82 * ?f5 / 205"/><draw:equation draw:name="f17" draw:formula="45 * ?f5 / 205"/><draw:equation draw:name="f18" draw:formula="17 * ?f5 / 205"/><draw:equation draw:name="f19" draw:formula="2 * ?f5 / 205"/><draw:equation draw:name="f20" draw:formula="96 * ?f4 / 160"/><draw:equation draw:name="f21" draw:formula="123 * ?f4 / 160"/><draw:equation draw:name="f22" draw:formula="146 * ?f4 / 160"/><draw:equation draw:name="f23" draw:formula="158 * ?f4 / 160"/><draw:equation draw:name="f24" draw:formula="179 * ?f5 / 205"/><draw:equation draw:name="f25" draw:formula="80 * ?f4 / 160"/><draw:equation draw:name="f26" draw:formula="172 * ?f5 / 205"/><draw:equation draw:name="f27" draw:formula="56 * ?f4 / 160"/><draw:equation draw:name="f28" draw:formula="155 * ?f5 / 205"/><draw:equation draw:name="f29" draw:formula="38 * ?f4 / 160"/><draw:equation draw:name="f30" draw:formula="132 * ?f5 / 205"/><draw:equation draw:name="f31" draw:formula="26 * ?f4 / 160"/><draw:equation draw:name="f32" draw:formula="102 * ?f5 / 205"/><draw:equation draw:name="f33" draw:formula="21 * ?f4 / 160"/><draw:equation draw:name="f34" draw:formula="71 * ?f5 / 205"/><draw:equation draw:name="f35" draw:formula="50 * ?f5 / 205"/><draw:equation draw:name="f36" draw:formula="33 * ?f5 / 205"/><draw:equation draw:name="f37" draw:formula="26 * ?f5 / 205"/><draw:equation draw:name="f38" draw:formula="103 * ?f4 / 160"/><draw:equation draw:name="f39" draw:formula="122 * ?f4 / 160"/><draw:equation draw:name="f40" draw:formula="134 * ?f4 / 160"/><draw:equation draw:name="f41" draw:formula="139 * ?f4 / 160"/><draw:equation draw:name="f42" draw:formula="?f8 / ?f6"/><draw:equation draw:name="f43" draw:formula="?f9 / ?f7"/><draw:equation draw:name="f44" draw:formula="?f10 / ?f6"/><draw:equation draw:name="f45" draw:formula="?f11 / ?f7"/><draw:equation draw:name="f46" draw:formula="?f12 / ?f6"/><draw:equation draw:name="f47" draw:formula="?f13 / ?f7"/><draw:equation draw:name="f48" draw:formula="?f14 / ?f6"/><draw:equation draw:name="f49" draw:formula="?f15 / ?f7"/><draw:equation draw:name="f50" draw:formula="?f16 / ?f6"/><draw:equation draw:name="f51" draw:formula="?f17 / ?f6"/><draw:equation draw:name="f52" draw:formula="?f18 / ?f6"/><draw:equation draw:name="f53" draw:formula="?f19 / ?f6"/><draw:equation draw:name="f54" draw:formula="?f20 / ?f7"/><draw:equation draw:name="f55" draw:formula="?f21 / ?f7"/><draw:equation draw:name="f56" draw:formula="?f22 / ?f7"/><draw:equation draw:name="f57" draw:formula="?f23 / ?f7"/><draw:equation draw:name="f58" draw:formula="?f24 / ?f6"/><draw:equation draw:name="f59" draw:formula="?f25 / ?f7"/><draw:equation draw:name="f60" draw:formula="?f26 / ?f6"/><draw:equation draw:name="f61" draw:formula="?f27 / ?f7"/><draw:equation draw:name="f62" draw:formula="?f28 / ?f6"/><draw:equation draw:name="f63" draw:formula="?f29 / ?f7"/><draw:equation draw:name="f64" draw:formula="?f30 / ?f6"/><draw:equation draw:name="f65" draw:formula="?f31 / ?f7"/><draw:equation draw:name="f66" draw:formula="?f32 / ?f6"/><draw:equation draw:name="f67" draw:formula="?f33 / ?f7"/><draw:equation draw:name="f68" draw:formula="?f34 / ?f6"/><draw:equation draw:name="f69" draw:formula="?f35 / ?f6"/><draw:equation draw:name="f70" draw:formula="?f36 / ?f6"/><draw:equation draw:name="f71" draw:formula="?f37 / ?f6"/><draw:equation draw:name="f72" draw:formula="?f38 / ?f7"/><draw:equation draw:name="f73" draw:formula="?f39 / ?f7"/><draw:equation draw:name="f74" draw:formula="?f40 / ?f7"/><draw:equation draw:name="f75" draw:formula="?f41 / ?f7"/><draw:equation draw:name="f76" draw:formula="0 / ?f6"/><draw:equation draw:name="f77" draw:formula="?f1 / ?f6"/><draw:equation draw:name="f78" draw:formula="0 / ?f7"/><draw:equation draw:name="f79" draw:formula="?f3 / ?f7"/></draw:enhanced-geometry></draw:custom-shape><draw:custom-shape svg:x="1.96458in" svg:y="0.97986in" svg:width="0.10903in" svg:height="0.08472in" draw:id="id58" draw:style-name="a56" draw:name="Freeform 96"><svg:title/><svg:desc/><draw:enhanced-geometry draw:type="non-primitive" svg:viewBox="0 0 157 122" draw:enhanced-path="M 157 61 L 155 50 151 38 143 27 134 18 122 11 108 4 94 3 78 0 65 3 47 4 35 11 23 18 14 27 5 38 2 50 0 61 2 73 5 85 14 95 23 104 35 111 47 118 65 120 78 122 94 120 108 118 122 111 134 104 143 95 151 85 155 73 157 61 129 61 125 48 113 34 96 25 78 22 59 25 42 34 32 48 26 61 32 77 42 89 59 98 78 102 96 98 113 89 125 77 129 61 157 61 Z N" draw:text-areas="?f108 ?f110 ?f109 ?f111" draw:glue-points="?f58 ?f59 ?f60 ?f61 ?f62 ?f63 ?f64 ?f65 ?f66 ?f67 ?f68 ?f69 ?f70 ?f71 ?f72 ?f73 ?f74 ?f75 ?f76 ?f73 ?f77 ?f71 ?f78 ?f69 ?f79 ?f67 ?f80 ?f65 ?f81 ?f63 ?f82 ?f61 ?f83 ?f59 ?f82 ?f84 ?f81 ?f85 ?f80 ?f86 ?f79 ?f87 ?f78 ?f88 ?f77 ?f89 ?f76 ?f90 ?f74 ?f91 ?f72 ?f90 ?f70 ?f89 ?f68 ?f88 ?f66 ?f87 ?f64 ?f86 ?f62 ?f85 ?f60 ?f84 ?f58 ?f59 ?f92 ?f59 ?f93 ?f94 ?f95 ?f96 ?f97 ?f98 ?f74 ?f99 ?f100 ?f98 ?f101 ?f96 ?f102 ?f94 ?f103 ?f59 ?f102 ?f104 ?f101 ?f105 ?f100 ?f106 ?f74 ?f107 ?f97 ?f106 ?f95 ?f105 ?f93 ?f104 ?f92 ?f59 ?f58 ?f59" draw:glue-point-leaving-directions="-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draw:equation draw:name="f7" draw:formula="?f4 / 122"/><draw:equation draw:name="f8" draw:formula="157 * ?f5 / 157"/><draw:equation draw:name="f9" draw:formula="61 * ?f4 / 122"/><draw:equation draw:name="f10" draw:formula="155 * ?f5 / 157"/><draw:equation draw:name="f11" draw:formula="50 * ?f4 / 122"/><draw:equation draw:name="f12" draw:formula="151 * ?f5 / 157"/><draw:equation draw:name="f13" draw:formula="38 * ?f4 / 122"/><draw:equation draw:name="f14" draw:formula="143 * ?f5 / 157"/><draw:equation draw:name="f15" draw:formula="27 * ?f4 / 122"/><draw:equation draw:name="f16" draw:formula="134 * ?f5 / 157"/><draw:equation draw:name="f17" draw:formula="18 * ?f4 / 122"/><draw:equation draw:name="f18" draw:formula="122 * ?f5 / 157"/><draw:equation draw:name="f19" draw:formula="11 * ?f4 / 122"/><draw:equation draw:name="f20" draw:formula="108 * ?f5 / 157"/><draw:equation draw:name="f21" draw:formula="4 * ?f4 / 122"/><draw:equation draw:name="f22" draw:formula="94 * ?f5 / 157"/><draw:equation draw:name="f23" draw:formula="3 * ?f4 / 122"/><draw:equation draw:name="f24" draw:formula="78 * ?f5 / 157"/><draw:equation draw:name="f25" draw:formula="0 * ?f4 / 122"/><draw:equation draw:name="f26" draw:formula="65 * ?f5 / 157"/><draw:equation draw:name="f27" draw:formula="47 * ?f5 / 157"/><draw:equation draw:name="f28" draw:formula="35 * ?f5 / 157"/><draw:equation draw:name="f29" draw:formula="23 * ?f5 / 157"/><draw:equation draw:name="f30" draw:formula="14 * ?f5 / 157"/><draw:equation draw:name="f31" draw:formula="5 * ?f5 / 157"/><draw:equation draw:name="f32" draw:formula="2 * ?f5 / 157"/><draw:equation draw:name="f33" draw:formula="0 * ?f5 / 157"/><draw:equation draw:name="f34" draw:formula="73 * ?f4 / 122"/><draw:equation draw:name="f35" draw:formula="85 * ?f4 / 122"/><draw:equation draw:name="f36" draw:formula="95 * ?f4 / 122"/><draw:equation draw:name="f37" draw:formula="104 * ?f4 / 122"/><draw:equation draw:name="f38" draw:formula="111 * ?f4 / 122"/><draw:equation draw:name="f39" draw:formula="118 * ?f4 / 122"/><draw:equation draw:name="f40" draw:formula="120 * ?f4 / 122"/><draw:equation draw:name="f41" draw:formula="122 * ?f4 / 122"/><draw:equation draw:name="f42" draw:formula="129 * ?f5 / 157"/><draw:equation draw:name="f43" draw:formula="125 * ?f5 / 157"/><draw:equation draw:name="f44" draw:formula="48 * ?f4 / 122"/><draw:equation draw:name="f45" draw:formula="113 * ?f5 / 157"/><draw:equation draw:name="f46" draw:formula="34 * ?f4 / 122"/><draw:equation draw:name="f47" draw:formula="96 * ?f5 / 157"/><draw:equation draw:name="f48" draw:formula="25 * ?f4 / 122"/><draw:equation draw:name="f49" draw:formula="22 * ?f4 / 122"/><draw:equation draw:name="f50" draw:formula="59 * ?f5 / 157"/><draw:equation draw:name="f51" draw:formula="42 * ?f5 / 157"/><draw:equation draw:name="f52" draw:formula="32 * ?f5 / 157"/><draw:equation draw:name="f53" draw:formula="26 * ?f5 / 157"/><draw:equation draw:name="f54" draw:formula="77 * ?f4 / 122"/><draw:equation draw:name="f55" draw:formula="89 * ?f4 / 122"/><draw:equation draw:name="f56" draw:formula="98 * ?f4 / 122"/><draw:equation draw:name="f57" draw:formula="102 * ?f4 / 122"/><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7"/><draw:equation draw:name="f74" draw:formula="?f24 / ?f6"/><draw:equation draw:name="f75" draw:formula="?f25 / ?f7"/><draw:equation draw:name="f76" draw:formula="?f26 / ?f6"/><draw:equation draw:name="f77" draw:formula="?f27 / ?f6"/><draw:equation draw:name="f78" draw:formula="?f28 / ?f6"/><draw:equation draw:name="f79" draw:formula="?f29 / ?f6"/><draw:equation draw:name="f80" draw:formula="?f30 / ?f6"/><draw:equation draw:name="f81" draw:formula="?f31 / ?f6"/><draw:equation draw:name="f82" draw:formula="?f32 / ?f6"/><draw:equation draw:name="f83" draw:formula="?f33 / ?f6"/><draw:equation draw:name="f84" draw:formula="?f34 / ?f7"/><draw:equation draw:name="f85" draw:formula="?f35 / ?f7"/><draw:equation draw:name="f86" draw:formula="?f36 / ?f7"/><draw:equation draw:name="f87" draw:formula="?f37 / ?f7"/><draw:equation draw:name="f88" draw:formula="?f38 / ?f7"/><draw:equation draw:name="f89" draw:formula="?f39 / ?f7"/><draw:equation draw:name="f90" draw:formula="?f40 / ?f7"/><draw:equation draw:name="f91" draw:formula="?f41 / ?f7"/><draw:equation draw:name="f92" draw:formula="?f42 / ?f6"/><draw:equation draw:name="f93" draw:formula="?f43 / ?f6"/><draw:equation draw:name="f94" draw:formula="?f44 / ?f7"/><draw:equation draw:name="f95" draw:formula="?f45 / ?f6"/><draw:equation draw:name="f96" draw:formula="?f46 / ?f7"/><draw:equation draw:name="f97" draw:formula="?f47 / ?f6"/><draw:equation draw:name="f98" draw:formula="?f48 / ?f7"/><draw:equation draw:name="f99" draw:formula="?f49 / ?f7"/><draw:equation draw:name="f100" draw:formula="?f50 / ?f6"/><draw:equation draw:name="f101" draw:formula="?f51 / ?f6"/><draw:equation draw:name="f102" draw:formula="?f52 / ?f6"/><draw:equation draw:name="f103" draw:formula="?f53 / ?f6"/><draw:equation draw:name="f104" draw:formula="?f54 / ?f7"/><draw:equation draw:name="f105" draw:formula="?f55 / ?f7"/><draw:equation draw:name="f106" draw:formula="?f56 / ?f7"/><draw:equation draw:name="f107" draw:formula="?f57 / ?f7"/><draw:equation draw:name="f108" draw:formula="0 / ?f6"/><draw:equation draw:name="f109" draw:formula="?f1 / ?f6"/><draw:equation draw:name="f110" draw:formula="0 / ?f7"/><draw:equation draw:name="f111" draw:formula="?f3 / ?f7"/></draw:enhanced-geometry></draw:custom-shape><draw:custom-shape svg:x="1.98264in" svg:y="0.99444in" svg:width="0.07292in" svg:height="0.05694in" draw:id="id59" draw:style-name="a57" draw:name="Freeform 97"><svg:title/><svg:desc/><draw:enhanced-geometry draw:type="non-primitive" svg:viewBox="0 0 105 82" draw:enhanced-path="M 105 40 L 101 24 91 10 73 2 52 0 32 2 14 10 4 24 0 40 4 56 14 70 32 79 52 82 73 79 91 70 101 56 105 40 Z N" draw:text-areas="?f44 ?f46 ?f45 ?f47" draw:glue-points="?f26 ?f27 ?f28 ?f29 ?f30 ?f31 ?f32 ?f33 ?f34 ?f35 ?f36 ?f33 ?f37 ?f31 ?f38 ?f29 ?f39 ?f27 ?f38 ?f40 ?f37 ?f41 ?f36 ?f42 ?f34 ?f43 ?f32 ?f42 ?f30 ?f41 ?f28 ?f40 ?f26 ?f27"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draw:equation draw:name="f7" draw:formula="?f4 / 82"/><draw:equation draw:name="f8" draw:formula="105 * ?f5 / 105"/><draw:equation draw:name="f9" draw:formula="40 * ?f4 / 82"/><draw:equation draw:name="f10" draw:formula="101 * ?f5 / 105"/><draw:equation draw:name="f11" draw:formula="24 * ?f4 / 82"/><draw:equation draw:name="f12" draw:formula="91 * ?f5 / 105"/><draw:equation draw:name="f13" draw:formula="10 * ?f4 / 82"/><draw:equation draw:name="f14" draw:formula="73 * ?f5 / 105"/><draw:equation draw:name="f15" draw:formula="2 * ?f4 / 82"/><draw:equation draw:name="f16" draw:formula="52 * ?f5 / 105"/><draw:equation draw:name="f17" draw:formula="0 * ?f4 / 82"/><draw:equation draw:name="f18" draw:formula="32 * ?f5 / 105"/><draw:equation draw:name="f19" draw:formula="14 * ?f5 / 105"/><draw:equation draw:name="f20" draw:formula="4 * ?f5 / 105"/><draw:equation draw:name="f21" draw:formula="0 * ?f5 / 105"/><draw:equation draw:name="f22" draw:formula="56 * ?f4 / 82"/><draw:equation draw:name="f23" draw:formula="70 * ?f4 / 82"/><draw:equation draw:name="f24" draw:formula="79 * ?f4 / 82"/><draw:equation draw:name="f25" draw:formula="82 * ?f4 / 82"/><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7"/><draw:equation draw:name="f34" draw:formula="?f16 / ?f6"/><draw:equation draw:name="f35" draw:formula="?f17 / ?f7"/><draw:equation draw:name="f36" draw:formula="?f18 / ?f6"/><draw:equation draw:name="f37" draw:formula="?f19 / ?f6"/><draw:equation draw:name="f38" draw:formula="?f20 / ?f6"/><draw:equation draw:name="f39" draw:formula="?f21 / ?f6"/><draw:equation draw:name="f40" draw:formula="?f22 / ?f7"/><draw:equation draw:name="f41" draw:formula="?f23 / ?f7"/><draw:equation draw:name="f42" draw:formula="?f24 / ?f7"/><draw:equation draw:name="f43" draw:formula="?f25 / ?f7"/><draw:equation draw:name="f44" draw:formula="0 / ?f6"/><draw:equation draw:name="f45" draw:formula="?f1 / ?f6"/><draw:equation draw:name="f46" draw:formula="0 / ?f7"/><draw:equation draw:name="f47" draw:formula="?f3 / ?f7"/></draw:enhanced-geometry></draw:custom-shape><draw:custom-shape svg:x="1.99861in" svg:y="1.00694in" svg:width="0.04097in" svg:height="0.03125in" draw:id="id60" draw:style-name="a58" draw:name="Freeform 98"><svg:title/><svg:desc/><draw:enhanced-geometry draw:type="non-primitive" svg:viewBox="0 0 59 45" draw:enhanced-path="M 59 22 L 56 14 50 6 42 2 29 0 17 2 10 6 3 14 0 22 3 32 10 38 17 42 29 45 42 42 50 38 56 32 59 22 Z N" draw:text-areas="?f44 ?f46 ?f45 ?f47" draw:glue-points="?f26 ?f27 ?f28 ?f29 ?f30 ?f31 ?f32 ?f33 ?f34 ?f35 ?f36 ?f33 ?f37 ?f31 ?f38 ?f29 ?f39 ?f27 ?f38 ?f40 ?f37 ?f41 ?f36 ?f42 ?f34 ?f43 ?f32 ?f42 ?f30 ?f41 ?f28 ?f40 ?f26 ?f27"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draw:equation draw:name="f7" draw:formula="?f4 / 45"/><draw:equation draw:name="f8" draw:formula="59 * ?f5 / 59"/><draw:equation draw:name="f9" draw:formula="22 * ?f4 / 45"/><draw:equation draw:name="f10" draw:formula="56 * ?f5 / 59"/><draw:equation draw:name="f11" draw:formula="14 * ?f4 / 45"/><draw:equation draw:name="f12" draw:formula="50 * ?f5 / 59"/><draw:equation draw:name="f13" draw:formula="6 * ?f4 / 45"/><draw:equation draw:name="f14" draw:formula="42 * ?f5 / 59"/><draw:equation draw:name="f15" draw:formula="2 * ?f4 / 45"/><draw:equation draw:name="f16" draw:formula="29 * ?f5 / 59"/><draw:equation draw:name="f17" draw:formula="0 * ?f4 / 45"/><draw:equation draw:name="f18" draw:formula="17 * ?f5 / 59"/><draw:equation draw:name="f19" draw:formula="10 * ?f5 / 59"/><draw:equation draw:name="f20" draw:formula="3 * ?f5 / 59"/><draw:equation draw:name="f21" draw:formula="0 * ?f5 / 59"/><draw:equation draw:name="f22" draw:formula="32 * ?f4 / 45"/><draw:equation draw:name="f23" draw:formula="38 * ?f4 / 45"/><draw:equation draw:name="f24" draw:formula="42 * ?f4 / 45"/><draw:equation draw:name="f25" draw:formula="45 * ?f4 / 45"/><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7"/><draw:equation draw:name="f34" draw:formula="?f16 / ?f6"/><draw:equation draw:name="f35" draw:formula="?f17 / ?f7"/><draw:equation draw:name="f36" draw:formula="?f18 / ?f6"/><draw:equation draw:name="f37" draw:formula="?f19 / ?f6"/><draw:equation draw:name="f38" draw:formula="?f20 / ?f6"/><draw:equation draw:name="f39" draw:formula="?f21 / ?f6"/><draw:equation draw:name="f40" draw:formula="?f22 / ?f7"/><draw:equation draw:name="f41" draw:formula="?f23 / ?f7"/><draw:equation draw:name="f42" draw:formula="?f24 / ?f7"/><draw:equation draw:name="f43" draw:formula="?f25 / ?f7"/><draw:equation draw:name="f44" draw:formula="0 / ?f6"/><draw:equation draw:name="f45" draw:formula="?f1 / ?f6"/><draw:equation draw:name="f46" draw:formula="0 / ?f7"/><draw:equation draw:name="f47" draw:formula="?f3 / ?f7"/></draw:enhanced-geometry></draw:custom-shape><draw:custom-shape svg:x="1.92014in" svg:y="0.93403in" svg:width="0.35in" svg:height="0.27361in" draw:id="id61" draw:style-name="a59" draw:name="Freeform 99"><svg:title/><svg:desc/><draw:enhanced-geometry draw:type="non-primitive" svg:viewBox="0 0 504 394" draw:enhanced-path="M 250 0 L 250 0 302 4 349 16 393 34 431 60 460 89 483 120 499 157 504 197 499 238 483 274 460 307 431 336 393 361 349 378 302 390 250 394 200 390 153 378 109 361 73 336 43 307 17 274 5 238 0 197 5 157 17 120 43 89 73 60 109 34 153 16 200 4 250 0 N" draw:text-areas="?f76 ?f78 ?f77 ?f79" draw:glue-points="?f42 ?f43 ?f42 ?f43 ?f44 ?f45 ?f46 ?f47 ?f48 ?f49 ?f50 ?f51 ?f52 ?f53 ?f54 ?f55 ?f56 ?f57 ?f58 ?f59 ?f56 ?f60 ?f54 ?f61 ?f52 ?f62 ?f50 ?f63 ?f48 ?f64 ?f46 ?f65 ?f44 ?f66 ?f42 ?f67 ?f68 ?f66 ?f69 ?f65 ?f70 ?f64 ?f71 ?f63 ?f72 ?f62 ?f73 ?f61 ?f74 ?f60 ?f75 ?f59 ?f74 ?f57 ?f73 ?f55 ?f72 ?f53 ?f71 ?f51 ?f70 ?f49 ?f69 ?f47 ?f68 ?f45 ?f42 ?f43" draw:glue-point-leaving-directions="-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draw:equation draw:name="f7" draw:formula="?f4 / 394"/><draw:equation draw:name="f8" draw:formula="250 * ?f5 / 504"/><draw:equation draw:name="f9" draw:formula="0 * ?f4 / 394"/><draw:equation draw:name="f10" draw:formula="302 * ?f5 / 504"/><draw:equation draw:name="f11" draw:formula="4 * ?f4 / 394"/><draw:equation draw:name="f12" draw:formula="349 * ?f5 / 504"/><draw:equation draw:name="f13" draw:formula="16 * ?f4 / 394"/><draw:equation draw:name="f14" draw:formula="393 * ?f5 / 504"/><draw:equation draw:name="f15" draw:formula="34 * ?f4 / 394"/><draw:equation draw:name="f16" draw:formula="431 * ?f5 / 504"/><draw:equation draw:name="f17" draw:formula="60 * ?f4 / 394"/><draw:equation draw:name="f18" draw:formula="460 * ?f5 / 504"/><draw:equation draw:name="f19" draw:formula="89 * ?f4 / 394"/><draw:equation draw:name="f20" draw:formula="483 * ?f5 / 504"/><draw:equation draw:name="f21" draw:formula="120 * ?f4 / 394"/><draw:equation draw:name="f22" draw:formula="499 * ?f5 / 504"/><draw:equation draw:name="f23" draw:formula="157 * ?f4 / 394"/><draw:equation draw:name="f24" draw:formula="504 * ?f5 / 504"/><draw:equation draw:name="f25" draw:formula="197 * ?f4 / 394"/><draw:equation draw:name="f26" draw:formula="238 * ?f4 / 394"/><draw:equation draw:name="f27" draw:formula="274 * ?f4 / 394"/><draw:equation draw:name="f28" draw:formula="307 * ?f4 / 394"/><draw:equation draw:name="f29" draw:formula="336 * ?f4 / 394"/><draw:equation draw:name="f30" draw:formula="361 * ?f4 / 394"/><draw:equation draw:name="f31" draw:formula="378 * ?f4 / 394"/><draw:equation draw:name="f32" draw:formula="390 * ?f4 / 394"/><draw:equation draw:name="f33" draw:formula="394 * ?f4 / 394"/><draw:equation draw:name="f34" draw:formula="200 * ?f5 / 504"/><draw:equation draw:name="f35" draw:formula="153 * ?f5 / 504"/><draw:equation draw:name="f36" draw:formula="109 * ?f5 / 504"/><draw:equation draw:name="f37" draw:formula="73 * ?f5 / 504"/><draw:equation draw:name="f38" draw:formula="43 * ?f5 / 504"/><draw:equation draw:name="f39" draw:formula="17 * ?f5 / 504"/><draw:equation draw:name="f40" draw:formula="5 * ?f5 / 504"/><draw:equation draw:name="f41" draw:formula="0 * ?f5 / 504"/><draw:equation draw:name="f42" draw:formula="?f8 / ?f6"/><draw:equation draw:name="f43" draw:formula="?f9 / ?f7"/><draw:equation draw:name="f44" draw:formula="?f10 / ?f6"/><draw:equation draw:name="f45" draw:formula="?f11 / ?f7"/><draw:equation draw:name="f46" draw:formula="?f12 / ?f6"/><draw:equation draw:name="f47" draw:formula="?f13 / ?f7"/><draw:equation draw:name="f48" draw:formula="?f14 / ?f6"/><draw:equation draw:name="f49" draw:formula="?f15 / ?f7"/><draw:equation draw:name="f50" draw:formula="?f16 / ?f6"/><draw:equation draw:name="f51" draw:formula="?f17 / ?f7"/><draw:equation draw:name="f52" draw:formula="?f18 / ?f6"/><draw:equation draw:name="f53" draw:formula="?f19 / ?f7"/><draw:equation draw:name="f54" draw:formula="?f20 / ?f6"/><draw:equation draw:name="f55" draw:formula="?f21 / ?f7"/><draw:equation draw:name="f56" draw:formula="?f22 / ?f6"/><draw:equation draw:name="f57" draw:formula="?f23 / ?f7"/><draw:equation draw:name="f58" draw:formula="?f24 / ?f6"/><draw:equation draw:name="f59" draw:formula="?f25 / ?f7"/><draw:equation draw:name="f60" draw:formula="?f26 / ?f7"/><draw:equation draw:name="f61" draw:formula="?f27 / ?f7"/><draw:equation draw:name="f62" draw:formula="?f28 / ?f7"/><draw:equation draw:name="f63" draw:formula="?f29 / ?f7"/><draw:equation draw:name="f64" draw:formula="?f30 / ?f7"/><draw:equation draw:name="f65" draw:formula="?f31 / ?f7"/><draw:equation draw:name="f66" draw:formula="?f32 / ?f7"/><draw:equation draw:name="f67" draw:formula="?f33 / ?f7"/><draw:equation draw:name="f68" draw:formula="?f34 / ?f6"/><draw:equation draw:name="f69" draw:formula="?f35 / ?f6"/><draw:equation draw:name="f70" draw:formula="?f36 / ?f6"/><draw:equation draw:name="f71" draw:formula="?f37 / ?f6"/><draw:equation draw:name="f72" draw:formula="?f38 / ?f6"/><draw:equation draw:name="f73" draw:formula="?f39 / ?f6"/><draw:equation draw:name="f74" draw:formula="?f40 / ?f6"/><draw:equation draw:name="f75" draw:formula="?f41 / ?f6"/><draw:equation draw:name="f76" draw:formula="0 / ?f6"/><draw:equation draw:name="f77" draw:formula="?f1 / ?f6"/><draw:equation draw:name="f78" draw:formula="0 / ?f7"/><draw:equation draw:name="f79" draw:formula="?f3 / ?f7"/></draw:enhanced-geometry></draw:custom-shape></draw:g><draw:g draw:z-index="251667456" draw:name="Group 83" draw:id="id65" draw:style-name="a63" text:anchor-type="paragraph"><svg:title/><svg:desc/><draw:custom-shape svg:x="2.08194in" svg:y="1.04931in" svg:width="1.33125in" svg:height="0.71667in" draw:id="id63" draw:style-name="a61" draw:name="Freeform 81"><svg:title/><svg:desc/><draw:enhanced-geometry draw:type="non-primitive" svg:viewBox="0 0 1917 1032" draw:enhanced-path="M 31 0 L 0 35 1885 1032 1917 997 31 0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7"/><draw:equation draw:name="f7" draw:formula="?f4 / 1032"/><draw:equation draw:name="f8" draw:formula="31 * ?f5 / 1917"/><draw:equation draw:name="f9" draw:formula="0 * ?f4 / 1032"/><draw:equation draw:name="f10" draw:formula="0 * ?f5 / 1917"/><draw:equation draw:name="f11" draw:formula="35 * ?f4 / 1032"/><draw:equation draw:name="f12" draw:formula="1885 * ?f5 / 1917"/><draw:equation draw:name="f13" draw:formula="1032 * ?f4 / 1032"/><draw:equation draw:name="f14" draw:formula="1917 * ?f5 / 1917"/><draw:equation draw:name="f15" draw:formula="997 * ?f4 / 103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29097in" svg:y="1.66875in" svg:width="0.25in" svg:height="0.15833in" draw:id="id64" draw:style-name="a62" draw:name="Freeform 82"><svg:title/><svg:desc/><draw:enhanced-geometry draw:type="non-primitive" svg:viewBox="0 0 360 228" draw:enhanced-path="M 0 141 L 360 228 125 0 157 120 0 141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0"/><draw:equation draw:name="f7" draw:formula="?f4 / 228"/><draw:equation draw:name="f8" draw:formula="0 * ?f5 / 360"/><draw:equation draw:name="f9" draw:formula="141 * ?f4 / 228"/><draw:equation draw:name="f10" draw:formula="360 * ?f5 / 360"/><draw:equation draw:name="f11" draw:formula="228 * ?f4 / 228"/><draw:equation draw:name="f12" draw:formula="125 * ?f5 / 360"/><draw:equation draw:name="f13" draw:formula="0 * ?f4 / 228"/><draw:equation draw:name="f14" draw:formula="157 * ?f5 / 360"/><draw:equation draw:name="f15" draw:formula="120 * ?f4 / 228"/><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g><draw:g draw:z-index="251666432" draw:name="Group 80" draw:id="id68" draw:style-name="a66" text:anchor-type="paragraph"><svg:title/><svg:desc/><draw:custom-shape svg:x="2.08333in" svg:y="0.30417in" svg:width="1.66875in" svg:height="0.77083in" draw:id="id66" draw:style-name="a64" draw:name="Freeform 78"><svg:title/><svg:desc/><draw:enhanced-geometry draw:type="non-primitive" svg:viewBox="0 0 2403 1110" draw:enhanced-path="M 0 1073 L 27 1110 2403 36 2375 0 0 1073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3"/><draw:equation draw:name="f7" draw:formula="?f4 / 1110"/><draw:equation draw:name="f8" draw:formula="0 * ?f5 / 2403"/><draw:equation draw:name="f9" draw:formula="1073 * ?f4 / 1110"/><draw:equation draw:name="f10" draw:formula="27 * ?f5 / 2403"/><draw:equation draw:name="f11" draw:formula="1110 * ?f4 / 1110"/><draw:equation draw:name="f12" draw:formula="2403 * ?f5 / 2403"/><draw:equation draw:name="f13" draw:formula="36 * ?f4 / 1110"/><draw:equation draw:name="f14" draw:formula="2375 * ?f5 / 2403"/><draw:equation draw:name="f15" draw:formula="0 * ?f4 / 1110"/><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63403in" svg:y="0.25139in" svg:width="0.25417in" svg:height="0.14931in" draw:id="id67" draw:style-name="a65" draw:name="Freeform 79"><svg:title/><svg:desc/><draw:enhanced-geometry draw:type="non-primitive" svg:viewBox="0 0 366 215" draw:enhanced-path="M 111 215 L 366 0 0 66 153 96 111 215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draw:equation draw:name="f7" draw:formula="?f4 / 215"/><draw:equation draw:name="f8" draw:formula="111 * ?f5 / 366"/><draw:equation draw:name="f9" draw:formula="215 * ?f4 / 215"/><draw:equation draw:name="f10" draw:formula="366 * ?f5 / 366"/><draw:equation draw:name="f11" draw:formula="0 * ?f4 / 215"/><draw:equation draw:name="f12" draw:formula="0 * ?f5 / 366"/><draw:equation draw:name="f13" draw:formula="66 * ?f4 / 215"/><draw:equation draw:name="f14" draw:formula="153 * ?f5 / 366"/><draw:equation draw:name="f15" draw:formula="96 * ?f4 / 21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g><draw:custom-shape svg:x="3.82222in" svg:y="0.33889in" svg:width="0.10347in" svg:height="0.12986in" draw:z-index="251664384" draw:id="id69" draw:style-name="a67" draw:name="Rectangle 43" text:anchor-type="paragraph"><svg:title/><svg:desc/><draw:enhanced-geometry draw:type="non-primitive" svg:viewBox="0 0 21600 21600" draw:enhanced-path="M 0 0 L 21600 0 21600 21600 0 21600 Z N"/></draw:custom-shape><draw:custom-shape svg:x="3.54097in" svg:y="1.81111in" svg:width="0.10347in" svg:height="0.13056in" draw:z-index="251662336" draw:id="id70" draw:style-name="a68" draw:name="Rectangle 41" text:anchor-type="paragraph"><svg:title/><svg:desc/><draw:enhanced-geometry draw:type="non-primitive" svg:viewBox="0 0 21600 21600" draw:enhanced-path="M 0 0 L 21600 0 21600 21600 0 21600 Z N"/></draw:custom-shape><draw:custom-shape svg:x="2.0625in" svg:y="2.52569in" svg:width="0.09167in" svg:height="0.13056in" draw:z-index="251660288" draw:id="id71" draw:style-name="a69" draw:name="Rectangle 39" text:anchor-type="paragraph"><svg:title/><svg:desc/><draw:enhanced-geometry draw:type="non-primitive" svg:viewBox="0 0 21600 21600" draw:enhanced-path="M 0 0 L 21600 0 21600 21600 0 21600 Z N"/></draw:custom-shape><draw:custom-shape svg:x="3.55556in" svg:y="0.13403in" svg:width="0.16389in" svg:height="0.11667in" draw:z-index="251658240" draw:id="id72" draw:style-name="a70" draw:name="Rectangle 36" text:anchor-type="paragraph"><svg:title/><svg:desc/><draw:enhanced-geometry draw:type="non-primitive" svg:viewBox="0 0 21600 21600" draw:enhanced-path="M 0 0 L 21600 0 21600 21600 0 21600 Z N"/></draw:custom-shape><draw:custom-shape svg:x="1.71389in" svg:y="2.35208in" svg:width="0.15556in" svg:height="0.11667in" draw:z-index="251656192" draw:id="id73" draw:style-name="a71" draw:name="Rectangle 33" text:anchor-type="paragraph"><svg:title/><svg:desc/><draw:enhanced-geometry draw:type="non-primitive" svg:viewBox="0 0 21600 21600" draw:enhanced-path="M 0 0 L 21600 0 21600 21600 0 21600 Z N"/></draw:custom-shape><draw:custom-shape svg:x="3.24306in" svg:y="1.33542in" svg:width="0.16389in" svg:height="0.11667in" draw:z-index="251654144" draw:id="id74" draw:style-name="a72" draw:name="Rectangle 30" text:anchor-type="paragraph"><svg:title/><svg:desc/><draw:enhanced-geometry draw:type="non-primitive" svg:viewBox="0 0 21600 21600" draw:enhanced-path="M 0 0 L 21600 0 21600 21600 0 21600 Z N"/></draw:custom-shape><draw:g draw:z-index="251653120" draw:name="Group 29" draw:id="id77" draw:style-name="a75" text:anchor-type="paragraph"><svg:title/><svg:desc/><draw:custom-shape svg:x="3.175in" svg:y="1.47917in" svg:width="0.30556in" svg:height="0.14306in" draw:id="id75" draw:style-name="a73" draw:name="Freeform 27"><svg:title/><svg:desc/><draw:enhanced-geometry draw:type="non-primitive" svg:viewBox="0 0 440 206" draw:enhanced-path="M 0 48 L 40 206 266 187 197 154 228 129 261 109 291 93 324 79 353 73 383 67 412 69 440 77 303 5 278 1 254 0 226 4 198 12 169 23 138 39 106 61 73 86 70 83 61 79 51 73 39 67 25 61 12 54 4 50 0 48 Z N" draw:text-areas="?f112 ?f114 ?f113 ?f115" draw:glue-points="?f60 ?f61 ?f62 ?f63 ?f64 ?f65 ?f66 ?f67 ?f68 ?f69 ?f70 ?f71 ?f72 ?f73 ?f74 ?f75 ?f76 ?f77 ?f78 ?f79 ?f80 ?f81 ?f82 ?f83 ?f84 ?f85 ?f86 ?f87 ?f88 ?f89 ?f90 ?f91 ?f92 ?f93 ?f94 ?f95 ?f96 ?f97 ?f98 ?f99 ?f100 ?f101 ?f102 ?f103 ?f104 ?f75 ?f105 ?f77 ?f106 ?f79 ?f107 ?f99 ?f108 ?f109 ?f110 ?f111 ?f60 ?f61" draw:glue-point-leaving-directions="-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0"/><draw:equation draw:name="f7" draw:formula="?f4 / 206"/><draw:equation draw:name="f8" draw:formula="0 * ?f5 / 440"/><draw:equation draw:name="f9" draw:formula="48 * ?f4 / 206"/><draw:equation draw:name="f10" draw:formula="40 * ?f5 / 440"/><draw:equation draw:name="f11" draw:formula="206 * ?f4 / 206"/><draw:equation draw:name="f12" draw:formula="266 * ?f5 / 440"/><draw:equation draw:name="f13" draw:formula="187 * ?f4 / 206"/><draw:equation draw:name="f14" draw:formula="197 * ?f5 / 440"/><draw:equation draw:name="f15" draw:formula="154 * ?f4 / 206"/><draw:equation draw:name="f16" draw:formula="228 * ?f5 / 440"/><draw:equation draw:name="f17" draw:formula="129 * ?f4 / 206"/><draw:equation draw:name="f18" draw:formula="261 * ?f5 / 440"/><draw:equation draw:name="f19" draw:formula="109 * ?f4 / 206"/><draw:equation draw:name="f20" draw:formula="291 * ?f5 / 440"/><draw:equation draw:name="f21" draw:formula="93 * ?f4 / 206"/><draw:equation draw:name="f22" draw:formula="324 * ?f5 / 440"/><draw:equation draw:name="f23" draw:formula="79 * ?f4 / 206"/><draw:equation draw:name="f24" draw:formula="353 * ?f5 / 440"/><draw:equation draw:name="f25" draw:formula="73 * ?f4 / 206"/><draw:equation draw:name="f26" draw:formula="383 * ?f5 / 440"/><draw:equation draw:name="f27" draw:formula="67 * ?f4 / 206"/><draw:equation draw:name="f28" draw:formula="412 * ?f5 / 440"/><draw:equation draw:name="f29" draw:formula="69 * ?f4 / 206"/><draw:equation draw:name="f30" draw:formula="440 * ?f5 / 440"/><draw:equation draw:name="f31" draw:formula="77 * ?f4 / 206"/><draw:equation draw:name="f32" draw:formula="303 * ?f5 / 440"/><draw:equation draw:name="f33" draw:formula="5 * ?f4 / 206"/><draw:equation draw:name="f34" draw:formula="278 * ?f5 / 440"/><draw:equation draw:name="f35" draw:formula="1 * ?f4 / 206"/><draw:equation draw:name="f36" draw:formula="254 * ?f5 / 440"/><draw:equation draw:name="f37" draw:formula="0 * ?f4 / 206"/><draw:equation draw:name="f38" draw:formula="226 * ?f5 / 440"/><draw:equation draw:name="f39" draw:formula="4 * ?f4 / 206"/><draw:equation draw:name="f40" draw:formula="198 * ?f5 / 440"/><draw:equation draw:name="f41" draw:formula="12 * ?f4 / 206"/><draw:equation draw:name="f42" draw:formula="169 * ?f5 / 440"/><draw:equation draw:name="f43" draw:formula="23 * ?f4 / 206"/><draw:equation draw:name="f44" draw:formula="138 * ?f5 / 440"/><draw:equation draw:name="f45" draw:formula="39 * ?f4 / 206"/><draw:equation draw:name="f46" draw:formula="106 * ?f5 / 440"/><draw:equation draw:name="f47" draw:formula="61 * ?f4 / 206"/><draw:equation draw:name="f48" draw:formula="73 * ?f5 / 440"/><draw:equation draw:name="f49" draw:formula="86 * ?f4 / 206"/><draw:equation draw:name="f50" draw:formula="70 * ?f5 / 440"/><draw:equation draw:name="f51" draw:formula="83 * ?f4 / 206"/><draw:equation draw:name="f52" draw:formula="61 * ?f5 / 440"/><draw:equation draw:name="f53" draw:formula="51 * ?f5 / 440"/><draw:equation draw:name="f54" draw:formula="39 * ?f5 / 440"/><draw:equation draw:name="f55" draw:formula="25 * ?f5 / 440"/><draw:equation draw:name="f56" draw:formula="12 * ?f5 / 440"/><draw:equation draw:name="f57" draw:formula="54 * ?f4 / 206"/><draw:equation draw:name="f58" draw:formula="4 * ?f5 / 440"/><draw:equation draw:name="f59" draw:formula="50 * ?f4 / 206"/><draw:equation draw:name="f60" draw:formula="?f8 / ?f6"/><draw:equation draw:name="f61" draw:formula="?f9 / ?f7"/><draw:equation draw:name="f62" draw:formula="?f10 / ?f6"/><draw:equation draw:name="f63" draw:formula="?f11 / ?f7"/><draw:equation draw:name="f64" draw:formula="?f12 / ?f6"/><draw:equation draw:name="f65" draw:formula="?f13 / ?f7"/><draw:equation draw:name="f66" draw:formula="?f14 / ?f6"/><draw:equation draw:name="f67" draw:formula="?f15 / ?f7"/><draw:equation draw:name="f68" draw:formula="?f16 / ?f6"/><draw:equation draw:name="f69" draw:formula="?f17 / ?f7"/><draw:equation draw:name="f70" draw:formula="?f18 / ?f6"/><draw:equation draw:name="f71" draw:formula="?f19 / ?f7"/><draw:equation draw:name="f72" draw:formula="?f20 / ?f6"/><draw:equation draw:name="f73" draw:formula="?f21 / ?f7"/><draw:equation draw:name="f74" draw:formula="?f22 / ?f6"/><draw:equation draw:name="f75" draw:formula="?f23 / ?f7"/><draw:equation draw:name="f76" draw:formula="?f24 / ?f6"/><draw:equation draw:name="f77" draw:formula="?f25 / ?f7"/><draw:equation draw:name="f78" draw:formula="?f26 / ?f6"/><draw:equation draw:name="f79" draw:formula="?f27 / ?f7"/><draw:equation draw:name="f80" draw:formula="?f28 / ?f6"/><draw:equation draw:name="f81" draw:formula="?f29 / ?f7"/><draw:equation draw:name="f82" draw:formula="?f30 / ?f6"/><draw:equation draw:name="f83" draw:formula="?f31 / ?f7"/><draw:equation draw:name="f84" draw:formula="?f32 / ?f6"/><draw:equation draw:name="f85" draw:formula="?f33 / ?f7"/><draw:equation draw:name="f86" draw:formula="?f34 / ?f6"/><draw:equation draw:name="f87" draw:formula="?f35 / ?f7"/><draw:equation draw:name="f88" draw:formula="?f36 / ?f6"/><draw:equation draw:name="f89" draw:formula="?f37 / ?f7"/><draw:equation draw:name="f90" draw:formula="?f38 / ?f6"/><draw:equation draw:name="f91" draw:formula="?f39 / ?f7"/><draw:equation draw:name="f92" draw:formula="?f40 / ?f6"/><draw:equation draw:name="f93" draw:formula="?f41 / ?f7"/><draw:equation draw:name="f94" draw:formula="?f42 / ?f6"/><draw:equation draw:name="f95" draw:formula="?f43 / ?f7"/><draw:equation draw:name="f96" draw:formula="?f44 / ?f6"/><draw:equation draw:name="f97" draw:formula="?f45 / ?f7"/><draw:equation draw:name="f98" draw:formula="?f46 / ?f6"/><draw:equation draw:name="f99" draw:formula="?f47 / ?f7"/><draw:equation draw:name="f100" draw:formula="?f48 / ?f6"/><draw:equation draw:name="f101" draw:formula="?f49 / ?f7"/><draw:equation draw:name="f102" draw:formula="?f50 / ?f6"/><draw:equation draw:name="f103" draw:formula="?f51 / ?f7"/><draw:equation draw:name="f104" draw:formula="?f52 / ?f6"/><draw:equation draw:name="f105" draw:formula="?f53 / ?f6"/><draw:equation draw:name="f106" draw:formula="?f54 / ?f6"/><draw:equation draw:name="f107" draw:formula="?f55 / ?f6"/><draw:equation draw:name="f108" draw:formula="?f56 / ?f6"/><draw:equation draw:name="f109" draw:formula="?f57 / ?f7"/><draw:equation draw:name="f110" draw:formula="?f58 / ?f6"/><draw:equation draw:name="f111" draw:formula="?f59 / ?f7"/><draw:equation draw:name="f112" draw:formula="0 / ?f6"/><draw:equation draw:name="f113" draw:formula="?f1 / ?f6"/><draw:equation draw:name="f114" draw:formula="0 / ?f7"/><draw:equation draw:name="f115" draw:formula="?f3 / ?f7"/></draw:enhanced-geometry></draw:custom-shape><draw:custom-shape svg:x="3.175in" svg:y="1.47917in" svg:width="0.30556in" svg:height="0.14306in" draw:id="id76" draw:style-name="a74" draw:name="Freeform 28"><svg:title/><svg:desc/><draw:enhanced-geometry draw:type="non-primitive" svg:viewBox="0 0 440 206" draw:enhanced-path="M 0 48 L 40 206 266 187 197 154 228 129 261 109 291 93 324 79 353 73 383 67 412 69 440 77 303 5 278 1 254 0 226 4 198 12 169 23 138 39 106 61 73 86 70 83 61 79 51 73 39 67 25 61 12 54 4 50 0 48 N" draw:text-areas="?f112 ?f114 ?f113 ?f115" draw:glue-points="?f60 ?f61 ?f62 ?f63 ?f64 ?f65 ?f66 ?f67 ?f68 ?f69 ?f70 ?f71 ?f72 ?f73 ?f74 ?f75 ?f76 ?f77 ?f78 ?f79 ?f80 ?f81 ?f82 ?f83 ?f84 ?f85 ?f86 ?f87 ?f88 ?f89 ?f90 ?f91 ?f92 ?f93 ?f94 ?f95 ?f96 ?f97 ?f98 ?f99 ?f100 ?f101 ?f102 ?f103 ?f104 ?f75 ?f105 ?f77 ?f106 ?f79 ?f107 ?f99 ?f108 ?f109 ?f110 ?f111 ?f60 ?f61" draw:glue-point-leaving-directions="-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0"/><draw:equation draw:name="f7" draw:formula="?f4 / 206"/><draw:equation draw:name="f8" draw:formula="0 * ?f5 / 440"/><draw:equation draw:name="f9" draw:formula="48 * ?f4 / 206"/><draw:equation draw:name="f10" draw:formula="40 * ?f5 / 440"/><draw:equation draw:name="f11" draw:formula="206 * ?f4 / 206"/><draw:equation draw:name="f12" draw:formula="266 * ?f5 / 440"/><draw:equation draw:name="f13" draw:formula="187 * ?f4 / 206"/><draw:equation draw:name="f14" draw:formula="197 * ?f5 / 440"/><draw:equation draw:name="f15" draw:formula="154 * ?f4 / 206"/><draw:equation draw:name="f16" draw:formula="228 * ?f5 / 440"/><draw:equation draw:name="f17" draw:formula="129 * ?f4 / 206"/><draw:equation draw:name="f18" draw:formula="261 * ?f5 / 440"/><draw:equation draw:name="f19" draw:formula="109 * ?f4 / 206"/><draw:equation draw:name="f20" draw:formula="291 * ?f5 / 440"/><draw:equation draw:name="f21" draw:formula="93 * ?f4 / 206"/><draw:equation draw:name="f22" draw:formula="324 * ?f5 / 440"/><draw:equation draw:name="f23" draw:formula="79 * ?f4 / 206"/><draw:equation draw:name="f24" draw:formula="353 * ?f5 / 440"/><draw:equation draw:name="f25" draw:formula="73 * ?f4 / 206"/><draw:equation draw:name="f26" draw:formula="383 * ?f5 / 440"/><draw:equation draw:name="f27" draw:formula="67 * ?f4 / 206"/><draw:equation draw:name="f28" draw:formula="412 * ?f5 / 440"/><draw:equation draw:name="f29" draw:formula="69 * ?f4 / 206"/><draw:equation draw:name="f30" draw:formula="440 * ?f5 / 440"/><draw:equation draw:name="f31" draw:formula="77 * ?f4 / 206"/><draw:equation draw:name="f32" draw:formula="303 * ?f5 / 440"/><draw:equation draw:name="f33" draw:formula="5 * ?f4 / 206"/><draw:equation draw:name="f34" draw:formula="278 * ?f5 / 440"/><draw:equation draw:name="f35" draw:formula="1 * ?f4 / 206"/><draw:equation draw:name="f36" draw:formula="254 * ?f5 / 440"/><draw:equation draw:name="f37" draw:formula="0 * ?f4 / 206"/><draw:equation draw:name="f38" draw:formula="226 * ?f5 / 440"/><draw:equation draw:name="f39" draw:formula="4 * ?f4 / 206"/><draw:equation draw:name="f40" draw:formula="198 * ?f5 / 440"/><draw:equation draw:name="f41" draw:formula="12 * ?f4 / 206"/><draw:equation draw:name="f42" draw:formula="169 * ?f5 / 440"/><draw:equation draw:name="f43" draw:formula="23 * ?f4 / 206"/><draw:equation draw:name="f44" draw:formula="138 * ?f5 / 440"/><draw:equation draw:name="f45" draw:formula="39 * ?f4 / 206"/><draw:equation draw:name="f46" draw:formula="106 * ?f5 / 440"/><draw:equation draw:name="f47" draw:formula="61 * ?f4 / 206"/><draw:equation draw:name="f48" draw:formula="73 * ?f5 / 440"/><draw:equation draw:name="f49" draw:formula="86 * ?f4 / 206"/><draw:equation draw:name="f50" draw:formula="70 * ?f5 / 440"/><draw:equation draw:name="f51" draw:formula="83 * ?f4 / 206"/><draw:equation draw:name="f52" draw:formula="61 * ?f5 / 440"/><draw:equation draw:name="f53" draw:formula="51 * ?f5 / 440"/><draw:equation draw:name="f54" draw:formula="39 * ?f5 / 440"/><draw:equation draw:name="f55" draw:formula="25 * ?f5 / 440"/><draw:equation draw:name="f56" draw:formula="12 * ?f5 / 440"/><draw:equation draw:name="f57" draw:formula="54 * ?f4 / 206"/><draw:equation draw:name="f58" draw:formula="4 * ?f5 / 440"/><draw:equation draw:name="f59" draw:formula="50 * ?f4 / 206"/><draw:equation draw:name="f60" draw:formula="?f8 / ?f6"/><draw:equation draw:name="f61" draw:formula="?f9 / ?f7"/><draw:equation draw:name="f62" draw:formula="?f10 / ?f6"/><draw:equation draw:name="f63" draw:formula="?f11 / ?f7"/><draw:equation draw:name="f64" draw:formula="?f12 / ?f6"/><draw:equation draw:name="f65" draw:formula="?f13 / ?f7"/><draw:equation draw:name="f66" draw:formula="?f14 / ?f6"/><draw:equation draw:name="f67" draw:formula="?f15 / ?f7"/><draw:equation draw:name="f68" draw:formula="?f16 / ?f6"/><draw:equation draw:name="f69" draw:formula="?f17 / ?f7"/><draw:equation draw:name="f70" draw:formula="?f18 / ?f6"/><draw:equation draw:name="f71" draw:formula="?f19 / ?f7"/><draw:equation draw:name="f72" draw:formula="?f20 / ?f6"/><draw:equation draw:name="f73" draw:formula="?f21 / ?f7"/><draw:equation draw:name="f74" draw:formula="?f22 / ?f6"/><draw:equation draw:name="f75" draw:formula="?f23 / ?f7"/><draw:equation draw:name="f76" draw:formula="?f24 / ?f6"/><draw:equation draw:name="f77" draw:formula="?f25 / ?f7"/><draw:equation draw:name="f78" draw:formula="?f26 / ?f6"/><draw:equation draw:name="f79" draw:formula="?f27 / ?f7"/><draw:equation draw:name="f80" draw:formula="?f28 / ?f6"/><draw:equation draw:name="f81" draw:formula="?f29 / ?f7"/><draw:equation draw:name="f82" draw:formula="?f30 / ?f6"/><draw:equation draw:name="f83" draw:formula="?f31 / ?f7"/><draw:equation draw:name="f84" draw:formula="?f32 / ?f6"/><draw:equation draw:name="f85" draw:formula="?f33 / ?f7"/><draw:equation draw:name="f86" draw:formula="?f34 / ?f6"/><draw:equation draw:name="f87" draw:formula="?f35 / ?f7"/><draw:equation draw:name="f88" draw:formula="?f36 / ?f6"/><draw:equation draw:name="f89" draw:formula="?f37 / ?f7"/><draw:equation draw:name="f90" draw:formula="?f38 / ?f6"/><draw:equation draw:name="f91" draw:formula="?f39 / ?f7"/><draw:equation draw:name="f92" draw:formula="?f40 / ?f6"/><draw:equation draw:name="f93" draw:formula="?f41 / ?f7"/><draw:equation draw:name="f94" draw:formula="?f42 / ?f6"/><draw:equation draw:name="f95" draw:formula="?f43 / ?f7"/><draw:equation draw:name="f96" draw:formula="?f44 / ?f6"/><draw:equation draw:name="f97" draw:formula="?f45 / ?f7"/><draw:equation draw:name="f98" draw:formula="?f46 / ?f6"/><draw:equation draw:name="f99" draw:formula="?f47 / ?f7"/><draw:equation draw:name="f100" draw:formula="?f48 / ?f6"/><draw:equation draw:name="f101" draw:formula="?f49 / ?f7"/><draw:equation draw:name="f102" draw:formula="?f50 / ?f6"/><draw:equation draw:name="f103" draw:formula="?f51 / ?f7"/><draw:equation draw:name="f104" draw:formula="?f52 / ?f6"/><draw:equation draw:name="f105" draw:formula="?f53 / ?f6"/><draw:equation draw:name="f106" draw:formula="?f54 / ?f6"/><draw:equation draw:name="f107" draw:formula="?f55 / ?f6"/><draw:equation draw:name="f108" draw:formula="?f56 / ?f6"/><draw:equation draw:name="f109" draw:formula="?f57 / ?f7"/><draw:equation draw:name="f110" draw:formula="?f58 / ?f6"/><draw:equation draw:name="f111" draw:formula="?f59 / ?f7"/><draw:equation draw:name="f112" draw:formula="0 / ?f6"/><draw:equation draw:name="f113" draw:formula="?f1 / ?f6"/><draw:equation draw:name="f114" draw:formula="0 / ?f7"/><draw:equation draw:name="f115" draw:formula="?f3 / ?f7"/></draw:enhanced-geometry></draw:custom-shape></draw:g><draw:custom-shape svg:x="3.41319in" svg:y="0.44444in" svg:width="0.13125in" svg:height="0.20486in" draw:z-index="251652096" draw:id="id78" draw:style-name="a76" draw:name="Freeform 25" text:anchor-type="paragraph"><svg:title/><svg:desc/><draw:enhanced-geometry draw:type="non-primitive" svg:viewBox="0 0 189 295" draw:enhanced-path="M 154 234 L 154 234 160 231 163 228 166 224 168 222 175 220 175 214 175 212 180 203 184 201 184 195 186 191 189 184 186 178 189 174 189 168 189 161 189 153 186 147 184 138 186 131 184 122 180 116 175 108 175 101 175 93 168 84 166 77 161 70 158 61 149 50 149 45 146 34 116 0 94 64 0 58 29 95 33 101 34 114 43 120 43 127 50 135 55 145 57 153 59 161 64 169 67 174 67 182 67 188 73 197 73 205 73 212 73 218 73 224 73 231 73 238 73 246 73 249 67 255 67 261 67 262 67 272 64 274 57 276 55 281 50 285 50 288 43 292 40 295 34 292 154 235 154 234 N" draw:text-areas="?f120 ?f122 ?f121 ?f123" draw:glue-points="?f64 ?f65 ?f66 ?f67 ?f68 ?f69 ?f70 ?f71 ?f72 ?f73 ?f74 ?f75 ?f76 ?f77 ?f76 ?f78 ?f76 ?f79 ?f80 ?f81 ?f80 ?f82 ?f72 ?f83 ?f70 ?f84 ?f68 ?f85 ?f86 ?f87 ?f88 ?f89 ?f90 ?f91 ?f92 ?f93 ?f94 ?f95 ?f96 ?f97 ?f98 ?f99 ?f100 ?f101 ?f102 ?f79 ?f103 ?f78 ?f103 ?f104 ?f105 ?f106 ?f105 ?f107 ?f105 ?f108 ?f105 ?f109 ?f103 ?f110 ?f103 ?f111 ?f112 ?f113 ?f100 ?f114 ?f115 ?f116 ?f117 ?f118 ?f64 ?f119" draw:glue-point-leaving-directions="-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draw:equation draw:name="f7" draw:formula="?f4 / 295"/><draw:equation draw:name="f8" draw:formula="154 * ?f5 / 189"/><draw:equation draw:name="f9" draw:formula="234 * ?f4 / 295"/><draw:equation draw:name="f10" draw:formula="163 * ?f5 / 189"/><draw:equation draw:name="f11" draw:formula="228 * ?f4 / 295"/><draw:equation draw:name="f12" draw:formula="168 * ?f5 / 189"/><draw:equation draw:name="f13" draw:formula="222 * ?f4 / 295"/><draw:equation draw:name="f14" draw:formula="175 * ?f5 / 189"/><draw:equation draw:name="f15" draw:formula="214 * ?f4 / 295"/><draw:equation draw:name="f16" draw:formula="180 * ?f5 / 189"/><draw:equation draw:name="f17" draw:formula="203 * ?f4 / 295"/><draw:equation draw:name="f18" draw:formula="184 * ?f5 / 189"/><draw:equation draw:name="f19" draw:formula="195 * ?f4 / 295"/><draw:equation draw:name="f20" draw:formula="189 * ?f5 / 189"/><draw:equation draw:name="f21" draw:formula="184 * ?f4 / 295"/><draw:equation draw:name="f22" draw:formula="174 * ?f4 / 295"/><draw:equation draw:name="f23" draw:formula="161 * ?f4 / 295"/><draw:equation draw:name="f24" draw:formula="186 * ?f5 / 189"/><draw:equation draw:name="f25" draw:formula="147 * ?f4 / 295"/><draw:equation draw:name="f26" draw:formula="131 * ?f4 / 295"/><draw:equation draw:name="f27" draw:formula="116 * ?f4 / 295"/><draw:equation draw:name="f28" draw:formula="101 * ?f4 / 295"/><draw:equation draw:name="f29" draw:formula="84 * ?f4 / 295"/><draw:equation draw:name="f30" draw:formula="161 * ?f5 / 189"/><draw:equation draw:name="f31" draw:formula="70 * ?f4 / 295"/><draw:equation draw:name="f32" draw:formula="149 * ?f5 / 189"/><draw:equation draw:name="f33" draw:formula="50 * ?f4 / 295"/><draw:equation draw:name="f34" draw:formula="146 * ?f5 / 189"/><draw:equation draw:name="f35" draw:formula="34 * ?f4 / 295"/><draw:equation draw:name="f36" draw:formula="94 * ?f5 / 189"/><draw:equation draw:name="f37" draw:formula="64 * ?f4 / 295"/><draw:equation draw:name="f38" draw:formula="29 * ?f5 / 189"/><draw:equation draw:name="f39" draw:formula="95 * ?f4 / 295"/><draw:equation draw:name="f40" draw:formula="34 * ?f5 / 189"/><draw:equation draw:name="f41" draw:formula="114 * ?f4 / 295"/><draw:equation draw:name="f42" draw:formula="43 * ?f5 / 189"/><draw:equation draw:name="f43" draw:formula="127 * ?f4 / 295"/><draw:equation draw:name="f44" draw:formula="55 * ?f5 / 189"/><draw:equation draw:name="f45" draw:formula="145 * ?f4 / 295"/><draw:equation draw:name="f46" draw:formula="59 * ?f5 / 189"/><draw:equation draw:name="f47" draw:formula="67 * ?f5 / 189"/><draw:equation draw:name="f48" draw:formula="188 * ?f4 / 295"/><draw:equation draw:name="f49" draw:formula="73 * ?f5 / 189"/><draw:equation draw:name="f50" draw:formula="205 * ?f4 / 295"/><draw:equation draw:name="f51" draw:formula="218 * ?f4 / 295"/><draw:equation draw:name="f52" draw:formula="231 * ?f4 / 295"/><draw:equation draw:name="f53" draw:formula="246 * ?f4 / 295"/><draw:equation draw:name="f54" draw:formula="255 * ?f4 / 295"/><draw:equation draw:name="f55" draw:formula="262 * ?f4 / 295"/><draw:equation draw:name="f56" draw:formula="64 * ?f5 / 189"/><draw:equation draw:name="f57" draw:formula="274 * ?f4 / 295"/><draw:equation draw:name="f58" draw:formula="281 * ?f4 / 295"/><draw:equation draw:name="f59" draw:formula="50 * ?f5 / 189"/><draw:equation draw:name="f60" draw:formula="288 * ?f4 / 295"/><draw:equation draw:name="f61" draw:formula="40 * ?f5 / 189"/><draw:equation draw:name="f62" draw:formula="295 * ?f4 / 295"/><draw:equation draw:name="f63" draw:formula="235 * ?f4 / 295"/><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7"/><draw:equation draw:name="f79" draw:formula="?f23 / ?f7"/><draw:equation draw:name="f80" draw:formula="?f24 / ?f6"/><draw:equation draw:name="f81" draw:formula="?f25 / ?f7"/><draw:equation draw:name="f82" draw:formula="?f26 / ?f7"/><draw:equation draw:name="f83" draw:formula="?f27 / ?f7"/><draw:equation draw:name="f84" draw:formula="?f28 / ?f7"/><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6"/><draw:equation draw:name="f104" draw:formula="?f48 / ?f7"/><draw:equation draw:name="f105" draw:formula="?f49 / ?f6"/><draw:equation draw:name="f106" draw:formula="?f50 / ?f7"/><draw:equation draw:name="f107" draw:formula="?f51 / ?f7"/><draw:equation draw:name="f108" draw:formula="?f52 / ?f7"/><draw:equation draw:name="f109" draw:formula="?f53 / ?f7"/><draw:equation draw:name="f110" draw:formula="?f54 / ?f7"/><draw:equation draw:name="f111" draw:formula="?f55 / ?f7"/><draw:equation draw:name="f112" draw:formula="?f56 / ?f6"/><draw:equation draw:name="f113" draw:formula="?f57 / ?f7"/><draw:equation draw:name="f114" draw:formula="?f58 / ?f7"/><draw:equation draw:name="f115" draw:formula="?f59 / ?f6"/><draw:equation draw:name="f116" draw:formula="?f60 / ?f7"/><draw:equation draw:name="f117" draw:formula="?f61 / ?f6"/><draw:equation draw:name="f118" draw:formula="?f62 / ?f7"/><draw:equation draw:name="f119" draw:formula="?f63 / ?f7"/><draw:equation draw:name="f120" draw:formula="0 / ?f6"/><draw:equation draw:name="f121" draw:formula="?f1 / ?f6"/><draw:equation draw:name="f122" draw:formula="0 / ?f7"/><draw:equation draw:name="f123" draw:formula="?f3 / ?f7"/></draw:enhanced-geometry></draw:custom-shape><draw:custom-shape svg:x="3.41319in" svg:y="0.44444in" svg:width="0.13125in" svg:height="0.20486in" draw:z-index="251651072" draw:id="id79" draw:style-name="a77" draw:name="Freeform 24" text:anchor-type="paragraph"><svg:title/><svg:desc/><draw:enhanced-geometry draw:type="non-primitive" svg:viewBox="0 0 189 295" draw:enhanced-path="M 154 234 L 154 234 160 231 163 228 166 224 168 222 175 220 175 214 175 212 180 203 184 201 184 195 186 191 189 184 186 178 189 174 189 168 189 161 189 153 186 147 184 138 186 131 184 122 180 116 175 108 175 101 175 93 168 84 166 77 161 70 158 61 149 50 149 45 146 34 116 0 94 64 0 58 29 95 33 101 34 114 43 120 43 127 50 135 55 145 57 153 59 161 64 169 67 174 67 182 67 188 73 197 73 205 73 212 73 218 73 224 73 231 73 238 73 246 73 249 67 255 67 261 67 262 67 272 64 274 57 276 55 281 50 285 50 288 43 292 40 295 34 292 154 235 154 234 Z N" draw:text-areas="?f120 ?f122 ?f121 ?f123" draw:glue-points="?f64 ?f65 ?f66 ?f67 ?f68 ?f69 ?f70 ?f71 ?f72 ?f73 ?f74 ?f75 ?f76 ?f77 ?f76 ?f78 ?f76 ?f79 ?f80 ?f81 ?f80 ?f82 ?f72 ?f83 ?f70 ?f84 ?f68 ?f85 ?f86 ?f87 ?f88 ?f89 ?f90 ?f91 ?f92 ?f93 ?f94 ?f95 ?f96 ?f97 ?f98 ?f99 ?f100 ?f101 ?f102 ?f79 ?f103 ?f78 ?f103 ?f104 ?f105 ?f106 ?f105 ?f107 ?f105 ?f108 ?f105 ?f109 ?f103 ?f110 ?f103 ?f111 ?f112 ?f113 ?f100 ?f114 ?f115 ?f116 ?f117 ?f118 ?f64 ?f119" draw:glue-point-leaving-directions="-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draw:equation draw:name="f7" draw:formula="?f4 / 295"/><draw:equation draw:name="f8" draw:formula="154 * ?f5 / 189"/><draw:equation draw:name="f9" draw:formula="234 * ?f4 / 295"/><draw:equation draw:name="f10" draw:formula="163 * ?f5 / 189"/><draw:equation draw:name="f11" draw:formula="228 * ?f4 / 295"/><draw:equation draw:name="f12" draw:formula="168 * ?f5 / 189"/><draw:equation draw:name="f13" draw:formula="222 * ?f4 / 295"/><draw:equation draw:name="f14" draw:formula="175 * ?f5 / 189"/><draw:equation draw:name="f15" draw:formula="214 * ?f4 / 295"/><draw:equation draw:name="f16" draw:formula="180 * ?f5 / 189"/><draw:equation draw:name="f17" draw:formula="203 * ?f4 / 295"/><draw:equation draw:name="f18" draw:formula="184 * ?f5 / 189"/><draw:equation draw:name="f19" draw:formula="195 * ?f4 / 295"/><draw:equation draw:name="f20" draw:formula="189 * ?f5 / 189"/><draw:equation draw:name="f21" draw:formula="184 * ?f4 / 295"/><draw:equation draw:name="f22" draw:formula="174 * ?f4 / 295"/><draw:equation draw:name="f23" draw:formula="161 * ?f4 / 295"/><draw:equation draw:name="f24" draw:formula="186 * ?f5 / 189"/><draw:equation draw:name="f25" draw:formula="147 * ?f4 / 295"/><draw:equation draw:name="f26" draw:formula="131 * ?f4 / 295"/><draw:equation draw:name="f27" draw:formula="116 * ?f4 / 295"/><draw:equation draw:name="f28" draw:formula="101 * ?f4 / 295"/><draw:equation draw:name="f29" draw:formula="84 * ?f4 / 295"/><draw:equation draw:name="f30" draw:formula="161 * ?f5 / 189"/><draw:equation draw:name="f31" draw:formula="70 * ?f4 / 295"/><draw:equation draw:name="f32" draw:formula="149 * ?f5 / 189"/><draw:equation draw:name="f33" draw:formula="50 * ?f4 / 295"/><draw:equation draw:name="f34" draw:formula="146 * ?f5 / 189"/><draw:equation draw:name="f35" draw:formula="34 * ?f4 / 295"/><draw:equation draw:name="f36" draw:formula="94 * ?f5 / 189"/><draw:equation draw:name="f37" draw:formula="64 * ?f4 / 295"/><draw:equation draw:name="f38" draw:formula="29 * ?f5 / 189"/><draw:equation draw:name="f39" draw:formula="95 * ?f4 / 295"/><draw:equation draw:name="f40" draw:formula="34 * ?f5 / 189"/><draw:equation draw:name="f41" draw:formula="114 * ?f4 / 295"/><draw:equation draw:name="f42" draw:formula="43 * ?f5 / 189"/><draw:equation draw:name="f43" draw:formula="127 * ?f4 / 295"/><draw:equation draw:name="f44" draw:formula="55 * ?f5 / 189"/><draw:equation draw:name="f45" draw:formula="145 * ?f4 / 295"/><draw:equation draw:name="f46" draw:formula="59 * ?f5 / 189"/><draw:equation draw:name="f47" draw:formula="67 * ?f5 / 189"/><draw:equation draw:name="f48" draw:formula="188 * ?f4 / 295"/><draw:equation draw:name="f49" draw:formula="73 * ?f5 / 189"/><draw:equation draw:name="f50" draw:formula="205 * ?f4 / 295"/><draw:equation draw:name="f51" draw:formula="218 * ?f4 / 295"/><draw:equation draw:name="f52" draw:formula="231 * ?f4 / 295"/><draw:equation draw:name="f53" draw:formula="246 * ?f4 / 295"/><draw:equation draw:name="f54" draw:formula="255 * ?f4 / 295"/><draw:equation draw:name="f55" draw:formula="262 * ?f4 / 295"/><draw:equation draw:name="f56" draw:formula="64 * ?f5 / 189"/><draw:equation draw:name="f57" draw:formula="274 * ?f4 / 295"/><draw:equation draw:name="f58" draw:formula="281 * ?f4 / 295"/><draw:equation draw:name="f59" draw:formula="50 * ?f5 / 189"/><draw:equation draw:name="f60" draw:formula="288 * ?f4 / 295"/><draw:equation draw:name="f61" draw:formula="40 * ?f5 / 189"/><draw:equation draw:name="f62" draw:formula="295 * ?f4 / 295"/><draw:equation draw:name="f63" draw:formula="235 * ?f4 / 295"/><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7"/><draw:equation draw:name="f79" draw:formula="?f23 / ?f7"/><draw:equation draw:name="f80" draw:formula="?f24 / ?f6"/><draw:equation draw:name="f81" draw:formula="?f25 / ?f7"/><draw:equation draw:name="f82" draw:formula="?f26 / ?f7"/><draw:equation draw:name="f83" draw:formula="?f27 / ?f7"/><draw:equation draw:name="f84" draw:formula="?f28 / ?f7"/><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6"/><draw:equation draw:name="f104" draw:formula="?f48 / ?f7"/><draw:equation draw:name="f105" draw:formula="?f49 / ?f6"/><draw:equation draw:name="f106" draw:formula="?f50 / ?f7"/><draw:equation draw:name="f107" draw:formula="?f51 / ?f7"/><draw:equation draw:name="f108" draw:formula="?f52 / ?f7"/><draw:equation draw:name="f109" draw:formula="?f53 / ?f7"/><draw:equation draw:name="f110" draw:formula="?f54 / ?f7"/><draw:equation draw:name="f111" draw:formula="?f55 / ?f7"/><draw:equation draw:name="f112" draw:formula="?f56 / ?f6"/><draw:equation draw:name="f113" draw:formula="?f57 / ?f7"/><draw:equation draw:name="f114" draw:formula="?f58 / ?f7"/><draw:equation draw:name="f115" draw:formula="?f59 / ?f6"/><draw:equation draw:name="f116" draw:formula="?f60 / ?f7"/><draw:equation draw:name="f117" draw:formula="?f61 / ?f6"/><draw:equation draw:name="f118" draw:formula="?f62 / ?f7"/><draw:equation draw:name="f119" draw:formula="?f63 / ?f7"/><draw:equation draw:name="f120" draw:formula="0 / ?f6"/><draw:equation draw:name="f121" draw:formula="?f1 / ?f6"/><draw:equation draw:name="f122" draw:formula="0 / ?f7"/><draw:equation draw:name="f123" draw:formula="?f3 / ?f7"/></draw:enhanced-geometry></draw:custom-shape><draw:custom-shape svg:x="3.17014in" svg:y="0.32153in" svg:width="0.35278in" svg:height="0.33056in" draw:z-index="251650048" draw:id="id80" draw:style-name="a78" draw:name="Freeform 23" text:anchor-type="paragraph"><svg:title/><svg:desc/><draw:enhanced-geometry draw:type="non-primitive" svg:viewBox="0 0 508 476" draw:enhanced-path="M 391 465 L 391 465 381 469 369 472 353 476 336 473 318 472 301 466 280 459 259 449 240 439 223 427 198 415 179 397 158 380 134 361 115 345 103 324 80 305 65 284 54 265 39 241 26 224 19 201 11 184 2 161 0 143 0 127 0 111 2 100 7 87 13 76 21 66 33 60 146 0 134 6 129 14 120 26 115 38 112 52 112 69 112 85 115 103 124 123 131 143 141 161 153 181 164 201 179 224 193 245 211 265 228 284 249 304 273 319 289 338 310 354 334 365 353 378 376 391 391 397 414 405 431 411 452 415 466 416 482 415 496 408 508 405 391 465 N" draw:text-areas="?f124 ?f126 ?f125 ?f127" draw:glue-points="?f66 ?f67 ?f68 ?f69 ?f70 ?f71 ?f72 ?f73 ?f74 ?f75 ?f76 ?f77 ?f78 ?f79 ?f80 ?f81 ?f82 ?f83 ?f84 ?f85 ?f86 ?f87 ?f88 ?f89 ?f90 ?f91 ?f92 ?f93 ?f90 ?f94 ?f95 ?f96 ?f97 ?f98 ?f80 ?f99 ?f100 ?f101 ?f102 ?f103 ?f102 ?f104 ?f105 ?f106 ?f107 ?f91 ?f108 ?f89 ?f109 ?f110 ?f111 ?f85 ?f112 ?f113 ?f114 ?f115 ?f116 ?f117 ?f66 ?f79 ?f118 ?f119 ?f120 ?f121 ?f122 ?f123 ?f66 ?f67" draw:glue-point-leaving-directions="-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8"/><draw:equation draw:name="f7" draw:formula="?f4 / 476"/><draw:equation draw:name="f8" draw:formula="391 * ?f5 / 508"/><draw:equation draw:name="f9" draw:formula="465 * ?f4 / 476"/><draw:equation draw:name="f10" draw:formula="369 * ?f5 / 508"/><draw:equation draw:name="f11" draw:formula="472 * ?f4 / 476"/><draw:equation draw:name="f12" draw:formula="336 * ?f5 / 508"/><draw:equation draw:name="f13" draw:formula="473 * ?f4 / 476"/><draw:equation draw:name="f14" draw:formula="301 * ?f5 / 508"/><draw:equation draw:name="f15" draw:formula="466 * ?f4 / 476"/><draw:equation draw:name="f16" draw:formula="259 * ?f5 / 508"/><draw:equation draw:name="f17" draw:formula="449 * ?f4 / 476"/><draw:equation draw:name="f18" draw:formula="223 * ?f5 / 508"/><draw:equation draw:name="f19" draw:formula="427 * ?f4 / 476"/><draw:equation draw:name="f20" draw:formula="179 * ?f5 / 508"/><draw:equation draw:name="f21" draw:formula="397 * ?f4 / 476"/><draw:equation draw:name="f22" draw:formula="134 * ?f5 / 508"/><draw:equation draw:name="f23" draw:formula="361 * ?f4 / 476"/><draw:equation draw:name="f24" draw:formula="103 * ?f5 / 508"/><draw:equation draw:name="f25" draw:formula="324 * ?f4 / 476"/><draw:equation draw:name="f26" draw:formula="65 * ?f5 / 508"/><draw:equation draw:name="f27" draw:formula="284 * ?f4 / 476"/><draw:equation draw:name="f28" draw:formula="39 * ?f5 / 508"/><draw:equation draw:name="f29" draw:formula="241 * ?f4 / 476"/><draw:equation draw:name="f30" draw:formula="19 * ?f5 / 508"/><draw:equation draw:name="f31" draw:formula="201 * ?f4 / 476"/><draw:equation draw:name="f32" draw:formula="2 * ?f5 / 508"/><draw:equation draw:name="f33" draw:formula="161 * ?f4 / 476"/><draw:equation draw:name="f34" draw:formula="0 * ?f5 / 508"/><draw:equation draw:name="f35" draw:formula="127 * ?f4 / 476"/><draw:equation draw:name="f36" draw:formula="100 * ?f4 / 476"/><draw:equation draw:name="f37" draw:formula="13 * ?f5 / 508"/><draw:equation draw:name="f38" draw:formula="76 * ?f4 / 476"/><draw:equation draw:name="f39" draw:formula="33 * ?f5 / 508"/><draw:equation draw:name="f40" draw:formula="60 * ?f4 / 476"/><draw:equation draw:name="f41" draw:formula="6 * ?f4 / 476"/><draw:equation draw:name="f42" draw:formula="120 * ?f5 / 508"/><draw:equation draw:name="f43" draw:formula="26 * ?f4 / 476"/><draw:equation draw:name="f44" draw:formula="112 * ?f5 / 508"/><draw:equation draw:name="f45" draw:formula="52 * ?f4 / 476"/><draw:equation draw:name="f46" draw:formula="85 * ?f4 / 476"/><draw:equation draw:name="f47" draw:formula="124 * ?f5 / 508"/><draw:equation draw:name="f48" draw:formula="123 * ?f4 / 476"/><draw:equation draw:name="f49" draw:formula="141 * ?f5 / 508"/><draw:equation draw:name="f50" draw:formula="164 * ?f5 / 508"/><draw:equation draw:name="f51" draw:formula="193 * ?f5 / 508"/><draw:equation draw:name="f52" draw:formula="245 * ?f4 / 476"/><draw:equation draw:name="f53" draw:formula="228 * ?f5 / 508"/><draw:equation draw:name="f54" draw:formula="273 * ?f5 / 508"/><draw:equation draw:name="f55" draw:formula="319 * ?f4 / 476"/><draw:equation draw:name="f56" draw:formula="310 * ?f5 / 508"/><draw:equation draw:name="f57" draw:formula="354 * ?f4 / 476"/><draw:equation draw:name="f58" draw:formula="353 * ?f5 / 508"/><draw:equation draw:name="f59" draw:formula="378 * ?f4 / 476"/><draw:equation draw:name="f60" draw:formula="431 * ?f5 / 508"/><draw:equation draw:name="f61" draw:formula="411 * ?f4 / 476"/><draw:equation draw:name="f62" draw:formula="466 * ?f5 / 508"/><draw:equation draw:name="f63" draw:formula="416 * ?f4 / 476"/><draw:equation draw:name="f64" draw:formula="496 * ?f5 / 508"/><draw:equation draw:name="f65" draw:formula="408 * ?f4 / 476"/><draw:equation draw:name="f66" draw:formula="?f8 / ?f6"/><draw:equation draw:name="f67" draw:formula="?f9 / ?f7"/><draw:equation draw:name="f68" draw:formula="?f10 / ?f6"/><draw:equation draw:name="f69" draw:formula="?f11 / ?f7"/><draw:equation draw:name="f70" draw:formula="?f12 / ?f6"/><draw:equation draw:name="f71" draw:formula="?f13 / ?f7"/><draw:equation draw:name="f72" draw:formula="?f14 / ?f6"/><draw:equation draw:name="f73" draw:formula="?f15 / ?f7"/><draw:equation draw:name="f74" draw:formula="?f16 / ?f6"/><draw:equation draw:name="f75" draw:formula="?f17 / ?f7"/><draw:equation draw:name="f76" draw:formula="?f18 / ?f6"/><draw:equation draw:name="f77" draw:formula="?f19 / ?f7"/><draw:equation draw:name="f78" draw:formula="?f20 / ?f6"/><draw:equation draw:name="f79" draw:formula="?f21 / ?f7"/><draw:equation draw:name="f80" draw:formula="?f22 / ?f6"/><draw:equation draw:name="f81" draw:formula="?f23 / ?f7"/><draw:equation draw:name="f82" draw:formula="?f24 / ?f6"/><draw:equation draw:name="f83" draw:formula="?f25 / ?f7"/><draw:equation draw:name="f84" draw:formula="?f26 / ?f6"/><draw:equation draw:name="f85" draw:formula="?f27 / ?f7"/><draw:equation draw:name="f86" draw:formula="?f28 / ?f6"/><draw:equation draw:name="f87" draw:formula="?f29 / ?f7"/><draw:equation draw:name="f88" draw:formula="?f30 / ?f6"/><draw:equation draw:name="f89" draw:formula="?f31 / ?f7"/><draw:equation draw:name="f90" draw:formula="?f32 / ?f6"/><draw:equation draw:name="f91" draw:formula="?f33 / ?f7"/><draw:equation draw:name="f92" draw:formula="?f34 / ?f6"/><draw:equation draw:name="f93" draw:formula="?f35 / ?f7"/><draw:equation draw:name="f94" draw:formula="?f36 / ?f7"/><draw:equation draw:name="f95" draw:formula="?f37 / ?f6"/><draw:equation draw:name="f96" draw:formula="?f38 / ?f7"/><draw:equation draw:name="f97" draw:formula="?f39 / ?f6"/><draw:equation draw:name="f98" draw:formula="?f40 / ?f7"/><draw:equation draw:name="f99" draw:formula="?f41 / ?f7"/><draw:equation draw:name="f100" draw:formula="?f42 / ?f6"/><draw:equation draw:name="f101" draw:formula="?f43 / ?f7"/><draw:equation draw:name="f102" draw:formula="?f44 / ?f6"/><draw:equation draw:name="f103" draw:formula="?f45 / ?f7"/><draw:equation draw:name="f104" draw:formula="?f46 / ?f7"/><draw:equation draw:name="f105" draw:formula="?f47 / ?f6"/><draw:equation draw:name="f106" draw:formula="?f48 / ?f7"/><draw:equation draw:name="f107" draw:formula="?f49 / ?f6"/><draw:equation draw:name="f108" draw:formula="?f50 / ?f6"/><draw:equation draw:name="f109" draw:formula="?f51 / ?f6"/><draw:equation draw:name="f110" draw:formula="?f52 / ?f7"/><draw:equation draw:name="f111" draw:formula="?f53 / ?f6"/><draw:equation draw:name="f112" draw:formula="?f54 / ?f6"/><draw:equation draw:name="f113" draw:formula="?f55 / ?f7"/><draw:equation draw:name="f114" draw:formula="?f56 / ?f6"/><draw:equation draw:name="f115" draw:formula="?f57 / ?f7"/><draw:equation draw:name="f116" draw:formula="?f58 / ?f6"/><draw:equation draw:name="f117" draw:formula="?f59 / ?f7"/><draw:equation draw:name="f118" draw:formula="?f60 / ?f6"/><draw:equation draw:name="f119" draw:formula="?f61 / ?f7"/><draw:equation draw:name="f120" draw:formula="?f62 / ?f6"/><draw:equation draw:name="f121" draw:formula="?f63 / ?f7"/><draw:equation draw:name="f122" draw:formula="?f64 / ?f6"/><draw:equation draw:name="f123" draw:formula="?f65 / ?f7"/><draw:equation draw:name="f124" draw:formula="0 / ?f6"/><draw:equation draw:name="f125" draw:formula="?f1 / ?f6"/><draw:equation draw:name="f126" draw:formula="0 / ?f7"/><draw:equation draw:name="f127" draw:formula="?f3 / ?f7"/></draw:enhanced-geometry></draw:custom-shape><draw:custom-shape svg:x="3.17014in" svg:y="0.32153in" svg:width="0.35278in" svg:height="0.33056in" draw:z-index="251649024" draw:id="id81" draw:style-name="a79" draw:name="Freeform 22" text:anchor-type="paragraph"><svg:title/><svg:desc/><draw:enhanced-geometry draw:type="non-primitive" svg:viewBox="0 0 508 476" draw:enhanced-path="M 391 465 L 391 465 381 469 369 472 353 476 336 473 318 472 301 466 280 459 259 449 240 439 223 427 198 415 179 397 158 380 134 361 115 345 103 324 80 305 65 284 54 265 39 241 26 224 19 201 11 184 2 161 0 143 0 127 0 111 2 100 7 87 13 76 21 66 33 60 146 0 134 6 129 14 120 26 115 38 112 52 112 69 112 85 115 103 124 123 131 143 141 161 153 181 164 201 179 224 193 245 211 265 228 284 249 304 273 319 289 338 310 354 334 365 353 378 376 391 391 397 414 405 431 411 452 415 466 416 482 415 496 408 508 405 391 465 Z N" draw:text-areas="?f124 ?f126 ?f125 ?f127" draw:glue-points="?f66 ?f67 ?f68 ?f69 ?f70 ?f71 ?f72 ?f73 ?f74 ?f75 ?f76 ?f77 ?f78 ?f79 ?f80 ?f81 ?f82 ?f83 ?f84 ?f85 ?f86 ?f87 ?f88 ?f89 ?f90 ?f91 ?f92 ?f93 ?f90 ?f94 ?f95 ?f96 ?f97 ?f98 ?f80 ?f99 ?f100 ?f101 ?f102 ?f103 ?f102 ?f104 ?f105 ?f106 ?f107 ?f91 ?f108 ?f89 ?f109 ?f110 ?f111 ?f85 ?f112 ?f113 ?f114 ?f115 ?f116 ?f117 ?f66 ?f79 ?f118 ?f119 ?f120 ?f121 ?f122 ?f123 ?f66 ?f67" draw:glue-point-leaving-directions="-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8"/><draw:equation draw:name="f7" draw:formula="?f4 / 476"/><draw:equation draw:name="f8" draw:formula="391 * ?f5 / 508"/><draw:equation draw:name="f9" draw:formula="465 * ?f4 / 476"/><draw:equation draw:name="f10" draw:formula="369 * ?f5 / 508"/><draw:equation draw:name="f11" draw:formula="472 * ?f4 / 476"/><draw:equation draw:name="f12" draw:formula="336 * ?f5 / 508"/><draw:equation draw:name="f13" draw:formula="473 * ?f4 / 476"/><draw:equation draw:name="f14" draw:formula="301 * ?f5 / 508"/><draw:equation draw:name="f15" draw:formula="466 * ?f4 / 476"/><draw:equation draw:name="f16" draw:formula="259 * ?f5 / 508"/><draw:equation draw:name="f17" draw:formula="449 * ?f4 / 476"/><draw:equation draw:name="f18" draw:formula="223 * ?f5 / 508"/><draw:equation draw:name="f19" draw:formula="427 * ?f4 / 476"/><draw:equation draw:name="f20" draw:formula="179 * ?f5 / 508"/><draw:equation draw:name="f21" draw:formula="397 * ?f4 / 476"/><draw:equation draw:name="f22" draw:formula="134 * ?f5 / 508"/><draw:equation draw:name="f23" draw:formula="361 * ?f4 / 476"/><draw:equation draw:name="f24" draw:formula="103 * ?f5 / 508"/><draw:equation draw:name="f25" draw:formula="324 * ?f4 / 476"/><draw:equation draw:name="f26" draw:formula="65 * ?f5 / 508"/><draw:equation draw:name="f27" draw:formula="284 * ?f4 / 476"/><draw:equation draw:name="f28" draw:formula="39 * ?f5 / 508"/><draw:equation draw:name="f29" draw:formula="241 * ?f4 / 476"/><draw:equation draw:name="f30" draw:formula="19 * ?f5 / 508"/><draw:equation draw:name="f31" draw:formula="201 * ?f4 / 476"/><draw:equation draw:name="f32" draw:formula="2 * ?f5 / 508"/><draw:equation draw:name="f33" draw:formula="161 * ?f4 / 476"/><draw:equation draw:name="f34" draw:formula="0 * ?f5 / 508"/><draw:equation draw:name="f35" draw:formula="127 * ?f4 / 476"/><draw:equation draw:name="f36" draw:formula="100 * ?f4 / 476"/><draw:equation draw:name="f37" draw:formula="13 * ?f5 / 508"/><draw:equation draw:name="f38" draw:formula="76 * ?f4 / 476"/><draw:equation draw:name="f39" draw:formula="33 * ?f5 / 508"/><draw:equation draw:name="f40" draw:formula="60 * ?f4 / 476"/><draw:equation draw:name="f41" draw:formula="6 * ?f4 / 476"/><draw:equation draw:name="f42" draw:formula="120 * ?f5 / 508"/><draw:equation draw:name="f43" draw:formula="26 * ?f4 / 476"/><draw:equation draw:name="f44" draw:formula="112 * ?f5 / 508"/><draw:equation draw:name="f45" draw:formula="52 * ?f4 / 476"/><draw:equation draw:name="f46" draw:formula="85 * ?f4 / 476"/><draw:equation draw:name="f47" draw:formula="124 * ?f5 / 508"/><draw:equation draw:name="f48" draw:formula="123 * ?f4 / 476"/><draw:equation draw:name="f49" draw:formula="141 * ?f5 / 508"/><draw:equation draw:name="f50" draw:formula="164 * ?f5 / 508"/><draw:equation draw:name="f51" draw:formula="193 * ?f5 / 508"/><draw:equation draw:name="f52" draw:formula="245 * ?f4 / 476"/><draw:equation draw:name="f53" draw:formula="228 * ?f5 / 508"/><draw:equation draw:name="f54" draw:formula="273 * ?f5 / 508"/><draw:equation draw:name="f55" draw:formula="319 * ?f4 / 476"/><draw:equation draw:name="f56" draw:formula="310 * ?f5 / 508"/><draw:equation draw:name="f57" draw:formula="354 * ?f4 / 476"/><draw:equation draw:name="f58" draw:formula="353 * ?f5 / 508"/><draw:equation draw:name="f59" draw:formula="378 * ?f4 / 476"/><draw:equation draw:name="f60" draw:formula="431 * ?f5 / 508"/><draw:equation draw:name="f61" draw:formula="411 * ?f4 / 476"/><draw:equation draw:name="f62" draw:formula="466 * ?f5 / 508"/><draw:equation draw:name="f63" draw:formula="416 * ?f4 / 476"/><draw:equation draw:name="f64" draw:formula="496 * ?f5 / 508"/><draw:equation draw:name="f65" draw:formula="408 * ?f4 / 476"/><draw:equation draw:name="f66" draw:formula="?f8 / ?f6"/><draw:equation draw:name="f67" draw:formula="?f9 / ?f7"/><draw:equation draw:name="f68" draw:formula="?f10 / ?f6"/><draw:equation draw:name="f69" draw:formula="?f11 / ?f7"/><draw:equation draw:name="f70" draw:formula="?f12 / ?f6"/><draw:equation draw:name="f71" draw:formula="?f13 / ?f7"/><draw:equation draw:name="f72" draw:formula="?f14 / ?f6"/><draw:equation draw:name="f73" draw:formula="?f15 / ?f7"/><draw:equation draw:name="f74" draw:formula="?f16 / ?f6"/><draw:equation draw:name="f75" draw:formula="?f17 / ?f7"/><draw:equation draw:name="f76" draw:formula="?f18 / ?f6"/><draw:equation draw:name="f77" draw:formula="?f19 / ?f7"/><draw:equation draw:name="f78" draw:formula="?f20 / ?f6"/><draw:equation draw:name="f79" draw:formula="?f21 / ?f7"/><draw:equation draw:name="f80" draw:formula="?f22 / ?f6"/><draw:equation draw:name="f81" draw:formula="?f23 / ?f7"/><draw:equation draw:name="f82" draw:formula="?f24 / ?f6"/><draw:equation draw:name="f83" draw:formula="?f25 / ?f7"/><draw:equation draw:name="f84" draw:formula="?f26 / ?f6"/><draw:equation draw:name="f85" draw:formula="?f27 / ?f7"/><draw:equation draw:name="f86" draw:formula="?f28 / ?f6"/><draw:equation draw:name="f87" draw:formula="?f29 / ?f7"/><draw:equation draw:name="f88" draw:formula="?f30 / ?f6"/><draw:equation draw:name="f89" draw:formula="?f31 / ?f7"/><draw:equation draw:name="f90" draw:formula="?f32 / ?f6"/><draw:equation draw:name="f91" draw:formula="?f33 / ?f7"/><draw:equation draw:name="f92" draw:formula="?f34 / ?f6"/><draw:equation draw:name="f93" draw:formula="?f35 / ?f7"/><draw:equation draw:name="f94" draw:formula="?f36 / ?f7"/><draw:equation draw:name="f95" draw:formula="?f37 / ?f6"/><draw:equation draw:name="f96" draw:formula="?f38 / ?f7"/><draw:equation draw:name="f97" draw:formula="?f39 / ?f6"/><draw:equation draw:name="f98" draw:formula="?f40 / ?f7"/><draw:equation draw:name="f99" draw:formula="?f41 / ?f7"/><draw:equation draw:name="f100" draw:formula="?f42 / ?f6"/><draw:equation draw:name="f101" draw:formula="?f43 / ?f7"/><draw:equation draw:name="f102" draw:formula="?f44 / ?f6"/><draw:equation draw:name="f103" draw:formula="?f45 / ?f7"/><draw:equation draw:name="f104" draw:formula="?f46 / ?f7"/><draw:equation draw:name="f105" draw:formula="?f47 / ?f6"/><draw:equation draw:name="f106" draw:formula="?f48 / ?f7"/><draw:equation draw:name="f107" draw:formula="?f49 / ?f6"/><draw:equation draw:name="f108" draw:formula="?f50 / ?f6"/><draw:equation draw:name="f109" draw:formula="?f51 / ?f6"/><draw:equation draw:name="f110" draw:formula="?f52 / ?f7"/><draw:equation draw:name="f111" draw:formula="?f53 / ?f6"/><draw:equation draw:name="f112" draw:formula="?f54 / ?f6"/><draw:equation draw:name="f113" draw:formula="?f55 / ?f7"/><draw:equation draw:name="f114" draw:formula="?f56 / ?f6"/><draw:equation draw:name="f115" draw:formula="?f57 / ?f7"/><draw:equation draw:name="f116" draw:formula="?f58 / ?f6"/><draw:equation draw:name="f117" draw:formula="?f59 / ?f7"/><draw:equation draw:name="f118" draw:formula="?f60 / ?f6"/><draw:equation draw:name="f119" draw:formula="?f61 / ?f7"/><draw:equation draw:name="f120" draw:formula="?f62 / ?f6"/><draw:equation draw:name="f121" draw:formula="?f63 / ?f7"/><draw:equation draw:name="f122" draw:formula="?f64 / ?f6"/><draw:equation draw:name="f123" draw:formula="?f65 / ?f7"/><draw:equation draw:name="f124" draw:formula="0 / ?f6"/><draw:equation draw:name="f125" draw:formula="?f1 / ?f6"/><draw:equation draw:name="f126" draw:formula="0 / ?f7"/><draw:equation draw:name="f127" draw:formula="?f3 / ?f7"/></draw:enhanced-geometry></draw:custom-shape><draw:custom-shape svg:x="0.25833in" svg:y="1.34653in" svg:width="0.40764in" svg:height="0.35764in" draw:z-index="251646976" draw:id="id82" draw:style-name="a80" draw:name="Freeform 19" text:anchor-type="paragraph"><svg:title/><svg:desc/><draw:enhanced-geometry draw:type="non-primitive" svg:viewBox="0 0 587 515" draw:enhanced-path="M 440 0 L 0 203 431 515 587 443 584 438 579 423 570 403 559 374 547 343 532 306 516 266 500 226 487 185 473 145 459 108 450 75 441 46 436 22 434 8 440 0 N" draw:text-areas="?f84 ?f86 ?f85 ?f87" draw:glue-points="?f46 ?f47 ?f48 ?f49 ?f50 ?f51 ?f52 ?f53 ?f54 ?f55 ?f56 ?f57 ?f58 ?f59 ?f60 ?f61 ?f62 ?f63 ?f64 ?f65 ?f66 ?f67 ?f68 ?f69 ?f70 ?f71 ?f72 ?f73 ?f74 ?f75 ?f76 ?f77 ?f78 ?f79 ?f80 ?f81 ?f82 ?f83 ?f46 ?f4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draw:equation draw:name="f7" draw:formula="?f4 / 515"/><draw:equation draw:name="f8" draw:formula="440 * ?f5 / 587"/><draw:equation draw:name="f9" draw:formula="0 * ?f4 / 515"/><draw:equation draw:name="f10" draw:formula="0 * ?f5 / 587"/><draw:equation draw:name="f11" draw:formula="203 * ?f4 / 515"/><draw:equation draw:name="f12" draw:formula="431 * ?f5 / 587"/><draw:equation draw:name="f13" draw:formula="515 * ?f4 / 515"/><draw:equation draw:name="f14" draw:formula="587 * ?f5 / 587"/><draw:equation draw:name="f15" draw:formula="443 * ?f4 / 515"/><draw:equation draw:name="f16" draw:formula="584 * ?f5 / 587"/><draw:equation draw:name="f17" draw:formula="438 * ?f4 / 515"/><draw:equation draw:name="f18" draw:formula="579 * ?f5 / 587"/><draw:equation draw:name="f19" draw:formula="423 * ?f4 / 515"/><draw:equation draw:name="f20" draw:formula="570 * ?f5 / 587"/><draw:equation draw:name="f21" draw:formula="403 * ?f4 / 515"/><draw:equation draw:name="f22" draw:formula="559 * ?f5 / 587"/><draw:equation draw:name="f23" draw:formula="374 * ?f4 / 515"/><draw:equation draw:name="f24" draw:formula="547 * ?f5 / 587"/><draw:equation draw:name="f25" draw:formula="343 * ?f4 / 515"/><draw:equation draw:name="f26" draw:formula="532 * ?f5 / 587"/><draw:equation draw:name="f27" draw:formula="306 * ?f4 / 515"/><draw:equation draw:name="f28" draw:formula="516 * ?f5 / 587"/><draw:equation draw:name="f29" draw:formula="266 * ?f4 / 515"/><draw:equation draw:name="f30" draw:formula="500 * ?f5 / 587"/><draw:equation draw:name="f31" draw:formula="226 * ?f4 / 515"/><draw:equation draw:name="f32" draw:formula="487 * ?f5 / 587"/><draw:equation draw:name="f33" draw:formula="185 * ?f4 / 515"/><draw:equation draw:name="f34" draw:formula="473 * ?f5 / 587"/><draw:equation draw:name="f35" draw:formula="145 * ?f4 / 515"/><draw:equation draw:name="f36" draw:formula="459 * ?f5 / 587"/><draw:equation draw:name="f37" draw:formula="108 * ?f4 / 515"/><draw:equation draw:name="f38" draw:formula="450 * ?f5 / 587"/><draw:equation draw:name="f39" draw:formula="75 * ?f4 / 515"/><draw:equation draw:name="f40" draw:formula="441 * ?f5 / 587"/><draw:equation draw:name="f41" draw:formula="46 * ?f4 / 515"/><draw:equation draw:name="f42" draw:formula="436 * ?f5 / 587"/><draw:equation draw:name="f43" draw:formula="22 * ?f4 / 515"/><draw:equation draw:name="f44" draw:formula="434 * ?f5 / 587"/><draw:equation draw:name="f45" draw:formula="8 * ?f4 / 515"/><draw:equation draw:name="f46" draw:formula="?f8 / ?f6"/><draw:equation draw:name="f47" draw:formula="?f9 / ?f7"/><draw:equation draw:name="f48" draw:formula="?f10 / ?f6"/><draw:equation draw:name="f49" draw:formula="?f11 / ?f7"/><draw:equation draw:name="f50" draw:formula="?f12 / ?f6"/><draw:equation draw:name="f51" draw:formula="?f13 / ?f7"/><draw:equation draw:name="f52" draw:formula="?f14 / ?f6"/><draw:equation draw:name="f53" draw:formula="?f15 / ?f7"/><draw:equation draw:name="f54" draw:formula="?f16 / ?f6"/><draw:equation draw:name="f55" draw:formula="?f17 / ?f7"/><draw:equation draw:name="f56" draw:formula="?f18 / ?f6"/><draw:equation draw:name="f57" draw:formula="?f19 / ?f7"/><draw:equation draw:name="f58" draw:formula="?f20 / ?f6"/><draw:equation draw:name="f59" draw:formula="?f21 / ?f7"/><draw:equation draw:name="f60" draw:formula="?f22 / ?f6"/><draw:equation draw:name="f61" draw:formula="?f23 / ?f7"/><draw:equation draw:name="f62" draw:formula="?f24 / ?f6"/><draw:equation draw:name="f63" draw:formula="?f25 / ?f7"/><draw:equation draw:name="f64" draw:formula="?f26 / ?f6"/><draw:equation draw:name="f65" draw:formula="?f27 / ?f7"/><draw:equation draw:name="f66" draw:formula="?f28 / ?f6"/><draw:equation draw:name="f67" draw:formula="?f29 / ?f7"/><draw:equation draw:name="f68" draw:formula="?f30 / ?f6"/><draw:equation draw:name="f69" draw:formula="?f31 / ?f7"/><draw:equation draw:name="f70" draw:formula="?f32 / ?f6"/><draw:equation draw:name="f71" draw:formula="?f33 / ?f7"/><draw:equation draw:name="f72" draw:formula="?f34 / ?f6"/><draw:equation draw:name="f73" draw:formula="?f35 / ?f7"/><draw:equation draw:name="f74" draw:formula="?f36 / ?f6"/><draw:equation draw:name="f75" draw:formula="?f37 / ?f7"/><draw:equation draw:name="f76" draw:formula="?f38 / ?f6"/><draw:equation draw:name="f77" draw:formula="?f39 / ?f7"/><draw:equation draw:name="f78" draw:formula="?f40 / ?f6"/><draw:equation draw:name="f79" draw:formula="?f41 / ?f7"/><draw:equation draw:name="f80" draw:formula="?f42 / ?f6"/><draw:equation draw:name="f81" draw:formula="?f43 / ?f7"/><draw:equation draw:name="f82" draw:formula="?f44 / ?f6"/><draw:equation draw:name="f83" draw:formula="?f45 / ?f7"/><draw:equation draw:name="f84" draw:formula="0 / ?f6"/><draw:equation draw:name="f85" draw:formula="?f1 / ?f6"/><draw:equation draw:name="f86" draw:formula="0 / ?f7"/><draw:equation draw:name="f87" draw:formula="?f3 / ?f7"/></draw:enhanced-geometry></draw:custom-shape><draw:custom-shape svg:x="0.25833in" svg:y="1.34653in" svg:width="0.40764in" svg:height="0.35764in" draw:z-index="251645952" draw:id="id83" draw:style-name="a81" draw:name="Freeform 18" text:anchor-type="paragraph"><svg:title/><svg:desc/><draw:enhanced-geometry draw:type="non-primitive" svg:viewBox="0 0 587 515" draw:enhanced-path="M 440 0 L 0 203 431 515 587 443 584 438 579 423 570 403 559 374 547 343 532 306 516 266 500 226 487 185 473 145 459 108 450 75 441 46 436 22 434 8 440 0 Z N" draw:text-areas="?f84 ?f86 ?f85 ?f87" draw:glue-points="?f46 ?f47 ?f48 ?f49 ?f50 ?f51 ?f52 ?f53 ?f54 ?f55 ?f56 ?f57 ?f58 ?f59 ?f60 ?f61 ?f62 ?f63 ?f64 ?f65 ?f66 ?f67 ?f68 ?f69 ?f70 ?f71 ?f72 ?f73 ?f74 ?f75 ?f76 ?f77 ?f78 ?f79 ?f80 ?f81 ?f82 ?f83 ?f46 ?f4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draw:equation draw:name="f7" draw:formula="?f4 / 515"/><draw:equation draw:name="f8" draw:formula="440 * ?f5 / 587"/><draw:equation draw:name="f9" draw:formula="0 * ?f4 / 515"/><draw:equation draw:name="f10" draw:formula="0 * ?f5 / 587"/><draw:equation draw:name="f11" draw:formula="203 * ?f4 / 515"/><draw:equation draw:name="f12" draw:formula="431 * ?f5 / 587"/><draw:equation draw:name="f13" draw:formula="515 * ?f4 / 515"/><draw:equation draw:name="f14" draw:formula="587 * ?f5 / 587"/><draw:equation draw:name="f15" draw:formula="443 * ?f4 / 515"/><draw:equation draw:name="f16" draw:formula="584 * ?f5 / 587"/><draw:equation draw:name="f17" draw:formula="438 * ?f4 / 515"/><draw:equation draw:name="f18" draw:formula="579 * ?f5 / 587"/><draw:equation draw:name="f19" draw:formula="423 * ?f4 / 515"/><draw:equation draw:name="f20" draw:formula="570 * ?f5 / 587"/><draw:equation draw:name="f21" draw:formula="403 * ?f4 / 515"/><draw:equation draw:name="f22" draw:formula="559 * ?f5 / 587"/><draw:equation draw:name="f23" draw:formula="374 * ?f4 / 515"/><draw:equation draw:name="f24" draw:formula="547 * ?f5 / 587"/><draw:equation draw:name="f25" draw:formula="343 * ?f4 / 515"/><draw:equation draw:name="f26" draw:formula="532 * ?f5 / 587"/><draw:equation draw:name="f27" draw:formula="306 * ?f4 / 515"/><draw:equation draw:name="f28" draw:formula="516 * ?f5 / 587"/><draw:equation draw:name="f29" draw:formula="266 * ?f4 / 515"/><draw:equation draw:name="f30" draw:formula="500 * ?f5 / 587"/><draw:equation draw:name="f31" draw:formula="226 * ?f4 / 515"/><draw:equation draw:name="f32" draw:formula="487 * ?f5 / 587"/><draw:equation draw:name="f33" draw:formula="185 * ?f4 / 515"/><draw:equation draw:name="f34" draw:formula="473 * ?f5 / 587"/><draw:equation draw:name="f35" draw:formula="145 * ?f4 / 515"/><draw:equation draw:name="f36" draw:formula="459 * ?f5 / 587"/><draw:equation draw:name="f37" draw:formula="108 * ?f4 / 515"/><draw:equation draw:name="f38" draw:formula="450 * ?f5 / 587"/><draw:equation draw:name="f39" draw:formula="75 * ?f4 / 515"/><draw:equation draw:name="f40" draw:formula="441 * ?f5 / 587"/><draw:equation draw:name="f41" draw:formula="46 * ?f4 / 515"/><draw:equation draw:name="f42" draw:formula="436 * ?f5 / 587"/><draw:equation draw:name="f43" draw:formula="22 * ?f4 / 515"/><draw:equation draw:name="f44" draw:formula="434 * ?f5 / 587"/><draw:equation draw:name="f45" draw:formula="8 * ?f4 / 515"/><draw:equation draw:name="f46" draw:formula="?f8 / ?f6"/><draw:equation draw:name="f47" draw:formula="?f9 / ?f7"/><draw:equation draw:name="f48" draw:formula="?f10 / ?f6"/><draw:equation draw:name="f49" draw:formula="?f11 / ?f7"/><draw:equation draw:name="f50" draw:formula="?f12 / ?f6"/><draw:equation draw:name="f51" draw:formula="?f13 / ?f7"/><draw:equation draw:name="f52" draw:formula="?f14 / ?f6"/><draw:equation draw:name="f53" draw:formula="?f15 / ?f7"/><draw:equation draw:name="f54" draw:formula="?f16 / ?f6"/><draw:equation draw:name="f55" draw:formula="?f17 / ?f7"/><draw:equation draw:name="f56" draw:formula="?f18 / ?f6"/><draw:equation draw:name="f57" draw:formula="?f19 / ?f7"/><draw:equation draw:name="f58" draw:formula="?f20 / ?f6"/><draw:equation draw:name="f59" draw:formula="?f21 / ?f7"/><draw:equation draw:name="f60" draw:formula="?f22 / ?f6"/><draw:equation draw:name="f61" draw:formula="?f23 / ?f7"/><draw:equation draw:name="f62" draw:formula="?f24 / ?f6"/><draw:equation draw:name="f63" draw:formula="?f25 / ?f7"/><draw:equation draw:name="f64" draw:formula="?f26 / ?f6"/><draw:equation draw:name="f65" draw:formula="?f27 / ?f7"/><draw:equation draw:name="f66" draw:formula="?f28 / ?f6"/><draw:equation draw:name="f67" draw:formula="?f29 / ?f7"/><draw:equation draw:name="f68" draw:formula="?f30 / ?f6"/><draw:equation draw:name="f69" draw:formula="?f31 / ?f7"/><draw:equation draw:name="f70" draw:formula="?f32 / ?f6"/><draw:equation draw:name="f71" draw:formula="?f33 / ?f7"/><draw:equation draw:name="f72" draw:formula="?f34 / ?f6"/><draw:equation draw:name="f73" draw:formula="?f35 / ?f7"/><draw:equation draw:name="f74" draw:formula="?f36 / ?f6"/><draw:equation draw:name="f75" draw:formula="?f37 / ?f7"/><draw:equation draw:name="f76" draw:formula="?f38 / ?f6"/><draw:equation draw:name="f77" draw:formula="?f39 / ?f7"/><draw:equation draw:name="f78" draw:formula="?f40 / ?f6"/><draw:equation draw:name="f79" draw:formula="?f41 / ?f7"/><draw:equation draw:name="f80" draw:formula="?f42 / ?f6"/><draw:equation draw:name="f81" draw:formula="?f43 / ?f7"/><draw:equation draw:name="f82" draw:formula="?f44 / ?f6"/><draw:equation draw:name="f83" draw:formula="?f45 / ?f7"/><draw:equation draw:name="f84" draw:formula="0 / ?f6"/><draw:equation draw:name="f85" draw:formula="?f1 / ?f6"/><draw:equation draw:name="f86" draw:formula="0 / ?f7"/><draw:equation draw:name="f87" draw:formula="?f3 / ?f7"/></draw:enhanced-geometry></draw:custom-shape><draw:custom-shape svg:x="2.34583in" svg:y="0.48333in" svg:width="0.74236in" svg:height="0.25694in" draw:z-index="251644928" draw:id="id84" draw:style-name="a82" draw:name="Freeform 17" text:anchor-type="paragraph"><svg:title/><svg:desc/><draw:enhanced-geometry draw:type="non-primitive" svg:viewBox="0 0 1069 370" draw:enhanced-path="M 1069 4 L 1069 4 996 0 921 0 848 2 775 8 706 17 635 31 567 45 501 66 435 89 367 116 305 145 240 179 178 216 117 256 59 299 0 347 33 363 79 370 138 370 205 363 284 351 365 336 452 314 539 289 628 260 713 228 795 194 871 156 937 118 996 81 1040 41 1069 4 N" draw:text-areas="?f128 ?f130 ?f129 ?f131" draw:glue-points="?f68 ?f69 ?f68 ?f69 ?f70 ?f71 ?f72 ?f71 ?f73 ?f74 ?f75 ?f76 ?f77 ?f78 ?f79 ?f80 ?f81 ?f82 ?f83 ?f84 ?f85 ?f86 ?f87 ?f88 ?f89 ?f90 ?f91 ?f92 ?f93 ?f94 ?f95 ?f96 ?f97 ?f98 ?f99 ?f100 ?f101 ?f102 ?f103 ?f104 ?f105 ?f104 ?f106 ?f102 ?f107 ?f108 ?f109 ?f110 ?f111 ?f112 ?f113 ?f114 ?f115 ?f116 ?f117 ?f118 ?f119 ?f120 ?f121 ?f122 ?f123 ?f124 ?f70 ?f125 ?f126 ?f127 ?f68 ?f69" draw:glue-point-leaving-directions="-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9"/><draw:equation draw:name="f7" draw:formula="?f4 / 370"/><draw:equation draw:name="f8" draw:formula="1069 * ?f5 / 1069"/><draw:equation draw:name="f9" draw:formula="4 * ?f4 / 370"/><draw:equation draw:name="f10" draw:formula="996 * ?f5 / 1069"/><draw:equation draw:name="f11" draw:formula="0 * ?f4 / 370"/><draw:equation draw:name="f12" draw:formula="921 * ?f5 / 1069"/><draw:equation draw:name="f13" draw:formula="848 * ?f5 / 1069"/><draw:equation draw:name="f14" draw:formula="2 * ?f4 / 370"/><draw:equation draw:name="f15" draw:formula="775 * ?f5 / 1069"/><draw:equation draw:name="f16" draw:formula="8 * ?f4 / 370"/><draw:equation draw:name="f17" draw:formula="706 * ?f5 / 1069"/><draw:equation draw:name="f18" draw:formula="17 * ?f4 / 370"/><draw:equation draw:name="f19" draw:formula="635 * ?f5 / 1069"/><draw:equation draw:name="f20" draw:formula="31 * ?f4 / 370"/><draw:equation draw:name="f21" draw:formula="567 * ?f5 / 1069"/><draw:equation draw:name="f22" draw:formula="45 * ?f4 / 370"/><draw:equation draw:name="f23" draw:formula="501 * ?f5 / 1069"/><draw:equation draw:name="f24" draw:formula="66 * ?f4 / 370"/><draw:equation draw:name="f25" draw:formula="435 * ?f5 / 1069"/><draw:equation draw:name="f26" draw:formula="89 * ?f4 / 370"/><draw:equation draw:name="f27" draw:formula="367 * ?f5 / 1069"/><draw:equation draw:name="f28" draw:formula="116 * ?f4 / 370"/><draw:equation draw:name="f29" draw:formula="305 * ?f5 / 1069"/><draw:equation draw:name="f30" draw:formula="145 * ?f4 / 370"/><draw:equation draw:name="f31" draw:formula="240 * ?f5 / 1069"/><draw:equation draw:name="f32" draw:formula="179 * ?f4 / 370"/><draw:equation draw:name="f33" draw:formula="178 * ?f5 / 1069"/><draw:equation draw:name="f34" draw:formula="216 * ?f4 / 370"/><draw:equation draw:name="f35" draw:formula="117 * ?f5 / 1069"/><draw:equation draw:name="f36" draw:formula="256 * ?f4 / 370"/><draw:equation draw:name="f37" draw:formula="59 * ?f5 / 1069"/><draw:equation draw:name="f38" draw:formula="299 * ?f4 / 370"/><draw:equation draw:name="f39" draw:formula="0 * ?f5 / 1069"/><draw:equation draw:name="f40" draw:formula="347 * ?f4 / 370"/><draw:equation draw:name="f41" draw:formula="33 * ?f5 / 1069"/><draw:equation draw:name="f42" draw:formula="363 * ?f4 / 370"/><draw:equation draw:name="f43" draw:formula="79 * ?f5 / 1069"/><draw:equation draw:name="f44" draw:formula="370 * ?f4 / 370"/><draw:equation draw:name="f45" draw:formula="138 * ?f5 / 1069"/><draw:equation draw:name="f46" draw:formula="205 * ?f5 / 1069"/><draw:equation draw:name="f47" draw:formula="284 * ?f5 / 1069"/><draw:equation draw:name="f48" draw:formula="351 * ?f4 / 370"/><draw:equation draw:name="f49" draw:formula="365 * ?f5 / 1069"/><draw:equation draw:name="f50" draw:formula="336 * ?f4 / 370"/><draw:equation draw:name="f51" draw:formula="452 * ?f5 / 1069"/><draw:equation draw:name="f52" draw:formula="314 * ?f4 / 370"/><draw:equation draw:name="f53" draw:formula="539 * ?f5 / 1069"/><draw:equation draw:name="f54" draw:formula="289 * ?f4 / 370"/><draw:equation draw:name="f55" draw:formula="628 * ?f5 / 1069"/><draw:equation draw:name="f56" draw:formula="260 * ?f4 / 370"/><draw:equation draw:name="f57" draw:formula="713 * ?f5 / 1069"/><draw:equation draw:name="f58" draw:formula="228 * ?f4 / 370"/><draw:equation draw:name="f59" draw:formula="795 * ?f5 / 1069"/><draw:equation draw:name="f60" draw:formula="194 * ?f4 / 370"/><draw:equation draw:name="f61" draw:formula="871 * ?f5 / 1069"/><draw:equation draw:name="f62" draw:formula="156 * ?f4 / 370"/><draw:equation draw:name="f63" draw:formula="937 * ?f5 / 1069"/><draw:equation draw:name="f64" draw:formula="118 * ?f4 / 370"/><draw:equation draw:name="f65" draw:formula="81 * ?f4 / 370"/><draw:equation draw:name="f66" draw:formula="1040 * ?f5 / 1069"/><draw:equation draw:name="f67" draw:formula="41 * ?f4 / 370"/><draw:equation draw:name="f68" draw:formula="?f8 / ?f6"/><draw:equation draw:name="f69" draw:formula="?f9 / ?f7"/><draw:equation draw:name="f70" draw:formula="?f10 / ?f6"/><draw:equation draw:name="f71" draw:formula="?f11 / ?f7"/><draw:equation draw:name="f72" draw:formula="?f12 / ?f6"/><draw:equation draw:name="f73" draw:formula="?f13 / ?f6"/><draw:equation draw:name="f74" draw:formula="?f14 / ?f7"/><draw:equation draw:name="f75" draw:formula="?f15 / ?f6"/><draw:equation draw:name="f76" draw:formula="?f16 / ?f7"/><draw:equation draw:name="f77" draw:formula="?f17 / ?f6"/><draw:equation draw:name="f78" draw:formula="?f18 / ?f7"/><draw:equation draw:name="f79" draw:formula="?f19 / ?f6"/><draw:equation draw:name="f80" draw:formula="?f20 / ?f7"/><draw:equation draw:name="f81" draw:formula="?f21 / ?f6"/><draw:equation draw:name="f82" draw:formula="?f22 / ?f7"/><draw:equation draw:name="f83" draw:formula="?f23 / ?f6"/><draw:equation draw:name="f84" draw:formula="?f24 / ?f7"/><draw:equation draw:name="f85" draw:formula="?f25 / ?f6"/><draw:equation draw:name="f86" draw:formula="?f26 / ?f7"/><draw:equation draw:name="f87" draw:formula="?f27 / ?f6"/><draw:equation draw:name="f88" draw:formula="?f28 / ?f7"/><draw:equation draw:name="f89" draw:formula="?f29 / ?f6"/><draw:equation draw:name="f90" draw:formula="?f30 / ?f7"/><draw:equation draw:name="f91" draw:formula="?f31 / ?f6"/><draw:equation draw:name="f92" draw:formula="?f32 / ?f7"/><draw:equation draw:name="f93" draw:formula="?f33 / ?f6"/><draw:equation draw:name="f94" draw:formula="?f34 / ?f7"/><draw:equation draw:name="f95" draw:formula="?f35 / ?f6"/><draw:equation draw:name="f96" draw:formula="?f36 / ?f7"/><draw:equation draw:name="f97" draw:formula="?f37 / ?f6"/><draw:equation draw:name="f98" draw:formula="?f38 / ?f7"/><draw:equation draw:name="f99" draw:formula="?f39 / ?f6"/><draw:equation draw:name="f100" draw:formula="?f40 / ?f7"/><draw:equation draw:name="f101" draw:formula="?f41 / ?f6"/><draw:equation draw:name="f102" draw:formula="?f42 / ?f7"/><draw:equation draw:name="f103" draw:formula="?f43 / ?f6"/><draw:equation draw:name="f104" draw:formula="?f44 / ?f7"/><draw:equation draw:name="f105" draw:formula="?f45 / ?f6"/><draw:equation draw:name="f106" draw:formula="?f46 / ?f6"/><draw:equation draw:name="f107" draw:formula="?f47 / ?f6"/><draw:equation draw:name="f108" draw:formula="?f48 / ?f7"/><draw:equation draw:name="f109" draw:formula="?f49 / ?f6"/><draw:equation draw:name="f110" draw:formula="?f50 / ?f7"/><draw:equation draw:name="f111" draw:formula="?f51 / ?f6"/><draw:equation draw:name="f112" draw:formula="?f52 / ?f7"/><draw:equation draw:name="f113" draw:formula="?f53 / ?f6"/><draw:equation draw:name="f114" draw:formula="?f54 / ?f7"/><draw:equation draw:name="f115" draw:formula="?f55 / ?f6"/><draw:equation draw:name="f116" draw:formula="?f56 / ?f7"/><draw:equation draw:name="f117" draw:formula="?f57 / ?f6"/><draw:equation draw:name="f118" draw:formula="?f58 / ?f7"/><draw:equation draw:name="f119" draw:formula="?f59 / ?f6"/><draw:equation draw:name="f120" draw:formula="?f60 / ?f7"/><draw:equation draw:name="f121" draw:formula="?f61 / ?f6"/><draw:equation draw:name="f122" draw:formula="?f62 / ?f7"/><draw:equation draw:name="f123" draw:formula="?f63 / ?f6"/><draw:equation draw:name="f124" draw:formula="?f64 / ?f7"/><draw:equation draw:name="f125" draw:formula="?f65 / ?f7"/><draw:equation draw:name="f126" draw:formula="?f66 / ?f6"/><draw:equation draw:name="f127" draw:formula="?f67 / ?f7"/><draw:equation draw:name="f128" draw:formula="0 / ?f6"/><draw:equation draw:name="f129" draw:formula="?f1 / ?f6"/><draw:equation draw:name="f130" draw:formula="0 / ?f7"/><draw:equation draw:name="f131" draw:formula="?f3 / ?f7"/></draw:enhanced-geometry></draw:custom-shape><draw:custom-shape svg:x="2.34583in" svg:y="0.48333in" svg:width="0.74236in" svg:height="0.25694in" draw:z-index="251643904" draw:id="id85" draw:style-name="a83" draw:name="Freeform 16" text:anchor-type="paragraph"><svg:title/><svg:desc/><draw:enhanced-geometry draw:type="non-primitive" svg:viewBox="0 0 1069 370" draw:enhanced-path="M 1069 4 L 996 0 921 0 848 2 775 8 706 17 635 31 567 45 501 66 435 89 367 116 305 145 240 179 178 216 117 256 59 299 0 347 33 363 79 370 138 370 205 363 284 351 365 336 452 314 539 289 628 260 713 228 795 194 871 156 937 118 996 81 1040 41 1069 4 Z N" draw:text-areas="?f128 ?f130 ?f129 ?f131" draw:glue-points="?f68 ?f69 ?f70 ?f71 ?f72 ?f71 ?f73 ?f74 ?f75 ?f76 ?f77 ?f78 ?f79 ?f80 ?f81 ?f82 ?f83 ?f84 ?f85 ?f86 ?f87 ?f88 ?f89 ?f90 ?f91 ?f92 ?f93 ?f94 ?f95 ?f96 ?f97 ?f98 ?f99 ?f100 ?f101 ?f102 ?f103 ?f104 ?f105 ?f104 ?f106 ?f102 ?f107 ?f108 ?f109 ?f110 ?f111 ?f112 ?f113 ?f114 ?f115 ?f116 ?f117 ?f118 ?f119 ?f120 ?f121 ?f122 ?f123 ?f124 ?f70 ?f125 ?f126 ?f127 ?f68 ?f69" draw:glue-point-leaving-directions="-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9"/><draw:equation draw:name="f7" draw:formula="?f4 / 370"/><draw:equation draw:name="f8" draw:formula="1069 * ?f5 / 1069"/><draw:equation draw:name="f9" draw:formula="4 * ?f4 / 370"/><draw:equation draw:name="f10" draw:formula="996 * ?f5 / 1069"/><draw:equation draw:name="f11" draw:formula="0 * ?f4 / 370"/><draw:equation draw:name="f12" draw:formula="921 * ?f5 / 1069"/><draw:equation draw:name="f13" draw:formula="848 * ?f5 / 1069"/><draw:equation draw:name="f14" draw:formula="2 * ?f4 / 370"/><draw:equation draw:name="f15" draw:formula="775 * ?f5 / 1069"/><draw:equation draw:name="f16" draw:formula="8 * ?f4 / 370"/><draw:equation draw:name="f17" draw:formula="706 * ?f5 / 1069"/><draw:equation draw:name="f18" draw:formula="17 * ?f4 / 370"/><draw:equation draw:name="f19" draw:formula="635 * ?f5 / 1069"/><draw:equation draw:name="f20" draw:formula="31 * ?f4 / 370"/><draw:equation draw:name="f21" draw:formula="567 * ?f5 / 1069"/><draw:equation draw:name="f22" draw:formula="45 * ?f4 / 370"/><draw:equation draw:name="f23" draw:formula="501 * ?f5 / 1069"/><draw:equation draw:name="f24" draw:formula="66 * ?f4 / 370"/><draw:equation draw:name="f25" draw:formula="435 * ?f5 / 1069"/><draw:equation draw:name="f26" draw:formula="89 * ?f4 / 370"/><draw:equation draw:name="f27" draw:formula="367 * ?f5 / 1069"/><draw:equation draw:name="f28" draw:formula="116 * ?f4 / 370"/><draw:equation draw:name="f29" draw:formula="305 * ?f5 / 1069"/><draw:equation draw:name="f30" draw:formula="145 * ?f4 / 370"/><draw:equation draw:name="f31" draw:formula="240 * ?f5 / 1069"/><draw:equation draw:name="f32" draw:formula="179 * ?f4 / 370"/><draw:equation draw:name="f33" draw:formula="178 * ?f5 / 1069"/><draw:equation draw:name="f34" draw:formula="216 * ?f4 / 370"/><draw:equation draw:name="f35" draw:formula="117 * ?f5 / 1069"/><draw:equation draw:name="f36" draw:formula="256 * ?f4 / 370"/><draw:equation draw:name="f37" draw:formula="59 * ?f5 / 1069"/><draw:equation draw:name="f38" draw:formula="299 * ?f4 / 370"/><draw:equation draw:name="f39" draw:formula="0 * ?f5 / 1069"/><draw:equation draw:name="f40" draw:formula="347 * ?f4 / 370"/><draw:equation draw:name="f41" draw:formula="33 * ?f5 / 1069"/><draw:equation draw:name="f42" draw:formula="363 * ?f4 / 370"/><draw:equation draw:name="f43" draw:formula="79 * ?f5 / 1069"/><draw:equation draw:name="f44" draw:formula="370 * ?f4 / 370"/><draw:equation draw:name="f45" draw:formula="138 * ?f5 / 1069"/><draw:equation draw:name="f46" draw:formula="205 * ?f5 / 1069"/><draw:equation draw:name="f47" draw:formula="284 * ?f5 / 1069"/><draw:equation draw:name="f48" draw:formula="351 * ?f4 / 370"/><draw:equation draw:name="f49" draw:formula="365 * ?f5 / 1069"/><draw:equation draw:name="f50" draw:formula="336 * ?f4 / 370"/><draw:equation draw:name="f51" draw:formula="452 * ?f5 / 1069"/><draw:equation draw:name="f52" draw:formula="314 * ?f4 / 370"/><draw:equation draw:name="f53" draw:formula="539 * ?f5 / 1069"/><draw:equation draw:name="f54" draw:formula="289 * ?f4 / 370"/><draw:equation draw:name="f55" draw:formula="628 * ?f5 / 1069"/><draw:equation draw:name="f56" draw:formula="260 * ?f4 / 370"/><draw:equation draw:name="f57" draw:formula="713 * ?f5 / 1069"/><draw:equation draw:name="f58" draw:formula="228 * ?f4 / 370"/><draw:equation draw:name="f59" draw:formula="795 * ?f5 / 1069"/><draw:equation draw:name="f60" draw:formula="194 * ?f4 / 370"/><draw:equation draw:name="f61" draw:formula="871 * ?f5 / 1069"/><draw:equation draw:name="f62" draw:formula="156 * ?f4 / 370"/><draw:equation draw:name="f63" draw:formula="937 * ?f5 / 1069"/><draw:equation draw:name="f64" draw:formula="118 * ?f4 / 370"/><draw:equation draw:name="f65" draw:formula="81 * ?f4 / 370"/><draw:equation draw:name="f66" draw:formula="1040 * ?f5 / 1069"/><draw:equation draw:name="f67" draw:formula="41 * ?f4 / 370"/><draw:equation draw:name="f68" draw:formula="?f8 / ?f6"/><draw:equation draw:name="f69" draw:formula="?f9 / ?f7"/><draw:equation draw:name="f70" draw:formula="?f10 / ?f6"/><draw:equation draw:name="f71" draw:formula="?f11 / ?f7"/><draw:equation draw:name="f72" draw:formula="?f12 / ?f6"/><draw:equation draw:name="f73" draw:formula="?f13 / ?f6"/><draw:equation draw:name="f74" draw:formula="?f14 / ?f7"/><draw:equation draw:name="f75" draw:formula="?f15 / ?f6"/><draw:equation draw:name="f76" draw:formula="?f16 / ?f7"/><draw:equation draw:name="f77" draw:formula="?f17 / ?f6"/><draw:equation draw:name="f78" draw:formula="?f18 / ?f7"/><draw:equation draw:name="f79" draw:formula="?f19 / ?f6"/><draw:equation draw:name="f80" draw:formula="?f20 / ?f7"/><draw:equation draw:name="f81" draw:formula="?f21 / ?f6"/><draw:equation draw:name="f82" draw:formula="?f22 / ?f7"/><draw:equation draw:name="f83" draw:formula="?f23 / ?f6"/><draw:equation draw:name="f84" draw:formula="?f24 / ?f7"/><draw:equation draw:name="f85" draw:formula="?f25 / ?f6"/><draw:equation draw:name="f86" draw:formula="?f26 / ?f7"/><draw:equation draw:name="f87" draw:formula="?f27 / ?f6"/><draw:equation draw:name="f88" draw:formula="?f28 / ?f7"/><draw:equation draw:name="f89" draw:formula="?f29 / ?f6"/><draw:equation draw:name="f90" draw:formula="?f30 / ?f7"/><draw:equation draw:name="f91" draw:formula="?f31 / ?f6"/><draw:equation draw:name="f92" draw:formula="?f32 / ?f7"/><draw:equation draw:name="f93" draw:formula="?f33 / ?f6"/><draw:equation draw:name="f94" draw:formula="?f34 / ?f7"/><draw:equation draw:name="f95" draw:formula="?f35 / ?f6"/><draw:equation draw:name="f96" draw:formula="?f36 / ?f7"/><draw:equation draw:name="f97" draw:formula="?f37 / ?f6"/><draw:equation draw:name="f98" draw:formula="?f38 / ?f7"/><draw:equation draw:name="f99" draw:formula="?f39 / ?f6"/><draw:equation draw:name="f100" draw:formula="?f40 / ?f7"/><draw:equation draw:name="f101" draw:formula="?f41 / ?f6"/><draw:equation draw:name="f102" draw:formula="?f42 / ?f7"/><draw:equation draw:name="f103" draw:formula="?f43 / ?f6"/><draw:equation draw:name="f104" draw:formula="?f44 / ?f7"/><draw:equation draw:name="f105" draw:formula="?f45 / ?f6"/><draw:equation draw:name="f106" draw:formula="?f46 / ?f6"/><draw:equation draw:name="f107" draw:formula="?f47 / ?f6"/><draw:equation draw:name="f108" draw:formula="?f48 / ?f7"/><draw:equation draw:name="f109" draw:formula="?f49 / ?f6"/><draw:equation draw:name="f110" draw:formula="?f50 / ?f7"/><draw:equation draw:name="f111" draw:formula="?f51 / ?f6"/><draw:equation draw:name="f112" draw:formula="?f52 / ?f7"/><draw:equation draw:name="f113" draw:formula="?f53 / ?f6"/><draw:equation draw:name="f114" draw:formula="?f54 / ?f7"/><draw:equation draw:name="f115" draw:formula="?f55 / ?f6"/><draw:equation draw:name="f116" draw:formula="?f56 / ?f7"/><draw:equation draw:name="f117" draw:formula="?f57 / ?f6"/><draw:equation draw:name="f118" draw:formula="?f58 / ?f7"/><draw:equation draw:name="f119" draw:formula="?f59 / ?f6"/><draw:equation draw:name="f120" draw:formula="?f60 / ?f7"/><draw:equation draw:name="f121" draw:formula="?f61 / ?f6"/><draw:equation draw:name="f122" draw:formula="?f62 / ?f7"/><draw:equation draw:name="f123" draw:formula="?f63 / ?f6"/><draw:equation draw:name="f124" draw:formula="?f64 / ?f7"/><draw:equation draw:name="f125" draw:formula="?f65 / ?f7"/><draw:equation draw:name="f126" draw:formula="?f66 / ?f6"/><draw:equation draw:name="f127" draw:formula="?f67 / ?f7"/><draw:equation draw:name="f128" draw:formula="0 / ?f6"/><draw:equation draw:name="f129" draw:formula="?f1 / ?f6"/><draw:equation draw:name="f130" draw:formula="0 / ?f7"/><draw:equation draw:name="f131" draw:formula="?f3 / ?f7"/></draw:enhanced-geometry></draw:custom-shape><draw:custom-shape svg:x="3.11736in" svg:y="1.48264in" svg:width="0.37778in" svg:height="0.35625in" draw:z-index="251642880" draw:id="id86" draw:style-name="a84" draw:name="Freeform 15" text:anchor-type="paragraph"><svg:title/><svg:desc/><draw:enhanced-geometry draw:type="non-primitive" svg:viewBox="0 0 544 513" draw:enhanced-path="M 123 504 L 123 504 134 507 149 509 165 513 182 509 203 509 224 504 240 496 264 486 285 474 311 458 332 446 356 427 375 409 400 389 415 370 438 349 457 328 474 307 488 282 506 261 514 238 525 215 535 195 540 172 544 154 544 138 544 120 540 103 535 91 528 80 521 69 509 64 386 0 398 7 407 15 413 24 415 41 422 54 422 70 422 91 415 108 410 128 403 150 394 172 380 195 367 218 351 239 334 262 314 282 295 307 276 326 255 343 233 362 210 380 189 395 165 408 142 419 123 428 101 439 80 442 62 446 43 449 26 446 10 442 0 436 123 504 N" draw:text-areas="?f124 ?f126 ?f125 ?f127" draw:glue-points="?f66 ?f67 ?f68 ?f69 ?f70 ?f69 ?f71 ?f67 ?f72 ?f73 ?f74 ?f75 ?f76 ?f77 ?f78 ?f79 ?f80 ?f81 ?f82 ?f83 ?f84 ?f85 ?f86 ?f87 ?f88 ?f89 ?f90 ?f91 ?f88 ?f92 ?f93 ?f94 ?f95 ?f96 ?f97 ?f98 ?f99 ?f100 ?f101 ?f102 ?f101 ?f103 ?f104 ?f105 ?f106 ?f89 ?f107 ?f108 ?f109 ?f110 ?f111 ?f83 ?f112 ?f113 ?f114 ?f115 ?f116 ?f117 ?f66 ?f118 ?f119 ?f120 ?f121 ?f122 ?f123 ?f120 ?f66 ?f67" draw:glue-point-leaving-directions="-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draw:equation draw:name="f7" draw:formula="?f4 / 513"/><draw:equation draw:name="f8" draw:formula="123 * ?f5 / 544"/><draw:equation draw:name="f9" draw:formula="504 * ?f4 / 513"/><draw:equation draw:name="f10" draw:formula="149 * ?f5 / 544"/><draw:equation draw:name="f11" draw:formula="509 * ?f4 / 513"/><draw:equation draw:name="f12" draw:formula="182 * ?f5 / 544"/><draw:equation draw:name="f13" draw:formula="224 * ?f5 / 544"/><draw:equation draw:name="f14" draw:formula="264 * ?f5 / 544"/><draw:equation draw:name="f15" draw:formula="486 * ?f4 / 513"/><draw:equation draw:name="f16" draw:formula="311 * ?f5 / 544"/><draw:equation draw:name="f17" draw:formula="458 * ?f4 / 513"/><draw:equation draw:name="f18" draw:formula="356 * ?f5 / 544"/><draw:equation draw:name="f19" draw:formula="427 * ?f4 / 513"/><draw:equation draw:name="f20" draw:formula="400 * ?f5 / 544"/><draw:equation draw:name="f21" draw:formula="389 * ?f4 / 513"/><draw:equation draw:name="f22" draw:formula="438 * ?f5 / 544"/><draw:equation draw:name="f23" draw:formula="349 * ?f4 / 513"/><draw:equation draw:name="f24" draw:formula="474 * ?f5 / 544"/><draw:equation draw:name="f25" draw:formula="307 * ?f4 / 513"/><draw:equation draw:name="f26" draw:formula="506 * ?f5 / 544"/><draw:equation draw:name="f27" draw:formula="261 * ?f4 / 513"/><draw:equation draw:name="f28" draw:formula="525 * ?f5 / 544"/><draw:equation draw:name="f29" draw:formula="215 * ?f4 / 513"/><draw:equation draw:name="f30" draw:formula="540 * ?f5 / 544"/><draw:equation draw:name="f31" draw:formula="172 * ?f4 / 513"/><draw:equation draw:name="f32" draw:formula="544 * ?f5 / 544"/><draw:equation draw:name="f33" draw:formula="138 * ?f4 / 513"/><draw:equation draw:name="f34" draw:formula="103 * ?f4 / 513"/><draw:equation draw:name="f35" draw:formula="528 * ?f5 / 544"/><draw:equation draw:name="f36" draw:formula="80 * ?f4 / 513"/><draw:equation draw:name="f37" draw:formula="509 * ?f5 / 544"/><draw:equation draw:name="f38" draw:formula="64 * ?f4 / 513"/><draw:equation draw:name="f39" draw:formula="398 * ?f5 / 544"/><draw:equation draw:name="f40" draw:formula="7 * ?f4 / 513"/><draw:equation draw:name="f41" draw:formula="413 * ?f5 / 544"/><draw:equation draw:name="f42" draw:formula="24 * ?f4 / 513"/><draw:equation draw:name="f43" draw:formula="422 * ?f5 / 544"/><draw:equation draw:name="f44" draw:formula="54 * ?f4 / 513"/><draw:equation draw:name="f45" draw:formula="91 * ?f4 / 513"/><draw:equation draw:name="f46" draw:formula="410 * ?f5 / 544"/><draw:equation draw:name="f47" draw:formula="128 * ?f4 / 513"/><draw:equation draw:name="f48" draw:formula="394 * ?f5 / 544"/><draw:equation draw:name="f49" draw:formula="367 * ?f5 / 544"/><draw:equation draw:name="f50" draw:formula="218 * ?f4 / 513"/><draw:equation draw:name="f51" draw:formula="334 * ?f5 / 544"/><draw:equation draw:name="f52" draw:formula="262 * ?f4 / 513"/><draw:equation draw:name="f53" draw:formula="295 * ?f5 / 544"/><draw:equation draw:name="f54" draw:formula="255 * ?f5 / 544"/><draw:equation draw:name="f55" draw:formula="343 * ?f4 / 513"/><draw:equation draw:name="f56" draw:formula="210 * ?f5 / 544"/><draw:equation draw:name="f57" draw:formula="380 * ?f4 / 513"/><draw:equation draw:name="f58" draw:formula="165 * ?f5 / 544"/><draw:equation draw:name="f59" draw:formula="408 * ?f4 / 513"/><draw:equation draw:name="f60" draw:formula="428 * ?f4 / 513"/><draw:equation draw:name="f61" draw:formula="80 * ?f5 / 544"/><draw:equation draw:name="f62" draw:formula="442 * ?f4 / 513"/><draw:equation draw:name="f63" draw:formula="43 * ?f5 / 544"/><draw:equation draw:name="f64" draw:formula="449 * ?f4 / 513"/><draw:equation draw:name="f65" draw:formula="10 * ?f5 / 544"/><draw:equation draw:name="f66" draw:formula="?f8 / ?f6"/><draw:equation draw:name="f67" draw:formula="?f9 / ?f7"/><draw:equation draw:name="f68" draw:formula="?f10 / ?f6"/><draw:equation draw:name="f69" draw:formula="?f11 / ?f7"/><draw:equation draw:name="f70" draw:formula="?f12 / ?f6"/><draw:equation draw:name="f71" draw:formula="?f13 / ?f6"/><draw:equation draw:name="f72" draw:formula="?f14 / ?f6"/><draw:equation draw:name="f73" draw:formula="?f15 / ?f7"/><draw:equation draw:name="f74" draw:formula="?f16 / ?f6"/><draw:equation draw:name="f75" draw:formula="?f17 / ?f7"/><draw:equation draw:name="f76" draw:formula="?f18 / ?f6"/><draw:equation draw:name="f77" draw:formula="?f19 / ?f7"/><draw:equation draw:name="f78" draw:formula="?f20 / ?f6"/><draw:equation draw:name="f79" draw:formula="?f21 / ?f7"/><draw:equation draw:name="f80" draw:formula="?f22 / ?f6"/><draw:equation draw:name="f81" draw:formula="?f23 / ?f7"/><draw:equation draw:name="f82" draw:formula="?f24 / ?f6"/><draw:equation draw:name="f83" draw:formula="?f25 / ?f7"/><draw:equation draw:name="f84" draw:formula="?f26 / ?f6"/><draw:equation draw:name="f85" draw:formula="?f27 / ?f7"/><draw:equation draw:name="f86" draw:formula="?f28 / ?f6"/><draw:equation draw:name="f87" draw:formula="?f29 / ?f7"/><draw:equation draw:name="f88" draw:formula="?f30 / ?f6"/><draw:equation draw:name="f89" draw:formula="?f31 / ?f7"/><draw:equation draw:name="f90" draw:formula="?f32 / ?f6"/><draw:equation draw:name="f91" draw:formula="?f33 / ?f7"/><draw:equation draw:name="f92" draw:formula="?f34 / ?f7"/><draw:equation draw:name="f93" draw:formula="?f35 / ?f6"/><draw:equation draw:name="f94" draw:formula="?f36 / ?f7"/><draw:equation draw:name="f95" draw:formula="?f37 / ?f6"/><draw:equation draw:name="f96" draw:formula="?f38 / ?f7"/><draw:equation draw:name="f97" draw:formula="?f39 / ?f6"/><draw:equation draw:name="f98" draw:formula="?f40 / ?f7"/><draw:equation draw:name="f99" draw:formula="?f41 / ?f6"/><draw:equation draw:name="f100" draw:formula="?f42 / ?f7"/><draw:equation draw:name="f101" draw:formula="?f43 / ?f6"/><draw:equation draw:name="f102" draw:formula="?f44 / ?f7"/><draw:equation draw:name="f103" draw:formula="?f45 / ?f7"/><draw:equation draw:name="f104" draw:formula="?f46 / ?f6"/><draw:equation draw:name="f105" draw:formula="?f47 / ?f7"/><draw:equation draw:name="f106" draw:formula="?f48 / ?f6"/><draw:equation draw:name="f107" draw:formula="?f49 / ?f6"/><draw:equation draw:name="f108" draw:formula="?f50 / ?f7"/><draw:equation draw:name="f109" draw:formula="?f51 / ?f6"/><draw:equation draw:name="f110" draw:formula="?f52 / ?f7"/><draw:equation draw:name="f111" draw:formula="?f53 / ?f6"/><draw:equation draw:name="f112" draw:formula="?f54 / ?f6"/><draw:equation draw:name="f113" draw:formula="?f55 / ?f7"/><draw:equation draw:name="f114" draw:formula="?f56 / ?f6"/><draw:equation draw:name="f115" draw:formula="?f57 / ?f7"/><draw:equation draw:name="f116" draw:formula="?f58 / ?f6"/><draw:equation draw:name="f117" draw:formula="?f59 / ?f7"/><draw:equation draw:name="f118" draw:formula="?f60 / ?f7"/><draw:equation draw:name="f119" draw:formula="?f61 / ?f6"/><draw:equation draw:name="f120" draw:formula="?f62 / ?f7"/><draw:equation draw:name="f121" draw:formula="?f63 / ?f6"/><draw:equation draw:name="f122" draw:formula="?f64 / ?f7"/><draw:equation draw:name="f123" draw:formula="?f65 / ?f6"/><draw:equation draw:name="f124" draw:formula="0 / ?f6"/><draw:equation draw:name="f125" draw:formula="?f1 / ?f6"/><draw:equation draw:name="f126" draw:formula="0 / ?f7"/><draw:equation draw:name="f127" draw:formula="?f3 / ?f7"/></draw:enhanced-geometry></draw:custom-shape><draw:custom-shape svg:x="3.11736in" svg:y="1.48264in" svg:width="0.37778in" svg:height="0.35625in" draw:z-index="251641856" draw:id="id87" draw:style-name="a85" draw:name="Freeform 14" text:anchor-type="paragraph"><svg:title/><svg:desc/><draw:enhanced-geometry draw:type="non-primitive" svg:viewBox="0 0 544 513" draw:enhanced-path="M 123 504 L 123 504 134 507 149 509 165 513 182 509 203 509 224 504 240 496 264 486 285 474 311 458 332 446 356 427 375 409 400 389 415 370 438 349 457 328 474 307 488 282 506 261 514 238 525 215 535 195 540 172 544 154 544 138 544 120 540 103 535 91 528 80 521 69 509 64 386 0 398 7 407 15 413 24 415 41 422 54 422 70 422 91 415 108 410 128 403 150 394 172 380 195 367 218 351 239 334 262 314 282 295 307 276 326 255 343 233 362 210 380 189 395 165 408 142 419 123 428 101 439 80 442 62 446 43 449 26 446 10 442 0 436 123 504 Z N" draw:text-areas="?f124 ?f126 ?f125 ?f127" draw:glue-points="?f66 ?f67 ?f68 ?f69 ?f70 ?f69 ?f71 ?f67 ?f72 ?f73 ?f74 ?f75 ?f76 ?f77 ?f78 ?f79 ?f80 ?f81 ?f82 ?f83 ?f84 ?f85 ?f86 ?f87 ?f88 ?f89 ?f90 ?f91 ?f88 ?f92 ?f93 ?f94 ?f95 ?f96 ?f97 ?f98 ?f99 ?f100 ?f101 ?f102 ?f101 ?f103 ?f104 ?f105 ?f106 ?f89 ?f107 ?f108 ?f109 ?f110 ?f111 ?f83 ?f112 ?f113 ?f114 ?f115 ?f116 ?f117 ?f66 ?f118 ?f119 ?f120 ?f121 ?f122 ?f123 ?f120 ?f66 ?f67" draw:glue-point-leaving-directions="-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4"/><draw:equation draw:name="f7" draw:formula="?f4 / 513"/><draw:equation draw:name="f8" draw:formula="123 * ?f5 / 544"/><draw:equation draw:name="f9" draw:formula="504 * ?f4 / 513"/><draw:equation draw:name="f10" draw:formula="149 * ?f5 / 544"/><draw:equation draw:name="f11" draw:formula="509 * ?f4 / 513"/><draw:equation draw:name="f12" draw:formula="182 * ?f5 / 544"/><draw:equation draw:name="f13" draw:formula="224 * ?f5 / 544"/><draw:equation draw:name="f14" draw:formula="264 * ?f5 / 544"/><draw:equation draw:name="f15" draw:formula="486 * ?f4 / 513"/><draw:equation draw:name="f16" draw:formula="311 * ?f5 / 544"/><draw:equation draw:name="f17" draw:formula="458 * ?f4 / 513"/><draw:equation draw:name="f18" draw:formula="356 * ?f5 / 544"/><draw:equation draw:name="f19" draw:formula="427 * ?f4 / 513"/><draw:equation draw:name="f20" draw:formula="400 * ?f5 / 544"/><draw:equation draw:name="f21" draw:formula="389 * ?f4 / 513"/><draw:equation draw:name="f22" draw:formula="438 * ?f5 / 544"/><draw:equation draw:name="f23" draw:formula="349 * ?f4 / 513"/><draw:equation draw:name="f24" draw:formula="474 * ?f5 / 544"/><draw:equation draw:name="f25" draw:formula="307 * ?f4 / 513"/><draw:equation draw:name="f26" draw:formula="506 * ?f5 / 544"/><draw:equation draw:name="f27" draw:formula="261 * ?f4 / 513"/><draw:equation draw:name="f28" draw:formula="525 * ?f5 / 544"/><draw:equation draw:name="f29" draw:formula="215 * ?f4 / 513"/><draw:equation draw:name="f30" draw:formula="540 * ?f5 / 544"/><draw:equation draw:name="f31" draw:formula="172 * ?f4 / 513"/><draw:equation draw:name="f32" draw:formula="544 * ?f5 / 544"/><draw:equation draw:name="f33" draw:formula="138 * ?f4 / 513"/><draw:equation draw:name="f34" draw:formula="103 * ?f4 / 513"/><draw:equation draw:name="f35" draw:formula="528 * ?f5 / 544"/><draw:equation draw:name="f36" draw:formula="80 * ?f4 / 513"/><draw:equation draw:name="f37" draw:formula="509 * ?f5 / 544"/><draw:equation draw:name="f38" draw:formula="64 * ?f4 / 513"/><draw:equation draw:name="f39" draw:formula="398 * ?f5 / 544"/><draw:equation draw:name="f40" draw:formula="7 * ?f4 / 513"/><draw:equation draw:name="f41" draw:formula="413 * ?f5 / 544"/><draw:equation draw:name="f42" draw:formula="24 * ?f4 / 513"/><draw:equation draw:name="f43" draw:formula="422 * ?f5 / 544"/><draw:equation draw:name="f44" draw:formula="54 * ?f4 / 513"/><draw:equation draw:name="f45" draw:formula="91 * ?f4 / 513"/><draw:equation draw:name="f46" draw:formula="410 * ?f5 / 544"/><draw:equation draw:name="f47" draw:formula="128 * ?f4 / 513"/><draw:equation draw:name="f48" draw:formula="394 * ?f5 / 544"/><draw:equation draw:name="f49" draw:formula="367 * ?f5 / 544"/><draw:equation draw:name="f50" draw:formula="218 * ?f4 / 513"/><draw:equation draw:name="f51" draw:formula="334 * ?f5 / 544"/><draw:equation draw:name="f52" draw:formula="262 * ?f4 / 513"/><draw:equation draw:name="f53" draw:formula="295 * ?f5 / 544"/><draw:equation draw:name="f54" draw:formula="255 * ?f5 / 544"/><draw:equation draw:name="f55" draw:formula="343 * ?f4 / 513"/><draw:equation draw:name="f56" draw:formula="210 * ?f5 / 544"/><draw:equation draw:name="f57" draw:formula="380 * ?f4 / 513"/><draw:equation draw:name="f58" draw:formula="165 * ?f5 / 544"/><draw:equation draw:name="f59" draw:formula="408 * ?f4 / 513"/><draw:equation draw:name="f60" draw:formula="428 * ?f4 / 513"/><draw:equation draw:name="f61" draw:formula="80 * ?f5 / 544"/><draw:equation draw:name="f62" draw:formula="442 * ?f4 / 513"/><draw:equation draw:name="f63" draw:formula="43 * ?f5 / 544"/><draw:equation draw:name="f64" draw:formula="449 * ?f4 / 513"/><draw:equation draw:name="f65" draw:formula="10 * ?f5 / 544"/><draw:equation draw:name="f66" draw:formula="?f8 / ?f6"/><draw:equation draw:name="f67" draw:formula="?f9 / ?f7"/><draw:equation draw:name="f68" draw:formula="?f10 / ?f6"/><draw:equation draw:name="f69" draw:formula="?f11 / ?f7"/><draw:equation draw:name="f70" draw:formula="?f12 / ?f6"/><draw:equation draw:name="f71" draw:formula="?f13 / ?f6"/><draw:equation draw:name="f72" draw:formula="?f14 / ?f6"/><draw:equation draw:name="f73" draw:formula="?f15 / ?f7"/><draw:equation draw:name="f74" draw:formula="?f16 / ?f6"/><draw:equation draw:name="f75" draw:formula="?f17 / ?f7"/><draw:equation draw:name="f76" draw:formula="?f18 / ?f6"/><draw:equation draw:name="f77" draw:formula="?f19 / ?f7"/><draw:equation draw:name="f78" draw:formula="?f20 / ?f6"/><draw:equation draw:name="f79" draw:formula="?f21 / ?f7"/><draw:equation draw:name="f80" draw:formula="?f22 / ?f6"/><draw:equation draw:name="f81" draw:formula="?f23 / ?f7"/><draw:equation draw:name="f82" draw:formula="?f24 / ?f6"/><draw:equation draw:name="f83" draw:formula="?f25 / ?f7"/><draw:equation draw:name="f84" draw:formula="?f26 / ?f6"/><draw:equation draw:name="f85" draw:formula="?f27 / ?f7"/><draw:equation draw:name="f86" draw:formula="?f28 / ?f6"/><draw:equation draw:name="f87" draw:formula="?f29 / ?f7"/><draw:equation draw:name="f88" draw:formula="?f30 / ?f6"/><draw:equation draw:name="f89" draw:formula="?f31 / ?f7"/><draw:equation draw:name="f90" draw:formula="?f32 / ?f6"/><draw:equation draw:name="f91" draw:formula="?f33 / ?f7"/><draw:equation draw:name="f92" draw:formula="?f34 / ?f7"/><draw:equation draw:name="f93" draw:formula="?f35 / ?f6"/><draw:equation draw:name="f94" draw:formula="?f36 / ?f7"/><draw:equation draw:name="f95" draw:formula="?f37 / ?f6"/><draw:equation draw:name="f96" draw:formula="?f38 / ?f7"/><draw:equation draw:name="f97" draw:formula="?f39 / ?f6"/><draw:equation draw:name="f98" draw:formula="?f40 / ?f7"/><draw:equation draw:name="f99" draw:formula="?f41 / ?f6"/><draw:equation draw:name="f100" draw:formula="?f42 / ?f7"/><draw:equation draw:name="f101" draw:formula="?f43 / ?f6"/><draw:equation draw:name="f102" draw:formula="?f44 / ?f7"/><draw:equation draw:name="f103" draw:formula="?f45 / ?f7"/><draw:equation draw:name="f104" draw:formula="?f46 / ?f6"/><draw:equation draw:name="f105" draw:formula="?f47 / ?f7"/><draw:equation draw:name="f106" draw:formula="?f48 / ?f6"/><draw:equation draw:name="f107" draw:formula="?f49 / ?f6"/><draw:equation draw:name="f108" draw:formula="?f50 / ?f7"/><draw:equation draw:name="f109" draw:formula="?f51 / ?f6"/><draw:equation draw:name="f110" draw:formula="?f52 / ?f7"/><draw:equation draw:name="f111" draw:formula="?f53 / ?f6"/><draw:equation draw:name="f112" draw:formula="?f54 / ?f6"/><draw:equation draw:name="f113" draw:formula="?f55 / ?f7"/><draw:equation draw:name="f114" draw:formula="?f56 / ?f6"/><draw:equation draw:name="f115" draw:formula="?f57 / ?f7"/><draw:equation draw:name="f116" draw:formula="?f58 / ?f6"/><draw:equation draw:name="f117" draw:formula="?f59 / ?f7"/><draw:equation draw:name="f118" draw:formula="?f60 / ?f7"/><draw:equation draw:name="f119" draw:formula="?f61 / ?f6"/><draw:equation draw:name="f120" draw:formula="?f62 / ?f7"/><draw:equation draw:name="f121" draw:formula="?f63 / ?f6"/><draw:equation draw:name="f122" draw:formula="?f64 / ?f7"/><draw:equation draw:name="f123" draw:formula="?f65 / ?f6"/><draw:equation draw:name="f124" draw:formula="0 / ?f6"/><draw:equation draw:name="f125" draw:formula="?f1 / ?f6"/><draw:equation draw:name="f126" draw:formula="0 / ?f7"/><draw:equation draw:name="f127" draw:formula="?f3 / ?f7"/></draw:enhanced-geometry></draw:custom-shape><draw:custom-shape svg:x="0.36458in" svg:y="0.45694in" svg:width="3.09931in" svg:height="1.52292in" draw:z-index="251637760" draw:id="id88" draw:style-name="a86" draw:name="Freeform 10" text:anchor-type="paragraph"><svg:title/><svg:desc/><draw:enhanced-geometry draw:type="non-primitive" svg:viewBox="0 0 4463 2193" draw:enhanced-path="M 0 1909 L 219 2193 373 2129 533 2066 693 2000 855 1936 1015 1873 1176 1808 1338 1742 1498 1678 1658 1614 1818 1547 1978 1481 2132 1416 2287 1350 2438 1285 2586 1222 2730 1156 2873 1092 3008 1027 3140 961 3270 898 3392 834 3510 771 3623 709 3726 645 3827 583 3920 521 4004 462 4080 399 4150 340 4211 279 4265 221 4308 163 4322 146 4339 127 4362 106 4386 83 4409 60 4430 38 4449 19 4463 0 3889 52 3821 46 3754 43 3688 43 3623 47 3557 56 3493 67 3427 83 3364 104 3300 127 3237 154 3175 183 3112 218 3050 258 2989 301 2928 348 2867 398 2831 409 2782 426 2721 453 2650 485 2570 522 2478 566 2382 613 2275 666 2167 721 2049 780 1929 842 1804 907 1677 973 1550 1041 1421 1108 1293 1179 1166 1246 1037 1314 917 1383 798 1446 683 1508 573 1569 473 1624 379 1678 292 1728 215 1772 149 1811 92 1844 48 1872 19 1892 2 1903 0 1909 Z N" draw:text-areas="?f184 ?f186 ?f185 ?f187" draw:glue-points="?f96 ?f97 ?f98 ?f99 ?f100 ?f101 ?f102 ?f103 ?f104 ?f105 ?f106 ?f107 ?f108 ?f109 ?f110 ?f111 ?f112 ?f113 ?f114 ?f115 ?f116 ?f117 ?f118 ?f119 ?f120 ?f121 ?f122 ?f123 ?f124 ?f125 ?f126 ?f127 ?f128 ?f129 ?f130 ?f131 ?f132 ?f133 ?f134 ?f135 ?f136 ?f137 ?f138 ?f139 ?f140 ?f141 ?f142 ?f143 ?f144 ?f133 ?f145 ?f131 ?f146 ?f147 ?f148 ?f149 ?f150 ?f151 ?f152 ?f153 ?f154 ?f155 ?f156 ?f157 ?f158 ?f159 ?f160 ?f161 ?f162 ?f163 ?f164 ?f165 ?f166 ?f167 ?f168 ?f169 ?f170 ?f171 ?f172 ?f173 ?f174 ?f175 ?f176 ?f177 ?f178 ?f179 ?f180 ?f181 ?f182 ?f183" draw:glue-point-leaving-directions="-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3"/><draw:equation draw:name="f7" draw:formula="?f4 / 2193"/><draw:equation draw:name="f8" draw:formula="219 * ?f5 / 4463"/><draw:equation draw:name="f9" draw:formula="2193 * ?f4 / 2193"/><draw:equation draw:name="f10" draw:formula="533 * ?f5 / 4463"/><draw:equation draw:name="f11" draw:formula="2066 * ?f4 / 2193"/><draw:equation draw:name="f12" draw:formula="855 * ?f5 / 4463"/><draw:equation draw:name="f13" draw:formula="1936 * ?f4 / 2193"/><draw:equation draw:name="f14" draw:formula="1176 * ?f5 / 4463"/><draw:equation draw:name="f15" draw:formula="1808 * ?f4 / 2193"/><draw:equation draw:name="f16" draw:formula="1498 * ?f5 / 4463"/><draw:equation draw:name="f17" draw:formula="1678 * ?f4 / 2193"/><draw:equation draw:name="f18" draw:formula="1818 * ?f5 / 4463"/><draw:equation draw:name="f19" draw:formula="1547 * ?f4 / 2193"/><draw:equation draw:name="f20" draw:formula="2132 * ?f5 / 4463"/><draw:equation draw:name="f21" draw:formula="1416 * ?f4 / 2193"/><draw:equation draw:name="f22" draw:formula="2438 * ?f5 / 4463"/><draw:equation draw:name="f23" draw:formula="1285 * ?f4 / 2193"/><draw:equation draw:name="f24" draw:formula="2730 * ?f5 / 4463"/><draw:equation draw:name="f25" draw:formula="1156 * ?f4 / 2193"/><draw:equation draw:name="f26" draw:formula="3008 * ?f5 / 4463"/><draw:equation draw:name="f27" draw:formula="1027 * ?f4 / 2193"/><draw:equation draw:name="f28" draw:formula="3270 * ?f5 / 4463"/><draw:equation draw:name="f29" draw:formula="898 * ?f4 / 2193"/><draw:equation draw:name="f30" draw:formula="3510 * ?f5 / 4463"/><draw:equation draw:name="f31" draw:formula="771 * ?f4 / 2193"/><draw:equation draw:name="f32" draw:formula="3726 * ?f5 / 4463"/><draw:equation draw:name="f33" draw:formula="645 * ?f4 / 2193"/><draw:equation draw:name="f34" draw:formula="3920 * ?f5 / 4463"/><draw:equation draw:name="f35" draw:formula="521 * ?f4 / 2193"/><draw:equation draw:name="f36" draw:formula="4080 * ?f5 / 4463"/><draw:equation draw:name="f37" draw:formula="399 * ?f4 / 2193"/><draw:equation draw:name="f38" draw:formula="4211 * ?f5 / 4463"/><draw:equation draw:name="f39" draw:formula="279 * ?f4 / 2193"/><draw:equation draw:name="f40" draw:formula="4308 * ?f5 / 4463"/><draw:equation draw:name="f41" draw:formula="163 * ?f4 / 2193"/><draw:equation draw:name="f42" draw:formula="4339 * ?f5 / 4463"/><draw:equation draw:name="f43" draw:formula="127 * ?f4 / 2193"/><draw:equation draw:name="f44" draw:formula="4386 * ?f5 / 4463"/><draw:equation draw:name="f45" draw:formula="83 * ?f4 / 2193"/><draw:equation draw:name="f46" draw:formula="4430 * ?f5 / 4463"/><draw:equation draw:name="f47" draw:formula="38 * ?f4 / 2193"/><draw:equation draw:name="f48" draw:formula="4463 * ?f5 / 4463"/><draw:equation draw:name="f49" draw:formula="0 * ?f4 / 2193"/><draw:equation draw:name="f50" draw:formula="3821 * ?f5 / 4463"/><draw:equation draw:name="f51" draw:formula="46 * ?f4 / 2193"/><draw:equation draw:name="f52" draw:formula="3688 * ?f5 / 4463"/><draw:equation draw:name="f53" draw:formula="43 * ?f4 / 2193"/><draw:equation draw:name="f54" draw:formula="3557 * ?f5 / 4463"/><draw:equation draw:name="f55" draw:formula="56 * ?f4 / 2193"/><draw:equation draw:name="f56" draw:formula="3427 * ?f5 / 4463"/><draw:equation draw:name="f57" draw:formula="3300 * ?f5 / 4463"/><draw:equation draw:name="f58" draw:formula="3175 * ?f5 / 4463"/><draw:equation draw:name="f59" draw:formula="183 * ?f4 / 2193"/><draw:equation draw:name="f60" draw:formula="3050 * ?f5 / 4463"/><draw:equation draw:name="f61" draw:formula="258 * ?f4 / 2193"/><draw:equation draw:name="f62" draw:formula="2928 * ?f5 / 4463"/><draw:equation draw:name="f63" draw:formula="348 * ?f4 / 2193"/><draw:equation draw:name="f64" draw:formula="2831 * ?f5 / 4463"/><draw:equation draw:name="f65" draw:formula="409 * ?f4 / 2193"/><draw:equation draw:name="f66" draw:formula="2721 * ?f5 / 4463"/><draw:equation draw:name="f67" draw:formula="453 * ?f4 / 2193"/><draw:equation draw:name="f68" draw:formula="2570 * ?f5 / 4463"/><draw:equation draw:name="f69" draw:formula="522 * ?f4 / 2193"/><draw:equation draw:name="f70" draw:formula="2382 * ?f5 / 4463"/><draw:equation draw:name="f71" draw:formula="613 * ?f4 / 2193"/><draw:equation draw:name="f72" draw:formula="2167 * ?f5 / 4463"/><draw:equation draw:name="f73" draw:formula="721 * ?f4 / 2193"/><draw:equation draw:name="f74" draw:formula="1929 * ?f5 / 4463"/><draw:equation draw:name="f75" draw:formula="842 * ?f4 / 2193"/><draw:equation draw:name="f76" draw:formula="1677 * ?f5 / 4463"/><draw:equation draw:name="f77" draw:formula="973 * ?f4 / 2193"/><draw:equation draw:name="f78" draw:formula="1421 * ?f5 / 4463"/><draw:equation draw:name="f79" draw:formula="1108 * ?f4 / 2193"/><draw:equation draw:name="f80" draw:formula="1166 * ?f5 / 4463"/><draw:equation draw:name="f81" draw:formula="1246 * ?f4 / 2193"/><draw:equation draw:name="f82" draw:formula="917 * ?f5 / 4463"/><draw:equation draw:name="f83" draw:formula="1383 * ?f4 / 2193"/><draw:equation draw:name="f84" draw:formula="683 * ?f5 / 4463"/><draw:equation draw:name="f85" draw:formula="1508 * ?f4 / 2193"/><draw:equation draw:name="f86" draw:formula="473 * ?f5 / 4463"/><draw:equation draw:name="f87" draw:formula="1624 * ?f4 / 2193"/><draw:equation draw:name="f88" draw:formula="292 * ?f5 / 4463"/><draw:equation draw:name="f89" draw:formula="1728 * ?f4 / 2193"/><draw:equation draw:name="f90" draw:formula="149 * ?f5 / 4463"/><draw:equation draw:name="f91" draw:formula="1811 * ?f4 / 2193"/><draw:equation draw:name="f92" draw:formula="48 * ?f5 / 4463"/><draw:equation draw:name="f93" draw:formula="1872 * ?f4 / 2193"/><draw:equation draw:name="f94" draw:formula="2 * ?f5 / 4463"/><draw:equation draw:name="f95" draw:formula="1903 * ?f4 / 2193"/><draw:equation draw:name="f96" draw:formula="?f8 / ?f6"/><draw:equation draw:name="f97" draw:formula="?f9 / ?f7"/><draw:equation draw:name="f98" draw:formula="?f10 / ?f6"/><draw:equation draw:name="f99" draw:formula="?f11 / ?f7"/><draw:equation draw:name="f100" draw:formula="?f12 / ?f6"/><draw:equation draw:name="f101" draw:formula="?f13 / ?f7"/><draw:equation draw:name="f102" draw:formula="?f14 / ?f6"/><draw:equation draw:name="f103" draw:formula="?f15 / ?f7"/><draw:equation draw:name="f104" draw:formula="?f16 / ?f6"/><draw:equation draw:name="f105" draw:formula="?f17 / ?f7"/><draw:equation draw:name="f106" draw:formula="?f18 / ?f6"/><draw:equation draw:name="f107" draw:formula="?f19 / ?f7"/><draw:equation draw:name="f108" draw:formula="?f20 / ?f6"/><draw:equation draw:name="f109" draw:formula="?f21 / ?f7"/><draw:equation draw:name="f110" draw:formula="?f22 / ?f6"/><draw:equation draw:name="f111" draw:formula="?f23 / ?f7"/><draw:equation draw:name="f112" draw:formula="?f24 / ?f6"/><draw:equation draw:name="f113" draw:formula="?f25 / ?f7"/><draw:equation draw:name="f114" draw:formula="?f26 / ?f6"/><draw:equation draw:name="f115" draw:formula="?f27 / ?f7"/><draw:equation draw:name="f116" draw:formula="?f28 / ?f6"/><draw:equation draw:name="f117" draw:formula="?f29 / ?f7"/><draw:equation draw:name="f118" draw:formula="?f30 / ?f6"/><draw:equation draw:name="f119" draw:formula="?f31 / ?f7"/><draw:equation draw:name="f120" draw:formula="?f32 / ?f6"/><draw:equation draw:name="f121" draw:formula="?f33 / ?f7"/><draw:equation draw:name="f122" draw:formula="?f34 / ?f6"/><draw:equation draw:name="f123" draw:formula="?f35 / ?f7"/><draw:equation draw:name="f124" draw:formula="?f36 / ?f6"/><draw:equation draw:name="f125" draw:formula="?f37 / ?f7"/><draw:equation draw:name="f126" draw:formula="?f38 / ?f6"/><draw:equation draw:name="f127" draw:formula="?f39 / ?f7"/><draw:equation draw:name="f128" draw:formula="?f40 / ?f6"/><draw:equation draw:name="f129" draw:formula="?f41 / ?f7"/><draw:equation draw:name="f130" draw:formula="?f42 / ?f6"/><draw:equation draw:name="f131" draw:formula="?f43 / ?f7"/><draw:equation draw:name="f132" draw:formula="?f44 / ?f6"/><draw:equation draw:name="f133" draw:formula="?f45 / ?f7"/><draw:equation draw:name="f134" draw:formula="?f46 / ?f6"/><draw:equation draw:name="f135" draw:formula="?f47 / ?f7"/><draw:equation draw:name="f136" draw:formula="?f48 / ?f6"/><draw:equation draw:name="f137" draw:formula="?f49 / ?f7"/><draw:equation draw:name="f138" draw:formula="?f50 / ?f6"/><draw:equation draw:name="f139" draw:formula="?f51 / ?f7"/><draw:equation draw:name="f140" draw:formula="?f52 / ?f6"/><draw:equation draw:name="f141" draw:formula="?f53 / ?f7"/><draw:equation draw:name="f142" draw:formula="?f54 / ?f6"/><draw:equation draw:name="f143" draw:formula="?f55 / ?f7"/><draw:equation draw:name="f144" draw:formula="?f56 / ?f6"/><draw:equation draw:name="f145" draw:formula="?f57 / ?f6"/><draw:equation draw:name="f146" draw:formula="?f58 / ?f6"/><draw:equation draw:name="f147" draw:formula="?f59 / ?f7"/><draw:equation draw:name="f148" draw:formula="?f60 / ?f6"/><draw:equation draw:name="f149" draw:formula="?f61 / ?f7"/><draw:equation draw:name="f150" draw:formula="?f62 / ?f6"/><draw:equation draw:name="f151" draw:formula="?f63 / ?f7"/><draw:equation draw:name="f152" draw:formula="?f64 / ?f6"/><draw:equation draw:name="f153" draw:formula="?f65 / ?f7"/><draw:equation draw:name="f154" draw:formula="?f66 / ?f6"/><draw:equation draw:name="f155" draw:formula="?f67 / ?f7"/><draw:equation draw:name="f156" draw:formula="?f68 / ?f6"/><draw:equation draw:name="f157" draw:formula="?f69 / ?f7"/><draw:equation draw:name="f158" draw:formula="?f70 / ?f6"/><draw:equation draw:name="f159" draw:formula="?f71 / ?f7"/><draw:equation draw:name="f160" draw:formula="?f72 / ?f6"/><draw:equation draw:name="f161" draw:formula="?f73 / ?f7"/><draw:equation draw:name="f162" draw:formula="?f74 / ?f6"/><draw:equation draw:name="f163" draw:formula="?f75 / ?f7"/><draw:equation draw:name="f164" draw:formula="?f76 / ?f6"/><draw:equation draw:name="f165" draw:formula="?f77 / ?f7"/><draw:equation draw:name="f166" draw:formula="?f78 / ?f6"/><draw:equation draw:name="f167" draw:formula="?f79 / ?f7"/><draw:equation draw:name="f168" draw:formula="?f80 / ?f6"/><draw:equation draw:name="f169" draw:formula="?f81 / ?f7"/><draw:equation draw:name="f170" draw:formula="?f82 / ?f6"/><draw:equation draw:name="f171" draw:formula="?f83 / ?f7"/><draw:equation draw:name="f172" draw:formula="?f84 / ?f6"/><draw:equation draw:name="f173" draw:formula="?f85 / ?f7"/><draw:equation draw:name="f174" draw:formula="?f86 / ?f6"/><draw:equation draw:name="f175" draw:formula="?f87 / ?f7"/><draw:equation draw:name="f176" draw:formula="?f88 / ?f6"/><draw:equation draw:name="f177" draw:formula="?f89 / ?f7"/><draw:equation draw:name="f178" draw:formula="?f90 / ?f6"/><draw:equation draw:name="f179" draw:formula="?f91 / ?f7"/><draw:equation draw:name="f180" draw:formula="?f92 / ?f6"/><draw:equation draw:name="f181" draw:formula="?f93 / ?f7"/><draw:equation draw:name="f182" draw:formula="?f94 / ?f6"/><draw:equation draw:name="f183" draw:formula="?f95 / ?f7"/><draw:equation draw:name="f184" draw:formula="0 / ?f6"/><draw:equation draw:name="f185" draw:formula="?f1 / ?f6"/><draw:equation draw:name="f186" draw:formula="0 / ?f7"/><draw:equation draw:name="f187" draw:formula="?f3 / ?f7"/></draw:enhanced-geometry></draw:custom-shape><draw:custom-shape svg:x="0.86667in" svg:y="0.7125in" svg:width="1.37292in" svg:height="0.38681in" draw:z-index="251636736" draw:id="id89" draw:style-name="a87" draw:name="Freeform 9" text:anchor-type="paragraph"><svg:title/><svg:desc/><draw:enhanced-geometry draw:type="non-primitive" svg:viewBox="0 0 1977 557" draw:enhanced-path="M 1977 91 L 382 0 0 183 1077 557 1088 553 1117 538 1164 514 1221 487 1293 451 1371 412 1453 372 1536 329 1621 284 1703 242 1779 204 1849 168 1903 138 1946 115 1971 99 1977 91 N" draw:text-areas="?f84 ?f86 ?f85 ?f87" draw:glue-points="?f46 ?f47 ?f48 ?f49 ?f50 ?f51 ?f52 ?f53 ?f54 ?f55 ?f56 ?f57 ?f58 ?f59 ?f60 ?f61 ?f62 ?f63 ?f64 ?f65 ?f66 ?f67 ?f68 ?f69 ?f70 ?f71 ?f72 ?f73 ?f74 ?f75 ?f76 ?f77 ?f78 ?f79 ?f80 ?f81 ?f82 ?f83 ?f46 ?f4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77"/><draw:equation draw:name="f7" draw:formula="?f4 / 557"/><draw:equation draw:name="f8" draw:formula="1977 * ?f5 / 1977"/><draw:equation draw:name="f9" draw:formula="91 * ?f4 / 557"/><draw:equation draw:name="f10" draw:formula="382 * ?f5 / 1977"/><draw:equation draw:name="f11" draw:formula="0 * ?f4 / 557"/><draw:equation draw:name="f12" draw:formula="0 * ?f5 / 1977"/><draw:equation draw:name="f13" draw:formula="183 * ?f4 / 557"/><draw:equation draw:name="f14" draw:formula="1077 * ?f5 / 1977"/><draw:equation draw:name="f15" draw:formula="557 * ?f4 / 557"/><draw:equation draw:name="f16" draw:formula="1088 * ?f5 / 1977"/><draw:equation draw:name="f17" draw:formula="553 * ?f4 / 557"/><draw:equation draw:name="f18" draw:formula="1117 * ?f5 / 1977"/><draw:equation draw:name="f19" draw:formula="538 * ?f4 / 557"/><draw:equation draw:name="f20" draw:formula="1164 * ?f5 / 1977"/><draw:equation draw:name="f21" draw:formula="514 * ?f4 / 557"/><draw:equation draw:name="f22" draw:formula="1221 * ?f5 / 1977"/><draw:equation draw:name="f23" draw:formula="487 * ?f4 / 557"/><draw:equation draw:name="f24" draw:formula="1293 * ?f5 / 1977"/><draw:equation draw:name="f25" draw:formula="451 * ?f4 / 557"/><draw:equation draw:name="f26" draw:formula="1371 * ?f5 / 1977"/><draw:equation draw:name="f27" draw:formula="412 * ?f4 / 557"/><draw:equation draw:name="f28" draw:formula="1453 * ?f5 / 1977"/><draw:equation draw:name="f29" draw:formula="372 * ?f4 / 557"/><draw:equation draw:name="f30" draw:formula="1536 * ?f5 / 1977"/><draw:equation draw:name="f31" draw:formula="329 * ?f4 / 557"/><draw:equation draw:name="f32" draw:formula="1621 * ?f5 / 1977"/><draw:equation draw:name="f33" draw:formula="284 * ?f4 / 557"/><draw:equation draw:name="f34" draw:formula="1703 * ?f5 / 1977"/><draw:equation draw:name="f35" draw:formula="242 * ?f4 / 557"/><draw:equation draw:name="f36" draw:formula="1779 * ?f5 / 1977"/><draw:equation draw:name="f37" draw:formula="204 * ?f4 / 557"/><draw:equation draw:name="f38" draw:formula="1849 * ?f5 / 1977"/><draw:equation draw:name="f39" draw:formula="168 * ?f4 / 557"/><draw:equation draw:name="f40" draw:formula="1903 * ?f5 / 1977"/><draw:equation draw:name="f41" draw:formula="138 * ?f4 / 557"/><draw:equation draw:name="f42" draw:formula="1946 * ?f5 / 1977"/><draw:equation draw:name="f43" draw:formula="115 * ?f4 / 557"/><draw:equation draw:name="f44" draw:formula="1971 * ?f5 / 1977"/><draw:equation draw:name="f45" draw:formula="99 * ?f4 / 557"/><draw:equation draw:name="f46" draw:formula="?f8 / ?f6"/><draw:equation draw:name="f47" draw:formula="?f9 / ?f7"/><draw:equation draw:name="f48" draw:formula="?f10 / ?f6"/><draw:equation draw:name="f49" draw:formula="?f11 / ?f7"/><draw:equation draw:name="f50" draw:formula="?f12 / ?f6"/><draw:equation draw:name="f51" draw:formula="?f13 / ?f7"/><draw:equation draw:name="f52" draw:formula="?f14 / ?f6"/><draw:equation draw:name="f53" draw:formula="?f15 / ?f7"/><draw:equation draw:name="f54" draw:formula="?f16 / ?f6"/><draw:equation draw:name="f55" draw:formula="?f17 / ?f7"/><draw:equation draw:name="f56" draw:formula="?f18 / ?f6"/><draw:equation draw:name="f57" draw:formula="?f19 / ?f7"/><draw:equation draw:name="f58" draw:formula="?f20 / ?f6"/><draw:equation draw:name="f59" draw:formula="?f21 / ?f7"/><draw:equation draw:name="f60" draw:formula="?f22 / ?f6"/><draw:equation draw:name="f61" draw:formula="?f23 / ?f7"/><draw:equation draw:name="f62" draw:formula="?f24 / ?f6"/><draw:equation draw:name="f63" draw:formula="?f25 / ?f7"/><draw:equation draw:name="f64" draw:formula="?f26 / ?f6"/><draw:equation draw:name="f65" draw:formula="?f27 / ?f7"/><draw:equation draw:name="f66" draw:formula="?f28 / ?f6"/><draw:equation draw:name="f67" draw:formula="?f29 / ?f7"/><draw:equation draw:name="f68" draw:formula="?f30 / ?f6"/><draw:equation draw:name="f69" draw:formula="?f31 / ?f7"/><draw:equation draw:name="f70" draw:formula="?f32 / ?f6"/><draw:equation draw:name="f71" draw:formula="?f33 / ?f7"/><draw:equation draw:name="f72" draw:formula="?f34 / ?f6"/><draw:equation draw:name="f73" draw:formula="?f35 / ?f7"/><draw:equation draw:name="f74" draw:formula="?f36 / ?f6"/><draw:equation draw:name="f75" draw:formula="?f37 / ?f7"/><draw:equation draw:name="f76" draw:formula="?f38 / ?f6"/><draw:equation draw:name="f77" draw:formula="?f39 / ?f7"/><draw:equation draw:name="f78" draw:formula="?f40 / ?f6"/><draw:equation draw:name="f79" draw:formula="?f41 / ?f7"/><draw:equation draw:name="f80" draw:formula="?f42 / ?f6"/><draw:equation draw:name="f81" draw:formula="?f43 / ?f7"/><draw:equation draw:name="f82" draw:formula="?f44 / ?f6"/><draw:equation draw:name="f83" draw:formula="?f45 / ?f7"/><draw:equation draw:name="f84" draw:formula="0 / ?f6"/><draw:equation draw:name="f85" draw:formula="?f1 / ?f6"/><draw:equation draw:name="f86" draw:formula="0 / ?f7"/><draw:equation draw:name="f87" draw:formula="?f3 / ?f7"/></draw:enhanced-geometry></draw:custom-shape><draw:custom-shape svg:x="0.86667in" svg:y="0.7125in" svg:width="1.37292in" svg:height="0.38681in" draw:z-index="251635712" draw:id="id90" draw:style-name="a88" draw:name="Freeform 8" text:anchor-type="paragraph"><svg:title/><svg:desc/><draw:enhanced-geometry draw:type="non-primitive" svg:viewBox="0 0 1977 557" draw:enhanced-path="M 1977 91 L 382 0 0 183 1077 557 1088 553 1117 538 1164 514 1221 487 1293 451 1371 412 1453 372 1536 329 1621 284 1703 242 1779 204 1849 168 1903 138 1946 115 1971 99 1977 91 Z N" draw:text-areas="?f84 ?f86 ?f85 ?f87" draw:glue-points="?f46 ?f47 ?f48 ?f49 ?f50 ?f51 ?f52 ?f53 ?f54 ?f55 ?f56 ?f57 ?f58 ?f59 ?f60 ?f61 ?f62 ?f63 ?f64 ?f65 ?f66 ?f67 ?f68 ?f69 ?f70 ?f71 ?f72 ?f73 ?f74 ?f75 ?f76 ?f77 ?f78 ?f79 ?f80 ?f81 ?f82 ?f83 ?f46 ?f4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77"/><draw:equation draw:name="f7" draw:formula="?f4 / 557"/><draw:equation draw:name="f8" draw:formula="1977 * ?f5 / 1977"/><draw:equation draw:name="f9" draw:formula="91 * ?f4 / 557"/><draw:equation draw:name="f10" draw:formula="382 * ?f5 / 1977"/><draw:equation draw:name="f11" draw:formula="0 * ?f4 / 557"/><draw:equation draw:name="f12" draw:formula="0 * ?f5 / 1977"/><draw:equation draw:name="f13" draw:formula="183 * ?f4 / 557"/><draw:equation draw:name="f14" draw:formula="1077 * ?f5 / 1977"/><draw:equation draw:name="f15" draw:formula="557 * ?f4 / 557"/><draw:equation draw:name="f16" draw:formula="1088 * ?f5 / 1977"/><draw:equation draw:name="f17" draw:formula="553 * ?f4 / 557"/><draw:equation draw:name="f18" draw:formula="1117 * ?f5 / 1977"/><draw:equation draw:name="f19" draw:formula="538 * ?f4 / 557"/><draw:equation draw:name="f20" draw:formula="1164 * ?f5 / 1977"/><draw:equation draw:name="f21" draw:formula="514 * ?f4 / 557"/><draw:equation draw:name="f22" draw:formula="1221 * ?f5 / 1977"/><draw:equation draw:name="f23" draw:formula="487 * ?f4 / 557"/><draw:equation draw:name="f24" draw:formula="1293 * ?f5 / 1977"/><draw:equation draw:name="f25" draw:formula="451 * ?f4 / 557"/><draw:equation draw:name="f26" draw:formula="1371 * ?f5 / 1977"/><draw:equation draw:name="f27" draw:formula="412 * ?f4 / 557"/><draw:equation draw:name="f28" draw:formula="1453 * ?f5 / 1977"/><draw:equation draw:name="f29" draw:formula="372 * ?f4 / 557"/><draw:equation draw:name="f30" draw:formula="1536 * ?f5 / 1977"/><draw:equation draw:name="f31" draw:formula="329 * ?f4 / 557"/><draw:equation draw:name="f32" draw:formula="1621 * ?f5 / 1977"/><draw:equation draw:name="f33" draw:formula="284 * ?f4 / 557"/><draw:equation draw:name="f34" draw:formula="1703 * ?f5 / 1977"/><draw:equation draw:name="f35" draw:formula="242 * ?f4 / 557"/><draw:equation draw:name="f36" draw:formula="1779 * ?f5 / 1977"/><draw:equation draw:name="f37" draw:formula="204 * ?f4 / 557"/><draw:equation draw:name="f38" draw:formula="1849 * ?f5 / 1977"/><draw:equation draw:name="f39" draw:formula="168 * ?f4 / 557"/><draw:equation draw:name="f40" draw:formula="1903 * ?f5 / 1977"/><draw:equation draw:name="f41" draw:formula="138 * ?f4 / 557"/><draw:equation draw:name="f42" draw:formula="1946 * ?f5 / 1977"/><draw:equation draw:name="f43" draw:formula="115 * ?f4 / 557"/><draw:equation draw:name="f44" draw:formula="1971 * ?f5 / 1977"/><draw:equation draw:name="f45" draw:formula="99 * ?f4 / 557"/><draw:equation draw:name="f46" draw:formula="?f8 / ?f6"/><draw:equation draw:name="f47" draw:formula="?f9 / ?f7"/><draw:equation draw:name="f48" draw:formula="?f10 / ?f6"/><draw:equation draw:name="f49" draw:formula="?f11 / ?f7"/><draw:equation draw:name="f50" draw:formula="?f12 / ?f6"/><draw:equation draw:name="f51" draw:formula="?f13 / ?f7"/><draw:equation draw:name="f52" draw:formula="?f14 / ?f6"/><draw:equation draw:name="f53" draw:formula="?f15 / ?f7"/><draw:equation draw:name="f54" draw:formula="?f16 / ?f6"/><draw:equation draw:name="f55" draw:formula="?f17 / ?f7"/><draw:equation draw:name="f56" draw:formula="?f18 / ?f6"/><draw:equation draw:name="f57" draw:formula="?f19 / ?f7"/><draw:equation draw:name="f58" draw:formula="?f20 / ?f6"/><draw:equation draw:name="f59" draw:formula="?f21 / ?f7"/><draw:equation draw:name="f60" draw:formula="?f22 / ?f6"/><draw:equation draw:name="f61" draw:formula="?f23 / ?f7"/><draw:equation draw:name="f62" draw:formula="?f24 / ?f6"/><draw:equation draw:name="f63" draw:formula="?f25 / ?f7"/><draw:equation draw:name="f64" draw:formula="?f26 / ?f6"/><draw:equation draw:name="f65" draw:formula="?f27 / ?f7"/><draw:equation draw:name="f66" draw:formula="?f28 / ?f6"/><draw:equation draw:name="f67" draw:formula="?f29 / ?f7"/><draw:equation draw:name="f68" draw:formula="?f30 / ?f6"/><draw:equation draw:name="f69" draw:formula="?f31 / ?f7"/><draw:equation draw:name="f70" draw:formula="?f32 / ?f6"/><draw:equation draw:name="f71" draw:formula="?f33 / ?f7"/><draw:equation draw:name="f72" draw:formula="?f34 / ?f6"/><draw:equation draw:name="f73" draw:formula="?f35 / ?f7"/><draw:equation draw:name="f74" draw:formula="?f36 / ?f6"/><draw:equation draw:name="f75" draw:formula="?f37 / ?f7"/><draw:equation draw:name="f76" draw:formula="?f38 / ?f6"/><draw:equation draw:name="f77" draw:formula="?f39 / ?f7"/><draw:equation draw:name="f78" draw:formula="?f40 / ?f6"/><draw:equation draw:name="f79" draw:formula="?f41 / ?f7"/><draw:equation draw:name="f80" draw:formula="?f42 / ?f6"/><draw:equation draw:name="f81" draw:formula="?f43 / ?f7"/><draw:equation draw:name="f82" draw:formula="?f44 / ?f6"/><draw:equation draw:name="f83" draw:formula="?f45 / ?f7"/><draw:equation draw:name="f84" draw:formula="0 / ?f6"/><draw:equation draw:name="f85" draw:formula="?f1 / ?f6"/><draw:equation draw:name="f86" draw:formula="0 / ?f7"/><draw:equation draw:name="f87" draw:formula="?f3 / ?f7"/></draw:enhanced-geometry></draw:custom-shape><draw:custom-shape svg:x="0.18125in" svg:y="1.23125in" svg:width="1.07153in" svg:height="0.53194in" draw:z-index="251634688" draw:id="id91" draw:style-name="a89" draw:name="Freeform 7" text:anchor-type="paragraph"><svg:title/><svg:desc/><draw:enhanced-geometry draw:type="non-primitive" svg:viewBox="0 0 1543 766" draw:enhanced-path="M 1543 75 L 1543 75 1505 81 1465 88 1426 96 1386 102 1345 108 1307 112 1263 115 1223 118 1181 120 1138 122 1098 124 1055 124 1009 124 969 122 926 120 879 120 836 116 792 114 747 108 702 104 658 99 611 93 568 85 521 80 474 70 431 64 384 53 337 45 292 34 246 23 198 11 154 0 0 84 279 766 285 763 295 758 312 747 335 736 366 720 399 701 438 680 481 657 530 630 578 604 632 574 686 544 745 513 801 481 862 449 921 416 982 384 1041 353 1100 319 1154 289 1209 260 1263 230 1312 204 1357 178 1399 154 1437 134 1470 116 1496 100 1519 88 1534 80 1541 75 1543 75 N" draw:text-areas="?f136 ?f138 ?f137 ?f139" draw:glue-points="?f72 ?f73 ?f74 ?f75 ?f76 ?f77 ?f78 ?f79 ?f80 ?f81 ?f82 ?f83 ?f84 ?f85 ?f86 ?f83 ?f87 ?f88 ?f89 ?f90 ?f91 ?f92 ?f93 ?f94 ?f95 ?f96 ?f97 ?f98 ?f99 ?f100 ?f101 ?f102 ?f103 ?f104 ?f105 ?f106 ?f107 ?f108 ?f109 ?f110 ?f111 ?f112 ?f113 ?f114 ?f115 ?f116 ?f117 ?f118 ?f119 ?f120 ?f121 ?f122 ?f123 ?f124 ?f125 ?f126 ?f127 ?f128 ?f129 ?f130 ?f131 ?f132 ?f133 ?f134 ?f135 ?f96 ?f72 ?f73" draw:glue-point-leaving-directions="-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3"/><draw:equation draw:name="f7" draw:formula="?f4 / 766"/><draw:equation draw:name="f8" draw:formula="1543 * ?f5 / 1543"/><draw:equation draw:name="f9" draw:formula="75 * ?f4 / 766"/><draw:equation draw:name="f10" draw:formula="1465 * ?f5 / 1543"/><draw:equation draw:name="f11" draw:formula="88 * ?f4 / 766"/><draw:equation draw:name="f12" draw:formula="1386 * ?f5 / 1543"/><draw:equation draw:name="f13" draw:formula="102 * ?f4 / 766"/><draw:equation draw:name="f14" draw:formula="1307 * ?f5 / 1543"/><draw:equation draw:name="f15" draw:formula="112 * ?f4 / 766"/><draw:equation draw:name="f16" draw:formula="1223 * ?f5 / 1543"/><draw:equation draw:name="f17" draw:formula="118 * ?f4 / 766"/><draw:equation draw:name="f18" draw:formula="1138 * ?f5 / 1543"/><draw:equation draw:name="f19" draw:formula="122 * ?f4 / 766"/><draw:equation draw:name="f20" draw:formula="1055 * ?f5 / 1543"/><draw:equation draw:name="f21" draw:formula="124 * ?f4 / 766"/><draw:equation draw:name="f22" draw:formula="969 * ?f5 / 1543"/><draw:equation draw:name="f23" draw:formula="879 * ?f5 / 1543"/><draw:equation draw:name="f24" draw:formula="120 * ?f4 / 766"/><draw:equation draw:name="f25" draw:formula="792 * ?f5 / 1543"/><draw:equation draw:name="f26" draw:formula="114 * ?f4 / 766"/><draw:equation draw:name="f27" draw:formula="702 * ?f5 / 1543"/><draw:equation draw:name="f28" draw:formula="104 * ?f4 / 766"/><draw:equation draw:name="f29" draw:formula="611 * ?f5 / 1543"/><draw:equation draw:name="f30" draw:formula="93 * ?f4 / 766"/><draw:equation draw:name="f31" draw:formula="521 * ?f5 / 1543"/><draw:equation draw:name="f32" draw:formula="80 * ?f4 / 766"/><draw:equation draw:name="f33" draw:formula="431 * ?f5 / 1543"/><draw:equation draw:name="f34" draw:formula="64 * ?f4 / 766"/><draw:equation draw:name="f35" draw:formula="337 * ?f5 / 1543"/><draw:equation draw:name="f36" draw:formula="45 * ?f4 / 766"/><draw:equation draw:name="f37" draw:formula="246 * ?f5 / 1543"/><draw:equation draw:name="f38" draw:formula="23 * ?f4 / 766"/><draw:equation draw:name="f39" draw:formula="154 * ?f5 / 1543"/><draw:equation draw:name="f40" draw:formula="0 * ?f4 / 766"/><draw:equation draw:name="f41" draw:formula="279 * ?f5 / 1543"/><draw:equation draw:name="f42" draw:formula="766 * ?f4 / 766"/><draw:equation draw:name="f43" draw:formula="295 * ?f5 / 1543"/><draw:equation draw:name="f44" draw:formula="758 * ?f4 / 766"/><draw:equation draw:name="f45" draw:formula="335 * ?f5 / 1543"/><draw:equation draw:name="f46" draw:formula="736 * ?f4 / 766"/><draw:equation draw:name="f47" draw:formula="399 * ?f5 / 1543"/><draw:equation draw:name="f48" draw:formula="701 * ?f4 / 766"/><draw:equation draw:name="f49" draw:formula="481 * ?f5 / 1543"/><draw:equation draw:name="f50" draw:formula="657 * ?f4 / 766"/><draw:equation draw:name="f51" draw:formula="578 * ?f5 / 1543"/><draw:equation draw:name="f52" draw:formula="604 * ?f4 / 766"/><draw:equation draw:name="f53" draw:formula="686 * ?f5 / 1543"/><draw:equation draw:name="f54" draw:formula="544 * ?f4 / 766"/><draw:equation draw:name="f55" draw:formula="801 * ?f5 / 1543"/><draw:equation draw:name="f56" draw:formula="481 * ?f4 / 766"/><draw:equation draw:name="f57" draw:formula="921 * ?f5 / 1543"/><draw:equation draw:name="f58" draw:formula="416 * ?f4 / 766"/><draw:equation draw:name="f59" draw:formula="1041 * ?f5 / 1543"/><draw:equation draw:name="f60" draw:formula="353 * ?f4 / 766"/><draw:equation draw:name="f61" draw:formula="1154 * ?f5 / 1543"/><draw:equation draw:name="f62" draw:formula="289 * ?f4 / 766"/><draw:equation draw:name="f63" draw:formula="1263 * ?f5 / 1543"/><draw:equation draw:name="f64" draw:formula="230 * ?f4 / 766"/><draw:equation draw:name="f65" draw:formula="1357 * ?f5 / 1543"/><draw:equation draw:name="f66" draw:formula="178 * ?f4 / 766"/><draw:equation draw:name="f67" draw:formula="1437 * ?f5 / 1543"/><draw:equation draw:name="f68" draw:formula="134 * ?f4 / 766"/><draw:equation draw:name="f69" draw:formula="1496 * ?f5 / 1543"/><draw:equation draw:name="f70" draw:formula="100 * ?f4 / 766"/><draw:equation draw:name="f71" draw:formula="1534 * ?f5 / 1543"/><draw:equation draw:name="f72" draw:formula="?f8 / ?f6"/><draw:equation draw:name="f73" draw:formula="?f9 / ?f7"/><draw:equation draw:name="f74" draw:formula="?f10 / ?f6"/><draw:equation draw:name="f75" draw:formula="?f11 / ?f7"/><draw:equation draw:name="f76" draw:formula="?f12 / ?f6"/><draw:equation draw:name="f77" draw:formula="?f13 / ?f7"/><draw:equation draw:name="f78" draw:formula="?f14 / ?f6"/><draw:equation draw:name="f79" draw:formula="?f15 / ?f7"/><draw:equation draw:name="f80" draw:formula="?f16 / ?f6"/><draw:equation draw:name="f81" draw:formula="?f17 / ?f7"/><draw:equation draw:name="f82" draw:formula="?f18 / ?f6"/><draw:equation draw:name="f83" draw:formula="?f19 / ?f7"/><draw:equation draw:name="f84" draw:formula="?f20 / ?f6"/><draw:equation draw:name="f85" draw:formula="?f21 / ?f7"/><draw:equation draw:name="f86" draw:formula="?f22 / ?f6"/><draw:equation draw:name="f87" draw:formula="?f23 / ?f6"/><draw:equation draw:name="f88" draw:formula="?f24 / ?f7"/><draw:equation draw:name="f89" draw:formula="?f25 / ?f6"/><draw:equation draw:name="f90" draw:formula="?f26 / ?f7"/><draw:equation draw:name="f91" draw:formula="?f27 / ?f6"/><draw:equation draw:name="f92" draw:formula="?f28 / ?f7"/><draw:equation draw:name="f93" draw:formula="?f29 / ?f6"/><draw:equation draw:name="f94" draw:formula="?f30 / ?f7"/><draw:equation draw:name="f95" draw:formula="?f31 / ?f6"/><draw:equation draw:name="f96" draw:formula="?f32 / ?f7"/><draw:equation draw:name="f97" draw:formula="?f33 / ?f6"/><draw:equation draw:name="f98" draw:formula="?f34 / ?f7"/><draw:equation draw:name="f99" draw:formula="?f35 / ?f6"/><draw:equation draw:name="f100" draw:formula="?f36 / ?f7"/><draw:equation draw:name="f101" draw:formula="?f37 / ?f6"/><draw:equation draw:name="f102" draw:formula="?f38 / ?f7"/><draw:equation draw:name="f103" draw:formula="?f39 / ?f6"/><draw:equation draw:name="f104" draw:formula="?f40 / ?f7"/><draw:equation draw:name="f105" draw:formula="?f41 / ?f6"/><draw:equation draw:name="f106" draw:formula="?f42 / ?f7"/><draw:equation draw:name="f107" draw:formula="?f43 / ?f6"/><draw:equation draw:name="f108" draw:formula="?f44 / ?f7"/><draw:equation draw:name="f109" draw:formula="?f45 / ?f6"/><draw:equation draw:name="f110" draw:formula="?f46 / ?f7"/><draw:equation draw:name="f111" draw:formula="?f47 / ?f6"/><draw:equation draw:name="f112" draw:formula="?f48 / ?f7"/><draw:equation draw:name="f113" draw:formula="?f49 / ?f6"/><draw:equation draw:name="f114" draw:formula="?f50 / ?f7"/><draw:equation draw:name="f115" draw:formula="?f51 / ?f6"/><draw:equation draw:name="f116" draw:formula="?f52 / ?f7"/><draw:equation draw:name="f117" draw:formula="?f53 / ?f6"/><draw:equation draw:name="f118" draw:formula="?f54 / ?f7"/><draw:equation draw:name="f119" draw:formula="?f55 / ?f6"/><draw:equation draw:name="f120" draw:formula="?f56 / ?f7"/><draw:equation draw:name="f121" draw:formula="?f57 / ?f6"/><draw:equation draw:name="f122" draw:formula="?f58 / ?f7"/><draw:equation draw:name="f123" draw:formula="?f59 / ?f6"/><draw:equation draw:name="f124" draw:formula="?f60 / ?f7"/><draw:equation draw:name="f125" draw:formula="?f61 / ?f6"/><draw:equation draw:name="f126" draw:formula="?f62 / ?f7"/><draw:equation draw:name="f127" draw:formula="?f63 / ?f6"/><draw:equation draw:name="f128" draw:formula="?f64 / ?f7"/><draw:equation draw:name="f129" draw:formula="?f65 / ?f6"/><draw:equation draw:name="f130" draw:formula="?f66 / ?f7"/><draw:equation draw:name="f131" draw:formula="?f67 / ?f6"/><draw:equation draw:name="f132" draw:formula="?f68 / ?f7"/><draw:equation draw:name="f133" draw:formula="?f69 / ?f6"/><draw:equation draw:name="f134" draw:formula="?f70 / ?f7"/><draw:equation draw:name="f135" draw:formula="?f71 / ?f6"/><draw:equation draw:name="f136" draw:formula="0 / ?f6"/><draw:equation draw:name="f137" draw:formula="?f1 / ?f6"/><draw:equation draw:name="f138" draw:formula="0 / ?f7"/><draw:equation draw:name="f139" draw:formula="?f3 / ?f7"/></draw:enhanced-geometry></draw:custom-shape><draw:custom-shape svg:x="0.18125in" svg:y="1.23125in" svg:width="1.07153in" svg:height="0.53194in" draw:z-index="251633664" draw:id="id92" draw:style-name="a90" draw:name="Freeform 6" text:anchor-type="paragraph"><svg:title/><svg:desc/><draw:enhanced-geometry draw:type="non-primitive" svg:viewBox="0 0 1543 766" draw:enhanced-path="M 1543 75 L 1505 81 1465 88 1426 96 1386 102 1345 108 1307 112 1263 115 1223 118 1181 120 1138 122 1098 124 1055 124 1009 124 969 122 926 120 879 120 836 116 792 114 747 108 702 104 658 99 611 93 568 85 521 80 474 70 431 64 384 53 337 45 292 34 246 23 198 11 154 0 0 84 279 766 285 763 295 758 312 747 335 736 366 720 399 701 438 680 481 657 530 630 578 604 632 574 686 544 745 513 801 481 862 449 921 416 982 384 1041 353 1100 319 1154 289 1209 260 1263 230 1312 204 1357 178 1399 154 1437 134 1470 116 1496 100 1519 88 1534 80 1541 75 1543 75 Z N" draw:text-areas="?f132 ?f134 ?f133 ?f135" draw:glue-points="?f70 ?f71 ?f72 ?f73 ?f74 ?f75 ?f76 ?f77 ?f78 ?f79 ?f80 ?f81 ?f82 ?f81 ?f83 ?f79 ?f84 ?f85 ?f86 ?f75 ?f87 ?f88 ?f89 ?f90 ?f91 ?f92 ?f93 ?f94 ?f95 ?f96 ?f97 ?f98 ?f99 ?f100 ?f101 ?f102 ?f103 ?f104 ?f105 ?f106 ?f107 ?f108 ?f109 ?f110 ?f111 ?f112 ?f113 ?f114 ?f115 ?f116 ?f117 ?f118 ?f119 ?f120 ?f121 ?f122 ?f123 ?f124 ?f125 ?f126 ?f127 ?f85 ?f128 ?f129 ?f130 ?f131" draw:glue-point-leaving-directions="-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3"/><draw:equation draw:name="f7" draw:formula="?f4 / 766"/><draw:equation draw:name="f8" draw:formula="1505 * ?f5 / 1543"/><draw:equation draw:name="f9" draw:formula="81 * ?f4 / 766"/><draw:equation draw:name="f10" draw:formula="1426 * ?f5 / 1543"/><draw:equation draw:name="f11" draw:formula="96 * ?f4 / 766"/><draw:equation draw:name="f12" draw:formula="1345 * ?f5 / 1543"/><draw:equation draw:name="f13" draw:formula="108 * ?f4 / 766"/><draw:equation draw:name="f14" draw:formula="1263 * ?f5 / 1543"/><draw:equation draw:name="f15" draw:formula="115 * ?f4 / 766"/><draw:equation draw:name="f16" draw:formula="1181 * ?f5 / 1543"/><draw:equation draw:name="f17" draw:formula="120 * ?f4 / 766"/><draw:equation draw:name="f18" draw:formula="1098 * ?f5 / 1543"/><draw:equation draw:name="f19" draw:formula="124 * ?f4 / 766"/><draw:equation draw:name="f20" draw:formula="1009 * ?f5 / 1543"/><draw:equation draw:name="f21" draw:formula="926 * ?f5 / 1543"/><draw:equation draw:name="f22" draw:formula="836 * ?f5 / 1543"/><draw:equation draw:name="f23" draw:formula="116 * ?f4 / 766"/><draw:equation draw:name="f24" draw:formula="747 * ?f5 / 1543"/><draw:equation draw:name="f25" draw:formula="658 * ?f5 / 1543"/><draw:equation draw:name="f26" draw:formula="99 * ?f4 / 766"/><draw:equation draw:name="f27" draw:formula="568 * ?f5 / 1543"/><draw:equation draw:name="f28" draw:formula="85 * ?f4 / 766"/><draw:equation draw:name="f29" draw:formula="474 * ?f5 / 1543"/><draw:equation draw:name="f30" draw:formula="70 * ?f4 / 766"/><draw:equation draw:name="f31" draw:formula="384 * ?f5 / 1543"/><draw:equation draw:name="f32" draw:formula="53 * ?f4 / 766"/><draw:equation draw:name="f33" draw:formula="292 * ?f5 / 1543"/><draw:equation draw:name="f34" draw:formula="34 * ?f4 / 766"/><draw:equation draw:name="f35" draw:formula="198 * ?f5 / 1543"/><draw:equation draw:name="f36" draw:formula="11 * ?f4 / 766"/><draw:equation draw:name="f37" draw:formula="0 * ?f5 / 1543"/><draw:equation draw:name="f38" draw:formula="84 * ?f4 / 766"/><draw:equation draw:name="f39" draw:formula="285 * ?f5 / 1543"/><draw:equation draw:name="f40" draw:formula="763 * ?f4 / 766"/><draw:equation draw:name="f41" draw:formula="312 * ?f5 / 1543"/><draw:equation draw:name="f42" draw:formula="747 * ?f4 / 766"/><draw:equation draw:name="f43" draw:formula="366 * ?f5 / 1543"/><draw:equation draw:name="f44" draw:formula="720 * ?f4 / 766"/><draw:equation draw:name="f45" draw:formula="438 * ?f5 / 1543"/><draw:equation draw:name="f46" draw:formula="680 * ?f4 / 766"/><draw:equation draw:name="f47" draw:formula="530 * ?f5 / 1543"/><draw:equation draw:name="f48" draw:formula="630 * ?f4 / 766"/><draw:equation draw:name="f49" draw:formula="632 * ?f5 / 1543"/><draw:equation draw:name="f50" draw:formula="574 * ?f4 / 766"/><draw:equation draw:name="f51" draw:formula="745 * ?f5 / 1543"/><draw:equation draw:name="f52" draw:formula="513 * ?f4 / 766"/><draw:equation draw:name="f53" draw:formula="862 * ?f5 / 1543"/><draw:equation draw:name="f54" draw:formula="449 * ?f4 / 766"/><draw:equation draw:name="f55" draw:formula="982 * ?f5 / 1543"/><draw:equation draw:name="f56" draw:formula="384 * ?f4 / 766"/><draw:equation draw:name="f57" draw:formula="1100 * ?f5 / 1543"/><draw:equation draw:name="f58" draw:formula="319 * ?f4 / 766"/><draw:equation draw:name="f59" draw:formula="1209 * ?f5 / 1543"/><draw:equation draw:name="f60" draw:formula="260 * ?f4 / 766"/><draw:equation draw:name="f61" draw:formula="1312 * ?f5 / 1543"/><draw:equation draw:name="f62" draw:formula="204 * ?f4 / 766"/><draw:equation draw:name="f63" draw:formula="1399 * ?f5 / 1543"/><draw:equation draw:name="f64" draw:formula="154 * ?f4 / 766"/><draw:equation draw:name="f65" draw:formula="1470 * ?f5 / 1543"/><draw:equation draw:name="f66" draw:formula="1519 * ?f5 / 1543"/><draw:equation draw:name="f67" draw:formula="88 * ?f4 / 766"/><draw:equation draw:name="f68" draw:formula="1541 * ?f5 / 1543"/><draw:equation draw:name="f69" draw:formula="75 * ?f4 / 766"/><draw:equation draw:name="f70" draw:formula="?f8 / ?f6"/><draw:equation draw:name="f71" draw:formula="?f9 / ?f7"/><draw:equation draw:name="f72" draw:formula="?f10 / ?f6"/><draw:equation draw:name="f73" draw:formula="?f11 / ?f7"/><draw:equation draw:name="f74" draw:formula="?f12 / ?f6"/><draw:equation draw:name="f75" draw:formula="?f13 / ?f7"/><draw:equation draw:name="f76" draw:formula="?f14 / ?f6"/><draw:equation draw:name="f77" draw:formula="?f15 / ?f7"/><draw:equation draw:name="f78" draw:formula="?f16 / ?f6"/><draw:equation draw:name="f79" draw:formula="?f17 / ?f7"/><draw:equation draw:name="f80" draw:formula="?f18 / ?f6"/><draw:equation draw:name="f81" draw:formula="?f19 / ?f7"/><draw:equation draw:name="f82" draw:formula="?f20 / ?f6"/><draw:equation draw:name="f83" draw:formula="?f21 / ?f6"/><draw:equation draw:name="f84" draw:formula="?f22 / ?f6"/><draw:equation draw:name="f85" draw:formula="?f23 / ?f7"/><draw:equation draw:name="f86" draw:formula="?f24 / ?f6"/><draw:equation draw:name="f87" draw:formula="?f25 / ?f6"/><draw:equation draw:name="f88" draw:formula="?f26 / ?f7"/><draw:equation draw:name="f89" draw:formula="?f27 / ?f6"/><draw:equation draw:name="f90" draw:formula="?f28 / ?f7"/><draw:equation draw:name="f91" draw:formula="?f29 / ?f6"/><draw:equation draw:name="f92" draw:formula="?f30 / ?f7"/><draw:equation draw:name="f93" draw:formula="?f31 / ?f6"/><draw:equation draw:name="f94" draw:formula="?f32 / ?f7"/><draw:equation draw:name="f95" draw:formula="?f33 / ?f6"/><draw:equation draw:name="f96" draw:formula="?f34 / ?f7"/><draw:equation draw:name="f97" draw:formula="?f35 / ?f6"/><draw:equation draw:name="f98" draw:formula="?f36 / ?f7"/><draw:equation draw:name="f99" draw:formula="?f37 / ?f6"/><draw:equation draw:name="f100" draw:formula="?f38 / ?f7"/><draw:equation draw:name="f101" draw:formula="?f39 / ?f6"/><draw:equation draw:name="f102" draw:formula="?f40 / ?f7"/><draw:equation draw:name="f103" draw:formula="?f41 / ?f6"/><draw:equation draw:name="f104" draw:formula="?f42 / ?f7"/><draw:equation draw:name="f105" draw:formula="?f43 / ?f6"/><draw:equation draw:name="f106" draw:formula="?f44 / ?f7"/><draw:equation draw:name="f107" draw:formula="?f45 / ?f6"/><draw:equation draw:name="f108" draw:formula="?f46 / ?f7"/><draw:equation draw:name="f109" draw:formula="?f47 / ?f6"/><draw:equation draw:name="f110" draw:formula="?f48 / ?f7"/><draw:equation draw:name="f111" draw:formula="?f49 / ?f6"/><draw:equation draw:name="f112" draw:formula="?f50 / ?f7"/><draw:equation draw:name="f113" draw:formula="?f51 / ?f6"/><draw:equation draw:name="f114" draw:formula="?f52 / ?f7"/><draw:equation draw:name="f115" draw:formula="?f53 / ?f6"/><draw:equation draw:name="f116" draw:formula="?f54 / ?f7"/><draw:equation draw:name="f117" draw:formula="?f55 / ?f6"/><draw:equation draw:name="f118" draw:formula="?f56 / ?f7"/><draw:equation draw:name="f119" draw:formula="?f57 / ?f6"/><draw:equation draw:name="f120" draw:formula="?f58 / ?f7"/><draw:equation draw:name="f121" draw:formula="?f59 / ?f6"/><draw:equation draw:name="f122" draw:formula="?f60 / ?f7"/><draw:equation draw:name="f123" draw:formula="?f61 / ?f6"/><draw:equation draw:name="f124" draw:formula="?f62 / ?f7"/><draw:equation draw:name="f125" draw:formula="?f63 / ?f6"/><draw:equation draw:name="f126" draw:formula="?f64 / ?f7"/><draw:equation draw:name="f127" draw:formula="?f65 / ?f6"/><draw:equation draw:name="f128" draw:formula="?f66 / ?f6"/><draw:equation draw:name="f129" draw:formula="?f67 / ?f7"/><draw:equation draw:name="f130" draw:formula="?f68 / ?f6"/><draw:equation draw:name="f131" draw:formula="?f69 / ?f7"/><draw:equation draw:name="f132" draw:formula="0 / ?f6"/><draw:equation draw:name="f133" draw:formula="?f1 / ?f6"/><draw:equation draw:name="f134" draw:formula="0 / ?f7"/><draw:equation draw:name="f135" draw:formula="?f3 / ?f7"/></draw:enhanced-geometry></draw:custom-shape><draw:custom-shape svg:x="0.00486in" svg:y="1.31111in" svg:width="0.55903in" svg:height="0.17917in" draw:z-index="251632640" draw:id="id93" draw:style-name="a91" draw:name="Freeform 5" text:anchor-type="paragraph"><svg:title/><svg:desc/><draw:enhanced-geometry draw:type="non-primitive" svg:viewBox="0 0 805 258" draw:enhanced-path="M 805 51 L 99 0 0 126 379 258 382 254 396 250 417 239 443 226 474 211 509 193 547 174 586 154 626 136 664 116 699 99 732 84 758 70 780 61 796 55 805 51 N" draw:text-areas="?f84 ?f86 ?f85 ?f87" draw:glue-points="?f46 ?f47 ?f48 ?f49 ?f50 ?f51 ?f52 ?f53 ?f54 ?f55 ?f56 ?f57 ?f58 ?f59 ?f60 ?f61 ?f62 ?f63 ?f64 ?f65 ?f66 ?f67 ?f68 ?f69 ?f70 ?f71 ?f72 ?f73 ?f74 ?f75 ?f76 ?f77 ?f78 ?f79 ?f80 ?f81 ?f82 ?f83 ?f46 ?f4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5"/><draw:equation draw:name="f7" draw:formula="?f4 / 258"/><draw:equation draw:name="f8" draw:formula="805 * ?f5 / 805"/><draw:equation draw:name="f9" draw:formula="51 * ?f4 / 258"/><draw:equation draw:name="f10" draw:formula="99 * ?f5 / 805"/><draw:equation draw:name="f11" draw:formula="0 * ?f4 / 258"/><draw:equation draw:name="f12" draw:formula="0 * ?f5 / 805"/><draw:equation draw:name="f13" draw:formula="126 * ?f4 / 258"/><draw:equation draw:name="f14" draw:formula="379 * ?f5 / 805"/><draw:equation draw:name="f15" draw:formula="258 * ?f4 / 258"/><draw:equation draw:name="f16" draw:formula="382 * ?f5 / 805"/><draw:equation draw:name="f17" draw:formula="254 * ?f4 / 258"/><draw:equation draw:name="f18" draw:formula="396 * ?f5 / 805"/><draw:equation draw:name="f19" draw:formula="250 * ?f4 / 258"/><draw:equation draw:name="f20" draw:formula="417 * ?f5 / 805"/><draw:equation draw:name="f21" draw:formula="239 * ?f4 / 258"/><draw:equation draw:name="f22" draw:formula="443 * ?f5 / 805"/><draw:equation draw:name="f23" draw:formula="226 * ?f4 / 258"/><draw:equation draw:name="f24" draw:formula="474 * ?f5 / 805"/><draw:equation draw:name="f25" draw:formula="211 * ?f4 / 258"/><draw:equation draw:name="f26" draw:formula="509 * ?f5 / 805"/><draw:equation draw:name="f27" draw:formula="193 * ?f4 / 258"/><draw:equation draw:name="f28" draw:formula="547 * ?f5 / 805"/><draw:equation draw:name="f29" draw:formula="174 * ?f4 / 258"/><draw:equation draw:name="f30" draw:formula="586 * ?f5 / 805"/><draw:equation draw:name="f31" draw:formula="154 * ?f4 / 258"/><draw:equation draw:name="f32" draw:formula="626 * ?f5 / 805"/><draw:equation draw:name="f33" draw:formula="136 * ?f4 / 258"/><draw:equation draw:name="f34" draw:formula="664 * ?f5 / 805"/><draw:equation draw:name="f35" draw:formula="116 * ?f4 / 258"/><draw:equation draw:name="f36" draw:formula="699 * ?f5 / 805"/><draw:equation draw:name="f37" draw:formula="99 * ?f4 / 258"/><draw:equation draw:name="f38" draw:formula="732 * ?f5 / 805"/><draw:equation draw:name="f39" draw:formula="84 * ?f4 / 258"/><draw:equation draw:name="f40" draw:formula="758 * ?f5 / 805"/><draw:equation draw:name="f41" draw:formula="70 * ?f4 / 258"/><draw:equation draw:name="f42" draw:formula="780 * ?f5 / 805"/><draw:equation draw:name="f43" draw:formula="61 * ?f4 / 258"/><draw:equation draw:name="f44" draw:formula="796 * ?f5 / 805"/><draw:equation draw:name="f45" draw:formula="55 * ?f4 / 258"/><draw:equation draw:name="f46" draw:formula="?f8 / ?f6"/><draw:equation draw:name="f47" draw:formula="?f9 / ?f7"/><draw:equation draw:name="f48" draw:formula="?f10 / ?f6"/><draw:equation draw:name="f49" draw:formula="?f11 / ?f7"/><draw:equation draw:name="f50" draw:formula="?f12 / ?f6"/><draw:equation draw:name="f51" draw:formula="?f13 / ?f7"/><draw:equation draw:name="f52" draw:formula="?f14 / ?f6"/><draw:equation draw:name="f53" draw:formula="?f15 / ?f7"/><draw:equation draw:name="f54" draw:formula="?f16 / ?f6"/><draw:equation draw:name="f55" draw:formula="?f17 / ?f7"/><draw:equation draw:name="f56" draw:formula="?f18 / ?f6"/><draw:equation draw:name="f57" draw:formula="?f19 / ?f7"/><draw:equation draw:name="f58" draw:formula="?f20 / ?f6"/><draw:equation draw:name="f59" draw:formula="?f21 / ?f7"/><draw:equation draw:name="f60" draw:formula="?f22 / ?f6"/><draw:equation draw:name="f61" draw:formula="?f23 / ?f7"/><draw:equation draw:name="f62" draw:formula="?f24 / ?f6"/><draw:equation draw:name="f63" draw:formula="?f25 / ?f7"/><draw:equation draw:name="f64" draw:formula="?f26 / ?f6"/><draw:equation draw:name="f65" draw:formula="?f27 / ?f7"/><draw:equation draw:name="f66" draw:formula="?f28 / ?f6"/><draw:equation draw:name="f67" draw:formula="?f29 / ?f7"/><draw:equation draw:name="f68" draw:formula="?f30 / ?f6"/><draw:equation draw:name="f69" draw:formula="?f31 / ?f7"/><draw:equation draw:name="f70" draw:formula="?f32 / ?f6"/><draw:equation draw:name="f71" draw:formula="?f33 / ?f7"/><draw:equation draw:name="f72" draw:formula="?f34 / ?f6"/><draw:equation draw:name="f73" draw:formula="?f35 / ?f7"/><draw:equation draw:name="f74" draw:formula="?f36 / ?f6"/><draw:equation draw:name="f75" draw:formula="?f37 / ?f7"/><draw:equation draw:name="f76" draw:formula="?f38 / ?f6"/><draw:equation draw:name="f77" draw:formula="?f39 / ?f7"/><draw:equation draw:name="f78" draw:formula="?f40 / ?f6"/><draw:equation draw:name="f79" draw:formula="?f41 / ?f7"/><draw:equation draw:name="f80" draw:formula="?f42 / ?f6"/><draw:equation draw:name="f81" draw:formula="?f43 / ?f7"/><draw:equation draw:name="f82" draw:formula="?f44 / ?f6"/><draw:equation draw:name="f83" draw:formula="?f45 / ?f7"/><draw:equation draw:name="f84" draw:formula="0 / ?f6"/><draw:equation draw:name="f85" draw:formula="?f1 / ?f6"/><draw:equation draw:name="f86" draw:formula="0 / ?f7"/><draw:equation draw:name="f87" draw:formula="?f3 / ?f7"/></draw:enhanced-geometry></draw:custom-shape><draw:custom-shape svg:x="0.00486in" svg:y="1.31111in" svg:width="0.55903in" svg:height="0.17917in" draw:z-index="251631616" draw:id="id94" draw:style-name="a92" draw:name="Freeform 4" text:anchor-type="paragraph"><svg:title/><svg:desc/><draw:enhanced-geometry draw:type="non-primitive" svg:viewBox="0 0 805 258" draw:enhanced-path="M 805 51 L 99 0 0 126 379 258 382 254 396 250 417 239 443 226 474 211 509 193 547 174 586 154 626 136 664 116 699 99 732 84 758 70 780 61 796 55 805 51 Z N" draw:text-areas="?f84 ?f86 ?f85 ?f87" draw:glue-points="?f46 ?f47 ?f48 ?f49 ?f50 ?f51 ?f52 ?f53 ?f54 ?f55 ?f56 ?f57 ?f58 ?f59 ?f60 ?f61 ?f62 ?f63 ?f64 ?f65 ?f66 ?f67 ?f68 ?f69 ?f70 ?f71 ?f72 ?f73 ?f74 ?f75 ?f76 ?f77 ?f78 ?f79 ?f80 ?f81 ?f82 ?f83 ?f46 ?f4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5"/><draw:equation draw:name="f7" draw:formula="?f4 / 258"/><draw:equation draw:name="f8" draw:formula="805 * ?f5 / 805"/><draw:equation draw:name="f9" draw:formula="51 * ?f4 / 258"/><draw:equation draw:name="f10" draw:formula="99 * ?f5 / 805"/><draw:equation draw:name="f11" draw:formula="0 * ?f4 / 258"/><draw:equation draw:name="f12" draw:formula="0 * ?f5 / 805"/><draw:equation draw:name="f13" draw:formula="126 * ?f4 / 258"/><draw:equation draw:name="f14" draw:formula="379 * ?f5 / 805"/><draw:equation draw:name="f15" draw:formula="258 * ?f4 / 258"/><draw:equation draw:name="f16" draw:formula="382 * ?f5 / 805"/><draw:equation draw:name="f17" draw:formula="254 * ?f4 / 258"/><draw:equation draw:name="f18" draw:formula="396 * ?f5 / 805"/><draw:equation draw:name="f19" draw:formula="250 * ?f4 / 258"/><draw:equation draw:name="f20" draw:formula="417 * ?f5 / 805"/><draw:equation draw:name="f21" draw:formula="239 * ?f4 / 258"/><draw:equation draw:name="f22" draw:formula="443 * ?f5 / 805"/><draw:equation draw:name="f23" draw:formula="226 * ?f4 / 258"/><draw:equation draw:name="f24" draw:formula="474 * ?f5 / 805"/><draw:equation draw:name="f25" draw:formula="211 * ?f4 / 258"/><draw:equation draw:name="f26" draw:formula="509 * ?f5 / 805"/><draw:equation draw:name="f27" draw:formula="193 * ?f4 / 258"/><draw:equation draw:name="f28" draw:formula="547 * ?f5 / 805"/><draw:equation draw:name="f29" draw:formula="174 * ?f4 / 258"/><draw:equation draw:name="f30" draw:formula="586 * ?f5 / 805"/><draw:equation draw:name="f31" draw:formula="154 * ?f4 / 258"/><draw:equation draw:name="f32" draw:formula="626 * ?f5 / 805"/><draw:equation draw:name="f33" draw:formula="136 * ?f4 / 258"/><draw:equation draw:name="f34" draw:formula="664 * ?f5 / 805"/><draw:equation draw:name="f35" draw:formula="116 * ?f4 / 258"/><draw:equation draw:name="f36" draw:formula="699 * ?f5 / 805"/><draw:equation draw:name="f37" draw:formula="99 * ?f4 / 258"/><draw:equation draw:name="f38" draw:formula="732 * ?f5 / 805"/><draw:equation draw:name="f39" draw:formula="84 * ?f4 / 258"/><draw:equation draw:name="f40" draw:formula="758 * ?f5 / 805"/><draw:equation draw:name="f41" draw:formula="70 * ?f4 / 258"/><draw:equation draw:name="f42" draw:formula="780 * ?f5 / 805"/><draw:equation draw:name="f43" draw:formula="61 * ?f4 / 258"/><draw:equation draw:name="f44" draw:formula="796 * ?f5 / 805"/><draw:equation draw:name="f45" draw:formula="55 * ?f4 / 258"/><draw:equation draw:name="f46" draw:formula="?f8 / ?f6"/><draw:equation draw:name="f47" draw:formula="?f9 / ?f7"/><draw:equation draw:name="f48" draw:formula="?f10 / ?f6"/><draw:equation draw:name="f49" draw:formula="?f11 / ?f7"/><draw:equation draw:name="f50" draw:formula="?f12 / ?f6"/><draw:equation draw:name="f51" draw:formula="?f13 / ?f7"/><draw:equation draw:name="f52" draw:formula="?f14 / ?f6"/><draw:equation draw:name="f53" draw:formula="?f15 / ?f7"/><draw:equation draw:name="f54" draw:formula="?f16 / ?f6"/><draw:equation draw:name="f55" draw:formula="?f17 / ?f7"/><draw:equation draw:name="f56" draw:formula="?f18 / ?f6"/><draw:equation draw:name="f57" draw:formula="?f19 / ?f7"/><draw:equation draw:name="f58" draw:formula="?f20 / ?f6"/><draw:equation draw:name="f59" draw:formula="?f21 / ?f7"/><draw:equation draw:name="f60" draw:formula="?f22 / ?f6"/><draw:equation draw:name="f61" draw:formula="?f23 / ?f7"/><draw:equation draw:name="f62" draw:formula="?f24 / ?f6"/><draw:equation draw:name="f63" draw:formula="?f25 / ?f7"/><draw:equation draw:name="f64" draw:formula="?f26 / ?f6"/><draw:equation draw:name="f65" draw:formula="?f27 / ?f7"/><draw:equation draw:name="f66" draw:formula="?f28 / ?f6"/><draw:equation draw:name="f67" draw:formula="?f29 / ?f7"/><draw:equation draw:name="f68" draw:formula="?f30 / ?f6"/><draw:equation draw:name="f69" draw:formula="?f31 / ?f7"/><draw:equation draw:name="f70" draw:formula="?f32 / ?f6"/><draw:equation draw:name="f71" draw:formula="?f33 / ?f7"/><draw:equation draw:name="f72" draw:formula="?f34 / ?f6"/><draw:equation draw:name="f73" draw:formula="?f35 / ?f7"/><draw:equation draw:name="f74" draw:formula="?f36 / ?f6"/><draw:equation draw:name="f75" draw:formula="?f37 / ?f7"/><draw:equation draw:name="f76" draw:formula="?f38 / ?f6"/><draw:equation draw:name="f77" draw:formula="?f39 / ?f7"/><draw:equation draw:name="f78" draw:formula="?f40 / ?f6"/><draw:equation draw:name="f79" draw:formula="?f41 / ?f7"/><draw:equation draw:name="f80" draw:formula="?f42 / ?f6"/><draw:equation draw:name="f81" draw:formula="?f43 / ?f7"/><draw:equation draw:name="f82" draw:formula="?f44 / ?f6"/><draw:equation draw:name="f83" draw:formula="?f45 / ?f7"/><draw:equation draw:name="f84" draw:formula="0 / ?f6"/><draw:equation draw:name="f85" draw:formula="?f1 / ?f6"/><draw:equation draw:name="f86" draw:formula="0 / ?f7"/><draw:equation draw:name="f87" draw:formula="?f3 / ?f7"/></draw:enhanced-geometry></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Math" svg:font-family="Cambria Math" style:font-family-generic="roman" style:font-pitch="variable" svg:panose-1="2 4 5 3 5 4 6 3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4in" fo:page-height="14in" style:print-orientation="portrait" fo:margin-top="5.6715in" fo:margin-left="4.9993in" fo:margin-bottom="5.6715in" fo:margin-right="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Al Lawless</meta:initial-creator>
    <dc:creator>Harold Weaver</dc:creator>
    <meta:creation-date>2012-03-07T17:03:00Z</meta:creation-date>
    <dc:date>2012-03-07T17:03:00Z</dc:date>
    <meta:template xlink:href="Normal.dotm" xlink:type="simple"/>
    <meta:editing-cycles>2</meta:editing-cycles>
    <meta:editing-duration>PT60S</meta:editing-duration>
    <meta:document-statistic meta:page-count="1" meta:paragraph-count="1" meta:word-count="8" meta:character-count="54" meta:row-count="1" meta:non-whitespace-character-count="47"/>
  </office:meta>
</office:document-meta>
</file>